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]; [.B2])" office:value-type="float" office:value="6" calcext:value-type="float">
            <text:p>6</text:p>
          </table:table-cell>
          <table:table-cell table:formula="of:=RANDBETWEEN([.A2];[.C2])" office:value-type="float" office:value="6" calcext:value-type="float">
            <text:p>6</text:p>
          </table:table-cell>
          <table:table-cell table:formula="of:=[.A2] + ([.B2]-[.A2])^2.5 + ([.C2]-[.A2]-[.B2]) * ([.D2]/[.A2] + 0.002)" office:value-type="float" office:value="82.1576307401944" calcext:value-type="float">
            <text:p>82.157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]; [.B3])" office:value-type="float" office:value="10" calcext:value-type="float">
            <text:p>10</text:p>
          </table:table-cell>
          <table:table-cell table:formula="of:=RANDBETWEEN([.A3];[.C3])" office:value-type="float" office:value="9" calcext:value-type="float">
            <text:p>9</text:p>
          </table:table-cell>
          <table:table-cell table:formula="of:=[.A3] + ([.B3]-[.A3])^2.5 + ([.C3]-[.A3]-[.B3]) * ([.D3]/[.A3] + 0.002)" office:value-type="float" office:value="28.6982857142857" calcext:value-type="float">
            <text:p>28.698285714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]; [.B4])" office:value-type="float" office:value="16" calcext:value-type="float">
            <text:p>16</text:p>
          </table:table-cell>
          <table:table-cell table:formula="of:=RANDBETWEEN([.A4];[.C4])" office:value-type="float" office:value="8" calcext:value-type="float">
            <text:p>8</text:p>
          </table:table-cell>
          <table:table-cell table:formula="of:=[.A4] + ([.B4]-[.A4])^2.5 + ([.C4]-[.A4]-[.B4]) * ([.D4]/[.A4] + 0.002)" office:value-type="float" office:value="181.003335983756" calcext:value-type="float">
            <text:p>181.003335983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]; [.B5])" office:value-type="float" office:value="5" calcext:value-type="float">
            <text:p>5</text:p>
          </table:table-cell>
          <table:table-cell table:formula="of:=RANDBETWEEN([.A5];[.C5])" office:value-type="float" office:value="2" calcext:value-type="float">
            <text:p>2</text:p>
          </table:table-cell>
          <table:table-cell table:formula="of:=[.A5] + ([.B5]-[.A5])^2.5 + ([.C5]-[.A5]-[.B5]) * ([.D5]/[.A5] + 0.002)" office:value-type="float" office:value="590.318165553414" calcext:value-type="float">
            <text:p>590.318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]; [.B6])" office:value-type="float" office:value="15" calcext:value-type="float">
            <text:p>15</text:p>
          </table:table-cell>
          <table:table-cell table:formula="of:=RANDBETWEEN([.A6];[.C6])" office:value-type="float" office:value="10" calcext:value-type="float">
            <text:p>10</text:p>
          </table:table-cell>
          <table:table-cell table:formula="of:=[.A6] + ([.B6]-[.A6])^2.5 + ([.C6]-[.A6]-[.B6]) * ([.D6]/[.A6] + 0.002)" office:value-type="float" office:value="238.48" calcext:value-type="float">
            <text:p>238.4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]; [.B7])" office:value-type="float" office:value="5" calcext:value-type="float">
            <text:p>5</text:p>
          </table:table-cell>
          <table:table-cell table:formula="of:=RANDBETWEEN([.A7];[.C7])" office:value-type="float" office:value="4" calcext:value-type="float">
            <text:p>4</text:p>
          </table:table-cell>
          <table:table-cell table:formula="of:=[.A7] + ([.B7]-[.A7])^2.5 + ([.C7]-[.A7]-[.B7]) * ([.D7]/[.A7] + 0.002)" office:value-type="float" office:value="587.314165553414" calcext:value-type="float">
            <text:p>587.314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]; [.B8])" office:value-type="float" office:value="6" calcext:value-type="float">
            <text:p>6</text:p>
          </table:table-cell>
          <table:table-cell table:formula="of:=RANDBETWEEN([.A8];[.C8])" office:value-type="float" office:value="6" calcext:value-type="float">
            <text:p>6</text:p>
          </table:table-cell>
          <table:table-cell table:formula="of:=[.A8] + ([.B8]-[.A8])^2.5 + ([.C8]-[.A8]-[.B8]) * ([.D8]/[.A8] + 0.002)" office:value-type="float" office:value="165.007335983756" calcext:value-type="float">
            <text:p>165.007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]; [.B9])" office:value-type="float" office:value="4" calcext:value-type="float">
            <text:p>4</text:p>
          </table:table-cell>
          <table:table-cell table:formula="of:=RANDBETWEEN([.A9];[.C9])" office:value-type="float" office:value="2" calcext:value-type="float">
            <text:p>2</text:p>
          </table:table-cell>
          <table:table-cell table:formula="of:=[.A9] + ([.B9]-[.A9])^2.5 + ([.C9]-[.A9]-[.B9]) * ([.D9]/[.A9] + 0.002)" office:value-type="float" office:value="392.289599633003" calcext:value-type="float">
            <text:p>392.289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0]; [.B10])" office:value-type="float" office:value="8" calcext:value-type="float">
            <text:p>8</text:p>
          </table:table-cell>
          <table:table-cell table:formula="of:=RANDBETWEEN([.A10];[.C10])" office:value-type="float" office:value="7" calcext:value-type="float">
            <text:p>7</text:p>
          </table:table-cell>
          <table:table-cell table:formula="of:=[.A10] + ([.B10]-[.A10])^2.5 + ([.C10]-[.A10]-[.B10]) * ([.D10]/[.A10] + 0.002)" office:value-type="float" office:value="51.3836994374947" calcext:value-type="float">
            <text:p>51.383699437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1]; [.B11])" office:value-type="float" office:value="14" calcext:value-type="float">
            <text:p>14</text:p>
          </table:table-cell>
          <table:table-cell table:formula="of:=RANDBETWEEN([.A11];[.C11])" office:value-type="float" office:value="11" calcext:value-type="float">
            <text:p>11</text:p>
          </table:table-cell>
          <table:table-cell table:formula="of:=[.A11] + ([.B11]-[.A11])^2.5 + ([.C11]-[.A11]-[.B11]) * ([.D11]/[.A11] + 0.002)" office:value-type="float" office:value="84.9394085179722" calcext:value-type="float">
            <text:p>84.93940851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2]; [.B12])" office:value-type="float" office:value="5" calcext:value-type="float">
            <text:p>5</text:p>
          </table:table-cell>
          <table:table-cell table:formula="of:=RANDBETWEEN([.A12];[.C12])" office:value-type="float" office:value="4" calcext:value-type="float">
            <text:p>4</text:p>
          </table:table-cell>
          <table:table-cell table:formula="of:=[.A12] + ([.B12]-[.A12])^2.5 + ([.C12]-[.A12]-[.B12]) * ([.D12]/[.A12] + 0.002)" office:value-type="float" office:value="995.97" calcext:value-type="float">
            <text:p>995.9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3]; [.B13])" office:value-type="float" office:value="9" calcext:value-type="float">
            <text:p>9</text:p>
          </table:table-cell>
          <table:table-cell table:formula="of:=RANDBETWEEN([.A13];[.C13])" office:value-type="float" office:value="9" calcext:value-type="float">
            <text:p>9</text:p>
          </table:table-cell>
          <table:table-cell table:formula="of:=[.A13] + ([.B13]-[.A13])^2.5 + ([.C13]-[.A13]-[.B13]) * ([.D13]/[.A13] + 0.002)" office:value-type="float" office:value="483.939489722694" calcext:value-type="float">
            <text:p>483.939489722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4]; [.B14])" office:value-type="float" office:value="8" calcext:value-type="float">
            <text:p>8</text:p>
          </table:table-cell>
          <table:table-cell table:formula="of:=RANDBETWEEN([.A14];[.C14])" office:value-type="float" office:value="7" calcext:value-type="float">
            <text:p>7</text:p>
          </table:table-cell>
          <table:table-cell table:formula="of:=[.A14] + ([.B14]-[.A14])^2.5 + ([.C14]-[.A14]-[.B14]) * ([.D14]/[.A14] + 0.002)" office:value-type="float" office:value="123.615814242165" calcext:value-type="float">
            <text:p>123.615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5]; [.B15])" office:value-type="float" office:value="19" calcext:value-type="float">
            <text:p>19</text:p>
          </table:table-cell>
          <table:table-cell table:formula="of:=RANDBETWEEN([.A15];[.C15])" office:value-type="float" office:value="15" calcext:value-type="float">
            <text:p>15</text:p>
          </table:table-cell>
          <table:table-cell table:formula="of:=[.A15] + ([.B15]-[.A15])^2.5 + ([.C15]-[.A15]-[.B15]) * ([.D15]/[.A15] + 0.002)" office:value-type="float" office:value="1009.24" calcext:value-type="float">
            <text:p>1009.2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6]; [.B16])" office:value-type="float" office:value="9" calcext:value-type="float">
            <text:p>9</text:p>
          </table:table-cell>
          <table:table-cell table:formula="of:=RANDBETWEEN([.A16];[.C16])" office:value-type="float" office:value="9" calcext:value-type="float">
            <text:p>9</text:p>
          </table:table-cell>
          <table:table-cell table:formula="of:=[.A16] + ([.B16]-[.A16])^2.5 + ([.C16]-[.A16]-[.B16]) * ([.D16]/[.A16] + 0.002)" office:value-type="float" office:value="27.974" calcext:value-type="float">
            <text:p>27.97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7]; [.B17])" office:value-type="float" office:value="15" calcext:value-type="float">
            <text:p>15</text:p>
          </table:table-cell>
          <table:table-cell table:formula="of:=RANDBETWEEN([.A17];[.C17])" office:value-type="float" office:value="14" calcext:value-type="float">
            <text:p>14</text:p>
          </table:table-cell>
          <table:table-cell table:formula="of:=[.A17] + ([.B17]-[.A17])^2.5 + ([.C17]-[.A17]-[.B17]) * ([.D17]/[.A17] + 0.002)" office:value-type="float" office:value="593.663498886748" calcext:value-type="float">
            <text:p>593.66349888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8]; [.B18])" office:value-type="float" office:value="7" calcext:value-type="float">
            <text:p>7</text:p>
          </table:table-cell>
          <table:table-cell table:formula="of:=RANDBETWEEN([.A18];[.C18])" office:value-type="float" office:value="7" calcext:value-type="float">
            <text:p>7</text:p>
          </table:table-cell>
          <table:table-cell table:formula="of:=[.A18] + ([.B18]-[.A18])^2.5 + ([.C18]-[.A18]-[.B18]) * ([.D18]/[.A18] + 0.002)" office:value-type="float" office:value="232.638666666667" calcext:value-type="float">
            <text:p>232.638666666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9]; [.B19])" office:value-type="float" office:value="18" calcext:value-type="float">
            <text:p>18</text:p>
          </table:table-cell>
          <table:table-cell table:formula="of:=RANDBETWEEN([.A19];[.C19])" office:value-type="float" office:value="4" calcext:value-type="float">
            <text:p>4</text:p>
          </table:table-cell>
          <table:table-cell table:formula="of:=[.A19] + ([.B19]-[.A19])^2.5 + ([.C19]-[.A19]-[.B19]) * ([.D19]/[.A19] + 0.002)" office:value-type="float" office:value="870.415252896669" calcext:value-type="float">
            <text:p>870.415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0]; [.B20])" office:value-type="float" office:value="11" calcext:value-type="float">
            <text:p>11</text:p>
          </table:table-cell>
          <table:table-cell table:formula="of:=RANDBETWEEN([.A20];[.C20])" office:value-type="float" office:value="10" calcext:value-type="float">
            <text:p>10</text:p>
          </table:table-cell>
          <table:table-cell table:formula="of:=[.A20] + ([.B20]-[.A20])^2.5 + ([.C20]-[.A20]-[.B20]) * ([.D20]/[.A20] + 0.002)" office:value-type="float" office:value="0.98" calcext:value-type="float">
            <text:p>0.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1]; [.B21])" office:value-type="float" office:value="15" calcext:value-type="float">
            <text:p>15</text:p>
          </table:table-cell>
          <table:table-cell table:formula="of:=RANDBETWEEN([.A21];[.C21])" office:value-type="float" office:value="7" calcext:value-type="float">
            <text:p>7</text:p>
          </table:table-cell>
          <table:table-cell table:formula="of:=[.A21] + ([.B21]-[.A21])^2.5 + ([.C21]-[.A21]-[.B21]) * ([.D21]/[.A21] + 0.002)" office:value-type="float" office:value="1008.49" calcext:value-type="float">
            <text:p>1008.49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2]; [.B22])" office:value-type="float" office:value="10" calcext:value-type="float">
            <text:p>10</text:p>
          </table:table-cell>
          <table:table-cell table:formula="of:=RANDBETWEEN([.A22];[.C22])" office:value-type="float" office:value="10" calcext:value-type="float">
            <text:p>10</text:p>
          </table:table-cell>
          <table:table-cell table:formula="of:=[.A22] + ([.B22]-[.A22])^2.5 + ([.C22]-[.A22]-[.B22]) * ([.D22]/[.A22] + 0.002)" office:value-type="float" office:value="-0.0180000000000007" calcext:value-type="float">
            <text:p>-0.01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3]; [.B23])" office:value-type="float" office:value="10" calcext:value-type="float">
            <text:p>10</text:p>
          </table:table-cell>
          <table:table-cell table:formula="of:=RANDBETWEEN([.A23];[.C23])" office:value-type="float" office:value="10" calcext:value-type="float">
            <text:p>10</text:p>
          </table:table-cell>
          <table:table-cell table:formula="of:=[.A23] + ([.B23]-[.A23])^2.5 + ([.C23]-[.A23]-[.B23]) * ([.D23]/[.A23] + 0.002)" office:value-type="float" office:value="-0.0220000000000002" calcext:value-type="float">
            <text:p>-0.0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4]; [.B24])" office:value-type="float" office:value="9" calcext:value-type="float">
            <text:p>9</text:p>
          </table:table-cell>
          <table:table-cell table:formula="of:=RANDBETWEEN([.A24];[.C24])" office:value-type="float" office:value="6" calcext:value-type="float">
            <text:p>6</text:p>
          </table:table-cell>
          <table:table-cell table:formula="of:=[.A24] + ([.B24]-[.A24])^2.5 + ([.C24]-[.A24]-[.B24]) * ([.D24]/[.A24] + 0.002)" office:value-type="float" office:value="30.986" calcext:value-type="float">
            <text:p>30.98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5]; [.B25])" office:value-type="float" office:value="12" calcext:value-type="float">
            <text:p>12</text:p>
          </table:table-cell>
          <table:table-cell table:formula="of:=RANDBETWEEN([.A25];[.C25])" office:value-type="float" office:value="7" calcext:value-type="float">
            <text:p>7</text:p>
          </table:table-cell>
          <table:table-cell table:formula="of:=[.A25] + ([.B25]-[.A25])^2.5 + ([.C25]-[.A25]-[.B25]) * ([.D25]/[.A25] + 0.002)" office:value-type="float" office:value="719.844847807693" calcext:value-type="float">
            <text:p>719.844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6]; [.B26])" office:value-type="float" office:value="5" calcext:value-type="float">
            <text:p>5</text:p>
          </table:table-cell>
          <table:table-cell table:formula="of:=RANDBETWEEN([.A26];[.C26])" office:value-type="float" office:value="5" calcext:value-type="float">
            <text:p>5</text:p>
          </table:table-cell>
          <table:table-cell table:formula="of:=[.A26] + ([.B26]-[.A26])^2.5 + ([.C26]-[.A26]-[.B26]) * ([.D26]/[.A26] + 0.002)" office:value-type="float" office:value="486.796632579837" calcext:value-type="float">
            <text:p>486.796632579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7]; [.B27])" office:value-type="float" office:value="14" calcext:value-type="float">
            <text:p>14</text:p>
          </table:table-cell>
          <table:table-cell table:formula="of:=RANDBETWEEN([.A27];[.C27])" office:value-type="float" office:value="1" calcext:value-type="float">
            <text:p>1</text:p>
          </table:table-cell>
          <table:table-cell table:formula="of:=[.A27] + ([.B27]-[.A27])^2.5 + ([.C27]-[.A27]-[.B27]) * ([.D27]/[.A27] + 0.002)" office:value-type="float" office:value="1020.992" calcext:value-type="float">
            <text:p>1020.99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8]; [.B28])" office:value-type="float" office:value="3" calcext:value-type="float">
            <text:p>3</text:p>
          </table:table-cell>
          <table:table-cell table:formula="of:=RANDBETWEEN([.A28];[.C28])" office:value-type="float" office:value="1" calcext:value-type="float">
            <text:p>1</text:p>
          </table:table-cell>
          <table:table-cell table:formula="of:=[.A28] + ([.B28]-[.A28])^2.5 + ([.C28]-[.A28]-[.B28]) * ([.D28]/[.A28] + 0.002)" office:value-type="float" office:value="235.984" calcext:value-type="float">
            <text:p>235.98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9]; [.B29])" office:value-type="float" office:value="10" calcext:value-type="float">
            <text:p>10</text:p>
          </table:table-cell>
          <table:table-cell table:formula="of:=RANDBETWEEN([.A29];[.C29])" office:value-type="float" office:value="3" calcext:value-type="float">
            <text:p>3</text:p>
          </table:table-cell>
          <table:table-cell table:formula="of:=[.A29] + ([.B29]-[.A29])^2.5 + ([.C29]-[.A29]-[.B29]) * ([.D29]/[.A29] + 0.002)" office:value-type="float" office:value="487.822632579837" calcext:value-type="float">
            <text:p>487.822632579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0]; [.B30])" office:value-type="float" office:value="6" calcext:value-type="float">
            <text:p>6</text:p>
          </table:table-cell>
          <table:table-cell table:formula="of:=RANDBETWEEN([.A30];[.C30])" office:value-type="float" office:value="5" calcext:value-type="float">
            <text:p>5</text:p>
          </table:table-cell>
          <table:table-cell table:formula="of:=[.A30] + ([.B30]-[.A30])^2.5 + ([.C30]-[.A30]-[.B30]) * ([.D30]/[.A30] + 0.002)" office:value-type="float" office:value="307.199766016838" calcext:value-type="float">
            <text:p>307.199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1]; [.B31])" office:value-type="float" office:value="8" calcext:value-type="float">
            <text:p>8</text:p>
          </table:table-cell>
          <table:table-cell table:formula="of:=RANDBETWEEN([.A31];[.C31])" office:value-type="float" office:value="5" calcext:value-type="float">
            <text:p>5</text:p>
          </table:table-cell>
          <table:table-cell table:formula="of:=[.A31] + ([.B31]-[.A31])^2.5 + ([.C31]-[.A31]-[.B31]) * ([.D31]/[.A31] + 0.002)" office:value-type="float" office:value="124.877814242165" calcext:value-type="float">
            <text:p>124.877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2]; [.B32])" office:value-type="float" office:value="6" calcext:value-type="float">
            <text:p>6</text:p>
          </table:table-cell>
          <table:table-cell table:formula="of:=RANDBETWEEN([.A32];[.C32])" office:value-type="float" office:value="5" calcext:value-type="float">
            <text:p>5</text:p>
          </table:table-cell>
          <table:table-cell table:formula="of:=[.A32] + ([.B32]-[.A32])^2.5 + ([.C32]-[.A32]-[.B32]) * ([.D32]/[.A32] + 0.002)" office:value-type="float" office:value="391.281599633003" calcext:value-type="float">
            <text:p>391.281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3]; [.B33])" office:value-type="float" office:value="9" calcext:value-type="float">
            <text:p>9</text:p>
          </table:table-cell>
          <table:table-cell table:formula="of:=RANDBETWEEN([.A33];[.C33])" office:value-type="float" office:value="9" calcext:value-type="float">
            <text:p>9</text:p>
          </table:table-cell>
          <table:table-cell table:formula="of:=[.A33] + ([.B33]-[.A33])^2.5 + ([.C33]-[.A33]-[.B33]) * ([.D33]/[.A33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4]; [.B34])" office:value-type="float" office:value="13" calcext:value-type="float">
            <text:p>13</text:p>
          </table:table-cell>
          <table:table-cell table:formula="of:=RANDBETWEEN([.A34];[.C34])" office:value-type="float" office:value="11" calcext:value-type="float">
            <text:p>11</text:p>
          </table:table-cell>
          <table:table-cell table:formula="of:=[.A34] + ([.B34]-[.A34])^2.5 + ([.C34]-[.A34]-[.B34]) * ([.D34]/[.A34] + 0.002)" office:value-type="float" office:value="83.71518629575" calcext:value-type="float">
            <text:p>83.715186295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5]; [.B35])" office:value-type="float" office:value="14" calcext:value-type="float">
            <text:p>14</text:p>
          </table:table-cell>
          <table:table-cell table:formula="of:=RANDBETWEEN([.A35];[.C35])" office:value-type="float" office:value="7" calcext:value-type="float">
            <text:p>7</text:p>
          </table:table-cell>
          <table:table-cell table:formula="of:=[.A35] + ([.B35]-[.A35])^2.5 + ([.C35]-[.A35]-[.B35]) * ([.D35]/[.A35] + 0.002)" office:value-type="float" office:value="129.627814242165" calcext:value-type="float">
            <text:p>129.627814242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6]; [.B36])" office:value-type="float" office:value="15" calcext:value-type="float">
            <text:p>15</text:p>
          </table:table-cell>
          <table:table-cell table:formula="of:=RANDBETWEEN([.A36];[.C36])" office:value-type="float" office:value="11" calcext:value-type="float">
            <text:p>11</text:p>
          </table:table-cell>
          <table:table-cell table:formula="of:=[.A36] + ([.B36]-[.A36])^2.5 + ([.C36]-[.A36]-[.B36]) * ([.D36]/[.A36] + 0.002)" office:value-type="float" office:value="176.693335983756" calcext:value-type="float">
            <text:p>176.693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7]; [.B37])" office:value-type="float" office:value="11" calcext:value-type="float">
            <text:p>11</text:p>
          </table:table-cell>
          <table:table-cell table:formula="of:=RANDBETWEEN([.A37];[.C37])" office:value-type="float" office:value="8" calcext:value-type="float">
            <text:p>8</text:p>
          </table:table-cell>
          <table:table-cell table:formula="of:=[.A37] + ([.B37]-[.A37])^2.5 + ([.C37]-[.A37]-[.B37]) * ([.D37]/[.A37] + 0.002)" office:value-type="float" office:value="707.350847807693" calcext:value-type="float">
            <text:p>707.350847807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8]; [.B38])" office:value-type="float" office:value="11" calcext:value-type="float">
            <text:p>11</text:p>
          </table:table-cell>
          <table:table-cell table:formula="of:=RANDBETWEEN([.A38];[.C38])" office:value-type="float" office:value="9" calcext:value-type="float">
            <text:p>9</text:p>
          </table:table-cell>
          <table:table-cell table:formula="of:=[.A38] + ([.B38]-[.A38])^2.5 + ([.C38]-[.A38]-[.B38]) * ([.D38]/[.A38] + 0.002)" office:value-type="float" office:value="304.463766016838" calcext:value-type="float">
            <text:p>304.463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9]; [.B39])" office:value-type="float" office:value="7" calcext:value-type="float">
            <text:p>7</text:p>
          </table:table-cell>
          <table:table-cell table:formula="of:=RANDBETWEEN([.A39];[.C39])" office:value-type="float" office:value="7" calcext:value-type="float">
            <text:p>7</text:p>
          </table:table-cell>
          <table:table-cell table:formula="of:=[.A39] + ([.B39]-[.A39])^2.5 + ([.C39]-[.A39]-[.B39]) * ([.D39]/[.A39] + 0.002)" office:value-type="float" office:value="82.1556307401944" calcext:value-type="float">
            <text:p>82.155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0]; [.B40])" office:value-type="float" office:value="15" calcext:value-type="float">
            <text:p>15</text:p>
          </table:table-cell>
          <table:table-cell table:formula="of:=RANDBETWEEN([.A40];[.C40])" office:value-type="float" office:value="8" calcext:value-type="float">
            <text:p>8</text:p>
          </table:table-cell>
          <table:table-cell table:formula="of:=[.A40] + ([.B40]-[.A40])^2.5 + ([.C40]-[.A40]-[.B40]) * ([.D40]/[.A40] + 0.002)" office:value-type="float" office:value="180.005335983756" calcext:value-type="float">
            <text:p>180.005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1]; [.B41])" office:value-type="float" office:value="12" calcext:value-type="float">
            <text:p>12</text:p>
          </table:table-cell>
          <table:table-cell table:formula="of:=RANDBETWEEN([.A41];[.C41])" office:value-type="float" office:value="8" calcext:value-type="float">
            <text:p>8</text:p>
          </table:table-cell>
          <table:table-cell table:formula="of:=[.A41] + ([.B41]-[.A41])^2.5 + ([.C41]-[.A41]-[.B41]) * ([.D41]/[.A41] + 0.002)" office:value-type="float" office:value="177.011335983756" calcext:value-type="float">
            <text:p>177.011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2]; [.B42])" office:value-type="float" office:value="6" calcext:value-type="float">
            <text:p>6</text:p>
          </table:table-cell>
          <table:table-cell table:formula="of:=RANDBETWEEN([.A42];[.C42])" office:value-type="float" office:value="6" calcext:value-type="float">
            <text:p>6</text:p>
          </table:table-cell>
          <table:table-cell table:formula="of:=[.A42] + ([.B42]-[.A42])^2.5 + ([.C42]-[.A42]-[.B42]) * ([.D42]/[.A42] + 0.002)" office:value-type="float" office:value="27.98" calcext:value-type="float">
            <text:p>27.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3]; [.B43])" office:value-type="float" office:value="18" calcext:value-type="float">
            <text:p>18</text:p>
          </table:table-cell>
          <table:table-cell table:formula="of:=RANDBETWEEN([.A43];[.C43])" office:value-type="float" office:value="14" calcext:value-type="float">
            <text:p>14</text:p>
          </table:table-cell>
          <table:table-cell table:formula="of:=[.A43] + ([.B43]-[.A43])^2.5 + ([.C43]-[.A43]-[.B43]) * ([.D43]/[.A43] + 0.002)" office:value-type="float" office:value="393.178488521892" calcext:value-type="float">
            <text:p>393.1784885219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4]; [.B44])" office:value-type="float" office:value="10" calcext:value-type="float">
            <text:p>10</text:p>
          </table:table-cell>
          <table:table-cell table:formula="of:=RANDBETWEEN([.A44];[.C44])" office:value-type="float" office:value="10" calcext:value-type="float">
            <text:p>10</text:p>
          </table:table-cell>
          <table:table-cell table:formula="of:=[.A44] + ([.B44]-[.A44])^2.5 + ([.C44]-[.A44]-[.B44]) * ([.D44]/[.A44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5]; [.B45])" office:value-type="float" office:value="15" calcext:value-type="float">
            <text:p>15</text:p>
          </table:table-cell>
          <table:table-cell table:formula="of:=RANDBETWEEN([.A45];[.C45])" office:value-type="float" office:value="7" calcext:value-type="float">
            <text:p>7</text:p>
          </table:table-cell>
          <table:table-cell table:formula="of:=[.A45] + ([.B45]-[.A45])^2.5 + ([.C45]-[.A45]-[.B45]) * ([.D45]/[.A45] + 0.002)" office:value-type="float" office:value="727.362847807693" calcext:value-type="float">
            <text:p>727.362847807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6]; [.B46])" office:value-type="float" office:value="12" calcext:value-type="float">
            <text:p>12</text:p>
          </table:table-cell>
          <table:table-cell table:formula="of:=RANDBETWEEN([.A46];[.C46])" office:value-type="float" office:value="11" calcext:value-type="float">
            <text:p>11</text:p>
          </table:table-cell>
          <table:table-cell table:formula="of:=[.A46] + ([.B46]-[.A46])^2.5 + ([.C46]-[.A46]-[.B46]) * ([.D46]/[.A46] + 0.002)" office:value-type="float" office:value="28.7577777777778" calcext:value-type="float">
            <text:p>28.757777777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7]; [.B47])" office:value-type="float" office:value="10" calcext:value-type="float">
            <text:p>10</text:p>
          </table:table-cell>
          <table:table-cell table:formula="of:=RANDBETWEEN([.A47];[.C47])" office:value-type="float" office:value="6" calcext:value-type="float">
            <text:p>6</text:p>
          </table:table-cell>
          <table:table-cell table:formula="of:=[.A47] + ([.B47]-[.A47])^2.5 + ([.C47]-[.A47]-[.B47]) * ([.D47]/[.A47] + 0.002)" office:value-type="float" office:value="126.635814242165" calcext:value-type="float">
            <text:p>126.635814242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8]; [.B48])" office:value-type="float" office:value="10" calcext:value-type="float">
            <text:p>10</text:p>
          </table:table-cell>
          <table:table-cell table:formula="of:=RANDBETWEEN([.A48];[.C48])" office:value-type="float" office:value="8" calcext:value-type="float">
            <text:p>8</text:p>
          </table:table-cell>
          <table:table-cell table:formula="of:=[.A48] + ([.B48]-[.A48])^2.5 + ([.C48]-[.A48]-[.B48]) * ([.D48]/[.A48] + 0.002)" office:value-type="float" office:value="14.5704572681199" calcext:value-type="float">
            <text:p>14.5704572681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9]; [.B49])" office:value-type="float" office:value="14" calcext:value-type="float">
            <text:p>14</text:p>
          </table:table-cell>
          <table:table-cell table:formula="of:=RANDBETWEEN([.A49];[.C49])" office:value-type="float" office:value="11" calcext:value-type="float">
            <text:p>11</text:p>
          </table:table-cell>
          <table:table-cell table:formula="of:=[.A49] + ([.B49]-[.A49])^2.5 + ([.C49]-[.A49]-[.B49]) * ([.D49]/[.A49] + 0.002)" office:value-type="float" office:value="487.552632579837" calcext:value-type="float">
            <text:p>487.552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0]; [.B50])" office:value-type="float" office:value="8" calcext:value-type="float">
            <text:p>8</text:p>
          </table:table-cell>
          <table:table-cell table:formula="of:=RANDBETWEEN([.A50];[.C50])" office:value-type="float" office:value="4" calcext:value-type="float">
            <text:p>4</text:p>
          </table:table-cell>
          <table:table-cell table:formula="of:=[.A50] + ([.B50]-[.A50])^2.5 + ([.C50]-[.A50]-[.B50]) * ([.D50]/[.A50] + 0.002)" office:value-type="float" office:value="394.289599633003" calcext:value-type="float">
            <text:p>394.2895996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1]; [.B51])" office:value-type="float" office:value="14" calcext:value-type="float">
            <text:p>14</text:p>
          </table:table-cell>
          <table:table-cell table:formula="of:=RANDBETWEEN([.A51];[.C51])" office:value-type="float" office:value="14" calcext:value-type="float">
            <text:p>14</text:p>
          </table:table-cell>
          <table:table-cell table:formula="of:=[.A51] + ([.B51]-[.A51])^2.5 + ([.C51]-[.A51]-[.B51]) * ([.D51]/[.A51] + 0.002)" office:value-type="float" office:value="27.98" calcext:value-type="float">
            <text:p>27.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2]; [.B52])" office:value-type="float" office:value="8" calcext:value-type="float">
            <text:p>8</text:p>
          </table:table-cell>
          <table:table-cell table:formula="of:=RANDBETWEEN([.A52];[.C52])" office:value-type="float" office:value="7" calcext:value-type="float">
            <text:p>7</text:p>
          </table:table-cell>
          <table:table-cell table:formula="of:=[.A52] + ([.B52]-[.A52])^2.5 + ([.C52]-[.A52]-[.B52]) * ([.D52]/[.A52] + 0.002)" office:value-type="float" office:value="700.344847807693" calcext:value-type="float">
            <text:p>700.344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3]; [.B53])" office:value-type="float" office:value="8" calcext:value-type="float">
            <text:p>8</text:p>
          </table:table-cell>
          <table:table-cell table:formula="of:=RANDBETWEEN([.A53];[.C53])" office:value-type="float" office:value="8" calcext:value-type="float">
            <text:p>8</text:p>
          </table:table-cell>
          <table:table-cell table:formula="of:=[.A53] + ([.B53]-[.A53])^2.5 + ([.C53]-[.A53]-[.B53]) * ([.D53]/[.A53] + 0.002)" office:value-type="float" office:value="122.611814242165" calcext:value-type="float">
            <text:p>122.611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4]; [.B54])" office:value-type="float" office:value="9" calcext:value-type="float">
            <text:p>9</text:p>
          </table:table-cell>
          <table:table-cell table:formula="of:=RANDBETWEEN([.A54];[.C54])" office:value-type="float" office:value="9" calcext:value-type="float">
            <text:p>9</text:p>
          </table:table-cell>
          <table:table-cell table:formula="of:=[.A54] + ([.B54]-[.A54])^2.5 + ([.C54]-[.A54]-[.B54]) * ([.D54]/[.A54] + 0.002)" office:value-type="float" office:value="27.486" calcext:value-type="float">
            <text:p>27.486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5]; [.B55])" office:value-type="float" office:value="13" calcext:value-type="float">
            <text:p>13</text:p>
          </table:table-cell>
          <table:table-cell table:formula="of:=RANDBETWEEN([.A55];[.C55])" office:value-type="float" office:value="10" calcext:value-type="float">
            <text:p>10</text:p>
          </table:table-cell>
          <table:table-cell table:formula="of:=[.A55] + ([.B55]-[.A55])^2.5 + ([.C55]-[.A55]-[.B55]) * ([.D55]/[.A55] + 0.002)" office:value-type="float" office:value="84.9374085179722" calcext:value-type="float">
            <text:p>84.93740851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6]; [.B56])" office:value-type="float" office:value="10" calcext:value-type="float">
            <text:p>10</text:p>
          </table:table-cell>
          <table:table-cell table:formula="of:=RANDBETWEEN([.A56];[.C56])" office:value-type="float" office:value="9" calcext:value-type="float">
            <text:p>9</text:p>
          </table:table-cell>
          <table:table-cell table:formula="of:=[.A56] + ([.B56]-[.A56])^2.5 + ([.C56]-[.A56]-[.B56]) * ([.D56]/[.A56] + 0.002)" office:value-type="float" office:value="172.566764555185" calcext:value-type="float">
            <text:p>172.566764555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7]; [.B57])" office:value-type="float" office:value="11" calcext:value-type="float">
            <text:p>11</text:p>
          </table:table-cell>
          <table:table-cell table:formula="of:=RANDBETWEEN([.A57];[.C57])" office:value-type="float" office:value="7" calcext:value-type="float">
            <text:p>7</text:p>
          </table:table-cell>
          <table:table-cell table:formula="of:=[.A57] + ([.B57]-[.A57])^2.5 + ([.C57]-[.A57]-[.B57]) * ([.D57]/[.A57] + 0.002)" office:value-type="float" office:value="126.292480908832" calcext:value-type="float">
            <text:p>126.292480908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8]; [.B58])" office:value-type="float" office:value="11" calcext:value-type="float">
            <text:p>11</text:p>
          </table:table-cell>
          <table:table-cell table:formula="of:=RANDBETWEEN([.A58];[.C58])" office:value-type="float" office:value="4" calcext:value-type="float">
            <text:p>4</text:p>
          </table:table-cell>
          <table:table-cell table:formula="of:=[.A58] + ([.B58]-[.A58])^2.5 + ([.C58]-[.A58]-[.B58]) * ([.D58]/[.A58] + 0.002)" office:value-type="float" office:value="240.996" calcext:value-type="float">
            <text:p>240.99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9]; [.B59])" office:value-type="float" office:value="5" calcext:value-type="float">
            <text:p>5</text:p>
          </table:table-cell>
          <table:table-cell table:formula="of:=RANDBETWEEN([.A59];[.C59])" office:value-type="float" office:value="2" calcext:value-type="float">
            <text:p>2</text:p>
          </table:table-cell>
          <table:table-cell table:formula="of:=[.A59] + ([.B59]-[.A59])^2.5 + ([.C59]-[.A59]-[.B59]) * ([.D59]/[.A59] + 0.002)" office:value-type="float" office:value="393.291599633003" calcext:value-type="float">
            <text:p>393.291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0]; [.B60])" office:value-type="float" office:value="6" calcext:value-type="float">
            <text:p>6</text:p>
          </table:table-cell>
          <table:table-cell table:formula="of:=RANDBETWEEN([.A60];[.C60])" office:value-type="float" office:value="3" calcext:value-type="float">
            <text:p>3</text:p>
          </table:table-cell>
          <table:table-cell table:formula="of:=[.A60] + ([.B60]-[.A60])^2.5 + ([.C60]-[.A60]-[.B60]) * ([.D60]/[.A60] + 0.002)" office:value-type="float" office:value="489.806632579837" calcext:value-type="float">
            <text:p>489.806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1]; [.B61])" office:value-type="float" office:value="14" calcext:value-type="float">
            <text:p>14</text:p>
          </table:table-cell>
          <table:table-cell table:formula="of:=RANDBETWEEN([.A61];[.C61])" office:value-type="float" office:value="10" calcext:value-type="float">
            <text:p>10</text:p>
          </table:table-cell>
          <table:table-cell table:formula="of:=[.A61] + ([.B61]-[.A61])^2.5 + ([.C61]-[.A61]-[.B61]) * ([.D61]/[.A61] + 0.002)" office:value-type="float" office:value="393.614932966337" calcext:value-type="float">
            <text:p>393.614932966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2]; [.B62])" office:value-type="float" office:value="9" calcext:value-type="float">
            <text:p>9</text:p>
          </table:table-cell>
          <table:table-cell table:formula="of:=RANDBETWEEN([.A62];[.C62])" office:value-type="float" office:value="9" calcext:value-type="float">
            <text:p>9</text:p>
          </table:table-cell>
          <table:table-cell table:formula="of:=[.A62] + ([.B62]-[.A62])^2.5 + ([.C62]-[.A62]-[.B62]) * ([.D62]/[.A62] + 0.002)" office:value-type="float" office:value="591.306165553414" calcext:value-type="float">
            <text:p>591.306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3]; [.B63])" office:value-type="float" office:value="11" calcext:value-type="float">
            <text:p>11</text:p>
          </table:table-cell>
          <table:table-cell table:formula="of:=RANDBETWEEN([.A63];[.C63])" office:value-type="float" office:value="11" calcext:value-type="float">
            <text:p>11</text:p>
          </table:table-cell>
          <table:table-cell table:formula="of:=[.A63] + ([.B63]-[.A63])^2.5 + ([.C63]-[.A63]-[.B63]) * ([.D63]/[.A63] + 0.002)" office:value-type="float" office:value="50.1316994374947" calcext:value-type="float">
            <text:p>50.131699437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4]; [.B64])" office:value-type="float" office:value="10" calcext:value-type="float">
            <text:p>10</text:p>
          </table:table-cell>
          <table:table-cell table:formula="of:=RANDBETWEEN([.A64];[.C64])" office:value-type="float" office:value="9" calcext:value-type="float">
            <text:p>9</text:p>
          </table:table-cell>
          <table:table-cell table:formula="of:=[.A64] + ([.B64]-[.A64])^2.5 + ([.C64]-[.A64]-[.B64]) * ([.D64]/[.A64] + 0.002)" office:value-type="float" office:value="234.095" calcext:value-type="float">
            <text:p>234.09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5]; [.B65])" office:value-type="float" office:value="1" calcext:value-type="float">
            <text:p>1</text:p>
          </table:table-cell>
          <table:table-cell table:formula="of:=RANDBETWEEN([.A65];[.C65])" office:value-type="float" office:value="1" calcext:value-type="float">
            <text:p>1</text:p>
          </table:table-cell>
          <table:table-cell table:formula="of:=[.A65] + ([.B65]-[.A65])^2.5 + ([.C65]-[.A65]-[.B65]) * ([.D65]/[.A65] + 0.002)" office:value-type="float" office:value="233.98" calcext:value-type="float">
            <text:p>233.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6]; [.B66])" office:value-type="float" office:value="12" calcext:value-type="float">
            <text:p>12</text:p>
          </table:table-cell>
          <table:table-cell table:formula="of:=RANDBETWEEN([.A66];[.C66])" office:value-type="float" office:value="9" calcext:value-type="float">
            <text:p>9</text:p>
          </table:table-cell>
          <table:table-cell table:formula="of:=[.A66] + ([.B66]-[.A66])^2.5 + ([.C66]-[.A66]-[.B66]) * ([.D66]/[.A66] + 0.002)" office:value-type="float" office:value="15.5704572681199" calcext:value-type="float">
            <text:p>15.570457268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7]; [.B67])" office:value-type="float" office:value="5" calcext:value-type="float">
            <text:p>5</text:p>
          </table:table-cell>
          <table:table-cell table:formula="of:=RANDBETWEEN([.A67];[.C67])" office:value-type="float" office:value="5" calcext:value-type="float">
            <text:p>5</text:p>
          </table:table-cell>
          <table:table-cell table:formula="of:=[.A67] + ([.B67]-[.A67])^2.5 + ([.C67]-[.A67]-[.B67]) * ([.D67]/[.A67] + 0.002)" office:value-type="float" office:value="390.279599633003" calcext:value-type="float">
            <text:p>390.279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8]; [.B68])" office:value-type="float" office:value="6" calcext:value-type="float">
            <text:p>6</text:p>
          </table:table-cell>
          <table:table-cell table:formula="of:=RANDBETWEEN([.A68];[.C68])" office:value-type="float" office:value="6" calcext:value-type="float">
            <text:p>6</text:p>
          </table:table-cell>
          <table:table-cell table:formula="of:=[.A68] + ([.B68]-[.A68])^2.5 + ([.C68]-[.A68]-[.B68]) * ([.D68]/[.A68] + 0.002)" office:value-type="float" office:value="484.598632579837" calcext:value-type="float">
            <text:p>484.598632579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9]; [.B69])" office:value-type="float" office:value="11" calcext:value-type="float">
            <text:p>11</text:p>
          </table:table-cell>
          <table:table-cell table:formula="of:=RANDBETWEEN([.A69];[.C69])" office:value-type="float" office:value="6" calcext:value-type="float">
            <text:p>6</text:p>
          </table:table-cell>
          <table:table-cell table:formula="of:=[.A69] + ([.B69]-[.A69])^2.5 + ([.C69]-[.A69]-[.B69]) * ([.D69]/[.A69] + 0.002)" office:value-type="float" office:value="127.625814242165" calcext:value-type="float">
            <text:p>127.625814242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0]; [.B70])" office:value-type="float" office:value="14" calcext:value-type="float">
            <text:p>14</text:p>
          </table:table-cell>
          <table:table-cell table:formula="of:=RANDBETWEEN([.A70];[.C70])" office:value-type="float" office:value="11" calcext:value-type="float">
            <text:p>11</text:p>
          </table:table-cell>
          <table:table-cell table:formula="of:=[.A70] + ([.B70]-[.A70])^2.5 + ([.C70]-[.A70]-[.B70]) * ([.D70]/[.A70] + 0.002)" office:value-type="float" office:value="84.9576307401944" calcext:value-type="float">
            <text:p>84.95763074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1]; [.B71])" office:value-type="float" office:value="6" calcext:value-type="float">
            <text:p>6</text:p>
          </table:table-cell>
          <table:table-cell table:formula="of:=RANDBETWEEN([.A71];[.C71])" office:value-type="float" office:value="6" calcext:value-type="float">
            <text:p>6</text:p>
          </table:table-cell>
          <table:table-cell table:formula="of:=[.A71] + ([.B71]-[.A71])^2.5 + ([.C71]-[.A71]-[.B71]) * ([.D71]/[.A71] + 0.002)" office:value-type="float" office:value="299.207766016838" calcext:value-type="float">
            <text:p>299.207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2]; [.B72])" office:value-type="float" office:value="14" calcext:value-type="float">
            <text:p>14</text:p>
          </table:table-cell>
          <table:table-cell table:formula="of:=RANDBETWEEN([.A72];[.C72])" office:value-type="float" office:value="14" calcext:value-type="float">
            <text:p>14</text:p>
          </table:table-cell>
          <table:table-cell table:formula="of:=[.A72] + ([.B72]-[.A72])^2.5 + ([.C72]-[.A72]-[.B72]) * ([.D72]/[.A72] + 0.002)" office:value-type="float" office:value="589.649498886748" calcext:value-type="float">
            <text:p>589.64949888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3]; [.B73])" office:value-type="float" office:value="11" calcext:value-type="float">
            <text:p>11</text:p>
          </table:table-cell>
          <table:table-cell table:formula="of:=RANDBETWEEN([.A73];[.C73])" office:value-type="float" office:value="7" calcext:value-type="float">
            <text:p>7</text:p>
          </table:table-cell>
          <table:table-cell table:formula="of:=[.A73] + ([.B73]-[.A73])^2.5 + ([.C73]-[.A73]-[.B73]) * ([.D73]/[.A73] + 0.002)" office:value-type="float" office:value="86.1716307401944" calcext:value-type="float">
            <text:p>86.171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4]; [.B74])" office:value-type="float" office:value="8" calcext:value-type="float">
            <text:p>8</text:p>
          </table:table-cell>
          <table:table-cell table:formula="of:=RANDBETWEEN([.A74];[.C74])" office:value-type="float" office:value="7" calcext:value-type="float">
            <text:p>7</text:p>
          </table:table-cell>
          <table:table-cell table:formula="of:=[.A74] + ([.B74]-[.A74])^2.5 + ([.C74]-[.A74]-[.B74]) * ([.D74]/[.A74] + 0.002)" office:value-type="float" office:value="28.98" calcext:value-type="float">
            <text:p>28.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5]; [.B75])" office:value-type="float" office:value="7" calcext:value-type="float">
            <text:p>7</text:p>
          </table:table-cell>
          <table:table-cell table:formula="of:=RANDBETWEEN([.A75];[.C75])" office:value-type="float" office:value="5" calcext:value-type="float">
            <text:p>5</text:p>
          </table:table-cell>
          <table:table-cell table:formula="of:=[.A75] + ([.B75]-[.A75])^2.5 + ([.C75]-[.A75]-[.B75]) * ([.D75]/[.A75] + 0.002)" office:value-type="float" office:value="234.48" calcext:value-type="float">
            <text:p>234.4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6]; [.B76])" office:value-type="float" office:value="7" calcext:value-type="float">
            <text:p>7</text:p>
          </table:table-cell>
          <table:table-cell table:formula="of:=RANDBETWEEN([.A76];[.C76])" office:value-type="float" office:value="7" calcext:value-type="float">
            <text:p>7</text:p>
          </table:table-cell>
          <table:table-cell table:formula="of:=[.A76] + ([.B76]-[.A76])^2.5 + ([.C76]-[.A76]-[.B76]) * ([.D76]/[.A76] + 0.002)" office:value-type="float" office:value="50.8776994374947" calcext:value-type="float">
            <text:p>50.877699437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7]; [.B77])" office:value-type="float" office:value="13" calcext:value-type="float">
            <text:p>13</text:p>
          </table:table-cell>
          <table:table-cell table:formula="of:=RANDBETWEEN([.A77];[.C77])" office:value-type="float" office:value="10" calcext:value-type="float">
            <text:p>10</text:p>
          </table:table-cell>
          <table:table-cell table:formula="of:=[.A77] + ([.B77]-[.A77])^2.5 + ([.C77]-[.A77]-[.B77]) * ([.D77]/[.A77] + 0.002)" office:value-type="float" office:value="485.15396591317" calcext:value-type="float">
            <text:p>485.153965913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8]; [.B78])" office:value-type="float" office:value="12" calcext:value-type="float">
            <text:p>12</text:p>
          </table:table-cell>
          <table:table-cell table:formula="of:=RANDBETWEEN([.A78];[.C78])" office:value-type="float" office:value="8" calcext:value-type="float">
            <text:p>8</text:p>
          </table:table-cell>
          <table:table-cell table:formula="of:=[.A78] + ([.B78]-[.A78])^2.5 + ([.C78]-[.A78]-[.B78]) * ([.D78]/[.A78] + 0.002)" office:value-type="float" office:value="487.810632579837" calcext:value-type="float">
            <text:p>487.810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9]; [.B79])" office:value-type="float" office:value="13" calcext:value-type="float">
            <text:p>13</text:p>
          </table:table-cell>
          <table:table-cell table:formula="of:=RANDBETWEEN([.A79];[.C79])" office:value-type="float" office:value="12" calcext:value-type="float">
            <text:p>12</text:p>
          </table:table-cell>
          <table:table-cell table:formula="of:=[.A79] + ([.B79]-[.A79])^2.5 + ([.C79]-[.A79]-[.B79]) * ([.D79]/[.A79] + 0.002)" office:value-type="float" office:value="28.778" calcext:value-type="float">
            <text:p>28.77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0]; [.B80])" office:value-type="float" office:value="10" calcext:value-type="float">
            <text:p>10</text:p>
          </table:table-cell>
          <table:table-cell table:formula="of:=RANDBETWEEN([.A80];[.C80])" office:value-type="float" office:value="10" calcext:value-type="float">
            <text:p>10</text:p>
          </table:table-cell>
          <table:table-cell table:formula="of:=[.A80] + ([.B80]-[.A80])^2.5 + ([.C80]-[.A80]-[.B80]) * ([.D80]/[.A80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1]; [.B81])" office:value-type="float" office:value="14" calcext:value-type="float">
            <text:p>14</text:p>
          </table:table-cell>
          <table:table-cell table:formula="of:=RANDBETWEEN([.A81];[.C81])" office:value-type="float" office:value="3" calcext:value-type="float">
            <text:p>3</text:p>
          </table:table-cell>
          <table:table-cell table:formula="of:=[.A81] + ([.B81]-[.A81])^2.5 + ([.C81]-[.A81]-[.B81]) * ([.D81]/[.A81] + 0.002)" office:value-type="float" office:value="1185.5595258035" calcext:value-type="float">
            <text:p>1185.559525803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2]; [.B82])" office:value-type="float" office:value="13" calcext:value-type="float">
            <text:p>13</text:p>
          </table:table-cell>
          <table:table-cell table:formula="of:=RANDBETWEEN([.A82];[.C82])" office:value-type="float" office:value="10" calcext:value-type="float">
            <text:p>10</text:p>
          </table:table-cell>
          <table:table-cell table:formula="of:=[.A82] + ([.B82]-[.A82])^2.5 + ([.C82]-[.A82]-[.B82]) * ([.D82]/[.A82] + 0.002)" office:value-type="float" office:value="391.783599633003" calcext:value-type="float">
            <text:p>391.783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3]; [.B83])" office:value-type="float" office:value="10" calcext:value-type="float">
            <text:p>10</text:p>
          </table:table-cell>
          <table:table-cell table:formula="of:=RANDBETWEEN([.A83];[.C83])" office:value-type="float" office:value="10" calcext:value-type="float">
            <text:p>10</text:p>
          </table:table-cell>
          <table:table-cell table:formula="of:=[.A83] + ([.B83]-[.A83])^2.5 + ([.C83]-[.A83]-[.B83]) * ([.D83]/[.A83] + 0.002)" office:value-type="float" office:value="304.195766016838" calcext:value-type="float">
            <text:p>304.195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4]; [.B84])" office:value-type="float" office:value="8" calcext:value-type="float">
            <text:p>8</text:p>
          </table:table-cell>
          <table:table-cell table:formula="of:=RANDBETWEEN([.A84];[.C84])" office:value-type="float" office:value="6" calcext:value-type="float">
            <text:p>6</text:p>
          </table:table-cell>
          <table:table-cell table:formula="of:=[.A84] + ([.B84]-[.A84])^2.5 + ([.C84]-[.A84]-[.B84]) * ([.D84]/[.A84] + 0.002)" office:value-type="float" office:value="83.5656307401944" calcext:value-type="float">
            <text:p>83.56563074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5]; [.B85])" office:value-type="float" office:value="17" calcext:value-type="float">
            <text:p>17</text:p>
          </table:table-cell>
          <table:table-cell table:formula="of:=RANDBETWEEN([.A85];[.C85])" office:value-type="float" office:value="9" calcext:value-type="float">
            <text:p>9</text:p>
          </table:table-cell>
          <table:table-cell table:formula="of:=[.A85] + ([.B85]-[.A85])^2.5 + ([.C85]-[.A85]-[.B85]) * ([.D85]/[.A85] + 0.002)" office:value-type="float" office:value="1174.5735258035" calcext:value-type="float">
            <text:p>1174.573525803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6]; [.B86])" office:value-type="float" office:value="11" calcext:value-type="float">
            <text:p>11</text:p>
          </table:table-cell>
          <table:table-cell table:formula="of:=RANDBETWEEN([.A86];[.C86])" office:value-type="float" office:value="4" calcext:value-type="float">
            <text:p>4</text:p>
          </table:table-cell>
          <table:table-cell table:formula="of:=[.A86] + ([.B86]-[.A86])^2.5 + ([.C86]-[.A86]-[.B86]) * ([.D86]/[.A86] + 0.002)" office:value-type="float" office:value="397.295599633003" calcext:value-type="float">
            <text:p>397.295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7]; [.B87])" office:value-type="float" office:value="15" calcext:value-type="float">
            <text:p>15</text:p>
          </table:table-cell>
          <table:table-cell table:formula="of:=RANDBETWEEN([.A87];[.C87])" office:value-type="float" office:value="10" calcext:value-type="float">
            <text:p>10</text:p>
          </table:table-cell>
          <table:table-cell table:formula="of:=[.A87] + ([.B87]-[.A87])^2.5 + ([.C87]-[.A87]-[.B87]) * ([.D87]/[.A87] + 0.002)" office:value-type="float" office:value="310.757321572393" calcext:value-type="float">
            <text:p>310.757321572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8]; [.B88])" office:value-type="float" office:value="4" calcext:value-type="float">
            <text:p>4</text:p>
          </table:table-cell>
          <table:table-cell table:formula="of:=RANDBETWEEN([.A88];[.C88])" office:value-type="float" office:value="4" calcext:value-type="float">
            <text:p>4</text:p>
          </table:table-cell>
          <table:table-cell table:formula="of:=[.A88] + ([.B88]-[.A88])^2.5 + ([.C88]-[.A88]-[.B88]) * ([.D88]/[.A88] + 0.002)" office:value-type="float" office:value="172.995335983756" calcext:value-type="float">
            <text:p>172.995335983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9]; [.B89])" office:value-type="float" office:value="16" calcext:value-type="float">
            <text:p>16</text:p>
          </table:table-cell>
          <table:table-cell table:formula="of:=RANDBETWEEN([.A89];[.C89])" office:value-type="float" office:value="8" calcext:value-type="float">
            <text:p>8</text:p>
          </table:table-cell>
          <table:table-cell table:formula="of:=[.A89] + ([.B89]-[.A89])^2.5 + ([.C89]-[.A89]-[.B89]) * ([.D89]/[.A89] + 0.002)" office:value-type="float" office:value="398.289599633003" calcext:value-type="float">
            <text:p>398.289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0]; [.B90])" office:value-type="float" office:value="13" calcext:value-type="float">
            <text:p>13</text:p>
          </table:table-cell>
          <table:table-cell table:formula="of:=RANDBETWEEN([.A90];[.C90])" office:value-type="float" office:value="11" calcext:value-type="float">
            <text:p>11</text:p>
          </table:table-cell>
          <table:table-cell table:formula="of:=[.A90] + ([.B90]-[.A90])^2.5 + ([.C90]-[.A90]-[.B90]) * ([.D90]/[.A90] + 0.002)" office:value-type="float" office:value="388.695599633003" calcext:value-type="float">
            <text:p>388.695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1]; [.B91])" office:value-type="float" office:value="13" calcext:value-type="float">
            <text:p>13</text:p>
          </table:table-cell>
          <table:table-cell table:formula="of:=RANDBETWEEN([.A91];[.C91])" office:value-type="float" office:value="13" calcext:value-type="float">
            <text:p>13</text:p>
          </table:table-cell>
          <table:table-cell table:formula="of:=[.A91] + ([.B91]-[.A91])^2.5 + ([.C91]-[.A91]-[.B91]) * ([.D91]/[.A91] + 0.002)" office:value-type="float" office:value="385.495599633003" calcext:value-type="float">
            <text:p>385.495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2]; [.B92])" office:value-type="float" office:value="10" calcext:value-type="float">
            <text:p>10</text:p>
          </table:table-cell>
          <table:table-cell table:formula="of:=RANDBETWEEN([.A92];[.C92])" office:value-type="float" office:value="7" calcext:value-type="float">
            <text:p>7</text:p>
          </table:table-cell>
          <table:table-cell table:formula="of:=[.A92] + ([.B92]-[.A92])^2.5 + ([.C92]-[.A92]-[.B92]) * ([.D92]/[.A92] + 0.002)" office:value-type="float" office:value="599.304165553414" calcext:value-type="float">
            <text:p>599.304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3]; [.B93])" office:value-type="float" office:value="9" calcext:value-type="float">
            <text:p>9</text:p>
          </table:table-cell>
          <table:table-cell table:formula="of:=RANDBETWEEN([.A93];[.C93])" office:value-type="float" office:value="9" calcext:value-type="float">
            <text:p>9</text:p>
          </table:table-cell>
          <table:table-cell table:formula="of:=[.A93] + ([.B93]-[.A93])^2.5 + ([.C93]-[.A93]-[.B93]) * ([.D93]/[.A93] + 0.002)" office:value-type="float" office:value="838.397252896669" calcext:value-type="float">
            <text:p>838.397252896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4]; [.B94])" office:value-type="float" office:value="12" calcext:value-type="float">
            <text:p>12</text:p>
          </table:table-cell>
          <table:table-cell table:formula="of:=RANDBETWEEN([.A94];[.C94])" office:value-type="float" office:value="9" calcext:value-type="float">
            <text:p>9</text:p>
          </table:table-cell>
          <table:table-cell table:formula="of:=[.A94] + ([.B94]-[.A94])^2.5 + ([.C94]-[.A94]-[.B94]) * ([.D94]/[.A94] + 0.002)" office:value-type="float" office:value="483.818632579837" calcext:value-type="float">
            <text:p>483.818632579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5]; [.B95])" office:value-type="float" office:value="9" calcext:value-type="float">
            <text:p>9</text:p>
          </table:table-cell>
          <table:table-cell table:formula="of:=RANDBETWEEN([.A95];[.C95])" office:value-type="float" office:value="5" calcext:value-type="float">
            <text:p>5</text:p>
          </table:table-cell>
          <table:table-cell table:formula="of:=[.A95] + ([.B95]-[.A95])^2.5 + ([.C95]-[.A95]-[.B95]) * ([.D95]/[.A95] + 0.002)" office:value-type="float" office:value="126.625814242165" calcext:value-type="float">
            <text:p>126.625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6]; [.B96])" office:value-type="float" office:value="15" calcext:value-type="float">
            <text:p>15</text:p>
          </table:table-cell>
          <table:table-cell table:formula="of:=RANDBETWEEN([.A96];[.C96])" office:value-type="float" office:value="6" calcext:value-type="float">
            <text:p>6</text:p>
          </table:table-cell>
          <table:table-cell table:formula="of:=[.A96] + ([.B96]-[.A96])^2.5 + ([.C96]-[.A96]-[.B96]) * ([.D96]/[.A96] + 0.002)" office:value-type="float" office:value="604.722165553414" calcext:value-type="float">
            <text:p>604.722165553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7]; [.B97])" office:value-type="float" office:value="7" calcext:value-type="float">
            <text:p>7</text:p>
          </table:table-cell>
          <table:table-cell table:formula="of:=RANDBETWEEN([.A97];[.C97])" office:value-type="float" office:value="7" calcext:value-type="float">
            <text:p>7</text:p>
          </table:table-cell>
          <table:table-cell table:formula="of:=[.A97] + ([.B97]-[.A97])^2.5 + ([.C97]-[.A97]-[.B97]) * ([.D97]/[.A97] + 0.002)" office:value-type="float" office:value="998.216" calcext:value-type="float">
            <text:p>998.216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8]; [.B98])" office:value-type="float" office:value="10" calcext:value-type="float">
            <text:p>10</text:p>
          </table:table-cell>
          <table:table-cell table:formula="of:=RANDBETWEEN([.A98];[.C98])" office:value-type="float" office:value="3" calcext:value-type="float">
            <text:p>3</text:p>
          </table:table-cell>
          <table:table-cell table:formula="of:=[.A98] + ([.B98]-[.A98])^2.5 + ([.C98]-[.A98]-[.B98]) * ([.D98]/[.A98] + 0.002)" office:value-type="float" office:value="313.215766016838" calcext:value-type="float">
            <text:p>313.215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9]; [.B99])" office:value-type="float" office:value="5" calcext:value-type="float">
            <text:p>5</text:p>
          </table:table-cell>
          <table:table-cell table:formula="of:=RANDBETWEEN([.A99];[.C99])" office:value-type="float" office:value="5" calcext:value-type="float">
            <text:p>5</text:p>
          </table:table-cell>
          <table:table-cell table:formula="of:=[.A99] + ([.B99]-[.A99])^2.5 + ([.C99]-[.A99]-[.B99]) * ([.D99]/[.A99] + 0.002)" office:value-type="float" office:value="233.972" calcext:value-type="float">
            <text:p>233.97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00]; [.B100])" office:value-type="float" office:value="5" calcext:value-type="float">
            <text:p>5</text:p>
          </table:table-cell>
          <table:table-cell table:formula="of:=RANDBETWEEN([.A100];[.C100])" office:value-type="float" office:value="5" calcext:value-type="float">
            <text:p>5</text:p>
          </table:table-cell>
          <table:table-cell table:formula="of:=[.A100] + ([.B100]-[.A100])^2.5 + ([.C100]-[.A100]-[.B100]) * ([.D100]/[.A100] + 0.002)" office:value-type="float" office:value="486.796632579837" calcext:value-type="float">
            <text:p>486.79663257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01]; [.B101])" office:value-type="float" office:value="8" calcext:value-type="float">
            <text:p>8</text:p>
          </table:table-cell>
          <table:table-cell table:formula="of:=RANDBETWEEN([.A101];[.C101])" office:value-type="float" office:value="7" calcext:value-type="float">
            <text:p>7</text:p>
          </table:table-cell>
          <table:table-cell table:formula="of:=[.A101] + ([.B101]-[.A101])^2.5 + ([.C101]-[.A101]-[.B101]) * ([.D101]/[.A101] + 0.002)" office:value-type="float" office:value="51.8796994374947" calcext:value-type="float">
            <text:p>51.879699437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02]; [.B102])" office:value-type="float" office:value="7" calcext:value-type="float">
            <text:p>7</text:p>
          </table:table-cell>
          <table:table-cell table:formula="of:=RANDBETWEEN([.A102];[.C102])" office:value-type="float" office:value="7" calcext:value-type="float">
            <text:p>7</text:p>
          </table:table-cell>
          <table:table-cell table:formula="of:=[.A102] + ([.B102]-[.A102])^2.5 + ([.C102]-[.A102]-[.B102]) * ([.D102]/[.A102] + 0.002)" office:value-type="float" office:value="80.5636307401944" calcext:value-type="float">
            <text:p>80.56363074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03]; [.B103])" office:value-type="float" office:value="14" calcext:value-type="float">
            <text:p>14</text:p>
          </table:table-cell>
          <table:table-cell table:formula="of:=RANDBETWEEN([.A103];[.C103])" office:value-type="float" office:value="11" calcext:value-type="float">
            <text:p>11</text:p>
          </table:table-cell>
          <table:table-cell table:formula="of:=[.A103] + ([.B103]-[.A103])^2.5 + ([.C103]-[.A103]-[.B103]) * ([.D103]/[.A103] + 0.002)" office:value-type="float" office:value="1137.5675258035" calcext:value-type="float">
            <text:p>1137.567525803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04]; [.B104])" office:value-type="float" office:value="9" calcext:value-type="float">
            <text:p>9</text:p>
          </table:table-cell>
          <table:table-cell table:formula="of:=RANDBETWEEN([.A104];[.C104])" office:value-type="float" office:value="7" calcext:value-type="float">
            <text:p>7</text:p>
          </table:table-cell>
          <table:table-cell table:formula="of:=[.A104] + ([.B104]-[.A104])^2.5 + ([.C104]-[.A104]-[.B104]) * ([.D104]/[.A104] + 0.002)" office:value-type="float" office:value="233.98" calcext:value-type="float">
            <text:p>233.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05]; [.B105])" office:value-type="float" office:value="16" calcext:value-type="float">
            <text:p>16</text:p>
          </table:table-cell>
          <table:table-cell table:formula="of:=RANDBETWEEN([.A105];[.C105])" office:value-type="float" office:value="5" calcext:value-type="float">
            <text:p>5</text:p>
          </table:table-cell>
          <table:table-cell table:formula="of:=[.A105] + ([.B105]-[.A105])^2.5 + ([.C105]-[.A105]-[.B105]) * ([.D105]/[.A105] + 0.002)" office:value-type="float" office:value="730.360847807693" calcext:value-type="float">
            <text:p>730.360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06]; [.B106])" office:value-type="float" office:value="13" calcext:value-type="float">
            <text:p>13</text:p>
          </table:table-cell>
          <table:table-cell table:formula="of:=RANDBETWEEN([.A106];[.C106])" office:value-type="float" office:value="11" calcext:value-type="float">
            <text:p>11</text:p>
          </table:table-cell>
          <table:table-cell table:formula="of:=[.A106] + ([.B106]-[.A106])^2.5 + ([.C106]-[.A106]-[.B106]) * ([.D106]/[.A106] + 0.002)" office:value-type="float" office:value="592.318165553414" calcext:value-type="float">
            <text:p>592.318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07]; [.B107])" office:value-type="float" office:value="14" calcext:value-type="float">
            <text:p>14</text:p>
          </table:table-cell>
          <table:table-cell table:formula="of:=RANDBETWEEN([.A107];[.C107])" office:value-type="float" office:value="3" calcext:value-type="float">
            <text:p>3</text:p>
          </table:table-cell>
          <table:table-cell table:formula="of:=[.A107] + ([.B107]-[.A107])^2.5 + ([.C107]-[.A107]-[.B107]) * ([.D107]/[.A107] + 0.002)" office:value-type="float" office:value="497.822632579837" calcext:value-type="float">
            <text:p>497.82263257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08]; [.B108])" office:value-type="float" office:value="5" calcext:value-type="float">
            <text:p>5</text:p>
          </table:table-cell>
          <table:table-cell table:formula="of:=RANDBETWEEN([.A108];[.C108])" office:value-type="float" office:value="2" calcext:value-type="float">
            <text:p>2</text:p>
          </table:table-cell>
          <table:table-cell table:formula="of:=[.A108] + ([.B108]-[.A108])^2.5 + ([.C108]-[.A108]-[.B108]) * ([.D108]/[.A108] + 0.002)" office:value-type="float" office:value="176.005335983756" calcext:value-type="float">
            <text:p>176.005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09]; [.B109])" office:value-type="float" office:value="17" calcext:value-type="float">
            <text:p>17</text:p>
          </table:table-cell>
          <table:table-cell table:formula="of:=RANDBETWEEN([.A109];[.C109])" office:value-type="float" office:value="13" calcext:value-type="float">
            <text:p>13</text:p>
          </table:table-cell>
          <table:table-cell table:formula="of:=[.A109] + ([.B109]-[.A109])^2.5 + ([.C109]-[.A109]-[.B109]) * ([.D109]/[.A109] + 0.002)" office:value-type="float" office:value="723.358847807693" calcext:value-type="float">
            <text:p>723.358847807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10]; [.B110])" office:value-type="float" office:value="10" calcext:value-type="float">
            <text:p>10</text:p>
          </table:table-cell>
          <table:table-cell table:formula="of:=RANDBETWEEN([.A110];[.C110])" office:value-type="float" office:value="8" calcext:value-type="float">
            <text:p>8</text:p>
          </table:table-cell>
          <table:table-cell table:formula="of:=[.A110] + ([.B110]-[.A110])^2.5 + ([.C110]-[.A110]-[.B110]) * ([.D110]/[.A110] + 0.002)" office:value-type="float" office:value="29.988" calcext:value-type="float">
            <text:p>29.98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11]; [.B111])" office:value-type="float" office:value="9" calcext:value-type="float">
            <text:p>9</text:p>
          </table:table-cell>
          <table:table-cell table:formula="of:=RANDBETWEEN([.A111];[.C111])" office:value-type="float" office:value="7" calcext:value-type="float">
            <text:p>7</text:p>
          </table:table-cell>
          <table:table-cell table:formula="of:=[.A111] + ([.B111]-[.A111])^2.5 + ([.C111]-[.A111]-[.B111]) * ([.D111]/[.A111] + 0.002)" office:value-type="float" office:value="703.846847807692" calcext:value-type="float">
            <text:p>703.846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12]; [.B112])" office:value-type="float" office:value="7" calcext:value-type="float">
            <text:p>7</text:p>
          </table:table-cell>
          <table:table-cell table:formula="of:=RANDBETWEEN([.A112];[.C112])" office:value-type="float" office:value="7" calcext:value-type="float">
            <text:p>7</text:p>
          </table:table-cell>
          <table:table-cell table:formula="of:=[.A112] + ([.B112]-[.A112])^2.5 + ([.C112]-[.A112]-[.B112]) * ([.D112]/[.A112] + 0.002)" office:value-type="float" office:value="50.8776994374947" calcext:value-type="float">
            <text:p>50.877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13]; [.B113])" office:value-type="float" office:value="3" calcext:value-type="float">
            <text:p>3</text:p>
          </table:table-cell>
          <table:table-cell table:formula="of:=RANDBETWEEN([.A113];[.C113])" office:value-type="float" office:value="2" calcext:value-type="float">
            <text:p>2</text:p>
          </table:table-cell>
          <table:table-cell table:formula="of:=[.A113] + ([.B113]-[.A113])^2.5 + ([.C113]-[.A113]-[.B113]) * ([.D113]/[.A113] + 0.002)" office:value-type="float" office:value="174.001335983756" calcext:value-type="float">
            <text:p>174.001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14]; [.B114])" office:value-type="float" office:value="12" calcext:value-type="float">
            <text:p>12</text:p>
          </table:table-cell>
          <table:table-cell table:formula="of:=RANDBETWEEN([.A114];[.C114])" office:value-type="float" office:value="9" calcext:value-type="float">
            <text:p>9</text:p>
          </table:table-cell>
          <table:table-cell table:formula="of:=[.A114] + ([.B114]-[.A114])^2.5 + ([.C114]-[.A114]-[.B114]) * ([.D114]/[.A114] + 0.002)" office:value-type="float" office:value="84.8799164544801" calcext:value-type="float">
            <text:p>84.879916454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15]; [.B115])" office:value-type="float" office:value="12" calcext:value-type="float">
            <text:p>12</text:p>
          </table:table-cell>
          <table:table-cell table:formula="of:=RANDBETWEEN([.A115];[.C115])" office:value-type="float" office:value="12" calcext:value-type="float">
            <text:p>12</text:p>
          </table:table-cell>
          <table:table-cell table:formula="of:=[.A115] + ([.B115]-[.A115])^2.5 + ([.C115]-[.A115]-[.B115]) * ([.D115]/[.A115] + 0.002)" office:value-type="float" office:value="12.5704572681199" calcext:value-type="float">
            <text:p>12.5704572681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16]; [.B116])" office:value-type="float" office:value="3" calcext:value-type="float">
            <text:p>3</text:p>
          </table:table-cell>
          <table:table-cell table:formula="of:=RANDBETWEEN([.A116];[.C116])" office:value-type="float" office:value="3" calcext:value-type="float">
            <text:p>3</text:p>
          </table:table-cell>
          <table:table-cell table:formula="of:=[.A116] + ([.B116]-[.A116])^2.5 + ([.C116]-[.A116]-[.B116]) * ([.D116]/[.A116] + 0.002)" office:value-type="float" office:value="390.283599633003" calcext:value-type="float">
            <text:p>390.28359963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17]; [.B117])" office:value-type="float" office:value="3" calcext:value-type="float">
            <text:p>3</text:p>
          </table:table-cell>
          <table:table-cell table:formula="of:=RANDBETWEEN([.A117];[.C117])" office:value-type="float" office:value="2" calcext:value-type="float">
            <text:p>2</text:p>
          </table:table-cell>
          <table:table-cell table:formula="of:=[.A117] + ([.B117]-[.A117])^2.5 + ([.C117]-[.A117]-[.B117]) * ([.D117]/[.A117] + 0.002)" office:value-type="float" office:value="1357.57758262665" calcext:value-type="float">
            <text:p>1357.57758262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18]; [.B118])" office:value-type="float" office:value="3" calcext:value-type="float">
            <text:p>3</text:p>
          </table:table-cell>
          <table:table-cell table:formula="of:=RANDBETWEEN([.A118];[.C118])" office:value-type="float" office:value="2" calcext:value-type="float">
            <text:p>2</text:p>
          </table:table-cell>
          <table:table-cell table:formula="of:=[.A118] + ([.B118]-[.A118])^2.5 + ([.C118]-[.A118]-[.B118]) * ([.D118]/[.A118] + 0.002)" office:value-type="float" office:value="1008.966" calcext:value-type="float">
            <text:p>1008.96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19]; [.B119])" office:value-type="float" office:value="17" calcext:value-type="float">
            <text:p>17</text:p>
          </table:table-cell>
          <table:table-cell table:formula="of:=RANDBETWEEN([.A119];[.C119])" office:value-type="float" office:value="10" calcext:value-type="float">
            <text:p>10</text:p>
          </table:table-cell>
          <table:table-cell table:formula="of:=[.A119] + ([.B119]-[.A119])^2.5 + ([.C119]-[.A119]-[.B119]) * ([.D119]/[.A119] + 0.002)" office:value-type="float" office:value="313.201766016838" calcext:value-type="float">
            <text:p>313.201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20]; [.B120])" office:value-type="float" office:value="7" calcext:value-type="float">
            <text:p>7</text:p>
          </table:table-cell>
          <table:table-cell table:formula="of:=RANDBETWEEN([.A120];[.C120])" office:value-type="float" office:value="6" calcext:value-type="float">
            <text:p>6</text:p>
          </table:table-cell>
          <table:table-cell table:formula="of:=[.A120] + ([.B120]-[.A120])^2.5 + ([.C120]-[.A120]-[.B120]) * ([.D120]/[.A120] + 0.002)" office:value-type="float" office:value="1002.466" calcext:value-type="float">
            <text:p>1002.466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21]; [.B121])" office:value-type="float" office:value="9" calcext:value-type="float">
            <text:p>9</text:p>
          </table:table-cell>
          <table:table-cell table:formula="of:=RANDBETWEEN([.A121];[.C121])" office:value-type="float" office:value="9" calcext:value-type="float">
            <text:p>9</text:p>
          </table:table-cell>
          <table:table-cell table:formula="of:=[.A121] + ([.B121]-[.A121])^2.5 + ([.C121]-[.A121]-[.B121]) * ([.D121]/[.A121] + 0.002)" office:value-type="float" office:value="121.863814242165" calcext:value-type="float">
            <text:p>121.863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22]; [.B122])" office:value-type="float" office:value="14" calcext:value-type="float">
            <text:p>14</text:p>
          </table:table-cell>
          <table:table-cell table:formula="of:=RANDBETWEEN([.A122];[.C122])" office:value-type="float" office:value="14" calcext:value-type="float">
            <text:p>14</text:p>
          </table:table-cell>
          <table:table-cell table:formula="of:=[.A122] + ([.B122]-[.A122])^2.5 + ([.C122]-[.A122]-[.B122]) * ([.D122]/[.A122] + 0.002)" office:value-type="float" office:value="81.6060751846389" calcext:value-type="float">
            <text:p>81.606075184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23]; [.B123])" office:value-type="float" office:value="13" calcext:value-type="float">
            <text:p>13</text:p>
          </table:table-cell>
          <table:table-cell table:formula="of:=RANDBETWEEN([.A123];[.C123])" office:value-type="float" office:value="9" calcext:value-type="float">
            <text:p>9</text:p>
          </table:table-cell>
          <table:table-cell table:formula="of:=[.A123] + ([.B123]-[.A123])^2.5 + ([.C123]-[.A123]-[.B123]) * ([.D123]/[.A123] + 0.002)" office:value-type="float" office:value="237.992" calcext:value-type="float">
            <text:p>237.99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24]; [.B124])" office:value-type="float" office:value="10" calcext:value-type="float">
            <text:p>10</text:p>
          </table:table-cell>
          <table:table-cell table:formula="of:=RANDBETWEEN([.A124];[.C124])" office:value-type="float" office:value="8" calcext:value-type="float">
            <text:p>8</text:p>
          </table:table-cell>
          <table:table-cell table:formula="of:=[.A124] + ([.B124]-[.A124])^2.5 + ([.C124]-[.A124]-[.B124]) * ([.D124]/[.A124] + 0.002)" office:value-type="float" office:value="124.615814242165" calcext:value-type="float">
            <text:p>124.615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25]; [.B125])" office:value-type="float" office:value="11" calcext:value-type="float">
            <text:p>11</text:p>
          </table:table-cell>
          <table:table-cell table:formula="of:=RANDBETWEEN([.A125];[.C125])" office:value-type="float" office:value="5" calcext:value-type="float">
            <text:p>5</text:p>
          </table:table-cell>
          <table:table-cell table:formula="of:=[.A125] + ([.B125]-[.A125])^2.5 + ([.C125]-[.A125]-[.B125]) * ([.D125]/[.A125] + 0.002)" office:value-type="float" office:value="239.488" calcext:value-type="float">
            <text:p>239.48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26]; [.B126])" office:value-type="float" office:value="12" calcext:value-type="float">
            <text:p>12</text:p>
          </table:table-cell>
          <table:table-cell table:formula="of:=RANDBETWEEN([.A126];[.C126])" office:value-type="float" office:value="10" calcext:value-type="float">
            <text:p>10</text:p>
          </table:table-cell>
          <table:table-cell table:formula="of:=[.A126] + ([.B126]-[.A126])^2.5 + ([.C126]-[.A126]-[.B126]) * ([.D126]/[.A126] + 0.002)" office:value-type="float" office:value="484.806632579837" calcext:value-type="float">
            <text:p>484.80663257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27]; [.B127])" office:value-type="float" office:value="10" calcext:value-type="float">
            <text:p>10</text:p>
          </table:table-cell>
          <table:table-cell table:formula="of:=RANDBETWEEN([.A127];[.C127])" office:value-type="float" office:value="9" calcext:value-type="float">
            <text:p>9</text:p>
          </table:table-cell>
          <table:table-cell table:formula="of:=[.A127] + ([.B127]-[.A127])^2.5 + ([.C127]-[.A127]-[.B127]) * ([.D127]/[.A127] + 0.002)" office:value-type="float" office:value="51.3122708660662" calcext:value-type="float">
            <text:p>51.3122708661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28]; [.B128])" office:value-type="float" office:value="3" calcext:value-type="float">
            <text:p>3</text:p>
          </table:table-cell>
          <table:table-cell table:formula="of:=RANDBETWEEN([.A128];[.C128])" office:value-type="float" office:value="3" calcext:value-type="float">
            <text:p>3</text:p>
          </table:table-cell>
          <table:table-cell table:formula="of:=[.A128] + ([.B128]-[.A128])^2.5 + ([.C128]-[.A128]-[.B128]) * ([.D128]/[.A128] + 0.002)" office:value-type="float" office:value="596.306165553414" calcext:value-type="float">
            <text:p>596.306165553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29]; [.B129])" office:value-type="float" office:value="9" calcext:value-type="float">
            <text:p>9</text:p>
          </table:table-cell>
          <table:table-cell table:formula="of:=RANDBETWEEN([.A129];[.C129])" office:value-type="float" office:value="6" calcext:value-type="float">
            <text:p>6</text:p>
          </table:table-cell>
          <table:table-cell table:formula="of:=[.A129] + ([.B129]-[.A129])^2.5 + ([.C129]-[.A129]-[.B129]) * ([.D129]/[.A129] + 0.002)" office:value-type="float" office:value="84.6716307401944" calcext:value-type="float">
            <text:p>84.67163074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30]; [.B130])" office:value-type="float" office:value="10" calcext:value-type="float">
            <text:p>10</text:p>
          </table:table-cell>
          <table:table-cell table:formula="of:=RANDBETWEEN([.A130];[.C130])" office:value-type="float" office:value="9" calcext:value-type="float">
            <text:p>9</text:p>
          </table:table-cell>
          <table:table-cell table:formula="of:=[.A130] + ([.B130]-[.A130])^2.5 + ([.C130]-[.A130]-[.B130]) * ([.D130]/[.A130] + 0.002)" office:value-type="float" office:value="51.8756994374948" calcext:value-type="float">
            <text:p>51.875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31]; [.B131])" office:value-type="float" office:value="11" calcext:value-type="float">
            <text:p>11</text:p>
          </table:table-cell>
          <table:table-cell table:formula="of:=RANDBETWEEN([.A131];[.C131])" office:value-type="float" office:value="8" calcext:value-type="float">
            <text:p>8</text:p>
          </table:table-cell>
          <table:table-cell table:formula="of:=[.A131] + ([.B131]-[.A131])^2.5 + ([.C131]-[.A131]-[.B131]) * ([.D131]/[.A131] + 0.002)" office:value-type="float" office:value="125.193242813594" calcext:value-type="float">
            <text:p>125.1932428136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32]; [.B132])" office:value-type="float" office:value="10" calcext:value-type="float">
            <text:p>10</text:p>
          </table:table-cell>
          <table:table-cell table:formula="of:=RANDBETWEEN([.A132];[.C132])" office:value-type="float" office:value="10" calcext:value-type="float">
            <text:p>10</text:p>
          </table:table-cell>
          <table:table-cell table:formula="of:=[.A132] + ([.B132]-[.A132])^2.5 + ([.C132]-[.A132]-[.B132]) * ([.D132]/[.A132] + 0.002)" office:value-type="float" office:value="27.5554285714286" calcext:value-type="float">
            <text:p>27.555428571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33]; [.B133])" office:value-type="float" office:value="10" calcext:value-type="float">
            <text:p>10</text:p>
          </table:table-cell>
          <table:table-cell table:formula="of:=RANDBETWEEN([.A133];[.C133])" office:value-type="float" office:value="9" calcext:value-type="float">
            <text:p>9</text:p>
          </table:table-cell>
          <table:table-cell table:formula="of:=[.A133] + ([.B133]-[.A133])^2.5 + ([.C133]-[.A133]-[.B133]) * ([.D133]/[.A133] + 0.002)" office:value-type="float" office:value="585.320165553414" calcext:value-type="float">
            <text:p>585.320165553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34]; [.B134])" office:value-type="float" office:value="10" calcext:value-type="float">
            <text:p>10</text:p>
          </table:table-cell>
          <table:table-cell table:formula="of:=RANDBETWEEN([.A134];[.C134])" office:value-type="float" office:value="10" calcext:value-type="float">
            <text:p>10</text:p>
          </table:table-cell>
          <table:table-cell table:formula="of:=[.A134] + ([.B134]-[.A134])^2.5 + ([.C134]-[.A134]-[.B134]) * ([.D134]/[.A134] + 0.002)" office:value-type="float" office:value="386.853028204432" calcext:value-type="float">
            <text:p>386.853028204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35]; [.B135])" office:value-type="float" office:value="13" calcext:value-type="float">
            <text:p>13</text:p>
          </table:table-cell>
          <table:table-cell table:formula="of:=RANDBETWEEN([.A135];[.C135])" office:value-type="float" office:value="4" calcext:value-type="float">
            <text:p>4</text:p>
          </table:table-cell>
          <table:table-cell table:formula="of:=[.A135] + ([.B135]-[.A135])^2.5 + ([.C135]-[.A135]-[.B135]) * ([.D135]/[.A135] + 0.002)" office:value-type="float" office:value="728.346847807693" calcext:value-type="float">
            <text:p>728.346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36]; [.B136])" office:value-type="float" office:value="8" calcext:value-type="float">
            <text:p>8</text:p>
          </table:table-cell>
          <table:table-cell table:formula="of:=RANDBETWEEN([.A136];[.C136])" office:value-type="float" office:value="8" calcext:value-type="float">
            <text:p>8</text:p>
          </table:table-cell>
          <table:table-cell table:formula="of:=[.A136] + ([.B136]-[.A136])^2.5 + ([.C136]-[.A136]-[.B136]) * ([.D136]/[.A136] + 0.002)" office:value-type="float" office:value="390.273599633003" calcext:value-type="float">
            <text:p>390.27359963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37]; [.B137])" office:value-type="float" office:value="18" calcext:value-type="float">
            <text:p>18</text:p>
          </table:table-cell>
          <table:table-cell table:formula="of:=RANDBETWEEN([.A137];[.C137])" office:value-type="float" office:value="6" calcext:value-type="float">
            <text:p>6</text:p>
          </table:table-cell>
          <table:table-cell table:formula="of:=[.A137] + ([.B137]-[.A137])^2.5 + ([.C137]-[.A137]-[.B137]) * ([.D137]/[.A137] + 0.002)" office:value-type="float" office:value="1363.61158262665" calcext:value-type="float">
            <text:p>1363.61158262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38]; [.B138])" office:value-type="float" office:value="7" calcext:value-type="float">
            <text:p>7</text:p>
          </table:table-cell>
          <table:table-cell table:formula="of:=RANDBETWEEN([.A138];[.C138])" office:value-type="float" office:value="6" calcext:value-type="float">
            <text:p>6</text:p>
          </table:table-cell>
          <table:table-cell table:formula="of:=[.A138] + ([.B138]-[.A138])^2.5 + ([.C138]-[.A138]-[.B138]) * ([.D138]/[.A138] + 0.002)" office:value-type="float" office:value="305.601766016838" calcext:value-type="float">
            <text:p>305.601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39]; [.B139])" office:value-type="float" office:value="5" calcext:value-type="float">
            <text:p>5</text:p>
          </table:table-cell>
          <table:table-cell table:formula="of:=RANDBETWEEN([.A139];[.C139])" office:value-type="float" office:value="5" calcext:value-type="float">
            <text:p>5</text:p>
          </table:table-cell>
          <table:table-cell table:formula="of:=[.A139] + ([.B139]-[.A139])^2.5 + ([.C139]-[.A139]-[.B139]) * ([.D139]/[.A139] + 0.002)" office:value-type="float" office:value="122.617814242165" calcext:value-type="float">
            <text:p>122.617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40]; [.B140])" office:value-type="float" office:value="15" calcext:value-type="float">
            <text:p>15</text:p>
          </table:table-cell>
          <table:table-cell table:formula="of:=RANDBETWEEN([.A140];[.C140])" office:value-type="float" office:value="8" calcext:value-type="float">
            <text:p>8</text:p>
          </table:table-cell>
          <table:table-cell table:formula="of:=[.A140] + ([.B140]-[.A140])^2.5 + ([.C140]-[.A140]-[.B140]) * ([.D140]/[.A140] + 0.002)" office:value-type="float" office:value="857.413252896669" calcext:value-type="float">
            <text:p>857.41325289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41]; [.B141])" office:value-type="float" office:value="12" calcext:value-type="float">
            <text:p>12</text:p>
          </table:table-cell>
          <table:table-cell table:formula="of:=RANDBETWEEN([.A141];[.C141])" office:value-type="float" office:value="12" calcext:value-type="float">
            <text:p>12</text:p>
          </table:table-cell>
          <table:table-cell table:formula="of:=[.A141] + ([.B141]-[.A141])^2.5 + ([.C141]-[.A141]-[.B141]) * ([.D141]/[.A141] + 0.002)" office:value-type="float" office:value="231.474" calcext:value-type="float">
            <text:p>231.47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42]; [.B142])" office:value-type="float" office:value="10" calcext:value-type="float">
            <text:p>10</text:p>
          </table:table-cell>
          <table:table-cell table:formula="of:=RANDBETWEEN([.A142];[.C142])" office:value-type="float" office:value="10" calcext:value-type="float">
            <text:p>10</text:p>
          </table:table-cell>
          <table:table-cell table:formula="of:=[.A142] + ([.B142]-[.A142])^2.5 + ([.C142]-[.A142]-[.B142]) * ([.D142]/[.A142] + 0.002)" office:value-type="float" office:value="50.8716994374947" calcext:value-type="float">
            <text:p>50.871699437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43]; [.B143])" office:value-type="float" office:value="6" calcext:value-type="float">
            <text:p>6</text:p>
          </table:table-cell>
          <table:table-cell table:formula="of:=RANDBETWEEN([.A143];[.C143])" office:value-type="float" office:value="6" calcext:value-type="float">
            <text:p>6</text:p>
          </table:table-cell>
          <table:table-cell table:formula="of:=[.A143] + ([.B143]-[.A143])^2.5 + ([.C143]-[.A143]-[.B143]) * ([.D143]/[.A143] + 0.002)" office:value-type="float" office:value="50.8796994374947" calcext:value-type="float">
            <text:p>50.879699437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44]; [.B144])" office:value-type="float" office:value="8" calcext:value-type="float">
            <text:p>8</text:p>
          </table:table-cell>
          <table:table-cell table:formula="of:=RANDBETWEEN([.A144];[.C144])" office:value-type="float" office:value="8" calcext:value-type="float">
            <text:p>8</text:p>
          </table:table-cell>
          <table:table-cell table:formula="of:=[.A144] + ([.B144]-[.A144])^2.5 + ([.C144]-[.A144]-[.B144]) * ([.D144]/[.A144] + 0.002)" office:value-type="float" office:value="387.281599633003" calcext:value-type="float">
            <text:p>387.281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45]; [.B145])" office:value-type="float" office:value="10" calcext:value-type="float">
            <text:p>10</text:p>
          </table:table-cell>
          <table:table-cell table:formula="of:=RANDBETWEEN([.A145];[.C145])" office:value-type="float" office:value="10" calcext:value-type="float">
            <text:p>10</text:p>
          </table:table-cell>
          <table:table-cell table:formula="of:=[.A145] + ([.B145]-[.A145])^2.5 + ([.C145]-[.A145]-[.B145]) * ([.D145]/[.A145] + 0.002)" office:value-type="float" office:value="12.3204572681199" calcext:value-type="float">
            <text:p>12.3204572681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46]; [.B146])" office:value-type="float" office:value="13" calcext:value-type="float">
            <text:p>13</text:p>
          </table:table-cell>
          <table:table-cell table:formula="of:=RANDBETWEEN([.A146];[.C146])" office:value-type="float" office:value="11" calcext:value-type="float">
            <text:p>11</text:p>
          </table:table-cell>
          <table:table-cell table:formula="of:=[.A146] + ([.B146]-[.A146])^2.5 + ([.C146]-[.A146]-[.B146]) * ([.D146]/[.A146] + 0.002)" office:value-type="float" office:value="52.8856994374947" calcext:value-type="float">
            <text:p>52.885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47]; [.B147])" office:value-type="float" office:value="12" calcext:value-type="float">
            <text:p>12</text:p>
          </table:table-cell>
          <table:table-cell table:formula="of:=RANDBETWEEN([.A147];[.C147])" office:value-type="float" office:value="10" calcext:value-type="float">
            <text:p>10</text:p>
          </table:table-cell>
          <table:table-cell table:formula="of:=[.A147] + ([.B147]-[.A147])^2.5 + ([.C147]-[.A147]-[.B147]) * ([.D147]/[.A147] + 0.002)" office:value-type="float" office:value="305.215766016838" calcext:value-type="float">
            <text:p>305.215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48]; [.B148])" office:value-type="float" office:value="1" calcext:value-type="float">
            <text:p>1</text:p>
          </table:table-cell>
          <table:table-cell table:formula="of:=RANDBETWEEN([.A148];[.C148])" office:value-type="float" office:value="1" calcext:value-type="float">
            <text:p>1</text:p>
          </table:table-cell>
          <table:table-cell table:formula="of:=[.A148] + ([.B148]-[.A148])^2.5 + ([.C148]-[.A148]-[.B148]) * ([.D148]/[.A148] + 0.002)" office:value-type="float" office:value="1174.5415258035" calcext:value-type="float">
            <text:p>1174.541525803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49]; [.B149])" office:value-type="float" office:value="15" calcext:value-type="float">
            <text:p>15</text:p>
          </table:table-cell>
          <table:table-cell table:formula="of:=RANDBETWEEN([.A149];[.C149])" office:value-type="float" office:value="8" calcext:value-type="float">
            <text:p>8</text:p>
          </table:table-cell>
          <table:table-cell table:formula="of:=[.A149] + ([.B149]-[.A149])^2.5 + ([.C149]-[.A149]-[.B149]) * ([.D149]/[.A149] + 0.002)" office:value-type="float" office:value="492.812632579837" calcext:value-type="float">
            <text:p>492.812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50]; [.B150])" office:value-type="float" office:value="15" calcext:value-type="float">
            <text:p>15</text:p>
          </table:table-cell>
          <table:table-cell table:formula="of:=RANDBETWEEN([.A150];[.C150])" office:value-type="float" office:value="15" calcext:value-type="float">
            <text:p>15</text:p>
          </table:table-cell>
          <table:table-cell table:formula="of:=[.A150] + ([.B150]-[.A150])^2.5 + ([.C150]-[.A150]-[.B150]) * ([.D150]/[.A150] + 0.002)" office:value-type="float" office:value="303.697766016838" calcext:value-type="float">
            <text:p>303.697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51]; [.B151])" office:value-type="float" office:value="14" calcext:value-type="float">
            <text:p>14</text:p>
          </table:table-cell>
          <table:table-cell table:formula="of:=RANDBETWEEN([.A151];[.C151])" office:value-type="float" office:value="14" calcext:value-type="float">
            <text:p>14</text:p>
          </table:table-cell>
          <table:table-cell table:formula="of:=[.A151] + ([.B151]-[.A151])^2.5 + ([.C151]-[.A151]-[.B151]) * ([.D151]/[.A151] + 0.002)" office:value-type="float" office:value="303.42198823906" calcext:value-type="float">
            <text:p>303.4219882391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52]; [.B152])" office:value-type="float" office:value="12" calcext:value-type="float">
            <text:p>12</text:p>
          </table:table-cell>
          <table:table-cell table:formula="of:=RANDBETWEEN([.A152];[.C152])" office:value-type="float" office:value="10" calcext:value-type="float">
            <text:p>10</text:p>
          </table:table-cell>
          <table:table-cell table:formula="of:=[.A152] + ([.B152]-[.A152])^2.5 + ([.C152]-[.A152]-[.B152]) * ([.D152]/[.A152] + 0.002)" office:value-type="float" office:value="964.988" calcext:value-type="float">
            <text:p>964.98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53]; [.B153])" office:value-type="float" office:value="9" calcext:value-type="float">
            <text:p>9</text:p>
          </table:table-cell>
          <table:table-cell table:formula="of:=RANDBETWEEN([.A153];[.C153])" office:value-type="float" office:value="8" calcext:value-type="float">
            <text:p>8</text:p>
          </table:table-cell>
          <table:table-cell table:formula="of:=[.A153] + ([.B153]-[.A153])^2.5 + ([.C153]-[.A153]-[.B153]) * ([.D153]/[.A153] + 0.002)" office:value-type="float" office:value="4.63885424949238" calcext:value-type="float">
            <text:p>4.638854249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54]; [.B154])" office:value-type="float" office:value="8" calcext:value-type="float">
            <text:p>8</text:p>
          </table:table-cell>
          <table:table-cell table:formula="of:=RANDBETWEEN([.A154];[.C154])" office:value-type="float" office:value="8" calcext:value-type="float">
            <text:p>8</text:p>
          </table:table-cell>
          <table:table-cell table:formula="of:=[.A154] + ([.B154]-[.A154])^2.5 + ([.C154]-[.A154]-[.B154]) * ([.D154]/[.A154] + 0.002)" office:value-type="float" office:value="232.827142857143" calcext:value-type="float">
            <text:p>232.827142857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55]; [.B155])" office:value-type="float" office:value="5" calcext:value-type="float">
            <text:p>5</text:p>
          </table:table-cell>
          <table:table-cell table:formula="of:=RANDBETWEEN([.A155];[.C155])" office:value-type="float" office:value="5" calcext:value-type="float">
            <text:p>5</text:p>
          </table:table-cell>
          <table:table-cell table:formula="of:=[.A155] + ([.B155]-[.A155])^2.5 + ([.C155]-[.A155]-[.B155]) * ([.D155]/[.A155] + 0.002)" office:value-type="float" office:value="306.197766016838" calcext:value-type="float">
            <text:p>306.197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56]; [.B156])" office:value-type="float" office:value="10" calcext:value-type="float">
            <text:p>10</text:p>
          </table:table-cell>
          <table:table-cell table:formula="of:=RANDBETWEEN([.A156];[.C156])" office:value-type="float" office:value="10" calcext:value-type="float">
            <text:p>10</text:p>
          </table:table-cell>
          <table:table-cell table:formula="of:=[.A156] + ([.B156]-[.A156])^2.5 + ([.C156]-[.A156]-[.B156]) * ([.D156]/[.A156] + 0.002)" office:value-type="float" office:value="81.5980751846388" calcext:value-type="float">
            <text:p>81.598075184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57]; [.B157])" office:value-type="float" office:value="6" calcext:value-type="float">
            <text:p>6</text:p>
          </table:table-cell>
          <table:table-cell table:formula="of:=RANDBETWEEN([.A157];[.C157])" office:value-type="float" office:value="3" calcext:value-type="float">
            <text:p>3</text:p>
          </table:table-cell>
          <table:table-cell table:formula="of:=[.A157] + ([.B157]-[.A157])^2.5 + ([.C157]-[.A157]-[.B157]) * ([.D157]/[.A157] + 0.002)" office:value-type="float" office:value="174.007335983756" calcext:value-type="float">
            <text:p>174.007335983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158]; [.B158])" office:value-type="float" office:value="14" calcext:value-type="float">
            <text:p>14</text:p>
          </table:table-cell>
          <table:table-cell table:formula="of:=RANDBETWEEN([.A158];[.C158])" office:value-type="float" office:value="13" calcext:value-type="float">
            <text:p>13</text:p>
          </table:table-cell>
          <table:table-cell table:formula="of:=[.A158] + ([.B158]-[.A158])^2.5 + ([.C158]-[.A158]-[.B158]) * ([.D158]/[.A158] + 0.002)" office:value-type="float" office:value="82.5576307401944" calcext:value-type="float">
            <text:p>82.557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59]; [.B159])" office:value-type="float" office:value="15" calcext:value-type="float">
            <text:p>15</text:p>
          </table:table-cell>
          <table:table-cell table:formula="of:=RANDBETWEEN([.A159];[.C159])" office:value-type="float" office:value="10" calcext:value-type="float">
            <text:p>10</text:p>
          </table:table-cell>
          <table:table-cell table:formula="of:=[.A159] + ([.B159]-[.A159])^2.5 + ([.C159]-[.A159]-[.B159]) * ([.D159]/[.A159] + 0.002)" office:value-type="float" office:value="598.322165553414" calcext:value-type="float">
            <text:p>598.322165553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60]; [.B160])" office:value-type="float" office:value="13" calcext:value-type="float">
            <text:p>13</text:p>
          </table:table-cell>
          <table:table-cell table:formula="of:=RANDBETWEEN([.A160];[.C160])" office:value-type="float" office:value="13" calcext:value-type="float">
            <text:p>13</text:p>
          </table:table-cell>
          <table:table-cell table:formula="of:=[.A160] + ([.B160]-[.A160])^2.5 + ([.C160]-[.A160]-[.B160]) * ([.D160]/[.A160] + 0.002)" office:value-type="float" office:value="171.215558205978" calcext:value-type="float">
            <text:p>171.21555820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61]; [.B161])" office:value-type="float" office:value="12" calcext:value-type="float">
            <text:p>12</text:p>
          </table:table-cell>
          <table:table-cell table:formula="of:=RANDBETWEEN([.A161];[.C161])" office:value-type="float" office:value="11" calcext:value-type="float">
            <text:p>11</text:p>
          </table:table-cell>
          <table:table-cell table:formula="of:=[.A161] + ([.B161]-[.A161])^2.5 + ([.C161]-[.A161]-[.B161]) * ([.D161]/[.A161] + 0.002)" office:value-type="float" office:value="233.24" calcext:value-type="float">
            <text:p>233.2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62]; [.B162])" office:value-type="float" office:value="10" calcext:value-type="float">
            <text:p>10</text:p>
          </table:table-cell>
          <table:table-cell table:formula="of:=RANDBETWEEN([.A162];[.C162])" office:value-type="float" office:value="9" calcext:value-type="float">
            <text:p>9</text:p>
          </table:table-cell>
          <table:table-cell table:formula="of:=[.A162] + ([.B162]-[.A162])^2.5 + ([.C162]-[.A162]-[.B162]) * ([.D162]/[.A162] + 0.002)" office:value-type="float" office:value="0.981999999999999" calcext:value-type="float">
            <text:p>0.98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63]; [.B163])" office:value-type="float" office:value="17" calcext:value-type="float">
            <text:p>17</text:p>
          </table:table-cell>
          <table:table-cell table:formula="of:=RANDBETWEEN([.A163];[.C163])" office:value-type="float" office:value="12" calcext:value-type="float">
            <text:p>12</text:p>
          </table:table-cell>
          <table:table-cell table:formula="of:=[.A163] + ([.B163]-[.A163])^2.5 + ([.C163]-[.A163]-[.B163]) * ([.D163]/[.A163] + 0.002)" office:value-type="float" office:value="238.984" calcext:value-type="float">
            <text:p>238.98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64]; [.B164])" office:value-type="float" office:value="11" calcext:value-type="float">
            <text:p>11</text:p>
          </table:table-cell>
          <table:table-cell table:formula="of:=RANDBETWEEN([.A164];[.C164])" office:value-type="float" office:value="11" calcext:value-type="float">
            <text:p>11</text:p>
          </table:table-cell>
          <table:table-cell table:formula="of:=[.A164] + ([.B164]-[.A164])^2.5 + ([.C164]-[.A164]-[.B164]) * ([.D164]/[.A164] + 0.002)" office:value-type="float" office:value="50.4736994374948" calcext:value-type="float">
            <text:p>50.473699437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65]; [.B165])" office:value-type="float" office:value="14" calcext:value-type="float">
            <text:p>14</text:p>
          </table:table-cell>
          <table:table-cell table:formula="of:=RANDBETWEEN([.A165];[.C165])" office:value-type="float" office:value="14" calcext:value-type="float">
            <text:p>14</text:p>
          </table:table-cell>
          <table:table-cell table:formula="of:=[.A165] + ([.B165]-[.A165])^2.5 + ([.C165]-[.A165]-[.B165]) * ([.D165]/[.A165] + 0.002)" office:value-type="float" office:value="710.344847807693" calcext:value-type="float">
            <text:p>710.344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66]; [.B166])" office:value-type="float" office:value="8" calcext:value-type="float">
            <text:p>8</text:p>
          </table:table-cell>
          <table:table-cell table:formula="of:=RANDBETWEEN([.A166];[.C166])" office:value-type="float" office:value="8" calcext:value-type="float">
            <text:p>8</text:p>
          </table:table-cell>
          <table:table-cell table:formula="of:=[.A166] + ([.B166]-[.A166])^2.5 + ([.C166]-[.A166]-[.B166]) * ([.D166]/[.A166] + 0.002)" office:value-type="float" office:value="27.976" calcext:value-type="float">
            <text:p>27.976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167]; [.B167])" office:value-type="float" office:value="14" calcext:value-type="float">
            <text:p>14</text:p>
          </table:table-cell>
          <table:table-cell table:formula="of:=RANDBETWEEN([.A167];[.C167])" office:value-type="float" office:value="14" calcext:value-type="float">
            <text:p>14</text:p>
          </table:table-cell>
          <table:table-cell table:formula="of:=[.A167] + ([.B167]-[.A167])^2.5 + ([.C167]-[.A167]-[.B167]) * ([.D167]/[.A167] + 0.002)" office:value-type="float" office:value="596.336165553414" calcext:value-type="float">
            <text:p>596.336165553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68]; [.B168])" office:value-type="float" office:value="15" calcext:value-type="float">
            <text:p>15</text:p>
          </table:table-cell>
          <table:table-cell table:formula="of:=RANDBETWEEN([.A168];[.C168])" office:value-type="float" office:value="7" calcext:value-type="float">
            <text:p>7</text:p>
          </table:table-cell>
          <table:table-cell table:formula="of:=[.A168] + ([.B168]-[.A168])^2.5 + ([.C168]-[.A168]-[.B168]) * ([.D168]/[.A168] + 0.002)" office:value-type="float" office:value="314.209766016838" calcext:value-type="float">
            <text:p>314.209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69]; [.B169])" office:value-type="float" office:value="13" calcext:value-type="float">
            <text:p>13</text:p>
          </table:table-cell>
          <table:table-cell table:formula="of:=RANDBETWEEN([.A169];[.C169])" office:value-type="float" office:value="11" calcext:value-type="float">
            <text:p>11</text:p>
          </table:table-cell>
          <table:table-cell table:formula="of:=[.A169] + ([.B169]-[.A169])^2.5 + ([.C169]-[.A169]-[.B169]) * ([.D169]/[.A169] + 0.002)" office:value-type="float" office:value="390.724044077448" calcext:value-type="float">
            <text:p>390.724044077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70]; [.B170])" office:value-type="float" office:value="17" calcext:value-type="float">
            <text:p>17</text:p>
          </table:table-cell>
          <table:table-cell table:formula="of:=RANDBETWEEN([.A170];[.C170])" office:value-type="float" office:value="12" calcext:value-type="float">
            <text:p>12</text:p>
          </table:table-cell>
          <table:table-cell table:formula="of:=[.A170] + ([.B170]-[.A170])^2.5 + ([.C170]-[.A170]-[.B170]) * ([.D170]/[.A170] + 0.002)" office:value-type="float" office:value="858.413252896669" calcext:value-type="float">
            <text:p>858.41325289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71]; [.B171])" office:value-type="float" office:value="9" calcext:value-type="float">
            <text:p>9</text:p>
          </table:table-cell>
          <table:table-cell table:formula="of:=RANDBETWEEN([.A171];[.C171])" office:value-type="float" office:value="6" calcext:value-type="float">
            <text:p>6</text:p>
          </table:table-cell>
          <table:table-cell table:formula="of:=[.A171] + ([.B171]-[.A171])^2.5 + ([.C171]-[.A171]-[.B171]) * ([.D171]/[.A171] + 0.002)" office:value-type="float" office:value="599.306165553414" calcext:value-type="float">
            <text:p>599.306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72]; [.B172])" office:value-type="float" office:value="12" calcext:value-type="float">
            <text:p>12</text:p>
          </table:table-cell>
          <table:table-cell table:formula="of:=RANDBETWEEN([.A172];[.C172])" office:value-type="float" office:value="11" calcext:value-type="float">
            <text:p>11</text:p>
          </table:table-cell>
          <table:table-cell table:formula="of:=[.A172] + ([.B172]-[.A172])^2.5 + ([.C172]-[.A172]-[.B172]) * ([.D172]/[.A172] + 0.002)" office:value-type="float" office:value="122.494814242165" calcext:value-type="float">
            <text:p>122.494814242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73]; [.B173])" office:value-type="float" office:value="3" calcext:value-type="float">
            <text:p>3</text:p>
          </table:table-cell>
          <table:table-cell table:formula="of:=RANDBETWEEN([.A173];[.C173])" office:value-type="float" office:value="3" calcext:value-type="float">
            <text:p>3</text:p>
          </table:table-cell>
          <table:table-cell table:formula="of:=[.A173] + ([.B173]-[.A173])^2.5 + ([.C173]-[.A173]-[.B173]) * ([.D173]/[.A173] + 0.002)" office:value-type="float" office:value="979.97" calcext:value-type="float">
            <text:p>979.9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74]; [.B174])" office:value-type="float" office:value="8" calcext:value-type="float">
            <text:p>8</text:p>
          </table:table-cell>
          <table:table-cell table:formula="of:=RANDBETWEEN([.A174];[.C174])" office:value-type="float" office:value="4" calcext:value-type="float">
            <text:p>4</text:p>
          </table:table-cell>
          <table:table-cell table:formula="of:=[.A174] + ([.B174]-[.A174])^2.5 + ([.C174]-[.A174]-[.B174]) * ([.D174]/[.A174] + 0.002)" office:value-type="float" office:value="176.007335983756" calcext:value-type="float">
            <text:p>176.007335983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75]; [.B175])" office:value-type="float" office:value="12" calcext:value-type="float">
            <text:p>12</text:p>
          </table:table-cell>
          <table:table-cell table:formula="of:=RANDBETWEEN([.A175];[.C175])" office:value-type="float" office:value="10" calcext:value-type="float">
            <text:p>10</text:p>
          </table:table-cell>
          <table:table-cell table:formula="of:=[.A175] + ([.B175]-[.A175])^2.5 + ([.C175]-[.A175]-[.B175]) * ([.D175]/[.A175] + 0.002)" office:value-type="float" office:value="14.5664572681199" calcext:value-type="float">
            <text:p>14.566457268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76]; [.B176])" office:value-type="float" office:value="10" calcext:value-type="float">
            <text:p>10</text:p>
          </table:table-cell>
          <table:table-cell table:formula="of:=RANDBETWEEN([.A176];[.C176])" office:value-type="float" office:value="9" calcext:value-type="float">
            <text:p>9</text:p>
          </table:table-cell>
          <table:table-cell table:formula="of:=[.A176] + ([.B176]-[.A176])^2.5 + ([.C176]-[.A176]-[.B176]) * ([.D176]/[.A176] + 0.002)" office:value-type="float" office:value="13.5664572681199" calcext:value-type="float">
            <text:p>13.566457268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77]; [.B177])" office:value-type="float" office:value="8" calcext:value-type="float">
            <text:p>8</text:p>
          </table:table-cell>
          <table:table-cell table:formula="of:=RANDBETWEEN([.A177];[.C177])" office:value-type="float" office:value="5" calcext:value-type="float">
            <text:p>5</text:p>
          </table:table-cell>
          <table:table-cell table:formula="of:=[.A177] + ([.B177]-[.A177])^2.5 + ([.C177]-[.A177]-[.B177]) * ([.D177]/[.A177] + 0.002)" office:value-type="float" office:value="856.641252896669" calcext:value-type="float">
            <text:p>856.641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78]; [.B178])" office:value-type="float" office:value="3" calcext:value-type="float">
            <text:p>3</text:p>
          </table:table-cell>
          <table:table-cell table:formula="of:=RANDBETWEEN([.A178];[.C178])" office:value-type="float" office:value="3" calcext:value-type="float">
            <text:p>3</text:p>
          </table:table-cell>
          <table:table-cell table:formula="of:=[.A178] + ([.B178]-[.A178])^2.5 + ([.C178]-[.A178]-[.B178]) * ([.D178]/[.A178] + 0.002)" office:value-type="float" office:value="849.389252896669" calcext:value-type="float">
            <text:p>849.389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79]; [.B179])" office:value-type="float" office:value="9" calcext:value-type="float">
            <text:p>9</text:p>
          </table:table-cell>
          <table:table-cell table:formula="of:=RANDBETWEEN([.A179];[.C179])" office:value-type="float" office:value="6" calcext:value-type="float">
            <text:p>6</text:p>
          </table:table-cell>
          <table:table-cell table:formula="of:=[.A179] + ([.B179]-[.A179])^2.5 + ([.C179]-[.A179]-[.B179]) * ([.D179]/[.A179] + 0.002)" office:value-type="float" office:value="1157.5535258035" calcext:value-type="float">
            <text:p>1157.553525803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180]; [.B180])" office:value-type="float" office:value="15" calcext:value-type="float">
            <text:p>15</text:p>
          </table:table-cell>
          <table:table-cell table:formula="of:=RANDBETWEEN([.A180];[.C180])" office:value-type="float" office:value="13" calcext:value-type="float">
            <text:p>13</text:p>
          </table:table-cell>
          <table:table-cell table:formula="of:=[.A180] + ([.B180]-[.A180])^2.5 + ([.C180]-[.A180]-[.B180]) * ([.D180]/[.A180] + 0.002)" office:value-type="float" office:value="124.017814242165" calcext:value-type="float">
            <text:p>124.017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81]; [.B181])" office:value-type="float" office:value="9" calcext:value-type="float">
            <text:p>9</text:p>
          </table:table-cell>
          <table:table-cell table:formula="of:=RANDBETWEEN([.A181];[.C181])" office:value-type="float" office:value="9" calcext:value-type="float">
            <text:p>9</text:p>
          </table:table-cell>
          <table:table-cell table:formula="of:=[.A181] + ([.B181]-[.A181])^2.5 + ([.C181]-[.A181]-[.B181]) * ([.D181]/[.A181] + 0.002)" office:value-type="float" office:value="82.1516307401944" calcext:value-type="float">
            <text:p>82.151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82]; [.B182])" office:value-type="float" office:value="11" calcext:value-type="float">
            <text:p>11</text:p>
          </table:table-cell>
          <table:table-cell table:formula="of:=RANDBETWEEN([.A182];[.C182])" office:value-type="float" office:value="6" calcext:value-type="float">
            <text:p>6</text:p>
          </table:table-cell>
          <table:table-cell table:formula="of:=[.A182] + ([.B182]-[.A182])^2.5 + ([.C182]-[.A182]-[.B182]) * ([.D182]/[.A182] + 0.002)" office:value-type="float" office:value="177.509335983756" calcext:value-type="float">
            <text:p>177.509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83]; [.B183])" office:value-type="float" office:value="12" calcext:value-type="float">
            <text:p>12</text:p>
          </table:table-cell>
          <table:table-cell table:formula="of:=RANDBETWEEN([.A183];[.C183])" office:value-type="float" office:value="10" calcext:value-type="float">
            <text:p>10</text:p>
          </table:table-cell>
          <table:table-cell table:formula="of:=[.A183] + ([.B183]-[.A183])^2.5 + ([.C183]-[.A183]-[.B183]) * ([.D183]/[.A183] + 0.002)" office:value-type="float" office:value="847.899252896669" calcext:value-type="float">
            <text:p>847.899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84]; [.B184])" office:value-type="float" office:value="11" calcext:value-type="float">
            <text:p>11</text:p>
          </table:table-cell>
          <table:table-cell table:formula="of:=RANDBETWEEN([.A184];[.C184])" office:value-type="float" office:value="10" calcext:value-type="float">
            <text:p>10</text:p>
          </table:table-cell>
          <table:table-cell table:formula="of:=[.A184] + ([.B184]-[.A184])^2.5 + ([.C184]-[.A184]-[.B184]) * ([.D184]/[.A184] + 0.002)" office:value-type="float" office:value="234.964" calcext:value-type="float">
            <text:p>234.96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85]; [.B185])" office:value-type="float" office:value="9" calcext:value-type="float">
            <text:p>9</text:p>
          </table:table-cell>
          <table:table-cell table:formula="of:=RANDBETWEEN([.A185];[.C185])" office:value-type="float" office:value="1" calcext:value-type="float">
            <text:p>1</text:p>
          </table:table-cell>
          <table:table-cell table:formula="of:=[.A185] + ([.B185]-[.A185])^2.5 + ([.C185]-[.A185]-[.B185]) * ([.D185]/[.A185] + 0.002)" office:value-type="float" office:value="314.221766016838" calcext:value-type="float">
            <text:p>314.221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86]; [.B186])" office:value-type="float" office:value="11" calcext:value-type="float">
            <text:p>11</text:p>
          </table:table-cell>
          <table:table-cell table:formula="of:=RANDBETWEEN([.A186];[.C186])" office:value-type="float" office:value="9" calcext:value-type="float">
            <text:p>9</text:p>
          </table:table-cell>
          <table:table-cell table:formula="of:=[.A186] + ([.B186]-[.A186])^2.5 + ([.C186]-[.A186]-[.B186]) * ([.D186]/[.A186] + 0.002)" office:value-type="float" office:value="14.5724572681199" calcext:value-type="float">
            <text:p>14.5724572681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87]; [.B187])" office:value-type="float" office:value="9" calcext:value-type="float">
            <text:p>9</text:p>
          </table:table-cell>
          <table:table-cell table:formula="of:=RANDBETWEEN([.A187];[.C187])" office:value-type="float" office:value="3" calcext:value-type="float">
            <text:p>3</text:p>
          </table:table-cell>
          <table:table-cell table:formula="of:=[.A187] + ([.B187]-[.A187])^2.5 + ([.C187]-[.A187]-[.B187]) * ([.D187]/[.A187] + 0.002)" office:value-type="float" office:value="179.009335983756" calcext:value-type="float">
            <text:p>179.009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188]; [.B188])" office:value-type="float" office:value="11" calcext:value-type="float">
            <text:p>11</text:p>
          </table:table-cell>
          <table:table-cell table:formula="of:=RANDBETWEEN([.A188];[.C188])" office:value-type="float" office:value="11" calcext:value-type="float">
            <text:p>11</text:p>
          </table:table-cell>
          <table:table-cell table:formula="of:=[.A188] + ([.B188]-[.A188])^2.5 + ([.C188]-[.A188]-[.B188]) * ([.D188]/[.A188] + 0.002)" office:value-type="float" office:value="304.41598823906" calcext:value-type="float">
            <text:p>304.415988239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89]; [.B189])" office:value-type="float" office:value="19" calcext:value-type="float">
            <text:p>19</text:p>
          </table:table-cell>
          <table:table-cell table:formula="of:=RANDBETWEEN([.A189];[.C189])" office:value-type="float" office:value="6" calcext:value-type="float">
            <text:p>6</text:p>
          </table:table-cell>
          <table:table-cell table:formula="of:=[.A189] + ([.B189]-[.A189])^2.5 + ([.C189]-[.A189]-[.B189]) * ([.D189]/[.A189] + 0.002)" office:value-type="float" office:value="1367.60958262665" calcext:value-type="float">
            <text:p>1367.60958262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90]; [.B190])" office:value-type="float" office:value="12" calcext:value-type="float">
            <text:p>12</text:p>
          </table:table-cell>
          <table:table-cell table:formula="of:=RANDBETWEEN([.A190];[.C190])" office:value-type="float" office:value="10" calcext:value-type="float">
            <text:p>10</text:p>
          </table:table-cell>
          <table:table-cell table:formula="of:=[.A190] + ([.B190]-[.A190])^2.5 + ([.C190]-[.A190]-[.B190]) * ([.D190]/[.A190] + 0.002)" office:value-type="float" office:value="997.976" calcext:value-type="float">
            <text:p>997.976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191]; [.B191])" office:value-type="float" office:value="9" calcext:value-type="float">
            <text:p>9</text:p>
          </table:table-cell>
          <table:table-cell table:formula="of:=RANDBETWEEN([.A191];[.C191])" office:value-type="float" office:value="8" calcext:value-type="float">
            <text:p>8</text:p>
          </table:table-cell>
          <table:table-cell table:formula="of:=[.A191] + ([.B191]-[.A191])^2.5 + ([.C191]-[.A191]-[.B191]) * ([.D191]/[.A191] + 0.002)" office:value-type="float" office:value="4.63885424949238" calcext:value-type="float">
            <text:p>4.638854249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92]; [.B192])" office:value-type="float" office:value="11" calcext:value-type="float">
            <text:p>11</text:p>
          </table:table-cell>
          <table:table-cell table:formula="of:=RANDBETWEEN([.A192];[.C192])" office:value-type="float" office:value="9" calcext:value-type="float">
            <text:p>9</text:p>
          </table:table-cell>
          <table:table-cell table:formula="of:=[.A192] + ([.B192]-[.A192])^2.5 + ([.C192]-[.A192]-[.B192]) * ([.D192]/[.A192] + 0.002)" office:value-type="float" office:value="123.829814242165" calcext:value-type="float">
            <text:p>123.829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193]; [.B193])" office:value-type="float" office:value="6" calcext:value-type="float">
            <text:p>6</text:p>
          </table:table-cell>
          <table:table-cell table:formula="of:=RANDBETWEEN([.A193];[.C193])" office:value-type="float" office:value="5" calcext:value-type="float">
            <text:p>5</text:p>
          </table:table-cell>
          <table:table-cell table:formula="of:=[.A193] + ([.B193]-[.A193])^2.5 + ([.C193]-[.A193]-[.B193]) * ([.D193]/[.A193] + 0.002)" office:value-type="float" office:value="380.793599633003" calcext:value-type="float">
            <text:p>380.793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194]; [.B194])" office:value-type="float" office:value="14" calcext:value-type="float">
            <text:p>14</text:p>
          </table:table-cell>
          <table:table-cell table:formula="of:=RANDBETWEEN([.A194];[.C194])" office:value-type="float" office:value="8" calcext:value-type="float">
            <text:p>8</text:p>
          </table:table-cell>
          <table:table-cell table:formula="of:=[.A194] + ([.B194]-[.A194])^2.5 + ([.C194]-[.A194]-[.B194]) * ([.D194]/[.A194] + 0.002)" office:value-type="float" office:value="311.615766016838" calcext:value-type="float">
            <text:p>311.615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95]; [.B195])" office:value-type="float" office:value="10" calcext:value-type="float">
            <text:p>10</text:p>
          </table:table-cell>
          <table:table-cell table:formula="of:=RANDBETWEEN([.A195];[.C195])" office:value-type="float" office:value="8" calcext:value-type="float">
            <text:p>8</text:p>
          </table:table-cell>
          <table:table-cell table:formula="of:=[.A195] + ([.B195]-[.A195])^2.5 + ([.C195]-[.A195]-[.B195]) * ([.D195]/[.A195] + 0.002)" office:value-type="float" office:value="596.875594124843" calcext:value-type="float">
            <text:p>596.875594124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96]; [.B196])" office:value-type="float" office:value="10" calcext:value-type="float">
            <text:p>10</text:p>
          </table:table-cell>
          <table:table-cell table:formula="of:=RANDBETWEEN([.A196];[.C196])" office:value-type="float" office:value="1" calcext:value-type="float">
            <text:p>1</text:p>
          </table:table-cell>
          <table:table-cell table:formula="of:=[.A196] + ([.B196]-[.A196])^2.5 + ([.C196]-[.A196]-[.B196]) * ([.D196]/[.A196] + 0.002)" office:value-type="float" office:value="1183.5595258035" calcext:value-type="float">
            <text:p>1183.559525803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197]; [.B197])" office:value-type="float" office:value="14" calcext:value-type="float">
            <text:p>14</text:p>
          </table:table-cell>
          <table:table-cell table:formula="of:=RANDBETWEEN([.A197];[.C197])" office:value-type="float" office:value="9" calcext:value-type="float">
            <text:p>9</text:p>
          </table:table-cell>
          <table:table-cell table:formula="of:=[.A197] + ([.B197]-[.A197])^2.5 + ([.C197]-[.A197]-[.B197]) * ([.D197]/[.A197] + 0.002)" office:value-type="float" office:value="598.120165553414" calcext:value-type="float">
            <text:p>598.120165553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98]; [.B198])" office:value-type="float" office:value="12" calcext:value-type="float">
            <text:p>12</text:p>
          </table:table-cell>
          <table:table-cell table:formula="of:=RANDBETWEEN([.A198];[.C198])" office:value-type="float" office:value="10" calcext:value-type="float">
            <text:p>10</text:p>
          </table:table-cell>
          <table:table-cell table:formula="of:=[.A198] + ([.B198]-[.A198])^2.5 + ([.C198]-[.A198]-[.B198]) * ([.D198]/[.A198] + 0.002)" office:value-type="float" office:value="5.63685424949238" calcext:value-type="float">
            <text:p>5.636854249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199]; [.B199])" office:value-type="float" office:value="20" calcext:value-type="float">
            <text:p>20</text:p>
          </table:table-cell>
          <table:table-cell table:formula="of:=RANDBETWEEN([.A199];[.C199])" office:value-type="float" office:value="15" calcext:value-type="float">
            <text:p>15</text:p>
          </table:table-cell>
          <table:table-cell table:formula="of:=[.A199] + ([.B199]-[.A199])^2.5 + ([.C199]-[.A199]-[.B199]) * ([.D199]/[.A199] + 0.002)" office:value-type="float" office:value="395.293599633003" calcext:value-type="float">
            <text:p>395.293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00]; [.B200])" office:value-type="float" office:value="7" calcext:value-type="float">
            <text:p>7</text:p>
          </table:table-cell>
          <table:table-cell table:formula="of:=RANDBETWEEN([.A200];[.C200])" office:value-type="float" office:value="5" calcext:value-type="float">
            <text:p>5</text:p>
          </table:table-cell>
          <table:table-cell table:formula="of:=[.A200] + ([.B200]-[.A200])^2.5 + ([.C200]-[.A200]-[.B200]) * ([.D200]/[.A200] + 0.002)" office:value-type="float" office:value="714.672181141026" calcext:value-type="float">
            <text:p>714.67218114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01]; [.B201])" office:value-type="float" office:value="15" calcext:value-type="float">
            <text:p>15</text:p>
          </table:table-cell>
          <table:table-cell table:formula="of:=RANDBETWEEN([.A201];[.C201])" office:value-type="float" office:value="15" calcext:value-type="float">
            <text:p>15</text:p>
          </table:table-cell>
          <table:table-cell table:formula="of:=[.A201] + ([.B201]-[.A201])^2.5 + ([.C201]-[.A201]-[.B201]) * ([.D201]/[.A201] + 0.002)" office:value-type="float" office:value="231.976" calcext:value-type="float">
            <text:p>231.97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02]; [.B202])" office:value-type="float" office:value="7" calcext:value-type="float">
            <text:p>7</text:p>
          </table:table-cell>
          <table:table-cell table:formula="of:=RANDBETWEEN([.A202];[.C202])" office:value-type="float" office:value="6" calcext:value-type="float">
            <text:p>6</text:p>
          </table:table-cell>
          <table:table-cell table:formula="of:=[.A202] + ([.B202]-[.A202])^2.5 + ([.C202]-[.A202]-[.B202]) * ([.D202]/[.A202] + 0.002)" office:value-type="float" office:value="391.279599633003" calcext:value-type="float">
            <text:p>391.279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03]; [.B203])" office:value-type="float" office:value="9" calcext:value-type="float">
            <text:p>9</text:p>
          </table:table-cell>
          <table:table-cell table:formula="of:=RANDBETWEEN([.A203];[.C203])" office:value-type="float" office:value="7" calcext:value-type="float">
            <text:p>7</text:p>
          </table:table-cell>
          <table:table-cell table:formula="of:=[.A203] + ([.B203]-[.A203])^2.5 + ([.C203]-[.A203]-[.B203]) * ([.D203]/[.A203] + 0.002)" office:value-type="float" office:value="488.796632579837" calcext:value-type="float">
            <text:p>488.79663257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04]; [.B204])" office:value-type="float" office:value="8" calcext:value-type="float">
            <text:p>8</text:p>
          </table:table-cell>
          <table:table-cell table:formula="of:=RANDBETWEEN([.A204];[.C204])" office:value-type="float" office:value="5" calcext:value-type="float">
            <text:p>5</text:p>
          </table:table-cell>
          <table:table-cell table:formula="of:=[.A204] + ([.B204]-[.A204])^2.5 + ([.C204]-[.A204]-[.B204]) * ([.D204]/[.A204] + 0.002)" office:value-type="float" office:value="710.344847807693" calcext:value-type="float">
            <text:p>710.344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205]; [.B205])" office:value-type="float" office:value="14" calcext:value-type="float">
            <text:p>14</text:p>
          </table:table-cell>
          <table:table-cell table:formula="of:=RANDBETWEEN([.A205];[.C205])" office:value-type="float" office:value="10" calcext:value-type="float">
            <text:p>10</text:p>
          </table:table-cell>
          <table:table-cell table:formula="of:=[.A205] + ([.B205]-[.A205])^2.5 + ([.C205]-[.A205]-[.B205]) * ([.D205]/[.A205] + 0.002)" office:value-type="float" office:value="54.8796994374947" calcext:value-type="float">
            <text:p>54.879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06]; [.B206])" office:value-type="float" office:value="11" calcext:value-type="float">
            <text:p>11</text:p>
          </table:table-cell>
          <table:table-cell table:formula="of:=RANDBETWEEN([.A206];[.C206])" office:value-type="float" office:value="8" calcext:value-type="float">
            <text:p>8</text:p>
          </table:table-cell>
          <table:table-cell table:formula="of:=[.A206] + ([.B206]-[.A206])^2.5 + ([.C206]-[.A206]-[.B206]) * ([.D206]/[.A206] + 0.002)" office:value-type="float" office:value="475.824632579837" calcext:value-type="float">
            <text:p>475.824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07]; [.B207])" office:value-type="float" office:value="10" calcext:value-type="float">
            <text:p>10</text:p>
          </table:table-cell>
          <table:table-cell table:formula="of:=RANDBETWEEN([.A207];[.C207])" office:value-type="float" office:value="10" calcext:value-type="float">
            <text:p>10</text:p>
          </table:table-cell>
          <table:table-cell table:formula="of:=[.A207] + ([.B207]-[.A207])^2.5 + ([.C207]-[.A207]-[.B207]) * ([.D207]/[.A207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08]; [.B208])" office:value-type="float" office:value="20" calcext:value-type="float">
            <text:p>20</text:p>
          </table:table-cell>
          <table:table-cell table:formula="of:=RANDBETWEEN([.A208];[.C208])" office:value-type="float" office:value="17" calcext:value-type="float">
            <text:p>17</text:p>
          </table:table-cell>
          <table:table-cell table:formula="of:=[.A208] + ([.B208]-[.A208])^2.5 + ([.C208]-[.A208]-[.B208]) * ([.D208]/[.A208] + 0.002)" office:value-type="float" office:value="1359.61158262665" calcext:value-type="float">
            <text:p>1359.611582626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09]; [.B209])" office:value-type="float" office:value="12" calcext:value-type="float">
            <text:p>12</text:p>
          </table:table-cell>
          <table:table-cell table:formula="of:=RANDBETWEEN([.A209];[.C209])" office:value-type="float" office:value="11" calcext:value-type="float">
            <text:p>11</text:p>
          </table:table-cell>
          <table:table-cell table:formula="of:=[.A209] + ([.B209]-[.A209])^2.5 + ([.C209]-[.A209]-[.B209]) * ([.D209]/[.A209] + 0.002)" office:value-type="float" office:value="232.692285714286" calcext:value-type="float">
            <text:p>232.692285714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10]; [.B210])" office:value-type="float" office:value="5" calcext:value-type="float">
            <text:p>5</text:p>
          </table:table-cell>
          <table:table-cell table:formula="of:=RANDBETWEEN([.A210];[.C210])" office:value-type="float" office:value="5" calcext:value-type="float">
            <text:p>5</text:p>
          </table:table-cell>
          <table:table-cell table:formula="of:=[.A210] + ([.B210]-[.A210])^2.5 + ([.C210]-[.A210]-[.B210]) * ([.D210]/[.A210] + 0.002)" office:value-type="float" office:value="171.247335983756" calcext:value-type="float">
            <text:p>171.247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11]; [.B211])" office:value-type="float" office:value="9" calcext:value-type="float">
            <text:p>9</text:p>
          </table:table-cell>
          <table:table-cell table:formula="of:=RANDBETWEEN([.A211];[.C211])" office:value-type="float" office:value="7" calcext:value-type="float">
            <text:p>7</text:p>
          </table:table-cell>
          <table:table-cell table:formula="of:=[.A211] + ([.B211]-[.A211])^2.5 + ([.C211]-[.A211]-[.B211]) * ([.D211]/[.A211] + 0.002)" office:value-type="float" office:value="308.197766016838" calcext:value-type="float">
            <text:p>308.197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12]; [.B212])" office:value-type="float" office:value="9" calcext:value-type="float">
            <text:p>9</text:p>
          </table:table-cell>
          <table:table-cell table:formula="of:=RANDBETWEEN([.A212];[.C212])" office:value-type="float" office:value="8" calcext:value-type="float">
            <text:p>8</text:p>
          </table:table-cell>
          <table:table-cell table:formula="of:=[.A212] + ([.B212]-[.A212])^2.5 + ([.C212]-[.A212]-[.B212]) * ([.D212]/[.A212] + 0.002)" office:value-type="float" office:value="4.63885424949238" calcext:value-type="float">
            <text:p>4.638854249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13]; [.B213])" office:value-type="float" office:value="16" calcext:value-type="float">
            <text:p>16</text:p>
          </table:table-cell>
          <table:table-cell table:formula="of:=RANDBETWEEN([.A213];[.C213])" office:value-type="float" office:value="8" calcext:value-type="float">
            <text:p>8</text:p>
          </table:table-cell>
          <table:table-cell table:formula="of:=[.A213] + ([.B213]-[.A213])^2.5 + ([.C213]-[.A213]-[.B213]) * ([.D213]/[.A213] + 0.002)" office:value-type="float" office:value="494.218632579837" calcext:value-type="float">
            <text:p>494.218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14]; [.B214])" office:value-type="float" office:value="12" calcext:value-type="float">
            <text:p>12</text:p>
          </table:table-cell>
          <table:table-cell table:formula="of:=RANDBETWEEN([.A214];[.C214])" office:value-type="float" office:value="10" calcext:value-type="float">
            <text:p>10</text:p>
          </table:table-cell>
          <table:table-cell table:formula="of:=[.A214] + ([.B214]-[.A214])^2.5 + ([.C214]-[.A214]-[.B214]) * ([.D214]/[.A214] + 0.002)" office:value-type="float" office:value="308.191766016838" calcext:value-type="float">
            <text:p>308.191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15]; [.B215])" office:value-type="float" office:value="4" calcext:value-type="float">
            <text:p>4</text:p>
          </table:table-cell>
          <table:table-cell table:formula="of:=RANDBETWEEN([.A215];[.C215])" office:value-type="float" office:value="4" calcext:value-type="float">
            <text:p>4</text:p>
          </table:table-cell>
          <table:table-cell table:formula="of:=[.A215] + ([.B215]-[.A215])^2.5 + ([.C215]-[.A215]-[.B215]) * ([.D215]/[.A215] + 0.002)" office:value-type="float" office:value="592.308165553414" calcext:value-type="float">
            <text:p>592.308165553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16]; [.B216])" office:value-type="float" office:value="11" calcext:value-type="float">
            <text:p>11</text:p>
          </table:table-cell>
          <table:table-cell table:formula="of:=RANDBETWEEN([.A216];[.C216])" office:value-type="float" office:value="10" calcext:value-type="float">
            <text:p>10</text:p>
          </table:table-cell>
          <table:table-cell table:formula="of:=[.A216] + ([.B216]-[.A216])^2.5 + ([.C216]-[.A216]-[.B216]) * ([.D216]/[.A216] + 0.002)" office:value-type="float" office:value="0.98" calcext:value-type="float">
            <text:p>0.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17]; [.B217])" office:value-type="float" office:value="9" calcext:value-type="float">
            <text:p>9</text:p>
          </table:table-cell>
          <table:table-cell table:formula="of:=RANDBETWEEN([.A217];[.C217])" office:value-type="float" office:value="9" calcext:value-type="float">
            <text:p>9</text:p>
          </table:table-cell>
          <table:table-cell table:formula="of:=[.A217] + ([.B217]-[.A217])^2.5 + ([.C217]-[.A217]-[.B217]) * ([.D217]/[.A217] + 0.002)" office:value-type="float" office:value="122.609814242165" calcext:value-type="float">
            <text:p>122.609814242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18]; [.B218])" office:value-type="float" office:value="9" calcext:value-type="float">
            <text:p>9</text:p>
          </table:table-cell>
          <table:table-cell table:formula="of:=RANDBETWEEN([.A218];[.C218])" office:value-type="float" office:value="7" calcext:value-type="float">
            <text:p>7</text:p>
          </table:table-cell>
          <table:table-cell table:formula="of:=[.A218] + ([.B218]-[.A218])^2.5 + ([.C218]-[.A218]-[.B218]) * ([.D218]/[.A218] + 0.002)" office:value-type="float" office:value="14.5724572681199" calcext:value-type="float">
            <text:p>14.572457268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19]; [.B219])" office:value-type="float" office:value="8" calcext:value-type="float">
            <text:p>8</text:p>
          </table:table-cell>
          <table:table-cell table:formula="of:=RANDBETWEEN([.A219];[.C219])" office:value-type="float" office:value="8" calcext:value-type="float">
            <text:p>8</text:p>
          </table:table-cell>
          <table:table-cell table:formula="of:=[.A219] + ([.B219]-[.A219])^2.5 + ([.C219]-[.A219]-[.B219]) * ([.D219]/[.A219] + 0.002)" office:value-type="float" office:value="50.3082708660662" calcext:value-type="float">
            <text:p>50.3082708661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20]; [.B220])" office:value-type="float" office:value="2" calcext:value-type="float">
            <text:p>2</text:p>
          </table:table-cell>
          <table:table-cell table:formula="of:=RANDBETWEEN([.A220];[.C220])" office:value-type="float" office:value="2" calcext:value-type="float">
            <text:p>2</text:p>
          </table:table-cell>
          <table:table-cell table:formula="of:=[.A220] + ([.B220]-[.A220])^2.5 + ([.C220]-[.A220]-[.B220]) * ([.D220]/[.A220] + 0.002)" office:value-type="float" office:value="1339.57958262665" calcext:value-type="float">
            <text:p>1339.57958262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21]; [.B221])" office:value-type="float" office:value="16" calcext:value-type="float">
            <text:p>16</text:p>
          </table:table-cell>
          <table:table-cell table:formula="of:=RANDBETWEEN([.A221];[.C221])" office:value-type="float" office:value="15" calcext:value-type="float">
            <text:p>15</text:p>
          </table:table-cell>
          <table:table-cell table:formula="of:=[.A221] + ([.B221]-[.A221])^2.5 + ([.C221]-[.A221]-[.B221]) * ([.D221]/[.A221] + 0.002)" office:value-type="float" office:value="307.215766016838" calcext:value-type="float">
            <text:p>307.215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22]; [.B222])" office:value-type="float" office:value="10" calcext:value-type="float">
            <text:p>10</text:p>
          </table:table-cell>
          <table:table-cell table:formula="of:=RANDBETWEEN([.A222];[.C222])" office:value-type="float" office:value="9" calcext:value-type="float">
            <text:p>9</text:p>
          </table:table-cell>
          <table:table-cell table:formula="of:=[.A222] + ([.B222]-[.A222])^2.5 + ([.C222]-[.A222]-[.B222]) * ([.D222]/[.A222] + 0.002)" office:value-type="float" office:value="123.611814242165" calcext:value-type="float">
            <text:p>123.611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23]; [.B223])" office:value-type="float" office:value="8" calcext:value-type="float">
            <text:p>8</text:p>
          </table:table-cell>
          <table:table-cell table:formula="of:=RANDBETWEEN([.A223];[.C223])" office:value-type="float" office:value="5" calcext:value-type="float">
            <text:p>5</text:p>
          </table:table-cell>
          <table:table-cell table:formula="of:=[.A223] + ([.B223]-[.A223])^2.5 + ([.C223]-[.A223]-[.B223]) * ([.D223]/[.A223] + 0.002)" office:value-type="float" office:value="53.8876994374947" calcext:value-type="float">
            <text:p>53.887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24]; [.B224])" office:value-type="float" office:value="3" calcext:value-type="float">
            <text:p>3</text:p>
          </table:table-cell>
          <table:table-cell table:formula="of:=RANDBETWEEN([.A224];[.C224])" office:value-type="float" office:value="1" calcext:value-type="float">
            <text:p>1</text:p>
          </table:table-cell>
          <table:table-cell table:formula="of:=[.A224] + ([.B224]-[.A224])^2.5 + ([.C224]-[.A224]-[.B224]) * ([.D224]/[.A224] + 0.002)" office:value-type="float" office:value="1176.5455258035" calcext:value-type="float">
            <text:p>1176.545525803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25]; [.B225])" office:value-type="float" office:value="11" calcext:value-type="float">
            <text:p>11</text:p>
          </table:table-cell>
          <table:table-cell table:formula="of:=RANDBETWEEN([.A225];[.C225])" office:value-type="float" office:value="10" calcext:value-type="float">
            <text:p>10</text:p>
          </table:table-cell>
          <table:table-cell table:formula="of:=[.A225] + ([.B225]-[.A225])^2.5 + ([.C225]-[.A225]-[.B225]) * ([.D225]/[.A225] + 0.002)" office:value-type="float" office:value="307.225766016838" calcext:value-type="float">
            <text:p>307.225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26]; [.B226])" office:value-type="float" office:value="19" calcext:value-type="float">
            <text:p>19</text:p>
          </table:table-cell>
          <table:table-cell table:formula="of:=RANDBETWEEN([.A226];[.C226])" office:value-type="float" office:value="8" calcext:value-type="float">
            <text:p>8</text:p>
          </table:table-cell>
          <table:table-cell table:formula="of:=[.A226] + ([.B226]-[.A226])^2.5 + ([.C226]-[.A226]-[.B226]) * ([.D226]/[.A226] + 0.002)" office:value-type="float" office:value="730.017514474359" calcext:value-type="float">
            <text:p>730.017514474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27]; [.B227])" office:value-type="float" office:value="11" calcext:value-type="float">
            <text:p>11</text:p>
          </table:table-cell>
          <table:table-cell table:formula="of:=RANDBETWEEN([.A227];[.C227])" office:value-type="float" office:value="9" calcext:value-type="float">
            <text:p>9</text:p>
          </table:table-cell>
          <table:table-cell table:formula="of:=[.A227] + ([.B227]-[.A227])^2.5 + ([.C227]-[.A227]-[.B227]) * ([.D227]/[.A227] + 0.002)" office:value-type="float" office:value="83.5922021687658" calcext:value-type="float">
            <text:p>83.592202168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28]; [.B228])" office:value-type="float" office:value="7" calcext:value-type="float">
            <text:p>7</text:p>
          </table:table-cell>
          <table:table-cell table:formula="of:=RANDBETWEEN([.A228];[.C228])" office:value-type="float" office:value="6" calcext:value-type="float">
            <text:p>6</text:p>
          </table:table-cell>
          <table:table-cell table:formula="of:=[.A228] + ([.B228]-[.A228])^2.5 + ([.C228]-[.A228]-[.B228]) * ([.D228]/[.A228] + 0.002)" office:value-type="float" office:value="301.209766016838" calcext:value-type="float">
            <text:p>301.209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29]; [.B229])" office:value-type="float" office:value="11" calcext:value-type="float">
            <text:p>11</text:p>
          </table:table-cell>
          <table:table-cell table:formula="of:=RANDBETWEEN([.A229];[.C229])" office:value-type="float" office:value="8" calcext:value-type="float">
            <text:p>8</text:p>
          </table:table-cell>
          <table:table-cell table:formula="of:=[.A229] + ([.B229]-[.A229])^2.5 + ([.C229]-[.A229]-[.B229]) * ([.D229]/[.A229] + 0.002)" office:value-type="float" office:value="309.225766016838" calcext:value-type="float">
            <text:p>309.225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30]; [.B230])" office:value-type="float" office:value="3" calcext:value-type="float">
            <text:p>3</text:p>
          </table:table-cell>
          <table:table-cell table:formula="of:=RANDBETWEEN([.A230];[.C230])" office:value-type="float" office:value="1" calcext:value-type="float">
            <text:p>1</text:p>
          </table:table-cell>
          <table:table-cell table:formula="of:=[.A230] + ([.B230]-[.A230])^2.5 + ([.C230]-[.A230]-[.B230]) * ([.D230]/[.A230] + 0.002)" office:value-type="float" office:value="392.291599633003" calcext:value-type="float">
            <text:p>392.291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31]; [.B231])" office:value-type="float" office:value="14" calcext:value-type="float">
            <text:p>14</text:p>
          </table:table-cell>
          <table:table-cell table:formula="of:=RANDBETWEEN([.A231];[.C231])" office:value-type="float" office:value="14" calcext:value-type="float">
            <text:p>14</text:p>
          </table:table-cell>
          <table:table-cell table:formula="of:=[.A231] + ([.B231]-[.A231])^2.5 + ([.C231]-[.A231]-[.B231]) * ([.D231]/[.A231] + 0.002)" office:value-type="float" office:value="841.740586230002" calcext:value-type="float">
            <text:p>841.7405862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32]; [.B232])" office:value-type="float" office:value="6" calcext:value-type="float">
            <text:p>6</text:p>
          </table:table-cell>
          <table:table-cell table:formula="of:=RANDBETWEEN([.A232];[.C232])" office:value-type="float" office:value="6" calcext:value-type="float">
            <text:p>6</text:p>
          </table:table-cell>
          <table:table-cell table:formula="of:=[.A232] + ([.B232]-[.A232])^2.5 + ([.C232]-[.A232]-[.B232]) * ([.D232]/[.A232] + 0.002)" office:value-type="float" office:value="168.003335983756" calcext:value-type="float">
            <text:p>168.003335983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33]; [.B233])" office:value-type="float" office:value="18" calcext:value-type="float">
            <text:p>18</text:p>
          </table:table-cell>
          <table:table-cell table:formula="of:=RANDBETWEEN([.A233];[.C233])" office:value-type="float" office:value="13" calcext:value-type="float">
            <text:p>13</text:p>
          </table:table-cell>
          <table:table-cell table:formula="of:=[.A233] + ([.B233]-[.A233])^2.5 + ([.C233]-[.A233]-[.B233]) * ([.D233]/[.A233] + 0.002)" office:value-type="float" office:value="310.603766016838" calcext:value-type="float">
            <text:p>310.603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34]; [.B234])" office:value-type="float" office:value="13" calcext:value-type="float">
            <text:p>13</text:p>
          </table:table-cell>
          <table:table-cell table:formula="of:=RANDBETWEEN([.A234];[.C234])" office:value-type="float" office:value="10" calcext:value-type="float">
            <text:p>10</text:p>
          </table:table-cell>
          <table:table-cell table:formula="of:=[.A234] + ([.B234]-[.A234])^2.5 + ([.C234]-[.A234]-[.B234]) * ([.D234]/[.A234] + 0.002)" office:value-type="float" office:value="85.1556307401944" calcext:value-type="float">
            <text:p>85.155630740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35]; [.B235])" office:value-type="float" office:value="14" calcext:value-type="float">
            <text:p>14</text:p>
          </table:table-cell>
          <table:table-cell table:formula="of:=RANDBETWEEN([.A235];[.C235])" office:value-type="float" office:value="10" calcext:value-type="float">
            <text:p>10</text:p>
          </table:table-cell>
          <table:table-cell table:formula="of:=[.A235] + ([.B235]-[.A235])^2.5 + ([.C235]-[.A235]-[.B235]) * ([.D235]/[.A235] + 0.002)" office:value-type="float" office:value="126.615814242165" calcext:value-type="float">
            <text:p>126.615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36]; [.B236])" office:value-type="float" office:value="13" calcext:value-type="float">
            <text:p>13</text:p>
          </table:table-cell>
          <table:table-cell table:formula="of:=RANDBETWEEN([.A236];[.C236])" office:value-type="float" office:value="13" calcext:value-type="float">
            <text:p>13</text:p>
          </table:table-cell>
          <table:table-cell table:formula="of:=[.A236] + ([.B236]-[.A236])^2.5 + ([.C236]-[.A236]-[.B236]) * ([.D236]/[.A236] + 0.002)" office:value-type="float" office:value="232.388" calcext:value-type="float">
            <text:p>232.38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37]; [.B237])" office:value-type="float" office:value="9" calcext:value-type="float">
            <text:p>9</text:p>
          </table:table-cell>
          <table:table-cell table:formula="of:=RANDBETWEEN([.A237];[.C237])" office:value-type="float" office:value="9" calcext:value-type="float">
            <text:p>9</text:p>
          </table:table-cell>
          <table:table-cell table:formula="of:=[.A237] + ([.B237]-[.A237])^2.5 + ([.C237]-[.A237]-[.B237]) * ([.D237]/[.A237] + 0.002)" office:value-type="float" office:value="169.801335983756" calcext:value-type="float">
            <text:p>169.801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38]; [.B238])" office:value-type="float" office:value="9" calcext:value-type="float">
            <text:p>9</text:p>
          </table:table-cell>
          <table:table-cell table:formula="of:=RANDBETWEEN([.A238];[.C238])" office:value-type="float" office:value="8" calcext:value-type="float">
            <text:p>8</text:p>
          </table:table-cell>
          <table:table-cell table:formula="of:=[.A238] + ([.B238]-[.A238])^2.5 + ([.C238]-[.A238]-[.B238]) * ([.D238]/[.A238] + 0.002)" office:value-type="float" office:value="389.993885347289" calcext:value-type="float">
            <text:p>389.993885347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39]; [.B239])" office:value-type="float" office:value="8" calcext:value-type="float">
            <text:p>8</text:p>
          </table:table-cell>
          <table:table-cell table:formula="of:=RANDBETWEEN([.A239];[.C239])" office:value-type="float" office:value="1" calcext:value-type="float">
            <text:p>1</text:p>
          </table:table-cell>
          <table:table-cell table:formula="of:=[.A239] + ([.B239]-[.A239])^2.5 + ([.C239]-[.A239]-[.B239]) * ([.D239]/[.A239] + 0.002)" office:value-type="float" office:value="1363.59158262665" calcext:value-type="float">
            <text:p>1363.59158262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40]; [.B240])" office:value-type="float" office:value="12" calcext:value-type="float">
            <text:p>12</text:p>
          </table:table-cell>
          <table:table-cell table:formula="of:=RANDBETWEEN([.A240];[.C240])" office:value-type="float" office:value="9" calcext:value-type="float">
            <text:p>9</text:p>
          </table:table-cell>
          <table:table-cell table:formula="of:=[.A240] + ([.B240]-[.A240])^2.5 + ([.C240]-[.A240]-[.B240]) * ([.D240]/[.A240] + 0.002)" office:value-type="float" office:value="175.495335983756" calcext:value-type="float">
            <text:p>175.495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241]; [.B241])" office:value-type="float" office:value="9" calcext:value-type="float">
            <text:p>9</text:p>
          </table:table-cell>
          <table:table-cell table:formula="of:=RANDBETWEEN([.A241];[.C241])" office:value-type="float" office:value="6" calcext:value-type="float">
            <text:p>6</text:p>
          </table:table-cell>
          <table:table-cell table:formula="of:=[.A241] + ([.B241]-[.A241])^2.5 + ([.C241]-[.A241]-[.B241]) * ([.D241]/[.A241] + 0.002)" office:value-type="float" office:value="587.322165553414" calcext:value-type="float">
            <text:p>587.322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42]; [.B242])" office:value-type="float" office:value="7" calcext:value-type="float">
            <text:p>7</text:p>
          </table:table-cell>
          <table:table-cell table:formula="of:=RANDBETWEEN([.A242];[.C242])" office:value-type="float" office:value="2" calcext:value-type="float">
            <text:p>2</text:p>
          </table:table-cell>
          <table:table-cell table:formula="of:=[.A242] + ([.B242]-[.A242])^2.5 + ([.C242]-[.A242]-[.B242]) * ([.D242]/[.A242] + 0.002)" office:value-type="float" office:value="1168.5535258035" calcext:value-type="float">
            <text:p>1168.553525803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43]; [.B243])" office:value-type="float" office:value="8" calcext:value-type="float">
            <text:p>8</text:p>
          </table:table-cell>
          <table:table-cell table:formula="of:=RANDBETWEEN([.A243];[.C243])" office:value-type="float" office:value="8" calcext:value-type="float">
            <text:p>8</text:p>
          </table:table-cell>
          <table:table-cell table:formula="of:=[.A243] + ([.B243]-[.A243])^2.5 + ([.C243]-[.A243]-[.B243]) * ([.D243]/[.A243] + 0.002)" office:value-type="float" office:value="50.8756994374947" calcext:value-type="float">
            <text:p>50.875699437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44]; [.B244])" office:value-type="float" office:value="10" calcext:value-type="float">
            <text:p>10</text:p>
          </table:table-cell>
          <table:table-cell table:formula="of:=RANDBETWEEN([.A244];[.C244])" office:value-type="float" office:value="10" calcext:value-type="float">
            <text:p>10</text:p>
          </table:table-cell>
          <table:table-cell table:formula="of:=[.A244] + ([.B244]-[.A244])^2.5 + ([.C244]-[.A244]-[.B244]) * ([.D244]/[.A244] + 0.002)" office:value-type="float" office:value="27.972" calcext:value-type="float">
            <text:p>27.97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45]; [.B245])" office:value-type="float" office:value="4" calcext:value-type="float">
            <text:p>4</text:p>
          </table:table-cell>
          <table:table-cell table:formula="of:=RANDBETWEEN([.A245];[.C245])" office:value-type="float" office:value="2" calcext:value-type="float">
            <text:p>2</text:p>
          </table:table-cell>
          <table:table-cell table:formula="of:=[.A245] + ([.B245]-[.A245])^2.5 + ([.C245]-[.A245]-[.B245]) * ([.D245]/[.A245] + 0.002)" office:value-type="float" office:value="479.810632579837" calcext:value-type="float">
            <text:p>479.810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46]; [.B246])" office:value-type="float" office:value="13" calcext:value-type="float">
            <text:p>13</text:p>
          </table:table-cell>
          <table:table-cell table:formula="of:=RANDBETWEEN([.A246];[.C246])" office:value-type="float" office:value="8" calcext:value-type="float">
            <text:p>8</text:p>
          </table:table-cell>
          <table:table-cell table:formula="of:=[.A246] + ([.B246]-[.A246])^2.5 + ([.C246]-[.A246]-[.B246]) * ([.D246]/[.A246] + 0.002)" office:value-type="float" office:value="310.217766016838" calcext:value-type="float">
            <text:p>310.217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47]; [.B247])" office:value-type="float" office:value="9" calcext:value-type="float">
            <text:p>9</text:p>
          </table:table-cell>
          <table:table-cell table:formula="of:=RANDBETWEEN([.A247];[.C247])" office:value-type="float" office:value="7" calcext:value-type="float">
            <text:p>7</text:p>
          </table:table-cell>
          <table:table-cell table:formula="of:=[.A247] + ([.B247]-[.A247])^2.5 + ([.C247]-[.A247]-[.B247]) * ([.D247]/[.A247] + 0.002)" office:value-type="float" office:value="232.984" calcext:value-type="float">
            <text:p>232.98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48]; [.B248])" office:value-type="float" office:value="16" calcext:value-type="float">
            <text:p>16</text:p>
          </table:table-cell>
          <table:table-cell table:formula="of:=RANDBETWEEN([.A248];[.C248])" office:value-type="float" office:value="12" calcext:value-type="float">
            <text:p>12</text:p>
          </table:table-cell>
          <table:table-cell table:formula="of:=[.A248] + ([.B248]-[.A248])^2.5 + ([.C248]-[.A248]-[.B248]) * ([.D248]/[.A248] + 0.002)" office:value-type="float" office:value="309.207766016838" calcext:value-type="float">
            <text:p>309.207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249]; [.B249])" office:value-type="float" office:value="11" calcext:value-type="float">
            <text:p>11</text:p>
          </table:table-cell>
          <table:table-cell table:formula="of:=RANDBETWEEN([.A249];[.C249])" office:value-type="float" office:value="11" calcext:value-type="float">
            <text:p>11</text:p>
          </table:table-cell>
          <table:table-cell table:formula="of:=[.A249] + ([.B249]-[.A249])^2.5 + ([.C249]-[.A249]-[.B249]) * ([.D249]/[.A249] + 0.002)" office:value-type="float" office:value="50.4736994374948" calcext:value-type="float">
            <text:p>50.473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50]; [.B250])" office:value-type="float" office:value="17" calcext:value-type="float">
            <text:p>17</text:p>
          </table:table-cell>
          <table:table-cell table:formula="of:=RANDBETWEEN([.A250];[.C250])" office:value-type="float" office:value="11" calcext:value-type="float">
            <text:p>11</text:p>
          </table:table-cell>
          <table:table-cell table:formula="of:=[.A250] + ([.B250]-[.A250])^2.5 + ([.C250]-[.A250]-[.B250]) * ([.D250]/[.A250] + 0.002)" office:value-type="float" office:value="862.417252896669" calcext:value-type="float">
            <text:p>862.41725289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51]; [.B251])" office:value-type="float" office:value="11" calcext:value-type="float">
            <text:p>11</text:p>
          </table:table-cell>
          <table:table-cell table:formula="of:=RANDBETWEEN([.A251];[.C251])" office:value-type="float" office:value="6" calcext:value-type="float">
            <text:p>6</text:p>
          </table:table-cell>
          <table:table-cell table:formula="of:=[.A251] + ([.B251]-[.A251])^2.5 + ([.C251]-[.A251]-[.B251]) * ([.D251]/[.A251] + 0.002)" office:value-type="float" office:value="390.307599633003" calcext:value-type="float">
            <text:p>390.307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52]; [.B252])" office:value-type="float" office:value="9" calcext:value-type="float">
            <text:p>9</text:p>
          </table:table-cell>
          <table:table-cell table:formula="of:=RANDBETWEEN([.A252];[.C252])" office:value-type="float" office:value="9" calcext:value-type="float">
            <text:p>9</text:p>
          </table:table-cell>
          <table:table-cell table:formula="of:=[.A252] + ([.B252]-[.A252])^2.5 + ([.C252]-[.A252]-[.B252]) * ([.D252]/[.A252] + 0.002)" office:value-type="float" office:value="121.189242813594" calcext:value-type="float">
            <text:p>121.189242813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53]; [.B253])" office:value-type="float" office:value="6" calcext:value-type="float">
            <text:p>6</text:p>
          </table:table-cell>
          <table:table-cell table:formula="of:=RANDBETWEEN([.A253];[.C253])" office:value-type="float" office:value="6" calcext:value-type="float">
            <text:p>6</text:p>
          </table:table-cell>
          <table:table-cell table:formula="of:=[.A253] + ([.B253]-[.A253])^2.5 + ([.C253]-[.A253]-[.B253]) * ([.D253]/[.A253] + 0.002)" office:value-type="float" office:value="486.794632579837" calcext:value-type="float">
            <text:p>486.794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54]; [.B254])" office:value-type="float" office:value="13" calcext:value-type="float">
            <text:p>13</text:p>
          </table:table-cell>
          <table:table-cell table:formula="of:=RANDBETWEEN([.A254];[.C254])" office:value-type="float" office:value="12" calcext:value-type="float">
            <text:p>12</text:p>
          </table:table-cell>
          <table:table-cell table:formula="of:=[.A254] + ([.B254]-[.A254])^2.5 + ([.C254]-[.A254]-[.B254]) * ([.D254]/[.A254] + 0.002)" office:value-type="float" office:value="172.660002650423" calcext:value-type="float">
            <text:p>172.660002650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55]; [.B255])" office:value-type="float" office:value="14" calcext:value-type="float">
            <text:p>14</text:p>
          </table:table-cell>
          <table:table-cell table:formula="of:=RANDBETWEEN([.A255];[.C255])" office:value-type="float" office:value="9" calcext:value-type="float">
            <text:p>9</text:p>
          </table:table-cell>
          <table:table-cell table:formula="of:=[.A255] + ([.B255]-[.A255])^2.5 + ([.C255]-[.A255]-[.B255]) * ([.D255]/[.A255] + 0.002)" office:value-type="float" office:value="491.826632579837" calcext:value-type="float">
            <text:p>491.826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56]; [.B256])" office:value-type="float" office:value="4" calcext:value-type="float">
            <text:p>4</text:p>
          </table:table-cell>
          <table:table-cell table:formula="of:=RANDBETWEEN([.A256];[.C256])" office:value-type="float" office:value="4" calcext:value-type="float">
            <text:p>4</text:p>
          </table:table-cell>
          <table:table-cell table:formula="of:=[.A256] + ([.B256]-[.A256])^2.5 + ([.C256]-[.A256]-[.B256]) * ([.D256]/[.A256] + 0.002)" office:value-type="float" office:value="120.623814242165" calcext:value-type="float">
            <text:p>120.623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57]; [.B257])" office:value-type="float" office:value="14" calcext:value-type="float">
            <text:p>14</text:p>
          </table:table-cell>
          <table:table-cell table:formula="of:=RANDBETWEEN([.A257];[.C257])" office:value-type="float" office:value="8" calcext:value-type="float">
            <text:p>8</text:p>
          </table:table-cell>
          <table:table-cell table:formula="of:=[.A257] + ([.B257]-[.A257])^2.5 + ([.C257]-[.A257]-[.B257]) * ([.D257]/[.A257] + 0.002)" office:value-type="float" office:value="1005.65066666667" calcext:value-type="float">
            <text:p>1005.65066666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58]; [.B258])" office:value-type="float" office:value="12" calcext:value-type="float">
            <text:p>12</text:p>
          </table:table-cell>
          <table:table-cell table:formula="of:=RANDBETWEEN([.A258];[.C258])" office:value-type="float" office:value="6" calcext:value-type="float">
            <text:p>6</text:p>
          </table:table-cell>
          <table:table-cell table:formula="of:=[.A258] + ([.B258]-[.A258])^2.5 + ([.C258]-[.A258]-[.B258]) * ([.D258]/[.A258] + 0.002)" office:value-type="float" office:value="601.116165553414" calcext:value-type="float">
            <text:p>601.116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59]; [.B259])" office:value-type="float" office:value="8" calcext:value-type="float">
            <text:p>8</text:p>
          </table:table-cell>
          <table:table-cell table:formula="of:=RANDBETWEEN([.A259];[.C259])" office:value-type="float" office:value="2" calcext:value-type="float">
            <text:p>2</text:p>
          </table:table-cell>
          <table:table-cell table:formula="of:=[.A259] + ([.B259]-[.A259])^2.5 + ([.C259]-[.A259]-[.B259]) * ([.D259]/[.A259] + 0.002)" office:value-type="float" office:value="1004.98" calcext:value-type="float">
            <text:p>1004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60]; [.B260])" office:value-type="float" office:value="13" calcext:value-type="float">
            <text:p>13</text:p>
          </table:table-cell>
          <table:table-cell table:formula="of:=RANDBETWEEN([.A260];[.C260])" office:value-type="float" office:value="12" calcext:value-type="float">
            <text:p>12</text:p>
          </table:table-cell>
          <table:table-cell table:formula="of:=[.A260] + ([.B260]-[.A260])^2.5 + ([.C260]-[.A260]-[.B260]) * ([.D260]/[.A260] + 0.002)" office:value-type="float" office:value="305.793766016838" calcext:value-type="float">
            <text:p>305.793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61]; [.B261])" office:value-type="float" office:value="8" calcext:value-type="float">
            <text:p>8</text:p>
          </table:table-cell>
          <table:table-cell table:formula="of:=RANDBETWEEN([.A261];[.C261])" office:value-type="float" office:value="8" calcext:value-type="float">
            <text:p>8</text:p>
          </table:table-cell>
          <table:table-cell table:formula="of:=[.A261] + ([.B261]-[.A261])^2.5 + ([.C261]-[.A261]-[.B261]) * ([.D261]/[.A261] + 0.002)" office:value-type="float" office:value="12.5664572681199" calcext:value-type="float">
            <text:p>12.566457268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62]; [.B262])" office:value-type="float" office:value="9" calcext:value-type="float">
            <text:p>9</text:p>
          </table:table-cell>
          <table:table-cell table:formula="of:=RANDBETWEEN([.A262];[.C262])" office:value-type="float" office:value="6" calcext:value-type="float">
            <text:p>6</text:p>
          </table:table-cell>
          <table:table-cell table:formula="of:=[.A262] + ([.B262]-[.A262])^2.5 + ([.C262]-[.A262]-[.B262]) * ([.D262]/[.A262] + 0.002)" office:value-type="float" office:value="232.992" calcext:value-type="float">
            <text:p>232.99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63]; [.B263])" office:value-type="float" office:value="9" calcext:value-type="float">
            <text:p>9</text:p>
          </table:table-cell>
          <table:table-cell table:formula="of:=RANDBETWEEN([.A263];[.C263])" office:value-type="float" office:value="8" calcext:value-type="float">
            <text:p>8</text:p>
          </table:table-cell>
          <table:table-cell table:formula="of:=[.A263] + ([.B263]-[.A263])^2.5 + ([.C263]-[.A263]-[.B263]) * ([.D263]/[.A263] + 0.002)" office:value-type="float" office:value="307.193766016838" calcext:value-type="float">
            <text:p>307.193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64]; [.B264])" office:value-type="float" office:value="2" calcext:value-type="float">
            <text:p>2</text:p>
          </table:table-cell>
          <table:table-cell table:formula="of:=RANDBETWEEN([.A264];[.C264])" office:value-type="float" office:value="2" calcext:value-type="float">
            <text:p>2</text:p>
          </table:table-cell>
          <table:table-cell table:formula="of:=[.A264] + ([.B264]-[.A264])^2.5 + ([.C264]-[.A264]-[.B264]) * ([.D264]/[.A264] + 0.002)" office:value-type="float" office:value="225.982" calcext:value-type="float">
            <text:p>225.98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65]; [.B265])" office:value-type="float" office:value="15" calcext:value-type="float">
            <text:p>15</text:p>
          </table:table-cell>
          <table:table-cell table:formula="of:=RANDBETWEEN([.A265];[.C265])" office:value-type="float" office:value="14" calcext:value-type="float">
            <text:p>14</text:p>
          </table:table-cell>
          <table:table-cell table:formula="of:=[.A265] + ([.B265]-[.A265])^2.5 + ([.C265]-[.A265]-[.B265]) * ([.D265]/[.A265] + 0.002)" office:value-type="float" office:value="123.066258686609" calcext:value-type="float">
            <text:p>123.066258686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66]; [.B266])" office:value-type="float" office:value="4" calcext:value-type="float">
            <text:p>4</text:p>
          </table:table-cell>
          <table:table-cell table:formula="of:=RANDBETWEEN([.A266];[.C266])" office:value-type="float" office:value="4" calcext:value-type="float">
            <text:p>4</text:p>
          </table:table-cell>
          <table:table-cell table:formula="of:=[.A266] + ([.B266]-[.A266])^2.5 + ([.C266]-[.A266]-[.B266]) * ([.D266]/[.A266] + 0.002)" office:value-type="float" office:value="233.974" calcext:value-type="float">
            <text:p>233.97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67]; [.B267])" office:value-type="float" office:value="6" calcext:value-type="float">
            <text:p>6</text:p>
          </table:table-cell>
          <table:table-cell table:formula="of:=RANDBETWEEN([.A267];[.C267])" office:value-type="float" office:value="3" calcext:value-type="float">
            <text:p>3</text:p>
          </table:table-cell>
          <table:table-cell table:formula="of:=[.A267] + ([.B267]-[.A267])^2.5 + ([.C267]-[.A267]-[.B267]) * ([.D267]/[.A267] + 0.002)" office:value-type="float" office:value="485.810632579837" calcext:value-type="float">
            <text:p>485.81063257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68]; [.B268])" office:value-type="float" office:value="8" calcext:value-type="float">
            <text:p>8</text:p>
          </table:table-cell>
          <table:table-cell table:formula="of:=RANDBETWEEN([.A268];[.C268])" office:value-type="float" office:value="3" calcext:value-type="float">
            <text:p>3</text:p>
          </table:table-cell>
          <table:table-cell table:formula="of:=[.A268] + ([.B268]-[.A268])^2.5 + ([.C268]-[.A268]-[.B268]) * ([.D268]/[.A268] + 0.002)" office:value-type="float" office:value="1007.976" calcext:value-type="float">
            <text:p>1007.97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69]; [.B269])" office:value-type="float" office:value="17" calcext:value-type="float">
            <text:p>17</text:p>
          </table:table-cell>
          <table:table-cell table:formula="of:=RANDBETWEEN([.A269];[.C269])" office:value-type="float" office:value="10" calcext:value-type="float">
            <text:p>10</text:p>
          </table:table-cell>
          <table:table-cell table:formula="of:=[.A269] + ([.B269]-[.A269])^2.5 + ([.C269]-[.A269]-[.B269]) * ([.D269]/[.A269] + 0.002)" office:value-type="float" office:value="129.621814242165" calcext:value-type="float">
            <text:p>129.621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70]; [.B270])" office:value-type="float" office:value="18" calcext:value-type="float">
            <text:p>18</text:p>
          </table:table-cell>
          <table:table-cell table:formula="of:=RANDBETWEEN([.A270];[.C270])" office:value-type="float" office:value="7" calcext:value-type="float">
            <text:p>7</text:p>
          </table:table-cell>
          <table:table-cell table:formula="of:=[.A270] + ([.B270]-[.A270])^2.5 + ([.C270]-[.A270]-[.B270]) * ([.D270]/[.A270] + 0.002)" office:value-type="float" office:value="866.607252896669" calcext:value-type="float">
            <text:p>866.60725289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71]; [.B271])" office:value-type="float" office:value="10" calcext:value-type="float">
            <text:p>10</text:p>
          </table:table-cell>
          <table:table-cell table:formula="of:=RANDBETWEEN([.A271];[.C271])" office:value-type="float" office:value="9" calcext:value-type="float">
            <text:p>9</text:p>
          </table:table-cell>
          <table:table-cell table:formula="of:=[.A271] + ([.B271]-[.A271])^2.5 + ([.C271]-[.A271]-[.B271]) * ([.D271]/[.A271] + 0.002)" office:value-type="float" office:value="82.6576307401944" calcext:value-type="float">
            <text:p>82.657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272]; [.B272])" office:value-type="float" office:value="12" calcext:value-type="float">
            <text:p>12</text:p>
          </table:table-cell>
          <table:table-cell table:formula="of:=RANDBETWEEN([.A272];[.C272])" office:value-type="float" office:value="3" calcext:value-type="float">
            <text:p>3</text:p>
          </table:table-cell>
          <table:table-cell table:formula="of:=[.A272] + ([.B272]-[.A272])^2.5 + ([.C272]-[.A272]-[.B272]) * ([.D272]/[.A272] + 0.002)" office:value-type="float" office:value="603.828165553414" calcext:value-type="float">
            <text:p>603.828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73]; [.B273])" office:value-type="float" office:value="11" calcext:value-type="float">
            <text:p>11</text:p>
          </table:table-cell>
          <table:table-cell table:formula="of:=RANDBETWEEN([.A273];[.C273])" office:value-type="float" office:value="3" calcext:value-type="float">
            <text:p>3</text:p>
          </table:table-cell>
          <table:table-cell table:formula="of:=[.A273] + ([.B273]-[.A273])^2.5 + ([.C273]-[.A273]-[.B273]) * ([.D273]/[.A273] + 0.002)" office:value-type="float" office:value="1348.59758262665" calcext:value-type="float">
            <text:p>1348.59758262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74]; [.B274])" office:value-type="float" office:value="11" calcext:value-type="float">
            <text:p>11</text:p>
          </table:table-cell>
          <table:table-cell table:formula="of:=RANDBETWEEN([.A274];[.C274])" office:value-type="float" office:value="10" calcext:value-type="float">
            <text:p>10</text:p>
          </table:table-cell>
          <table:table-cell table:formula="of:=[.A274] + ([.B274]-[.A274])^2.5 + ([.C274]-[.A274]-[.B274]) * ([.D274]/[.A274] + 0.002)" office:value-type="float" office:value="4.63485424949238" calcext:value-type="float">
            <text:p>4.634854249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75]; [.B275])" office:value-type="float" office:value="11" calcext:value-type="float">
            <text:p>11</text:p>
          </table:table-cell>
          <table:table-cell table:formula="of:=RANDBETWEEN([.A275];[.C275])" office:value-type="float" office:value="11" calcext:value-type="float">
            <text:p>11</text:p>
          </table:table-cell>
          <table:table-cell table:formula="of:=[.A275] + ([.B275]-[.A275])^2.5 + ([.C275]-[.A275]-[.B275]) * ([.D275]/[.A275] + 0.002)" office:value-type="float" office:value="233.164" calcext:value-type="float">
            <text:p>233.16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76]; [.B276])" office:value-type="float" office:value="10" calcext:value-type="float">
            <text:p>10</text:p>
          </table:table-cell>
          <table:table-cell table:formula="of:=RANDBETWEEN([.A276];[.C276])" office:value-type="float" office:value="9" calcext:value-type="float">
            <text:p>9</text:p>
          </table:table-cell>
          <table:table-cell table:formula="of:=[.A276] + ([.B276]-[.A276])^2.5 + ([.C276]-[.A276]-[.B276]) * ([.D276]/[.A276] + 0.002)" office:value-type="float" office:value="51.8756994374948" calcext:value-type="float">
            <text:p>51.875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277]; [.B277])" office:value-type="float" office:value="4" calcext:value-type="float">
            <text:p>4</text:p>
          </table:table-cell>
          <table:table-cell table:formula="of:=RANDBETWEEN([.A277];[.C277])" office:value-type="float" office:value="4" calcext:value-type="float">
            <text:p>4</text:p>
          </table:table-cell>
          <table:table-cell table:formula="of:=[.A277] + ([.B277]-[.A277])^2.5 + ([.C277]-[.A277]-[.B277]) * ([.D277]/[.A277] + 0.002)" office:value-type="float" office:value="172.995335983756" calcext:value-type="float">
            <text:p>172.995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278]; [.B278])" office:value-type="float" office:value="8" calcext:value-type="float">
            <text:p>8</text:p>
          </table:table-cell>
          <table:table-cell table:formula="of:=RANDBETWEEN([.A278];[.C278])" office:value-type="float" office:value="7" calcext:value-type="float">
            <text:p>7</text:p>
          </table:table-cell>
          <table:table-cell table:formula="of:=[.A278] + ([.B278]-[.A278])^2.5 + ([.C278]-[.A278]-[.B278]) * ([.D278]/[.A278] + 0.002)" office:value-type="float" office:value="478.477299246503" calcext:value-type="float">
            <text:p>478.477299246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79]; [.B279])" office:value-type="float" office:value="11" calcext:value-type="float">
            <text:p>11</text:p>
          </table:table-cell>
          <table:table-cell table:formula="of:=RANDBETWEEN([.A279];[.C279])" office:value-type="float" office:value="9" calcext:value-type="float">
            <text:p>9</text:p>
          </table:table-cell>
          <table:table-cell table:formula="of:=[.A279] + ([.B279]-[.A279])^2.5 + ([.C279]-[.A279]-[.B279]) * ([.D279]/[.A279] + 0.002)" office:value-type="float" office:value="588.322165553414" calcext:value-type="float">
            <text:p>588.322165553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80]; [.B280])" office:value-type="float" office:value="12" calcext:value-type="float">
            <text:p>12</text:p>
          </table:table-cell>
          <table:table-cell table:formula="of:=RANDBETWEEN([.A280];[.C280])" office:value-type="float" office:value="12" calcext:value-type="float">
            <text:p>12</text:p>
          </table:table-cell>
          <table:table-cell table:formula="of:=[.A280] + ([.B280]-[.A280])^2.5 + ([.C280]-[.A280]-[.B280]) * ([.D280]/[.A280] + 0.002)" office:value-type="float" office:value="711.336847807693" calcext:value-type="float">
            <text:p>711.336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81]; [.B281])" office:value-type="float" office:value="8" calcext:value-type="float">
            <text:p>8</text:p>
          </table:table-cell>
          <table:table-cell table:formula="of:=RANDBETWEEN([.A281];[.C281])" office:value-type="float" office:value="6" calcext:value-type="float">
            <text:p>6</text:p>
          </table:table-cell>
          <table:table-cell table:formula="of:=[.A281] + ([.B281]-[.A281])^2.5 + ([.C281]-[.A281]-[.B281]) * ([.D281]/[.A281] + 0.002)" office:value-type="float" office:value="83.5656307401944" calcext:value-type="float">
            <text:p>83.565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282]; [.B282])" office:value-type="float" office:value="12" calcext:value-type="float">
            <text:p>12</text:p>
          </table:table-cell>
          <table:table-cell table:formula="of:=RANDBETWEEN([.A282];[.C282])" office:value-type="float" office:value="7" calcext:value-type="float">
            <text:p>7</text:p>
          </table:table-cell>
          <table:table-cell table:formula="of:=[.A282] + ([.B282]-[.A282])^2.5 + ([.C282]-[.A282]-[.B282]) * ([.D282]/[.A282] + 0.002)" office:value-type="float" office:value="997.984" calcext:value-type="float">
            <text:p>997.98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83]; [.B283])" office:value-type="float" office:value="6" calcext:value-type="float">
            <text:p>6</text:p>
          </table:table-cell>
          <table:table-cell table:formula="of:=RANDBETWEEN([.A283];[.C283])" office:value-type="float" office:value="3" calcext:value-type="float">
            <text:p>3</text:p>
          </table:table-cell>
          <table:table-cell table:formula="of:=[.A283] + ([.B283]-[.A283])^2.5 + ([.C283]-[.A283]-[.B283]) * ([.D283]/[.A283] + 0.002)" office:value-type="float" office:value="174.007335983756" calcext:value-type="float">
            <text:p>174.007335983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84]; [.B284])" office:value-type="float" office:value="8" calcext:value-type="float">
            <text:p>8</text:p>
          </table:table-cell>
          <table:table-cell table:formula="of:=RANDBETWEEN([.A284];[.C284])" office:value-type="float" office:value="8" calcext:value-type="float">
            <text:p>8</text:p>
          </table:table-cell>
          <table:table-cell table:formula="of:=[.A284] + ([.B284]-[.A284])^2.5 + ([.C284]-[.A284]-[.B284]) * ([.D284]/[.A284] + 0.002)" office:value-type="float" office:value="486.790632579837" calcext:value-type="float">
            <text:p>486.790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85]; [.B285])" office:value-type="float" office:value="17" calcext:value-type="float">
            <text:p>17</text:p>
          </table:table-cell>
          <table:table-cell table:formula="of:=RANDBETWEEN([.A285];[.C285])" office:value-type="float" office:value="16" calcext:value-type="float">
            <text:p>16</text:p>
          </table:table-cell>
          <table:table-cell table:formula="of:=[.A285] + ([.B285]-[.A285])^2.5 + ([.C285]-[.A285]-[.B285]) * ([.D285]/[.A285] + 0.002)" office:value-type="float" office:value="851.409252896669" calcext:value-type="float">
            <text:p>851.409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86]; [.B286])" office:value-type="float" office:value="10" calcext:value-type="float">
            <text:p>10</text:p>
          </table:table-cell>
          <table:table-cell table:formula="of:=RANDBETWEEN([.A286];[.C286])" office:value-type="float" office:value="10" calcext:value-type="float">
            <text:p>10</text:p>
          </table:table-cell>
          <table:table-cell table:formula="of:=[.A286] + ([.B286]-[.A286])^2.5 + ([.C286]-[.A286]-[.B286]) * ([.D286]/[.A286] + 0.002)" office:value-type="float" office:value="122.607814242165" calcext:value-type="float">
            <text:p>122.607814242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87]; [.B287])" office:value-type="float" office:value="15" calcext:value-type="float">
            <text:p>15</text:p>
          </table:table-cell>
          <table:table-cell table:formula="of:=RANDBETWEEN([.A287];[.C287])" office:value-type="float" office:value="11" calcext:value-type="float">
            <text:p>11</text:p>
          </table:table-cell>
          <table:table-cell table:formula="of:=[.A287] + ([.B287]-[.A287])^2.5 + ([.C287]-[.A287]-[.B287]) * ([.D287]/[.A287] + 0.002)" office:value-type="float" office:value="126.417814242165" calcext:value-type="float">
            <text:p>126.417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88]; [.B288])" office:value-type="float" office:value="6" calcext:value-type="float">
            <text:p>6</text:p>
          </table:table-cell>
          <table:table-cell table:formula="of:=RANDBETWEEN([.A288];[.C288])" office:value-type="float" office:value="5" calcext:value-type="float">
            <text:p>5</text:p>
          </table:table-cell>
          <table:table-cell table:formula="of:=[.A288] + ([.B288]-[.A288])^2.5 + ([.C288]-[.A288]-[.B288]) * ([.D288]/[.A288] + 0.002)" office:value-type="float" office:value="713.003514474359" calcext:value-type="float">
            <text:p>713.003514474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89]; [.B289])" office:value-type="float" office:value="12" calcext:value-type="float">
            <text:p>12</text:p>
          </table:table-cell>
          <table:table-cell table:formula="of:=RANDBETWEEN([.A289];[.C289])" office:value-type="float" office:value="9" calcext:value-type="float">
            <text:p>9</text:p>
          </table:table-cell>
          <table:table-cell table:formula="of:=[.A289] + ([.B289]-[.A289])^2.5 + ([.C289]-[.A289]-[.B289]) * ([.D289]/[.A289] + 0.002)" office:value-type="float" office:value="236.349" calcext:value-type="float">
            <text:p>236.349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290]; [.B290])" office:value-type="float" office:value="19" calcext:value-type="float">
            <text:p>19</text:p>
          </table:table-cell>
          <table:table-cell table:formula="of:=RANDBETWEEN([.A290];[.C290])" office:value-type="float" office:value="19" calcext:value-type="float">
            <text:p>19</text:p>
          </table:table-cell>
          <table:table-cell table:formula="of:=[.A290] + ([.B290]-[.A290])^2.5 + ([.C290]-[.A290]-[.B290]) * ([.D290]/[.A290] + 0.002)" office:value-type="float" office:value="853.609252896669" calcext:value-type="float">
            <text:p>853.60925289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291]; [.B291])" office:value-type="float" office:value="8" calcext:value-type="float">
            <text:p>8</text:p>
          </table:table-cell>
          <table:table-cell table:formula="of:=RANDBETWEEN([.A291];[.C291])" office:value-type="float" office:value="8" calcext:value-type="float">
            <text:p>8</text:p>
          </table:table-cell>
          <table:table-cell table:formula="of:=[.A291] + ([.B291]-[.A291])^2.5 + ([.C291]-[.A291]-[.B291]) * ([.D291]/[.A291] + 0.002)" office:value-type="float" office:value="49.8836994374947" calcext:value-type="float">
            <text:p>49.883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292]; [.B292])" office:value-type="float" office:value="7" calcext:value-type="float">
            <text:p>7</text:p>
          </table:table-cell>
          <table:table-cell table:formula="of:=RANDBETWEEN([.A292];[.C292])" office:value-type="float" office:value="7" calcext:value-type="float">
            <text:p>7</text:p>
          </table:table-cell>
          <table:table-cell table:formula="of:=[.A292] + ([.B292]-[.A292])^2.5 + ([.C292]-[.A292]-[.B292]) * ([.D292]/[.A292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93]; [.B293])" office:value-type="float" office:value="13" calcext:value-type="float">
            <text:p>13</text:p>
          </table:table-cell>
          <table:table-cell table:formula="of:=RANDBETWEEN([.A293];[.C293])" office:value-type="float" office:value="8" calcext:value-type="float">
            <text:p>8</text:p>
          </table:table-cell>
          <table:table-cell table:formula="of:=[.A293] + ([.B293]-[.A293])^2.5 + ([.C293]-[.A293]-[.B293]) * ([.D293]/[.A293] + 0.002)" office:value-type="float" office:value="178.009335983756" calcext:value-type="float">
            <text:p>178.009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294]; [.B294])" office:value-type="float" office:value="7" calcext:value-type="float">
            <text:p>7</text:p>
          </table:table-cell>
          <table:table-cell table:formula="of:=RANDBETWEEN([.A294];[.C294])" office:value-type="float" office:value="7" calcext:value-type="float">
            <text:p>7</text:p>
          </table:table-cell>
          <table:table-cell table:formula="of:=[.A294] + ([.B294]-[.A294])^2.5 + ([.C294]-[.A294]-[.B294]) * ([.D294]/[.A294] + 0.002)" office:value-type="float" office:value="306.193766016838" calcext:value-type="float">
            <text:p>306.193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295]; [.B295])" office:value-type="float" office:value="13" calcext:value-type="float">
            <text:p>13</text:p>
          </table:table-cell>
          <table:table-cell table:formula="of:=RANDBETWEEN([.A295];[.C295])" office:value-type="float" office:value="13" calcext:value-type="float">
            <text:p>13</text:p>
          </table:table-cell>
          <table:table-cell table:formula="of:=[.A295] + ([.B295]-[.A295])^2.5 + ([.C295]-[.A295]-[.B295]) * ([.D295]/[.A295] + 0.002)" office:value-type="float" office:value="386.97026629967" calcext:value-type="float">
            <text:p>386.970266299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296]; [.B296])" office:value-type="float" office:value="10" calcext:value-type="float">
            <text:p>10</text:p>
          </table:table-cell>
          <table:table-cell table:formula="of:=RANDBETWEEN([.A296];[.C296])" office:value-type="float" office:value="10" calcext:value-type="float">
            <text:p>10</text:p>
          </table:table-cell>
          <table:table-cell table:formula="of:=[.A296] + ([.B296]-[.A296])^2.5 + ([.C296]-[.A296]-[.B296]) * ([.D296]/[.A296] + 0.002)" office:value-type="float" office:value="305.191766016838" calcext:value-type="float">
            <text:p>305.191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297]; [.B297])" office:value-type="float" office:value="13" calcext:value-type="float">
            <text:p>13</text:p>
          </table:table-cell>
          <table:table-cell table:formula="of:=RANDBETWEEN([.A297];[.C297])" office:value-type="float" office:value="8" calcext:value-type="float">
            <text:p>8</text:p>
          </table:table-cell>
          <table:table-cell table:formula="of:=[.A297] + ([.B297]-[.A297])^2.5 + ([.C297]-[.A297]-[.B297]) * ([.D297]/[.A297] + 0.002)" office:value-type="float" office:value="488.816632579837" calcext:value-type="float">
            <text:p>488.816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98]; [.B298])" office:value-type="float" office:value="5" calcext:value-type="float">
            <text:p>5</text:p>
          </table:table-cell>
          <table:table-cell table:formula="of:=RANDBETWEEN([.A298];[.C298])" office:value-type="float" office:value="4" calcext:value-type="float">
            <text:p>4</text:p>
          </table:table-cell>
          <table:table-cell table:formula="of:=[.A298] + ([.B298]-[.A298])^2.5 + ([.C298]-[.A298]-[.B298]) * ([.D298]/[.A298] + 0.002)" office:value-type="float" office:value="304.539099350171" calcext:value-type="float">
            <text:p>304.53909935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299]; [.B299])" office:value-type="float" office:value="10" calcext:value-type="float">
            <text:p>10</text:p>
          </table:table-cell>
          <table:table-cell table:formula="of:=RANDBETWEEN([.A299];[.C299])" office:value-type="float" office:value="6" calcext:value-type="float">
            <text:p>6</text:p>
          </table:table-cell>
          <table:table-cell table:formula="of:=[.A299] + ([.B299]-[.A299])^2.5 + ([.C299]-[.A299]-[.B299]) * ([.D299]/[.A299] + 0.002)" office:value-type="float" office:value="236.486" calcext:value-type="float">
            <text:p>236.48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00]; [.B300])" office:value-type="float" office:value="6" calcext:value-type="float">
            <text:p>6</text:p>
          </table:table-cell>
          <table:table-cell table:formula="of:=RANDBETWEEN([.A300];[.C300])" office:value-type="float" office:value="4" calcext:value-type="float">
            <text:p>4</text:p>
          </table:table-cell>
          <table:table-cell table:formula="of:=[.A300] + ([.B300]-[.A300])^2.5 + ([.C300]-[.A300]-[.B300]) * ([.D300]/[.A300] + 0.002)" office:value-type="float" office:value="385.293599633003" calcext:value-type="float">
            <text:p>385.293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01]; [.B301])" office:value-type="float" office:value="9" calcext:value-type="float">
            <text:p>9</text:p>
          </table:table-cell>
          <table:table-cell table:formula="of:=RANDBETWEEN([.A301];[.C301])" office:value-type="float" office:value="9" calcext:value-type="float">
            <text:p>9</text:p>
          </table:table-cell>
          <table:table-cell table:formula="of:=[.A301] + ([.B301]-[.A301])^2.5 + ([.C301]-[.A301]-[.B301]) * ([.D301]/[.A301] + 0.002)" office:value-type="float" office:value="482.300632579837" calcext:value-type="float">
            <text:p>482.300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02]; [.B302])" office:value-type="float" office:value="17" calcext:value-type="float">
            <text:p>17</text:p>
          </table:table-cell>
          <table:table-cell table:formula="of:=RANDBETWEEN([.A302];[.C302])" office:value-type="float" office:value="13" calcext:value-type="float">
            <text:p>13</text:p>
          </table:table-cell>
          <table:table-cell table:formula="of:=[.A302] + ([.B302]-[.A302])^2.5 + ([.C302]-[.A302]-[.B302]) * ([.D302]/[.A302] + 0.002)" office:value-type="float" office:value="237.984" calcext:value-type="float">
            <text:p>237.98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03]; [.B303])" office:value-type="float" office:value="5" calcext:value-type="float">
            <text:p>5</text:p>
          </table:table-cell>
          <table:table-cell table:formula="of:=RANDBETWEEN([.A303];[.C303])" office:value-type="float" office:value="5" calcext:value-type="float">
            <text:p>5</text:p>
          </table:table-cell>
          <table:table-cell table:formula="of:=[.A303] + ([.B303]-[.A303])^2.5 + ([.C303]-[.A303]-[.B303]) * ([.D303]/[.A303] + 0.002)" office:value-type="float" office:value="390.279599633003" calcext:value-type="float">
            <text:p>390.279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04]; [.B304])" office:value-type="float" office:value="14" calcext:value-type="float">
            <text:p>14</text:p>
          </table:table-cell>
          <table:table-cell table:formula="of:=RANDBETWEEN([.A304];[.C304])" office:value-type="float" office:value="12" calcext:value-type="float">
            <text:p>12</text:p>
          </table:table-cell>
          <table:table-cell table:formula="of:=[.A304] + ([.B304]-[.A304])^2.5 + ([.C304]-[.A304]-[.B304]) * ([.D304]/[.A304] + 0.002)" office:value-type="float" office:value="84.1656307401944" calcext:value-type="float">
            <text:p>84.165630740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05]; [.B305])" office:value-type="float" office:value="8" calcext:value-type="float">
            <text:p>8</text:p>
          </table:table-cell>
          <table:table-cell table:formula="of:=RANDBETWEEN([.A305];[.C305])" office:value-type="float" office:value="7" calcext:value-type="float">
            <text:p>7</text:p>
          </table:table-cell>
          <table:table-cell table:formula="of:=[.A305] + ([.B305]-[.A305])^2.5 + ([.C305]-[.A305]-[.B305]) * ([.D305]/[.A305] + 0.002)" office:value-type="float" office:value="595.470832220081" calcext:value-type="float">
            <text:p>595.470832220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06]; [.B306])" office:value-type="float" office:value="14" calcext:value-type="float">
            <text:p>14</text:p>
          </table:table-cell>
          <table:table-cell table:formula="of:=RANDBETWEEN([.A306];[.C306])" office:value-type="float" office:value="8" calcext:value-type="float">
            <text:p>8</text:p>
          </table:table-cell>
          <table:table-cell table:formula="of:=[.A306] + ([.B306]-[.A306])^2.5 + ([.C306]-[.A306]-[.B306]) * ([.D306]/[.A306] + 0.002)" office:value-type="float" office:value="722.344847807693" calcext:value-type="float">
            <text:p>722.344847807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07]; [.B307])" office:value-type="float" office:value="8" calcext:value-type="float">
            <text:p>8</text:p>
          </table:table-cell>
          <table:table-cell table:formula="of:=RANDBETWEEN([.A307];[.C307])" office:value-type="float" office:value="7" calcext:value-type="float">
            <text:p>7</text:p>
          </table:table-cell>
          <table:table-cell table:formula="of:=[.A307] + ([.B307]-[.A307])^2.5 + ([.C307]-[.A307]-[.B307]) * ([.D307]/[.A307] + 0.002)" office:value-type="float" office:value="297.215766016838" calcext:value-type="float">
            <text:p>297.215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08]; [.B308])" office:value-type="float" office:value="15" calcext:value-type="float">
            <text:p>15</text:p>
          </table:table-cell>
          <table:table-cell table:formula="of:=RANDBETWEEN([.A308];[.C308])" office:value-type="float" office:value="13" calcext:value-type="float">
            <text:p>13</text:p>
          </table:table-cell>
          <table:table-cell table:formula="of:=[.A308] + ([.B308]-[.A308])^2.5 + ([.C308]-[.A308]-[.B308]) * ([.D308]/[.A308] + 0.002)" office:value-type="float" office:value="389.787599633003" calcext:value-type="float">
            <text:p>389.787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09]; [.B309])" office:value-type="float" office:value="6" calcext:value-type="float">
            <text:p>6</text:p>
          </table:table-cell>
          <table:table-cell table:formula="of:=RANDBETWEEN([.A309];[.C309])" office:value-type="float" office:value="4" calcext:value-type="float">
            <text:p>4</text:p>
          </table:table-cell>
          <table:table-cell table:formula="of:=[.A309] + ([.B309]-[.A309])^2.5 + ([.C309]-[.A309]-[.B309]) * ([.D309]/[.A309] + 0.002)" office:value-type="float" office:value="389.622932966337" calcext:value-type="float">
            <text:p>389.622932966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10]; [.B310])" office:value-type="float" office:value="13" calcext:value-type="float">
            <text:p>13</text:p>
          </table:table-cell>
          <table:table-cell table:formula="of:=RANDBETWEEN([.A310];[.C310])" office:value-type="float" office:value="10" calcext:value-type="float">
            <text:p>10</text:p>
          </table:table-cell>
          <table:table-cell table:formula="of:=[.A310] + ([.B310]-[.A310])^2.5 + ([.C310]-[.A310]-[.B310]) * ([.D310]/[.A310] + 0.002)" office:value-type="float" office:value="84.9136307401944" calcext:value-type="float">
            <text:p>84.913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11]; [.B311])" office:value-type="float" office:value="10" calcext:value-type="float">
            <text:p>10</text:p>
          </table:table-cell>
          <table:table-cell table:formula="of:=RANDBETWEEN([.A311];[.C311])" office:value-type="float" office:value="9" calcext:value-type="float">
            <text:p>9</text:p>
          </table:table-cell>
          <table:table-cell table:formula="of:=[.A311] + ([.B311]-[.A311])^2.5 + ([.C311]-[.A311]-[.B311]) * ([.D311]/[.A311] + 0.002)" office:value-type="float" office:value="710.340847807693" calcext:value-type="float">
            <text:p>710.340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12]; [.B312])" office:value-type="float" office:value="3" calcext:value-type="float">
            <text:p>3</text:p>
          </table:table-cell>
          <table:table-cell table:formula="of:=RANDBETWEEN([.A312];[.C312])" office:value-type="float" office:value="3" calcext:value-type="float">
            <text:p>3</text:p>
          </table:table-cell>
          <table:table-cell table:formula="of:=[.A312] + ([.B312]-[.A312])^2.5 + ([.C312]-[.A312]-[.B312]) * ([.D312]/[.A312] + 0.002)" office:value-type="float" office:value="172.997335983756" calcext:value-type="float">
            <text:p>172.997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13]; [.B313])" office:value-type="float" office:value="8" calcext:value-type="float">
            <text:p>8</text:p>
          </table:table-cell>
          <table:table-cell table:formula="of:=RANDBETWEEN([.A313];[.C313])" office:value-type="float" office:value="3" calcext:value-type="float">
            <text:p>3</text:p>
          </table:table-cell>
          <table:table-cell table:formula="of:=[.A313] + ([.B313]-[.A313])^2.5 + ([.C313]-[.A313]-[.B313]) * ([.D313]/[.A313] + 0.002)" office:value-type="float" office:value="724.340847807693" calcext:value-type="float">
            <text:p>724.340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14]; [.B314])" office:value-type="float" office:value="6" calcext:value-type="float">
            <text:p>6</text:p>
          </table:table-cell>
          <table:table-cell table:formula="of:=RANDBETWEEN([.A314];[.C314])" office:value-type="float" office:value="5" calcext:value-type="float">
            <text:p>5</text:p>
          </table:table-cell>
          <table:table-cell table:formula="of:=[.A314] + ([.B314]-[.A314])^2.5 + ([.C314]-[.A314]-[.B314]) * ([.D314]/[.A314] + 0.002)" office:value-type="float" office:value="481.806632579837" calcext:value-type="float">
            <text:p>481.806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15]; [.B315])" office:value-type="float" office:value="17" calcext:value-type="float">
            <text:p>17</text:p>
          </table:table-cell>
          <table:table-cell table:formula="of:=RANDBETWEEN([.A315];[.C315])" office:value-type="float" office:value="11" calcext:value-type="float">
            <text:p>11</text:p>
          </table:table-cell>
          <table:table-cell table:formula="of:=[.A315] + ([.B315]-[.A315])^2.5 + ([.C315]-[.A315]-[.B315]) * ([.D315]/[.A315] + 0.002)" office:value-type="float" office:value="725.358847807693" calcext:value-type="float">
            <text:p>725.358847807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16]; [.B316])" office:value-type="float" office:value="6" calcext:value-type="float">
            <text:p>6</text:p>
          </table:table-cell>
          <table:table-cell table:formula="of:=RANDBETWEEN([.A316];[.C316])" office:value-type="float" office:value="6" calcext:value-type="float">
            <text:p>6</text:p>
          </table:table-cell>
          <table:table-cell table:formula="of:=[.A316] + ([.B316]-[.A316])^2.5 + ([.C316]-[.A316]-[.B316]) * ([.D316]/[.A316] + 0.002)" office:value-type="float" office:value="281.215766016838" calcext:value-type="float">
            <text:p>281.21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17]; [.B317])" office:value-type="float" office:value="11" calcext:value-type="float">
            <text:p>11</text:p>
          </table:table-cell>
          <table:table-cell table:formula="of:=RANDBETWEEN([.A317];[.C317])" office:value-type="float" office:value="9" calcext:value-type="float">
            <text:p>9</text:p>
          </table:table-cell>
          <table:table-cell table:formula="of:=[.A317] + ([.B317]-[.A317])^2.5 + ([.C317]-[.A317]-[.B317]) * ([.D317]/[.A317] + 0.002)" office:value-type="float" office:value="709.346847807693" calcext:value-type="float">
            <text:p>709.346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18]; [.B318])" office:value-type="float" office:value="13" calcext:value-type="float">
            <text:p>13</text:p>
          </table:table-cell>
          <table:table-cell table:formula="of:=RANDBETWEEN([.A318];[.C318])" office:value-type="float" office:value="10" calcext:value-type="float">
            <text:p>10</text:p>
          </table:table-cell>
          <table:table-cell table:formula="of:=[.A318] + ([.B318]-[.A318])^2.5 + ([.C318]-[.A318]-[.B318]) * ([.D318]/[.A318] + 0.002)" office:value-type="float" office:value="307.491480302552" calcext:value-type="float">
            <text:p>307.491480302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19]; [.B319])" office:value-type="float" office:value="13" calcext:value-type="float">
            <text:p>13</text:p>
          </table:table-cell>
          <table:table-cell table:formula="of:=RANDBETWEEN([.A319];[.C319])" office:value-type="float" office:value="10" calcext:value-type="float">
            <text:p>10</text:p>
          </table:table-cell>
          <table:table-cell table:formula="of:=[.A319] + ([.B319]-[.A319])^2.5 + ([.C319]-[.A319]-[.B319]) * ([.D319]/[.A319] + 0.002)" office:value-type="float" office:value="85.1556307401944" calcext:value-type="float">
            <text:p>85.155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20]; [.B320])" office:value-type="float" office:value="9" calcext:value-type="float">
            <text:p>9</text:p>
          </table:table-cell>
          <table:table-cell table:formula="of:=RANDBETWEEN([.A320];[.C320])" office:value-type="float" office:value="7" calcext:value-type="float">
            <text:p>7</text:p>
          </table:table-cell>
          <table:table-cell table:formula="of:=[.A320] + ([.B320]-[.A320])^2.5 + ([.C320]-[.A320]-[.B320]) * ([.D320]/[.A320] + 0.002)" office:value-type="float" office:value="124.617814242165" calcext:value-type="float">
            <text:p>124.617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21]; [.B321])" office:value-type="float" office:value="3" calcext:value-type="float">
            <text:p>3</text:p>
          </table:table-cell>
          <table:table-cell table:formula="of:=RANDBETWEEN([.A321];[.C321])" office:value-type="float" office:value="2" calcext:value-type="float">
            <text:p>2</text:p>
          </table:table-cell>
          <table:table-cell table:formula="of:=[.A321] + ([.B321]-[.A321])^2.5 + ([.C321]-[.A321]-[.B321]) * ([.D321]/[.A321] + 0.002)" office:value-type="float" office:value="487.804632579837" calcext:value-type="float">
            <text:p>487.80463257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22]; [.B322])" office:value-type="float" office:value="11" calcext:value-type="float">
            <text:p>11</text:p>
          </table:table-cell>
          <table:table-cell table:formula="of:=RANDBETWEEN([.A322];[.C322])" office:value-type="float" office:value="9" calcext:value-type="float">
            <text:p>9</text:p>
          </table:table-cell>
          <table:table-cell table:formula="of:=[.A322] + ([.B322]-[.A322])^2.5 + ([.C322]-[.A322]-[.B322]) * ([.D322]/[.A322] + 0.002)" office:value-type="float" office:value="584.326165553414" calcext:value-type="float">
            <text:p>584.326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23]; [.B323])" office:value-type="float" office:value="4" calcext:value-type="float">
            <text:p>4</text:p>
          </table:table-cell>
          <table:table-cell table:formula="of:=RANDBETWEEN([.A323];[.C323])" office:value-type="float" office:value="4" calcext:value-type="float">
            <text:p>4</text:p>
          </table:table-cell>
          <table:table-cell table:formula="of:=[.A323] + ([.B323]-[.A323])^2.5 + ([.C323]-[.A323]-[.B323]) * ([.D323]/[.A323] + 0.002)" office:value-type="float" office:value="1002.964" calcext:value-type="float">
            <text:p>1002.96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24]; [.B324])" office:value-type="float" office:value="8" calcext:value-type="float">
            <text:p>8</text:p>
          </table:table-cell>
          <table:table-cell table:formula="of:=RANDBETWEEN([.A324];[.C324])" office:value-type="float" office:value="8" calcext:value-type="float">
            <text:p>8</text:p>
          </table:table-cell>
          <table:table-cell table:formula="of:=[.A324] + ([.B324]-[.A324])^2.5 + ([.C324]-[.A324]-[.B324]) * ([.D324]/[.A324] + 0.002)" office:value-type="float" office:value="385.485599633003" calcext:value-type="float">
            <text:p>385.485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25]; [.B325])" office:value-type="float" office:value="6" calcext:value-type="float">
            <text:p>6</text:p>
          </table:table-cell>
          <table:table-cell table:formula="of:=RANDBETWEEN([.A325];[.C325])" office:value-type="float" office:value="5" calcext:value-type="float">
            <text:p>5</text:p>
          </table:table-cell>
          <table:table-cell table:formula="of:=[.A325] + ([.B325]-[.A325])^2.5 + ([.C325]-[.A325]-[.B325]) * ([.D325]/[.A325] + 0.002)" office:value-type="float" office:value="51.8836994374947" calcext:value-type="float">
            <text:p>51.883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26]; [.B326])" office:value-type="float" office:value="3" calcext:value-type="float">
            <text:p>3</text:p>
          </table:table-cell>
          <table:table-cell table:formula="of:=RANDBETWEEN([.A326];[.C326])" office:value-type="float" office:value="3" calcext:value-type="float">
            <text:p>3</text:p>
          </table:table-cell>
          <table:table-cell table:formula="of:=[.A326] + ([.B326]-[.A326])^2.5 + ([.C326]-[.A326]-[.B326]) * ([.D326]/[.A326] + 0.002)" office:value-type="float" office:value="481.304632579837" calcext:value-type="float">
            <text:p>481.304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27]; [.B327])" office:value-type="float" office:value="16" calcext:value-type="float">
            <text:p>16</text:p>
          </table:table-cell>
          <table:table-cell table:formula="of:=RANDBETWEEN([.A327];[.C327])" office:value-type="float" office:value="10" calcext:value-type="float">
            <text:p>10</text:p>
          </table:table-cell>
          <table:table-cell table:formula="of:=[.A327] + ([.B327]-[.A327])^2.5 + ([.C327]-[.A327]-[.B327]) * ([.D327]/[.A327] + 0.002)" office:value-type="float" office:value="179.003335983756" calcext:value-type="float">
            <text:p>179.003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28]; [.B328])" office:value-type="float" office:value="9" calcext:value-type="float">
            <text:p>9</text:p>
          </table:table-cell>
          <table:table-cell table:formula="of:=RANDBETWEEN([.A328];[.C328])" office:value-type="float" office:value="7" calcext:value-type="float">
            <text:p>7</text:p>
          </table:table-cell>
          <table:table-cell table:formula="of:=[.A328] + ([.B328]-[.A328])^2.5 + ([.C328]-[.A328]-[.B328]) * ([.D328]/[.A328] + 0.002)" office:value-type="float" office:value="234.976" calcext:value-type="float">
            <text:p>234.97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29]; [.B329])" office:value-type="float" office:value="7" calcext:value-type="float">
            <text:p>7</text:p>
          </table:table-cell>
          <table:table-cell table:formula="of:=RANDBETWEEN([.A329];[.C329])" office:value-type="float" office:value="7" calcext:value-type="float">
            <text:p>7</text:p>
          </table:table-cell>
          <table:table-cell table:formula="of:=[.A329] + ([.B329]-[.A329])^2.5 + ([.C329]-[.A329]-[.B329]) * ([.D329]/[.A329] + 0.002)" office:value-type="float" office:value="50.2150327708281" calcext:value-type="float">
            <text:p>50.215032770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30]; [.B330])" office:value-type="float" office:value="9" calcext:value-type="float">
            <text:p>9</text:p>
          </table:table-cell>
          <table:table-cell table:formula="of:=RANDBETWEEN([.A330];[.C330])" office:value-type="float" office:value="2" calcext:value-type="float">
            <text:p>2</text:p>
          </table:table-cell>
          <table:table-cell table:formula="of:=[.A330] + ([.B330]-[.A330])^2.5 + ([.C330]-[.A330]-[.B330]) * ([.D330]/[.A330] + 0.002)" office:value-type="float" office:value="489.820632579837" calcext:value-type="float">
            <text:p>489.820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31]; [.B331])" office:value-type="float" office:value="19" calcext:value-type="float">
            <text:p>19</text:p>
          </table:table-cell>
          <table:table-cell table:formula="of:=RANDBETWEEN([.A331];[.C331])" office:value-type="float" office:value="10" calcext:value-type="float">
            <text:p>10</text:p>
          </table:table-cell>
          <table:table-cell table:formula="of:=[.A331] + ([.B331]-[.A331])^2.5 + ([.C331]-[.A331]-[.B331]) * ([.D331]/[.A331] + 0.002)" office:value-type="float" office:value="1181.23619247017" calcext:value-type="float">
            <text:p>1181.23619247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32]; [.B332])" office:value-type="float" office:value="10" calcext:value-type="float">
            <text:p>10</text:p>
          </table:table-cell>
          <table:table-cell table:formula="of:=RANDBETWEEN([.A332];[.C332])" office:value-type="float" office:value="8" calcext:value-type="float">
            <text:p>8</text:p>
          </table:table-cell>
          <table:table-cell table:formula="of:=[.A332] + ([.B332]-[.A332])^2.5 + ([.C332]-[.A332]-[.B332]) * ([.D332]/[.A332] + 0.002)" office:value-type="float" office:value="83.733059311623" calcext:value-type="float">
            <text:p>83.733059311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33]; [.B333])" office:value-type="float" office:value="14" calcext:value-type="float">
            <text:p>14</text:p>
          </table:table-cell>
          <table:table-cell table:formula="of:=RANDBETWEEN([.A333];[.C333])" office:value-type="float" office:value="11" calcext:value-type="float">
            <text:p>11</text:p>
          </table:table-cell>
          <table:table-cell table:formula="of:=[.A333] + ([.B333]-[.A333])^2.5 + ([.C333]-[.A333]-[.B333]) * ([.D333]/[.A333] + 0.002)" office:value-type="float" office:value="175.591335983756" calcext:value-type="float">
            <text:p>175.591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34]; [.B334])" office:value-type="float" office:value="10" calcext:value-type="float">
            <text:p>10</text:p>
          </table:table-cell>
          <table:table-cell table:formula="of:=RANDBETWEEN([.A334];[.C334])" office:value-type="float" office:value="9" calcext:value-type="float">
            <text:p>9</text:p>
          </table:table-cell>
          <table:table-cell table:formula="of:=[.A334] + ([.B334]-[.A334])^2.5 + ([.C334]-[.A334]-[.B334]) * ([.D334]/[.A334] + 0.002)" office:value-type="float" office:value="122.027814242165" calcext:value-type="float">
            <text:p>122.027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35]; [.B335])" office:value-type="float" office:value="5" calcext:value-type="float">
            <text:p>5</text:p>
          </table:table-cell>
          <table:table-cell table:formula="of:=RANDBETWEEN([.A335];[.C335])" office:value-type="float" office:value="4" calcext:value-type="float">
            <text:p>4</text:p>
          </table:table-cell>
          <table:table-cell table:formula="of:=[.A335] + ([.B335]-[.A335])^2.5 + ([.C335]-[.A335]-[.B335]) * ([.D335]/[.A335] + 0.002)" office:value-type="float" office:value="716.334847807693" calcext:value-type="float">
            <text:p>716.334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36]; [.B336])" office:value-type="float" office:value="15" calcext:value-type="float">
            <text:p>15</text:p>
          </table:table-cell>
          <table:table-cell table:formula="of:=RANDBETWEEN([.A336];[.C336])" office:value-type="float" office:value="11" calcext:value-type="float">
            <text:p>11</text:p>
          </table:table-cell>
          <table:table-cell table:formula="of:=[.A336] + ([.B336]-[.A336])^2.5 + ([.C336]-[.A336]-[.B336]) * ([.D336]/[.A336] + 0.002)" office:value-type="float" office:value="309.697766016838" calcext:value-type="float">
            <text:p>309.697766016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37]; [.B337])" office:value-type="float" office:value="18" calcext:value-type="float">
            <text:p>18</text:p>
          </table:table-cell>
          <table:table-cell table:formula="of:=RANDBETWEEN([.A337];[.C337])" office:value-type="float" office:value="6" calcext:value-type="float">
            <text:p>6</text:p>
          </table:table-cell>
          <table:table-cell table:formula="of:=[.A337] + ([.B337]-[.A337])^2.5 + ([.C337]-[.A337]-[.B337]) * ([.D337]/[.A337] + 0.002)" office:value-type="float" office:value="1184.5715258035" calcext:value-type="float">
            <text:p>1184.571525803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38]; [.B338])" office:value-type="float" office:value="11" calcext:value-type="float">
            <text:p>11</text:p>
          </table:table-cell>
          <table:table-cell table:formula="of:=RANDBETWEEN([.A338];[.C338])" office:value-type="float" office:value="10" calcext:value-type="float">
            <text:p>10</text:p>
          </table:table-cell>
          <table:table-cell table:formula="of:=[.A338] + ([.B338]-[.A338])^2.5 + ([.C338]-[.A338]-[.B338]) * ([.D338]/[.A338] + 0.002)" office:value-type="float" office:value="570.330165553414" calcext:value-type="float">
            <text:p>570.330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39]; [.B339])" office:value-type="float" office:value="9" calcext:value-type="float">
            <text:p>9</text:p>
          </table:table-cell>
          <table:table-cell table:formula="of:=RANDBETWEEN([.A339];[.C339])" office:value-type="float" office:value="5" calcext:value-type="float">
            <text:p>5</text:p>
          </table:table-cell>
          <table:table-cell table:formula="of:=[.A339] + ([.B339]-[.A339])^2.5 + ([.C339]-[.A339]-[.B339]) * ([.D339]/[.A339] + 0.002)" office:value-type="float" office:value="54.8896994374947" calcext:value-type="float">
            <text:p>54.889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40]; [.B340])" office:value-type="float" office:value="4" calcext:value-type="float">
            <text:p>4</text:p>
          </table:table-cell>
          <table:table-cell table:formula="of:=RANDBETWEEN([.A340];[.C340])" office:value-type="float" office:value="3" calcext:value-type="float">
            <text:p>3</text:p>
          </table:table-cell>
          <table:table-cell table:formula="of:=[.A340] + ([.B340]-[.A340])^2.5 + ([.C340]-[.A340]-[.B340]) * ([.D340]/[.A340] + 0.002)" office:value-type="float" office:value="698.340847807693" calcext:value-type="float">
            <text:p>698.340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41]; [.B341])" office:value-type="float" office:value="3" calcext:value-type="float">
            <text:p>3</text:p>
          </table:table-cell>
          <table:table-cell table:formula="of:=RANDBETWEEN([.A341];[.C341])" office:value-type="float" office:value="3" calcext:value-type="float">
            <text:p>3</text:p>
          </table:table-cell>
          <table:table-cell table:formula="of:=[.A341] + ([.B341]-[.A341])^2.5 + ([.C341]-[.A341]-[.B341]) * ([.D341]/[.A341] + 0.002)" office:value-type="float" office:value="390.283599633003" calcext:value-type="float">
            <text:p>390.2835996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42]; [.B342])" office:value-type="float" office:value="10" calcext:value-type="float">
            <text:p>10</text:p>
          </table:table-cell>
          <table:table-cell table:formula="of:=RANDBETWEEN([.A342];[.C342])" office:value-type="float" office:value="10" calcext:value-type="float">
            <text:p>10</text:p>
          </table:table-cell>
          <table:table-cell table:formula="of:=[.A342] + ([.B342]-[.A342])^2.5 + ([.C342]-[.A342]-[.B342]) * ([.D342]/[.A342] + 0.002)" office:value-type="float" office:value="233.962" calcext:value-type="float">
            <text:p>233.96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43]; [.B343])" office:value-type="float" office:value="11" calcext:value-type="float">
            <text:p>11</text:p>
          </table:table-cell>
          <table:table-cell table:formula="of:=RANDBETWEEN([.A343];[.C343])" office:value-type="float" office:value="11" calcext:value-type="float">
            <text:p>11</text:p>
          </table:table-cell>
          <table:table-cell table:formula="of:=[.A343] + ([.B343]-[.A343])^2.5 + ([.C343]-[.A343]-[.B343]) * ([.D343]/[.A343] + 0.002)" office:value-type="float" office:value="-0.0200000000000013" calcext:value-type="float">
            <text:p>-0.0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44]; [.B344])" office:value-type="float" office:value="9" calcext:value-type="float">
            <text:p>9</text:p>
          </table:table-cell>
          <table:table-cell table:formula="of:=RANDBETWEEN([.A344];[.C344])" office:value-type="float" office:value="8" calcext:value-type="float">
            <text:p>8</text:p>
          </table:table-cell>
          <table:table-cell table:formula="of:=[.A344] + ([.B344]-[.A344])^2.5 + ([.C344]-[.A344]-[.B344]) * ([.D344]/[.A344] + 0.002)" office:value-type="float" office:value="4.63885424949238" calcext:value-type="float">
            <text:p>4.638854249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45]; [.B345])" office:value-type="float" office:value="4" calcext:value-type="float">
            <text:p>4</text:p>
          </table:table-cell>
          <table:table-cell table:formula="of:=RANDBETWEEN([.A345];[.C345])" office:value-type="float" office:value="4" calcext:value-type="float">
            <text:p>4</text:p>
          </table:table-cell>
          <table:table-cell table:formula="of:=[.A345] + ([.B345]-[.A345])^2.5 + ([.C345]-[.A345]-[.B345]) * ([.D345]/[.A345] + 0.002)" office:value-type="float" office:value="233.974" calcext:value-type="float">
            <text:p>233.97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46]; [.B346])" office:value-type="float" office:value="13" calcext:value-type="float">
            <text:p>13</text:p>
          </table:table-cell>
          <table:table-cell table:formula="of:=RANDBETWEEN([.A346];[.C346])" office:value-type="float" office:value="9" calcext:value-type="float">
            <text:p>9</text:p>
          </table:table-cell>
          <table:table-cell table:formula="of:=[.A346] + ([.B346]-[.A346])^2.5 + ([.C346]-[.A346]-[.B346]) * ([.D346]/[.A346] + 0.002)" office:value-type="float" office:value="593.330165553414" calcext:value-type="float">
            <text:p>593.330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47]; [.B347])" office:value-type="float" office:value="14" calcext:value-type="float">
            <text:p>14</text:p>
          </table:table-cell>
          <table:table-cell table:formula="of:=RANDBETWEEN([.A347];[.C347])" office:value-type="float" office:value="9" calcext:value-type="float">
            <text:p>9</text:p>
          </table:table-cell>
          <table:table-cell table:formula="of:=[.A347] + ([.B347]-[.A347])^2.5 + ([.C347]-[.A347]-[.B347]) * ([.D347]/[.A347] + 0.002)" office:value-type="float" office:value="598.120165553414" calcext:value-type="float">
            <text:p>598.120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48]; [.B348])" office:value-type="float" office:value="16" calcext:value-type="float">
            <text:p>16</text:p>
          </table:table-cell>
          <table:table-cell table:formula="of:=RANDBETWEEN([.A348];[.C348])" office:value-type="float" office:value="16" calcext:value-type="float">
            <text:p>16</text:p>
          </table:table-cell>
          <table:table-cell table:formula="of:=[.A348] + ([.B348]-[.A348])^2.5 + ([.C348]-[.A348]-[.B348]) * ([.D348]/[.A348] + 0.002)" office:value-type="float" office:value="482.806632579837" calcext:value-type="float">
            <text:p>482.806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49]; [.B349])" office:value-type="float" office:value="12" calcext:value-type="float">
            <text:p>12</text:p>
          </table:table-cell>
          <table:table-cell table:formula="of:=RANDBETWEEN([.A349];[.C349])" office:value-type="float" office:value="8" calcext:value-type="float">
            <text:p>8</text:p>
          </table:table-cell>
          <table:table-cell table:formula="of:=[.A349] + ([.B349]-[.A349])^2.5 + ([.C349]-[.A349]-[.B349]) * ([.D349]/[.A349] + 0.002)" office:value-type="float" office:value="31.984" calcext:value-type="float">
            <text:p>31.98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50]; [.B350])" office:value-type="float" office:value="10" calcext:value-type="float">
            <text:p>10</text:p>
          </table:table-cell>
          <table:table-cell table:formula="of:=RANDBETWEEN([.A350];[.C350])" office:value-type="float" office:value="10" calcext:value-type="float">
            <text:p>10</text:p>
          </table:table-cell>
          <table:table-cell table:formula="of:=[.A350] + ([.B350]-[.A350])^2.5 + ([.C350]-[.A350]-[.B350]) * ([.D350]/[.A350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51]; [.B351])" office:value-type="float" office:value="6" calcext:value-type="float">
            <text:p>6</text:p>
          </table:table-cell>
          <table:table-cell table:formula="of:=RANDBETWEEN([.A351];[.C351])" office:value-type="float" office:value="6" calcext:value-type="float">
            <text:p>6</text:p>
          </table:table-cell>
          <table:table-cell table:formula="of:=[.A351] + ([.B351]-[.A351])^2.5 + ([.C351]-[.A351]-[.B351]) * ([.D351]/[.A351] + 0.002)" office:value-type="float" office:value="223.986" calcext:value-type="float">
            <text:p>223.986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52]; [.B352])" office:value-type="float" office:value="11" calcext:value-type="float">
            <text:p>11</text:p>
          </table:table-cell>
          <table:table-cell table:formula="of:=RANDBETWEEN([.A352];[.C352])" office:value-type="float" office:value="11" calcext:value-type="float">
            <text:p>11</text:p>
          </table:table-cell>
          <table:table-cell table:formula="of:=[.A352] + ([.B352]-[.A352])^2.5 + ([.C352]-[.A352]-[.B352]) * ([.D352]/[.A352] + 0.002)" office:value-type="float" office:value="3.63885424949238" calcext:value-type="float">
            <text:p>3.638854249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53]; [.B353])" office:value-type="float" office:value="16" calcext:value-type="float">
            <text:p>16</text:p>
          </table:table-cell>
          <table:table-cell table:formula="of:=RANDBETWEEN([.A353];[.C353])" office:value-type="float" office:value="9" calcext:value-type="float">
            <text:p>9</text:p>
          </table:table-cell>
          <table:table-cell table:formula="of:=[.A353] + ([.B353]-[.A353])^2.5 + ([.C353]-[.A353]-[.B353]) * ([.D353]/[.A353] + 0.002)" office:value-type="float" office:value="724.344847807693" calcext:value-type="float">
            <text:p>724.344847807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54]; [.B354])" office:value-type="float" office:value="10" calcext:value-type="float">
            <text:p>10</text:p>
          </table:table-cell>
          <table:table-cell table:formula="of:=RANDBETWEEN([.A354];[.C354])" office:value-type="float" office:value="3" calcext:value-type="float">
            <text:p>3</text:p>
          </table:table-cell>
          <table:table-cell table:formula="of:=[.A354] + ([.B354]-[.A354])^2.5 + ([.C354]-[.A354]-[.B354]) * ([.D354]/[.A354] + 0.002)" office:value-type="float" office:value="1000.984" calcext:value-type="float">
            <text:p>1000.98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55]; [.B355])" office:value-type="float" office:value="16" calcext:value-type="float">
            <text:p>16</text:p>
          </table:table-cell>
          <table:table-cell table:formula="of:=RANDBETWEEN([.A355];[.C355])" office:value-type="float" office:value="11" calcext:value-type="float">
            <text:p>11</text:p>
          </table:table-cell>
          <table:table-cell table:formula="of:=[.A355] + ([.B355]-[.A355])^2.5 + ([.C355]-[.A355]-[.B355]) * ([.D355]/[.A355] + 0.002)" office:value-type="float" office:value="238.533555555556" calcext:value-type="float">
            <text:p>238.533555555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56]; [.B356])" office:value-type="float" office:value="14" calcext:value-type="float">
            <text:p>14</text:p>
          </table:table-cell>
          <table:table-cell table:formula="of:=RANDBETWEEN([.A356];[.C356])" office:value-type="float" office:value="10" calcext:value-type="float">
            <text:p>10</text:p>
          </table:table-cell>
          <table:table-cell table:formula="of:=[.A356] + ([.B356]-[.A356])^2.5 + ([.C356]-[.A356]-[.B356]) * ([.D356]/[.A356] + 0.002)" office:value-type="float" office:value="308.878432683505" calcext:value-type="float">
            <text:p>308.878432683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57]; [.B357])" office:value-type="float" office:value="12" calcext:value-type="float">
            <text:p>12</text:p>
          </table:table-cell>
          <table:table-cell table:formula="of:=RANDBETWEEN([.A357];[.C357])" office:value-type="float" office:value="10" calcext:value-type="float">
            <text:p>10</text:p>
          </table:table-cell>
          <table:table-cell table:formula="of:=[.A357] + ([.B357]-[.A357])^2.5 + ([.C357]-[.A357]-[.B357]) * ([.D357]/[.A357] + 0.002)" office:value-type="float" office:value="29.984" calcext:value-type="float">
            <text:p>29.98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58]; [.B358])" office:value-type="float" office:value="12" calcext:value-type="float">
            <text:p>12</text:p>
          </table:table-cell>
          <table:table-cell table:formula="of:=RANDBETWEEN([.A358];[.C358])" office:value-type="float" office:value="10" calcext:value-type="float">
            <text:p>10</text:p>
          </table:table-cell>
          <table:table-cell table:formula="of:=[.A358] + ([.B358]-[.A358])^2.5 + ([.C358]-[.A358]-[.B358]) * ([.D358]/[.A358] + 0.002)" office:value-type="float" office:value="14.5704572681199" calcext:value-type="float">
            <text:p>14.570457268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59]; [.B359])" office:value-type="float" office:value="9" calcext:value-type="float">
            <text:p>9</text:p>
          </table:table-cell>
          <table:table-cell table:formula="of:=RANDBETWEEN([.A359];[.C359])" office:value-type="float" office:value="7" calcext:value-type="float">
            <text:p>7</text:p>
          </table:table-cell>
          <table:table-cell table:formula="of:=[.A359] + ([.B359]-[.A359])^2.5 + ([.C359]-[.A359]-[.B359]) * ([.D359]/[.A359] + 0.002)" office:value-type="float" office:value="174.993335983756" calcext:value-type="float">
            <text:p>174.993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60]; [.B360])" office:value-type="float" office:value="9" calcext:value-type="float">
            <text:p>9</text:p>
          </table:table-cell>
          <table:table-cell table:formula="of:=RANDBETWEEN([.A360];[.C360])" office:value-type="float" office:value="8" calcext:value-type="float">
            <text:p>8</text:p>
          </table:table-cell>
          <table:table-cell table:formula="of:=[.A360] + ([.B360]-[.A360])^2.5 + ([.C360]-[.A360]-[.B360]) * ([.D360]/[.A360] + 0.002)" office:value-type="float" office:value="82.1636307401944" calcext:value-type="float">
            <text:p>82.163630740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61]; [.B361])" office:value-type="float" office:value="10" calcext:value-type="float">
            <text:p>10</text:p>
          </table:table-cell>
          <table:table-cell table:formula="of:=RANDBETWEEN([.A361];[.C361])" office:value-type="float" office:value="10" calcext:value-type="float">
            <text:p>10</text:p>
          </table:table-cell>
          <table:table-cell table:formula="of:=[.A361] + ([.B361]-[.A361])^2.5 + ([.C361]-[.A361]-[.B361]) * ([.D361]/[.A361] + 0.002)" office:value-type="float" office:value="50.8716994374947" calcext:value-type="float">
            <text:p>50.871699437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62]; [.B362])" office:value-type="float" office:value="20" calcext:value-type="float">
            <text:p>20</text:p>
          </table:table-cell>
          <table:table-cell table:formula="of:=RANDBETWEEN([.A362];[.C362])" office:value-type="float" office:value="17" calcext:value-type="float">
            <text:p>17</text:p>
          </table:table-cell>
          <table:table-cell table:formula="of:=[.A362] + ([.B362]-[.A362])^2.5 + ([.C362]-[.A362]-[.B362]) * ([.D362]/[.A362] + 0.002)" office:value-type="float" office:value="309.207766016838" calcext:value-type="float">
            <text:p>309.207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63]; [.B363])" office:value-type="float" office:value="11" calcext:value-type="float">
            <text:p>11</text:p>
          </table:table-cell>
          <table:table-cell table:formula="of:=RANDBETWEEN([.A363];[.C363])" office:value-type="float" office:value="9" calcext:value-type="float">
            <text:p>9</text:p>
          </table:table-cell>
          <table:table-cell table:formula="of:=[.A363] + ([.B363]-[.A363])^2.5 + ([.C363]-[.A363]-[.B363]) * ([.D363]/[.A363] + 0.002)" office:value-type="float" office:value="52.8776994374947" calcext:value-type="float">
            <text:p>52.877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64]; [.B364])" office:value-type="float" office:value="5" calcext:value-type="float">
            <text:p>5</text:p>
          </table:table-cell>
          <table:table-cell table:formula="of:=RANDBETWEEN([.A364];[.C364])" office:value-type="float" office:value="5" calcext:value-type="float">
            <text:p>5</text:p>
          </table:table-cell>
          <table:table-cell table:formula="of:=[.A364] + ([.B364]-[.A364])^2.5 + ([.C364]-[.A364]-[.B364]) * ([.D364]/[.A364] + 0.002)" office:value-type="float" office:value="387.783599633003" calcext:value-type="float">
            <text:p>387.783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65]; [.B365])" office:value-type="float" office:value="11" calcext:value-type="float">
            <text:p>11</text:p>
          </table:table-cell>
          <table:table-cell table:formula="of:=RANDBETWEEN([.A365];[.C365])" office:value-type="float" office:value="11" calcext:value-type="float">
            <text:p>11</text:p>
          </table:table-cell>
          <table:table-cell table:formula="of:=[.A365] + ([.B365]-[.A365])^2.5 + ([.C365]-[.A365]-[.B365]) * ([.D365]/[.A365] + 0.002)" office:value-type="float" office:value="81.2667418513055" calcext:value-type="float">
            <text:p>81.266741851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66]; [.B366])" office:value-type="float" office:value="9" calcext:value-type="float">
            <text:p>9</text:p>
          </table:table-cell>
          <table:table-cell table:formula="of:=RANDBETWEEN([.A366];[.C366])" office:value-type="float" office:value="9" calcext:value-type="float">
            <text:p>9</text:p>
          </table:table-cell>
          <table:table-cell table:formula="of:=[.A366] + ([.B366]-[.A366])^2.5 + ([.C366]-[.A366]-[.B366]) * ([.D366]/[.A366] + 0.002)" office:value-type="float" office:value="171.27905026947" calcext:value-type="float">
            <text:p>171.279050269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67]; [.B367])" office:value-type="float" office:value="17" calcext:value-type="float">
            <text:p>17</text:p>
          </table:table-cell>
          <table:table-cell table:formula="of:=RANDBETWEEN([.A367];[.C367])" office:value-type="float" office:value="11" calcext:value-type="float">
            <text:p>11</text:p>
          </table:table-cell>
          <table:table-cell table:formula="of:=[.A367] + ([.B367]-[.A367])^2.5 + ([.C367]-[.A367]-[.B367]) * ([.D367]/[.A367] + 0.002)" office:value-type="float" office:value="491.983299246503" calcext:value-type="float">
            <text:p>491.983299246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68]; [.B368])" office:value-type="float" office:value="11" calcext:value-type="float">
            <text:p>11</text:p>
          </table:table-cell>
          <table:table-cell table:formula="of:=RANDBETWEEN([.A368];[.C368])" office:value-type="float" office:value="11" calcext:value-type="float">
            <text:p>11</text:p>
          </table:table-cell>
          <table:table-cell table:formula="of:=[.A368] + ([.B368]-[.A368])^2.5 + ([.C368]-[.A368]-[.B368]) * ([.D368]/[.A368] + 0.002)" office:value-type="float" office:value="305.289766016838" calcext:value-type="float">
            <text:p>305.289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69]; [.B369])" office:value-type="float" office:value="6" calcext:value-type="float">
            <text:p>6</text:p>
          </table:table-cell>
          <table:table-cell table:formula="of:=RANDBETWEEN([.A369];[.C369])" office:value-type="float" office:value="6" calcext:value-type="float">
            <text:p>6</text:p>
          </table:table-cell>
          <table:table-cell table:formula="of:=[.A369] + ([.B369]-[.A369])^2.5 + ([.C369]-[.A369]-[.B369]) * ([.D369]/[.A369] + 0.002)" office:value-type="float" office:value="227.982" calcext:value-type="float">
            <text:p>227.98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70]; [.B370])" office:value-type="float" office:value="17" calcext:value-type="float">
            <text:p>17</text:p>
          </table:table-cell>
          <table:table-cell table:formula="of:=RANDBETWEEN([.A370];[.C370])" office:value-type="float" office:value="16" calcext:value-type="float">
            <text:p>16</text:p>
          </table:table-cell>
          <table:table-cell table:formula="of:=[.A370] + ([.B370]-[.A370])^2.5 + ([.C370]-[.A370]-[.B370]) * ([.D370]/[.A370] + 0.002)" office:value-type="float" office:value="307.213766016838" calcext:value-type="float">
            <text:p>307.213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371]; [.B371])" office:value-type="float" office:value="17" calcext:value-type="float">
            <text:p>17</text:p>
          </table:table-cell>
          <table:table-cell table:formula="of:=RANDBETWEEN([.A371];[.C371])" office:value-type="float" office:value="10" calcext:value-type="float">
            <text:p>10</text:p>
          </table:table-cell>
          <table:table-cell table:formula="of:=[.A371] + ([.B371]-[.A371])^2.5 + ([.C371]-[.A371]-[.B371]) * ([.D371]/[.A371] + 0.002)" office:value-type="float" office:value="602.326165553414" calcext:value-type="float">
            <text:p>602.326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72]; [.B372])" office:value-type="float" office:value="12" calcext:value-type="float">
            <text:p>12</text:p>
          </table:table-cell>
          <table:table-cell table:formula="of:=RANDBETWEEN([.A372];[.C372])" office:value-type="float" office:value="9" calcext:value-type="float">
            <text:p>9</text:p>
          </table:table-cell>
          <table:table-cell table:formula="of:=[.A372] + ([.B372]-[.A372])^2.5 + ([.C372]-[.A372]-[.B372]) * ([.D372]/[.A372] + 0.002)" office:value-type="float" office:value="84.9116307401944" calcext:value-type="float">
            <text:p>84.911630740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73]; [.B373])" office:value-type="float" office:value="8" calcext:value-type="float">
            <text:p>8</text:p>
          </table:table-cell>
          <table:table-cell table:formula="of:=RANDBETWEEN([.A373];[.C373])" office:value-type="float" office:value="8" calcext:value-type="float">
            <text:p>8</text:p>
          </table:table-cell>
          <table:table-cell table:formula="of:=[.A373] + ([.B373]-[.A373])^2.5 + ([.C373]-[.A373]-[.B373]) * ([.D373]/[.A373] + 0.002)" office:value-type="float" office:value="82.1536307401944" calcext:value-type="float">
            <text:p>82.153630740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74]; [.B374])" office:value-type="float" office:value="14" calcext:value-type="float">
            <text:p>14</text:p>
          </table:table-cell>
          <table:table-cell table:formula="of:=RANDBETWEEN([.A374];[.C374])" office:value-type="float" office:value="10" calcext:value-type="float">
            <text:p>10</text:p>
          </table:table-cell>
          <table:table-cell table:formula="of:=[.A374] + ([.B374]-[.A374])^2.5 + ([.C374]-[.A374]-[.B374]) * ([.D374]/[.A374] + 0.002)" office:value-type="float" office:value="393.035599633003" calcext:value-type="float">
            <text:p>393.035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375]; [.B375])" office:value-type="float" office:value="9" calcext:value-type="float">
            <text:p>9</text:p>
          </table:table-cell>
          <table:table-cell table:formula="of:=RANDBETWEEN([.A375];[.C375])" office:value-type="float" office:value="7" calcext:value-type="float">
            <text:p>7</text:p>
          </table:table-cell>
          <table:table-cell table:formula="of:=[.A375] + ([.B375]-[.A375])^2.5 + ([.C375]-[.A375]-[.B375]) * ([.D375]/[.A375] + 0.002)" office:value-type="float" office:value="52.5523661041614" calcext:value-type="float">
            <text:p>52.552366104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76]; [.B376])" office:value-type="float" office:value="9" calcext:value-type="float">
            <text:p>9</text:p>
          </table:table-cell>
          <table:table-cell table:formula="of:=RANDBETWEEN([.A376];[.C376])" office:value-type="float" office:value="8" calcext:value-type="float">
            <text:p>8</text:p>
          </table:table-cell>
          <table:table-cell table:formula="of:=[.A376] + ([.B376]-[.A376])^2.5 + ([.C376]-[.A376]-[.B376]) * ([.D376]/[.A376] + 0.002)" office:value-type="float" office:value="13.4296001252628" calcext:value-type="float">
            <text:p>13.429600125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77]; [.B377])" office:value-type="float" office:value="12" calcext:value-type="float">
            <text:p>12</text:p>
          </table:table-cell>
          <table:table-cell table:formula="of:=RANDBETWEEN([.A377];[.C377])" office:value-type="float" office:value="9" calcext:value-type="float">
            <text:p>9</text:p>
          </table:table-cell>
          <table:table-cell table:formula="of:=[.A377] + ([.B377]-[.A377])^2.5 + ([.C377]-[.A377]-[.B377]) * ([.D377]/[.A377] + 0.002)" office:value-type="float" office:value="175.495335983756" calcext:value-type="float">
            <text:p>175.495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78]; [.B378])" office:value-type="float" office:value="12" calcext:value-type="float">
            <text:p>12</text:p>
          </table:table-cell>
          <table:table-cell table:formula="of:=RANDBETWEEN([.A378];[.C378])" office:value-type="float" office:value="12" calcext:value-type="float">
            <text:p>12</text:p>
          </table:table-cell>
          <table:table-cell table:formula="of:=[.A378] + ([.B378]-[.A378])^2.5 + ([.C378]-[.A378]-[.B378]) * ([.D378]/[.A378] + 0.002)" office:value-type="float" office:value="121.282480908832" calcext:value-type="float">
            <text:p>121.282480908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79]; [.B379])" office:value-type="float" office:value="9" calcext:value-type="float">
            <text:p>9</text:p>
          </table:table-cell>
          <table:table-cell table:formula="of:=RANDBETWEEN([.A379];[.C379])" office:value-type="float" office:value="7" calcext:value-type="float">
            <text:p>7</text:p>
          </table:table-cell>
          <table:table-cell table:formula="of:=[.A379] + ([.B379]-[.A379])^2.5 + ([.C379]-[.A379]-[.B379]) * ([.D379]/[.A379] + 0.002)" office:value-type="float" office:value="174.164002650423" calcext:value-type="float">
            <text:p>174.164002650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80]; [.B380])" office:value-type="float" office:value="11" calcext:value-type="float">
            <text:p>11</text:p>
          </table:table-cell>
          <table:table-cell table:formula="of:=RANDBETWEEN([.A380];[.C380])" office:value-type="float" office:value="7" calcext:value-type="float">
            <text:p>7</text:p>
          </table:table-cell>
          <table:table-cell table:formula="of:=[.A380] + ([.B380]-[.A380])^2.5 + ([.C380]-[.A380]-[.B380]) * ([.D380]/[.A380] + 0.002)" office:value-type="float" office:value="490.800632579837" calcext:value-type="float">
            <text:p>490.80063257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381]; [.B381])" office:value-type="float" office:value="9" calcext:value-type="float">
            <text:p>9</text:p>
          </table:table-cell>
          <table:table-cell table:formula="of:=RANDBETWEEN([.A381];[.C381])" office:value-type="float" office:value="9" calcext:value-type="float">
            <text:p>9</text:p>
          </table:table-cell>
          <table:table-cell table:formula="of:=[.A381] + ([.B381]-[.A381])^2.5 + ([.C381]-[.A381]-[.B381]) * ([.D381]/[.A381] + 0.002)" office:value-type="float" office:value="81.0167735973373" calcext:value-type="float">
            <text:p>81.016773597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82]; [.B382])" office:value-type="float" office:value="7" calcext:value-type="float">
            <text:p>7</text:p>
          </table:table-cell>
          <table:table-cell table:formula="of:=RANDBETWEEN([.A382];[.C382])" office:value-type="float" office:value="7" calcext:value-type="float">
            <text:p>7</text:p>
          </table:table-cell>
          <table:table-cell table:formula="of:=[.A382] + ([.B382]-[.A382])^2.5 + ([.C382]-[.A382]-[.B382]) * ([.D382]/[.A382] + 0.002)" office:value-type="float" office:value="696.842847807693" calcext:value-type="float">
            <text:p>696.842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83]; [.B383])" office:value-type="float" office:value="14" calcext:value-type="float">
            <text:p>14</text:p>
          </table:table-cell>
          <table:table-cell table:formula="of:=RANDBETWEEN([.A383];[.C383])" office:value-type="float" office:value="10" calcext:value-type="float">
            <text:p>10</text:p>
          </table:table-cell>
          <table:table-cell table:formula="of:=[.A383] + ([.B383]-[.A383])^2.5 + ([.C383]-[.A383]-[.B383]) * ([.D383]/[.A383] + 0.002)" office:value-type="float" office:value="31.98" calcext:value-type="float">
            <text:p>31.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84]; [.B384])" office:value-type="float" office:value="12" calcext:value-type="float">
            <text:p>12</text:p>
          </table:table-cell>
          <table:table-cell table:formula="of:=RANDBETWEEN([.A384];[.C384])" office:value-type="float" office:value="10" calcext:value-type="float">
            <text:p>10</text:p>
          </table:table-cell>
          <table:table-cell table:formula="of:=[.A384] + ([.B384]-[.A384])^2.5 + ([.C384]-[.A384]-[.B384]) * ([.D384]/[.A384] + 0.002)" office:value-type="float" office:value="29.984" calcext:value-type="float">
            <text:p>29.98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85]; [.B385])" office:value-type="float" office:value="14" calcext:value-type="float">
            <text:p>14</text:p>
          </table:table-cell>
          <table:table-cell table:formula="of:=RANDBETWEEN([.A385];[.C385])" office:value-type="float" office:value="13" calcext:value-type="float">
            <text:p>13</text:p>
          </table:table-cell>
          <table:table-cell table:formula="of:=[.A385] + ([.B385]-[.A385])^2.5 + ([.C385]-[.A385]-[.B385]) * ([.D385]/[.A385] + 0.002)" office:value-type="float" office:value="123.627814242165" calcext:value-type="float">
            <text:p>123.627814242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86]; [.B386])" office:value-type="float" office:value="9" calcext:value-type="float">
            <text:p>9</text:p>
          </table:table-cell>
          <table:table-cell table:formula="of:=RANDBETWEEN([.A386];[.C386])" office:value-type="float" office:value="8" calcext:value-type="float">
            <text:p>8</text:p>
          </table:table-cell>
          <table:table-cell table:formula="of:=[.A386] + ([.B386]-[.A386])^2.5 + ([.C386]-[.A386]-[.B386]) * ([.D386]/[.A386] + 0.002)" office:value-type="float" office:value="4.63885424949238" calcext:value-type="float">
            <text:p>4.638854249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87]; [.B387])" office:value-type="float" office:value="10" calcext:value-type="float">
            <text:p>10</text:p>
          </table:table-cell>
          <table:table-cell table:formula="of:=RANDBETWEEN([.A387];[.C387])" office:value-type="float" office:value="6" calcext:value-type="float">
            <text:p>6</text:p>
          </table:table-cell>
          <table:table-cell table:formula="of:=[.A387] + ([.B387]-[.A387])^2.5 + ([.C387]-[.A387]-[.B387]) * ([.D387]/[.A387] + 0.002)" office:value-type="float" office:value="306.219766016838" calcext:value-type="float">
            <text:p>306.219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88]; [.B388])" office:value-type="float" office:value="9" calcext:value-type="float">
            <text:p>9</text:p>
          </table:table-cell>
          <table:table-cell table:formula="of:=RANDBETWEEN([.A388];[.C388])" office:value-type="float" office:value="7" calcext:value-type="float">
            <text:p>7</text:p>
          </table:table-cell>
          <table:table-cell table:formula="of:=[.A388] + ([.B388]-[.A388])^2.5 + ([.C388]-[.A388]-[.B388]) * ([.D388]/[.A388] + 0.002)" office:value-type="float" office:value="719.497514474359" calcext:value-type="float">
            <text:p>719.497514474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389]; [.B389])" office:value-type="float" office:value="18" calcext:value-type="float">
            <text:p>18</text:p>
          </table:table-cell>
          <table:table-cell table:formula="of:=RANDBETWEEN([.A389];[.C389])" office:value-type="float" office:value="16" calcext:value-type="float">
            <text:p>16</text:p>
          </table:table-cell>
          <table:table-cell table:formula="of:=[.A389] + ([.B389]-[.A389])^2.5 + ([.C389]-[.A389]-[.B389]) * ([.D389]/[.A389] + 0.002)" office:value-type="float" office:value="235.378" calcext:value-type="float">
            <text:p>235.37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390]; [.B390])" office:value-type="float" office:value="12" calcext:value-type="float">
            <text:p>12</text:p>
          </table:table-cell>
          <table:table-cell table:formula="of:=RANDBETWEEN([.A390];[.C390])" office:value-type="float" office:value="6" calcext:value-type="float">
            <text:p>6</text:p>
          </table:table-cell>
          <table:table-cell table:formula="of:=[.A390] + ([.B390]-[.A390])^2.5 + ([.C390]-[.A390]-[.B390]) * ([.D390]/[.A390] + 0.002)" office:value-type="float" office:value="312.223766016838" calcext:value-type="float">
            <text:p>312.223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91]; [.B391])" office:value-type="float" office:value="18" calcext:value-type="float">
            <text:p>18</text:p>
          </table:table-cell>
          <table:table-cell table:formula="of:=RANDBETWEEN([.A391];[.C391])" office:value-type="float" office:value="11" calcext:value-type="float">
            <text:p>11</text:p>
          </table:table-cell>
          <table:table-cell table:formula="of:=[.A391] + ([.B391]-[.A391])^2.5 + ([.C391]-[.A391]-[.B391]) * ([.D391]/[.A391] + 0.002)" office:value-type="float" office:value="313.003766016838" calcext:value-type="float">
            <text:p>313.003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92]; [.B392])" office:value-type="float" office:value="4" calcext:value-type="float">
            <text:p>4</text:p>
          </table:table-cell>
          <table:table-cell table:formula="of:=RANDBETWEEN([.A392];[.C392])" office:value-type="float" office:value="4" calcext:value-type="float">
            <text:p>4</text:p>
          </table:table-cell>
          <table:table-cell table:formula="of:=[.A392] + ([.B392]-[.A392])^2.5 + ([.C392]-[.A392]-[.B392]) * ([.D392]/[.A392] + 0.002)" office:value-type="float" office:value="592.308165553414" calcext:value-type="float">
            <text:p>592.308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393]; [.B393])" office:value-type="float" office:value="12" calcext:value-type="float">
            <text:p>12</text:p>
          </table:table-cell>
          <table:table-cell table:formula="of:=RANDBETWEEN([.A393];[.C393])" office:value-type="float" office:value="6" calcext:value-type="float">
            <text:p>6</text:p>
          </table:table-cell>
          <table:table-cell table:formula="of:=[.A393] + ([.B393]-[.A393])^2.5 + ([.C393]-[.A393]-[.B393]) * ([.D393]/[.A393] + 0.002)" office:value-type="float" office:value="1172.5555258035" calcext:value-type="float">
            <text:p>1172.555525803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394]; [.B394])" office:value-type="float" office:value="5" calcext:value-type="float">
            <text:p>5</text:p>
          </table:table-cell>
          <table:table-cell table:formula="of:=RANDBETWEEN([.A394];[.C394])" office:value-type="float" office:value="5" calcext:value-type="float">
            <text:p>5</text:p>
          </table:table-cell>
          <table:table-cell table:formula="of:=[.A394] + ([.B394]-[.A394])^2.5 + ([.C394]-[.A394]-[.B394]) * ([.D394]/[.A394] + 0.002)" office:value-type="float" office:value="486.796632579837" calcext:value-type="float">
            <text:p>486.796632579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95]; [.B395])" office:value-type="float" office:value="9" calcext:value-type="float">
            <text:p>9</text:p>
          </table:table-cell>
          <table:table-cell table:formula="of:=RANDBETWEEN([.A395];[.C395])" office:value-type="float" office:value="9" calcext:value-type="float">
            <text:p>9</text:p>
          </table:table-cell>
          <table:table-cell table:formula="of:=[.A395] + ([.B395]-[.A395])^2.5 + ([.C395]-[.A395]-[.B395]) * ([.D395]/[.A395] + 0.002)" office:value-type="float" office:value="302.701766016838" calcext:value-type="float">
            <text:p>302.701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396]; [.B396])" office:value-type="float" office:value="6" calcext:value-type="float">
            <text:p>6</text:p>
          </table:table-cell>
          <table:table-cell table:formula="of:=RANDBETWEEN([.A396];[.C396])" office:value-type="float" office:value="6" calcext:value-type="float">
            <text:p>6</text:p>
          </table:table-cell>
          <table:table-cell table:formula="of:=[.A396] + ([.B396]-[.A396])^2.5 + ([.C396]-[.A396]-[.B396]) * ([.D396]/[.A396] + 0.002)" office:value-type="float" office:value="27.98" calcext:value-type="float">
            <text:p>27.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397]; [.B397])" office:value-type="float" office:value="15" calcext:value-type="float">
            <text:p>15</text:p>
          </table:table-cell>
          <table:table-cell table:formula="of:=RANDBETWEEN([.A397];[.C397])" office:value-type="float" office:value="11" calcext:value-type="float">
            <text:p>11</text:p>
          </table:table-cell>
          <table:table-cell table:formula="of:=[.A397] + ([.B397]-[.A397])^2.5 + ([.C397]-[.A397]-[.B397]) * ([.D397]/[.A397] + 0.002)" office:value-type="float" office:value="86.1636307401944" calcext:value-type="float">
            <text:p>86.163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398]; [.B398])" office:value-type="float" office:value="11" calcext:value-type="float">
            <text:p>11</text:p>
          </table:table-cell>
          <table:table-cell table:formula="of:=RANDBETWEEN([.A398];[.C398])" office:value-type="float" office:value="10" calcext:value-type="float">
            <text:p>10</text:p>
          </table:table-cell>
          <table:table-cell table:formula="of:=[.A398] + ([.B398]-[.A398])^2.5 + ([.C398]-[.A398]-[.B398]) * ([.D398]/[.A398] + 0.002)" office:value-type="float" office:value="700.350847807693" calcext:value-type="float">
            <text:p>700.350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399]; [.B399])" office:value-type="float" office:value="12" calcext:value-type="float">
            <text:p>12</text:p>
          </table:table-cell>
          <table:table-cell table:formula="of:=RANDBETWEEN([.A399];[.C399])" office:value-type="float" office:value="9" calcext:value-type="float">
            <text:p>9</text:p>
          </table:table-cell>
          <table:table-cell table:formula="of:=[.A399] + ([.B399]-[.A399])^2.5 + ([.C399]-[.A399]-[.B399]) * ([.D399]/[.A399] + 0.002)" office:value-type="float" office:value="125.052385670736" calcext:value-type="float">
            <text:p>125.052385670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00]; [.B400])" office:value-type="float" office:value="14" calcext:value-type="float">
            <text:p>14</text:p>
          </table:table-cell>
          <table:table-cell table:formula="of:=RANDBETWEEN([.A400];[.C400])" office:value-type="float" office:value="10" calcext:value-type="float">
            <text:p>10</text:p>
          </table:table-cell>
          <table:table-cell table:formula="of:=[.A400] + ([.B400]-[.A400])^2.5 + ([.C400]-[.A400]-[.B400]) * ([.D400]/[.A400] + 0.002)" office:value-type="float" office:value="31.98" calcext:value-type="float">
            <text:p>31.9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01]; [.B401])" office:value-type="float" office:value="10" calcext:value-type="float">
            <text:p>10</text:p>
          </table:table-cell>
          <table:table-cell table:formula="of:=RANDBETWEEN([.A401];[.C401])" office:value-type="float" office:value="7" calcext:value-type="float">
            <text:p>7</text:p>
          </table:table-cell>
          <table:table-cell table:formula="of:=[.A401] + ([.B401]-[.A401])^2.5 + ([.C401]-[.A401]-[.B401]) * ([.D401]/[.A401] + 0.002)" office:value-type="float" office:value="823.407252896669" calcext:value-type="float">
            <text:p>823.40725289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02]; [.B402])" office:value-type="float" office:value="7" calcext:value-type="float">
            <text:p>7</text:p>
          </table:table-cell>
          <table:table-cell table:formula="of:=RANDBETWEEN([.A402];[.C402])" office:value-type="float" office:value="6" calcext:value-type="float">
            <text:p>6</text:p>
          </table:table-cell>
          <table:table-cell table:formula="of:=[.A402] + ([.B402]-[.A402])^2.5 + ([.C402]-[.A402]-[.B402]) * ([.D402]/[.A402] + 0.002)" office:value-type="float" office:value="307.197766016838" calcext:value-type="float">
            <text:p>307.197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03]; [.B403])" office:value-type="float" office:value="3" calcext:value-type="float">
            <text:p>3</text:p>
          </table:table-cell>
          <table:table-cell table:formula="of:=RANDBETWEEN([.A403];[.C403])" office:value-type="float" office:value="2" calcext:value-type="float">
            <text:p>2</text:p>
          </table:table-cell>
          <table:table-cell table:formula="of:=[.A403] + ([.B403]-[.A403])^2.5 + ([.C403]-[.A403]-[.B403]) * ([.D403]/[.A403] + 0.002)" office:value-type="float" office:value="586.314165553414" calcext:value-type="float">
            <text:p>586.314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04]; [.B404])" office:value-type="float" office:value="2" calcext:value-type="float">
            <text:p>2</text:p>
          </table:table-cell>
          <table:table-cell table:formula="of:=RANDBETWEEN([.A404];[.C404])" office:value-type="float" office:value="1" calcext:value-type="float">
            <text:p>1</text:p>
          </table:table-cell>
          <table:table-cell table:formula="of:=[.A404] + ([.B404]-[.A404])^2.5 + ([.C404]-[.A404]-[.B404]) * ([.D404]/[.A404] + 0.002)" office:value-type="float" office:value="487.806632579837" calcext:value-type="float">
            <text:p>487.80663257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05]; [.B405])" office:value-type="float" office:value="9" calcext:value-type="float">
            <text:p>9</text:p>
          </table:table-cell>
          <table:table-cell table:formula="of:=RANDBETWEEN([.A405];[.C405])" office:value-type="float" office:value="7" calcext:value-type="float">
            <text:p>7</text:p>
          </table:table-cell>
          <table:table-cell table:formula="of:=[.A405] + ([.B405]-[.A405])^2.5 + ([.C405]-[.A405]-[.B405]) * ([.D405]/[.A405] + 0.002)" office:value-type="float" office:value="235.972" calcext:value-type="float">
            <text:p>235.97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06]; [.B406])" office:value-type="float" office:value="11" calcext:value-type="float">
            <text:p>11</text:p>
          </table:table-cell>
          <table:table-cell table:formula="of:=RANDBETWEEN([.A406];[.C406])" office:value-type="float" office:value="10" calcext:value-type="float">
            <text:p>10</text:p>
          </table:table-cell>
          <table:table-cell table:formula="of:=[.A406] + ([.B406]-[.A406])^2.5 + ([.C406]-[.A406]-[.B406]) * ([.D406]/[.A406] + 0.002)" office:value-type="float" office:value="13.5724572681199" calcext:value-type="float">
            <text:p>13.572457268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07]; [.B407])" office:value-type="float" office:value="8" calcext:value-type="float">
            <text:p>8</text:p>
          </table:table-cell>
          <table:table-cell table:formula="of:=RANDBETWEEN([.A407];[.C407])" office:value-type="float" office:value="8" calcext:value-type="float">
            <text:p>8</text:p>
          </table:table-cell>
          <table:table-cell table:formula="of:=[.A407] + ([.B407]-[.A407])^2.5 + ([.C407]-[.A407]-[.B407]) * ([.D407]/[.A407] + 0.002)" office:value-type="float" office:value="302.003766016838" calcext:value-type="float">
            <text:p>302.003766016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08]; [.B408])" office:value-type="float" office:value="2" calcext:value-type="float">
            <text:p>2</text:p>
          </table:table-cell>
          <table:table-cell table:formula="of:=RANDBETWEEN([.A408];[.C408])" office:value-type="float" office:value="2" calcext:value-type="float">
            <text:p>2</text:p>
          </table:table-cell>
          <table:table-cell table:formula="of:=[.A408] + ([.B408]-[.A408])^2.5 + ([.C408]-[.A408]-[.B408]) * ([.D408]/[.A408] + 0.002)" office:value-type="float" office:value="390.285599633003" calcext:value-type="float">
            <text:p>390.285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09]; [.B409])" office:value-type="float" office:value="8" calcext:value-type="float">
            <text:p>8</text:p>
          </table:table-cell>
          <table:table-cell table:formula="of:=RANDBETWEEN([.A409];[.C409])" office:value-type="float" office:value="6" calcext:value-type="float">
            <text:p>6</text:p>
          </table:table-cell>
          <table:table-cell table:formula="of:=[.A409] + ([.B409]-[.A409])^2.5 + ([.C409]-[.A409]-[.B409]) * ([.D409]/[.A409] + 0.002)" office:value-type="float" office:value="52.8836994374947" calcext:value-type="float">
            <text:p>52.883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10]; [.B410])" office:value-type="float" office:value="7" calcext:value-type="float">
            <text:p>7</text:p>
          </table:table-cell>
          <table:table-cell table:formula="of:=RANDBETWEEN([.A410];[.C410])" office:value-type="float" office:value="7" calcext:value-type="float">
            <text:p>7</text:p>
          </table:table-cell>
          <table:table-cell table:formula="of:=[.A410] + ([.B410]-[.A410])^2.5 + ([.C410]-[.A410]-[.B410]) * ([.D410]/[.A410] + 0.002)" office:value-type="float" office:value="27.978" calcext:value-type="float">
            <text:p>27.97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11]; [.B411])" office:value-type="float" office:value="13" calcext:value-type="float">
            <text:p>13</text:p>
          </table:table-cell>
          <table:table-cell table:formula="of:=RANDBETWEEN([.A411];[.C411])" office:value-type="float" office:value="10" calcext:value-type="float">
            <text:p>10</text:p>
          </table:table-cell>
          <table:table-cell table:formula="of:=[.A411] + ([.B411]-[.A411])^2.5 + ([.C411]-[.A411]-[.B411]) * ([.D411]/[.A411] + 0.002)" office:value-type="float" office:value="125.613814242165" calcext:value-type="float">
            <text:p>125.613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12]; [.B412])" office:value-type="float" office:value="5" calcext:value-type="float">
            <text:p>5</text:p>
          </table:table-cell>
          <table:table-cell table:formula="of:=RANDBETWEEN([.A412];[.C412])" office:value-type="float" office:value="5" calcext:value-type="float">
            <text:p>5</text:p>
          </table:table-cell>
          <table:table-cell table:formula="of:=[.A412] + ([.B412]-[.A412])^2.5 + ([.C412]-[.A412]-[.B412]) * ([.D412]/[.A412] + 0.002)" office:value-type="float" office:value="122.617814242165" calcext:value-type="float">
            <text:p>122.617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13]; [.B413])" office:value-type="float" office:value="10" calcext:value-type="float">
            <text:p>10</text:p>
          </table:table-cell>
          <table:table-cell table:formula="of:=RANDBETWEEN([.A413];[.C413])" office:value-type="float" office:value="6" calcext:value-type="float">
            <text:p>6</text:p>
          </table:table-cell>
          <table:table-cell table:formula="of:=[.A413] + ([.B413]-[.A413])^2.5 + ([.C413]-[.A413]-[.B413]) * ([.D413]/[.A413] + 0.002)" office:value-type="float" office:value="85.9696307401944" calcext:value-type="float">
            <text:p>85.96963074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14]; [.B414])" office:value-type="float" office:value="10" calcext:value-type="float">
            <text:p>10</text:p>
          </table:table-cell>
          <table:table-cell table:formula="of:=RANDBETWEEN([.A414];[.C414])" office:value-type="float" office:value="5" calcext:value-type="float">
            <text:p>5</text:p>
          </table:table-cell>
          <table:table-cell table:formula="of:=[.A414] + ([.B414]-[.A414])^2.5 + ([.C414]-[.A414]-[.B414]) * ([.D414]/[.A414] + 0.002)" office:value-type="float" office:value="237.656666666667" calcext:value-type="float">
            <text:p>237.65666666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15]; [.B415])" office:value-type="float" office:value="7" calcext:value-type="float">
            <text:p>7</text:p>
          </table:table-cell>
          <table:table-cell table:formula="of:=RANDBETWEEN([.A415];[.C415])" office:value-type="float" office:value="6" calcext:value-type="float">
            <text:p>6</text:p>
          </table:table-cell>
          <table:table-cell table:formula="of:=[.A415] + ([.B415]-[.A415])^2.5 + ([.C415]-[.A415]-[.B415]) * ([.D415]/[.A415] + 0.002)" office:value-type="float" office:value="287.217766016838" calcext:value-type="float">
            <text:p>287.217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16]; [.B416])" office:value-type="float" office:value="7" calcext:value-type="float">
            <text:p>7</text:p>
          </table:table-cell>
          <table:table-cell table:formula="of:=RANDBETWEEN([.A416];[.C416])" office:value-type="float" office:value="7" calcext:value-type="float">
            <text:p>7</text:p>
          </table:table-cell>
          <table:table-cell table:formula="of:=[.A416] + ([.B416]-[.A416])^2.5 + ([.C416]-[.A416]-[.B416]) * ([.D416]/[.A416] + 0.002)" office:value-type="float" office:value="27.978" calcext:value-type="float">
            <text:p>27.97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17]; [.B417])" office:value-type="float" office:value="15" calcext:value-type="float">
            <text:p>15</text:p>
          </table:table-cell>
          <table:table-cell table:formula="of:=RANDBETWEEN([.A417];[.C417])" office:value-type="float" office:value="14" calcext:value-type="float">
            <text:p>14</text:p>
          </table:table-cell>
          <table:table-cell table:formula="of:=[.A417] + ([.B417]-[.A417])^2.5 + ([.C417]-[.A417]-[.B417]) * ([.D417]/[.A417] + 0.002)" office:value-type="float" office:value="713.146847807693" calcext:value-type="float">
            <text:p>713.146847807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18]; [.B418])" office:value-type="float" office:value="3" calcext:value-type="float">
            <text:p>3</text:p>
          </table:table-cell>
          <table:table-cell table:formula="of:=RANDBETWEEN([.A418];[.C418])" office:value-type="float" office:value="1" calcext:value-type="float">
            <text:p>1</text:p>
          </table:table-cell>
          <table:table-cell table:formula="of:=[.A418] + ([.B418]-[.A418])^2.5 + ([.C418]-[.A418]-[.B418]) * ([.D418]/[.A418] + 0.002)" office:value-type="float" office:value="721.338847807693" calcext:value-type="float">
            <text:p>721.338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19]; [.B419])" office:value-type="float" office:value="8" calcext:value-type="float">
            <text:p>8</text:p>
          </table:table-cell>
          <table:table-cell table:formula="of:=RANDBETWEEN([.A419];[.C419])" office:value-type="float" office:value="8" calcext:value-type="float">
            <text:p>8</text:p>
          </table:table-cell>
          <table:table-cell table:formula="of:=[.A419] + ([.B419]-[.A419])^2.5 + ([.C419]-[.A419]-[.B419]) * ([.D419]/[.A419] + 0.002)" office:value-type="float" office:value="12.5664572681199" calcext:value-type="float">
            <text:p>12.566457268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20]; [.B420])" office:value-type="float" office:value="8" calcext:value-type="float">
            <text:p>8</text:p>
          </table:table-cell>
          <table:table-cell table:formula="of:=RANDBETWEEN([.A420];[.C420])" office:value-type="float" office:value="7" calcext:value-type="float">
            <text:p>7</text:p>
          </table:table-cell>
          <table:table-cell table:formula="of:=[.A420] + ([.B420]-[.A420])^2.5 + ([.C420]-[.A420]-[.B420]) * ([.D420]/[.A420] + 0.002)" office:value-type="float" office:value="391.277599633003" calcext:value-type="float">
            <text:p>391.2775996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21]; [.B421])" office:value-type="float" office:value="19" calcext:value-type="float">
            <text:p>19</text:p>
          </table:table-cell>
          <table:table-cell table:formula="of:=RANDBETWEEN([.A421];[.C421])" office:value-type="float" office:value="15" calcext:value-type="float">
            <text:p>15</text:p>
          </table:table-cell>
          <table:table-cell table:formula="of:=[.A421] + ([.B421]-[.A421])^2.5 + ([.C421]-[.A421]-[.B421]) * ([.D421]/[.A421] + 0.002)" office:value-type="float" office:value="309.705766016838" calcext:value-type="float">
            <text:p>309.70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22]; [.B422])" office:value-type="float" office:value="14" calcext:value-type="float">
            <text:p>14</text:p>
          </table:table-cell>
          <table:table-cell table:formula="of:=RANDBETWEEN([.A422];[.C422])" office:value-type="float" office:value="9" calcext:value-type="float">
            <text:p>9</text:p>
          </table:table-cell>
          <table:table-cell table:formula="of:=[.A422] + ([.B422]-[.A422])^2.5 + ([.C422]-[.A422]-[.B422]) * ([.D422]/[.A422] + 0.002)" office:value-type="float" office:value="395.305599633003" calcext:value-type="float">
            <text:p>395.305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23]; [.B423])" office:value-type="float" office:value="8" calcext:value-type="float">
            <text:p>8</text:p>
          </table:table-cell>
          <table:table-cell table:formula="of:=RANDBETWEEN([.A423];[.C423])" office:value-type="float" office:value="6" calcext:value-type="float">
            <text:p>6</text:p>
          </table:table-cell>
          <table:table-cell table:formula="of:=[.A423] + ([.B423]-[.A423])^2.5 + ([.C423]-[.A423]-[.B423]) * ([.D423]/[.A423] + 0.002)" office:value-type="float" office:value="721.328847807692" calcext:value-type="float">
            <text:p>721.328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24]; [.B424])" office:value-type="float" office:value="11" calcext:value-type="float">
            <text:p>11</text:p>
          </table:table-cell>
          <table:table-cell table:formula="of:=RANDBETWEEN([.A424];[.C424])" office:value-type="float" office:value="10" calcext:value-type="float">
            <text:p>10</text:p>
          </table:table-cell>
          <table:table-cell table:formula="of:=[.A424] + ([.B424]-[.A424])^2.5 + ([.C424]-[.A424]-[.B424]) * ([.D424]/[.A424] + 0.002)" office:value-type="float" office:value="28.986" calcext:value-type="float">
            <text:p>28.986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25]; [.B425])" office:value-type="float" office:value="8" calcext:value-type="float">
            <text:p>8</text:p>
          </table:table-cell>
          <table:table-cell table:formula="of:=RANDBETWEEN([.A425];[.C425])" office:value-type="float" office:value="6" calcext:value-type="float">
            <text:p>6</text:p>
          </table:table-cell>
          <table:table-cell table:formula="of:=[.A425] + ([.B425]-[.A425])^2.5 + ([.C425]-[.A425]-[.B425]) * ([.D425]/[.A425] + 0.002)" office:value-type="float" office:value="1126.5555258035" calcext:value-type="float">
            <text:p>1126.555525803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26]; [.B426])" office:value-type="float" office:value="10" calcext:value-type="float">
            <text:p>10</text:p>
          </table:table-cell>
          <table:table-cell table:formula="of:=RANDBETWEEN([.A426];[.C426])" office:value-type="float" office:value="10" calcext:value-type="float">
            <text:p>10</text:p>
          </table:table-cell>
          <table:table-cell table:formula="of:=[.A426] + ([.B426]-[.A426])^2.5 + ([.C426]-[.A426]-[.B426]) * ([.D426]/[.A426] + 0.002)" office:value-type="float" office:value="710.336847807693" calcext:value-type="float">
            <text:p>710.336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27]; [.B427])" office:value-type="float" office:value="5" calcext:value-type="float">
            <text:p>5</text:p>
          </table:table-cell>
          <table:table-cell table:formula="of:=RANDBETWEEN([.A427];[.C427])" office:value-type="float" office:value="5" calcext:value-type="float">
            <text:p>5</text:p>
          </table:table-cell>
          <table:table-cell table:formula="of:=[.A427] + ([.B427]-[.A427])^2.5 + ([.C427]-[.A427]-[.B427]) * ([.D427]/[.A427] + 0.002)" office:value-type="float" office:value="50.8816994374948" calcext:value-type="float">
            <text:p>50.881699437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28]; [.B428])" office:value-type="float" office:value="5" calcext:value-type="float">
            <text:p>5</text:p>
          </table:table-cell>
          <table:table-cell table:formula="of:=RANDBETWEEN([.A428];[.C428])" office:value-type="float" office:value="5" calcext:value-type="float">
            <text:p>5</text:p>
          </table:table-cell>
          <table:table-cell table:formula="of:=[.A428] + ([.B428]-[.A428])^2.5 + ([.C428]-[.A428]-[.B428]) * ([.D428]/[.A428] + 0.002)" office:value-type="float" office:value="172.993335983756" calcext:value-type="float">
            <text:p>172.993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29]; [.B429])" office:value-type="float" office:value="11" calcext:value-type="float">
            <text:p>11</text:p>
          </table:table-cell>
          <table:table-cell table:formula="of:=RANDBETWEEN([.A429];[.C429])" office:value-type="float" office:value="10" calcext:value-type="float">
            <text:p>10</text:p>
          </table:table-cell>
          <table:table-cell table:formula="of:=[.A429] + ([.B429]-[.A429])^2.5 + ([.C429]-[.A429]-[.B429]) * ([.D429]/[.A429] + 0.002)" office:value-type="float" office:value="13.4573461570088" calcext:value-type="float">
            <text:p>13.45734615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30]; [.B430])" office:value-type="float" office:value="15" calcext:value-type="float">
            <text:p>15</text:p>
          </table:table-cell>
          <table:table-cell table:formula="of:=RANDBETWEEN([.A430];[.C430])" office:value-type="float" office:value="12" calcext:value-type="float">
            <text:p>12</text:p>
          </table:table-cell>
          <table:table-cell table:formula="of:=[.A430] + ([.B430]-[.A430])^2.5 + ([.C430]-[.A430]-[.B430]) * ([.D430]/[.A430] + 0.002)" office:value-type="float" office:value="235.976" calcext:value-type="float">
            <text:p>235.976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31]; [.B431])" office:value-type="float" office:value="15" calcext:value-type="float">
            <text:p>15</text:p>
          </table:table-cell>
          <table:table-cell table:formula="of:=RANDBETWEEN([.A431];[.C431])" office:value-type="float" office:value="11" calcext:value-type="float">
            <text:p>11</text:p>
          </table:table-cell>
          <table:table-cell table:formula="of:=[.A431] + ([.B431]-[.A431])^2.5 + ([.C431]-[.A431]-[.B431]) * ([.D431]/[.A431] + 0.002)" office:value-type="float" office:value="309.066908873981" calcext:value-type="float">
            <text:p>309.06690887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32]; [.B432])" office:value-type="float" office:value="3" calcext:value-type="float">
            <text:p>3</text:p>
          </table:table-cell>
          <table:table-cell table:formula="of:=RANDBETWEEN([.A432];[.C432])" office:value-type="float" office:value="3" calcext:value-type="float">
            <text:p>3</text:p>
          </table:table-cell>
          <table:table-cell table:formula="of:=[.A432] + ([.B432]-[.A432])^2.5 + ([.C432]-[.A432]-[.B432]) * ([.D432]/[.A432] + 0.002)" office:value-type="float" office:value="229.98" calcext:value-type="float">
            <text:p>229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33]; [.B433])" office:value-type="float" office:value="11" calcext:value-type="float">
            <text:p>11</text:p>
          </table:table-cell>
          <table:table-cell table:formula="of:=RANDBETWEEN([.A433];[.C433])" office:value-type="float" office:value="10" calcext:value-type="float">
            <text:p>10</text:p>
          </table:table-cell>
          <table:table-cell table:formula="of:=[.A433] + ([.B433]-[.A433])^2.5 + ([.C433]-[.A433]-[.B433]) * ([.D433]/[.A433] + 0.002)" office:value-type="float" office:value="13.5644572681199" calcext:value-type="float">
            <text:p>13.5644572681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34]; [.B434])" office:value-type="float" office:value="10" calcext:value-type="float">
            <text:p>10</text:p>
          </table:table-cell>
          <table:table-cell table:formula="of:=RANDBETWEEN([.A434];[.C434])" office:value-type="float" office:value="10" calcext:value-type="float">
            <text:p>10</text:p>
          </table:table-cell>
          <table:table-cell table:formula="of:=[.A434] + ([.B434]-[.A434])^2.5 + ([.C434]-[.A434]-[.B434]) * ([.D434]/[.A434] + 0.002)" office:value-type="float" office:value="172.983335983756" calcext:value-type="float">
            <text:p>172.983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35]; [.B435])" office:value-type="float" office:value="4" calcext:value-type="float">
            <text:p>4</text:p>
          </table:table-cell>
          <table:table-cell table:formula="of:=RANDBETWEEN([.A435];[.C435])" office:value-type="float" office:value="4" calcext:value-type="float">
            <text:p>4</text:p>
          </table:table-cell>
          <table:table-cell table:formula="of:=[.A435] + ([.B435]-[.A435])^2.5 + ([.C435]-[.A435]-[.B435]) * ([.D435]/[.A435] + 0.002)" office:value-type="float" office:value="592.308165553414" calcext:value-type="float">
            <text:p>592.308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36]; [.B436])" office:value-type="float" office:value="4" calcext:value-type="float">
            <text:p>4</text:p>
          </table:table-cell>
          <table:table-cell table:formula="of:=RANDBETWEEN([.A436];[.C436])" office:value-type="float" office:value="4" calcext:value-type="float">
            <text:p>4</text:p>
          </table:table-cell>
          <table:table-cell table:formula="of:=[.A436] + ([.B436]-[.A436])^2.5 + ([.C436]-[.A436]-[.B436]) * ([.D436]/[.A436] + 0.002)" office:value-type="float" office:value="285.211766016838" calcext:value-type="float">
            <text:p>285.211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37]; [.B437])" office:value-type="float" office:value="11" calcext:value-type="float">
            <text:p>11</text:p>
          </table:table-cell>
          <table:table-cell table:formula="of:=RANDBETWEEN([.A437];[.C437])" office:value-type="float" office:value="9" calcext:value-type="float">
            <text:p>9</text:p>
          </table:table-cell>
          <table:table-cell table:formula="of:=[.A437] + ([.B437]-[.A437])^2.5 + ([.C437]-[.A437]-[.B437]) * ([.D437]/[.A437] + 0.002)" office:value-type="float" office:value="818.409252896669" calcext:value-type="float">
            <text:p>818.409252896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38]; [.B438])" office:value-type="float" office:value="7" calcext:value-type="float">
            <text:p>7</text:p>
          </table:table-cell>
          <table:table-cell table:formula="of:=RANDBETWEEN([.A438];[.C438])" office:value-type="float" office:value="7" calcext:value-type="float">
            <text:p>7</text:p>
          </table:table-cell>
          <table:table-cell table:formula="of:=[.A438] + ([.B438]-[.A438])^2.5 + ([.C438]-[.A438]-[.B438]) * ([.D438]/[.A438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39]; [.B439])" office:value-type="float" office:value="9" calcext:value-type="float">
            <text:p>9</text:p>
          </table:table-cell>
          <table:table-cell table:formula="of:=RANDBETWEEN([.A439];[.C439])" office:value-type="float" office:value="9" calcext:value-type="float">
            <text:p>9</text:p>
          </table:table-cell>
          <table:table-cell table:formula="of:=[.A439] + ([.B439]-[.A439])^2.5 + ([.C439]-[.A439]-[.B439]) * ([.D439]/[.A439] + 0.002)" office:value-type="float" office:value="172.985335983756" calcext:value-type="float">
            <text:p>172.985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40]; [.B440])" office:value-type="float" office:value="12" calcext:value-type="float">
            <text:p>12</text:p>
          </table:table-cell>
          <table:table-cell table:formula="of:=RANDBETWEEN([.A440];[.C440])" office:value-type="float" office:value="8" calcext:value-type="float">
            <text:p>8</text:p>
          </table:table-cell>
          <table:table-cell table:formula="of:=[.A440] + ([.B440]-[.A440])^2.5 + ([.C440]-[.A440]-[.B440]) * ([.D440]/[.A440] + 0.002)" office:value-type="float" office:value="86.0227735973373" calcext:value-type="float">
            <text:p>86.022773597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41]; [.B441])" office:value-type="float" office:value="10" calcext:value-type="float">
            <text:p>10</text:p>
          </table:table-cell>
          <table:table-cell table:formula="of:=RANDBETWEEN([.A441];[.C441])" office:value-type="float" office:value="10" calcext:value-type="float">
            <text:p>10</text:p>
          </table:table-cell>
          <table:table-cell table:formula="of:=[.A441] + ([.B441]-[.A441])^2.5 + ([.C441]-[.A441]-[.B441]) * ([.D441]/[.A441] + 0.002)" office:value-type="float" office:value="80.8759164544801" calcext:value-type="float">
            <text:p>80.875916454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42]; [.B442])" office:value-type="float" office:value="12" calcext:value-type="float">
            <text:p>12</text:p>
          </table:table-cell>
          <table:table-cell table:formula="of:=RANDBETWEEN([.A442];[.C442])" office:value-type="float" office:value="11" calcext:value-type="float">
            <text:p>11</text:p>
          </table:table-cell>
          <table:table-cell table:formula="of:=[.A442] + ([.B442]-[.A442])^2.5 + ([.C442]-[.A442]-[.B442]) * ([.D442]/[.A442] + 0.002)" office:value-type="float" office:value="28.776" calcext:value-type="float">
            <text:p>28.77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43]; [.B443])" office:value-type="float" office:value="7" calcext:value-type="float">
            <text:p>7</text:p>
          </table:table-cell>
          <table:table-cell table:formula="of:=RANDBETWEEN([.A443];[.C443])" office:value-type="float" office:value="7" calcext:value-type="float">
            <text:p>7</text:p>
          </table:table-cell>
          <table:table-cell table:formula="of:=[.A443] + ([.B443]-[.A443])^2.5 + ([.C443]-[.A443]-[.B443]) * ([.D443]/[.A443] + 0.002)" office:value-type="float" office:value="171.82666931709" calcext:value-type="float">
            <text:p>171.826669317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44]; [.B444])" office:value-type="float" office:value="5" calcext:value-type="float">
            <text:p>5</text:p>
          </table:table-cell>
          <table:table-cell table:formula="of:=RANDBETWEEN([.A444];[.C444])" office:value-type="float" office:value="5" calcext:value-type="float">
            <text:p>5</text:p>
          </table:table-cell>
          <table:table-cell table:formula="of:=[.A444] + ([.B444]-[.A444])^2.5 + ([.C444]-[.A444]-[.B444]) * ([.D444]/[.A444] + 0.002)" office:value-type="float" office:value="390.279599633003" calcext:value-type="float">
            <text:p>390.279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45]; [.B445])" office:value-type="float" office:value="4" calcext:value-type="float">
            <text:p>4</text:p>
          </table:table-cell>
          <table:table-cell table:formula="of:=RANDBETWEEN([.A445];[.C445])" office:value-type="float" office:value="4" calcext:value-type="float">
            <text:p>4</text:p>
          </table:table-cell>
          <table:table-cell table:formula="of:=[.A445] + ([.B445]-[.A445])^2.5 + ([.C445]-[.A445]-[.B445]) * ([.D445]/[.A445] + 0.002)" office:value-type="float" office:value="120.623814242165" calcext:value-type="float">
            <text:p>120.623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46]; [.B446])" office:value-type="float" office:value="2" calcext:value-type="float">
            <text:p>2</text:p>
          </table:table-cell>
          <table:table-cell table:formula="of:=RANDBETWEEN([.A446];[.C446])" office:value-type="float" office:value="2" calcext:value-type="float">
            <text:p>2</text:p>
          </table:table-cell>
          <table:table-cell table:formula="of:=[.A446] + ([.B446]-[.A446])^2.5 + ([.C446]-[.A446]-[.B446]) * ([.D446]/[.A446] + 0.002)" office:value-type="float" office:value="1174.5395258035" calcext:value-type="float">
            <text:p>1174.539525803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47]; [.B447])" office:value-type="float" office:value="9" calcext:value-type="float">
            <text:p>9</text:p>
          </table:table-cell>
          <table:table-cell table:formula="of:=RANDBETWEEN([.A447];[.C447])" office:value-type="float" office:value="9" calcext:value-type="float">
            <text:p>9</text:p>
          </table:table-cell>
          <table:table-cell table:formula="of:=[.A447] + ([.B447]-[.A447])^2.5 + ([.C447]-[.A447]-[.B447]) * ([.D447]/[.A447] + 0.002)" office:value-type="float" office:value="390.271599633003" calcext:value-type="float">
            <text:p>390.271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48]; [.B448])" office:value-type="float" office:value="7" calcext:value-type="float">
            <text:p>7</text:p>
          </table:table-cell>
          <table:table-cell table:formula="of:=RANDBETWEEN([.A448];[.C448])" office:value-type="float" office:value="6" calcext:value-type="float">
            <text:p>6</text:p>
          </table:table-cell>
          <table:table-cell table:formula="of:=[.A448] + ([.B448]-[.A448])^2.5 + ([.C448]-[.A448]-[.B448]) * ([.D448]/[.A448] + 0.002)" office:value-type="float" office:value="82.3636307401944" calcext:value-type="float">
            <text:p>82.363630740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49]; [.B449])" office:value-type="float" office:value="9" calcext:value-type="float">
            <text:p>9</text:p>
          </table:table-cell>
          <table:table-cell table:formula="of:=RANDBETWEEN([.A449];[.C449])" office:value-type="float" office:value="7" calcext:value-type="float">
            <text:p>7</text:p>
          </table:table-cell>
          <table:table-cell table:formula="of:=[.A449] + ([.B449]-[.A449])^2.5 + ([.C449]-[.A449]-[.B449]) * ([.D449]/[.A449] + 0.002)" office:value-type="float" office:value="83.6636307401944" calcext:value-type="float">
            <text:p>83.663630740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50]; [.B450])" office:value-type="float" office:value="15" calcext:value-type="float">
            <text:p>15</text:p>
          </table:table-cell>
          <table:table-cell table:formula="of:=RANDBETWEEN([.A450];[.C450])" office:value-type="float" office:value="15" calcext:value-type="float">
            <text:p>15</text:p>
          </table:table-cell>
          <table:table-cell table:formula="of:=[.A450] + ([.B450]-[.A450])^2.5 + ([.C450]-[.A450]-[.B450]) * ([.D450]/[.A450] + 0.002)" office:value-type="float" office:value="386.787599633003" calcext:value-type="float">
            <text:p>386.787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51]; [.B451])" office:value-type="float" office:value="9" calcext:value-type="float">
            <text:p>9</text:p>
          </table:table-cell>
          <table:table-cell table:formula="of:=RANDBETWEEN([.A451];[.C451])" office:value-type="float" office:value="9" calcext:value-type="float">
            <text:p>9</text:p>
          </table:table-cell>
          <table:table-cell table:formula="of:=[.A451] + ([.B451]-[.A451])^2.5 + ([.C451]-[.A451]-[.B451]) * ([.D451]/[.A451] + 0.002)" office:value-type="float" office:value="305.068766016838" calcext:value-type="float">
            <text:p>305.068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52]; [.B452])" office:value-type="float" office:value="13" calcext:value-type="float">
            <text:p>13</text:p>
          </table:table-cell>
          <table:table-cell table:formula="of:=RANDBETWEEN([.A452];[.C452])" office:value-type="float" office:value="12" calcext:value-type="float">
            <text:p>12</text:p>
          </table:table-cell>
          <table:table-cell table:formula="of:=[.A452] + ([.B452]-[.A452])^2.5 + ([.C452]-[.A452]-[.B452]) * ([.D452]/[.A452] + 0.002)" office:value-type="float" office:value="713.338847807693" calcext:value-type="float">
            <text:p>713.338847807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53]; [.B453])" office:value-type="float" office:value="15" calcext:value-type="float">
            <text:p>15</text:p>
          </table:table-cell>
          <table:table-cell table:formula="of:=RANDBETWEEN([.A453];[.C453])" office:value-type="float" office:value="11" calcext:value-type="float">
            <text:p>11</text:p>
          </table:table-cell>
          <table:table-cell table:formula="of:=[.A453] + ([.B453]-[.A453])^2.5 + ([.C453]-[.A453]-[.B453]) * ([.D453]/[.A453] + 0.002)" office:value-type="float" office:value="853.405252896669" calcext:value-type="float">
            <text:p>853.405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54]; [.B454])" office:value-type="float" office:value="7" calcext:value-type="float">
            <text:p>7</text:p>
          </table:table-cell>
          <table:table-cell table:formula="of:=RANDBETWEEN([.A454];[.C454])" office:value-type="float" office:value="2" calcext:value-type="float">
            <text:p>2</text:p>
          </table:table-cell>
          <table:table-cell table:formula="of:=[.A454] + ([.B454]-[.A454])^2.5 + ([.C454]-[.A454]-[.B454]) * ([.D454]/[.A454] + 0.002)" office:value-type="float" office:value="311.213766016838" calcext:value-type="float">
            <text:p>311.213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55]; [.B455])" office:value-type="float" office:value="9" calcext:value-type="float">
            <text:p>9</text:p>
          </table:table-cell>
          <table:table-cell table:formula="of:=RANDBETWEEN([.A455];[.C455])" office:value-type="float" office:value="8" calcext:value-type="float">
            <text:p>8</text:p>
          </table:table-cell>
          <table:table-cell table:formula="of:=[.A455] + ([.B455]-[.A455])^2.5 + ([.C455]-[.A455]-[.B455]) * ([.D455]/[.A455] + 0.002)" office:value-type="float" office:value="170.676002650423" calcext:value-type="float">
            <text:p>170.676002650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56]; [.B456])" office:value-type="float" office:value="8" calcext:value-type="float">
            <text:p>8</text:p>
          </table:table-cell>
          <table:table-cell table:formula="of:=RANDBETWEEN([.A456];[.C456])" office:value-type="float" office:value="3" calcext:value-type="float">
            <text:p>3</text:p>
          </table:table-cell>
          <table:table-cell table:formula="of:=[.A456] + ([.B456]-[.A456])^2.5 + ([.C456]-[.A456]-[.B456]) * ([.D456]/[.A456] + 0.002)" office:value-type="float" office:value="994.98" calcext:value-type="float">
            <text:p>994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57]; [.B457])" office:value-type="float" office:value="13" calcext:value-type="float">
            <text:p>13</text:p>
          </table:table-cell>
          <table:table-cell table:formula="of:=RANDBETWEEN([.A457];[.C457])" office:value-type="float" office:value="13" calcext:value-type="float">
            <text:p>13</text:p>
          </table:table-cell>
          <table:table-cell table:formula="of:=[.A457] + ([.B457]-[.A457])^2.5 + ([.C457]-[.A457]-[.B457]) * ([.D457]/[.A457] + 0.002)" office:value-type="float" office:value="81.2556307401944" calcext:value-type="float">
            <text:p>81.255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58]; [.B458])" office:value-type="float" office:value="6" calcext:value-type="float">
            <text:p>6</text:p>
          </table:table-cell>
          <table:table-cell table:formula="of:=RANDBETWEEN([.A458];[.C458])" office:value-type="float" office:value="5" calcext:value-type="float">
            <text:p>5</text:p>
          </table:table-cell>
          <table:table-cell table:formula="of:=[.A458] + ([.B458]-[.A458])^2.5 + ([.C458]-[.A458]-[.B458]) * ([.D458]/[.A458] + 0.002)" office:value-type="float" office:value="83.1616307401944" calcext:value-type="float">
            <text:p>83.16163074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59]; [.B459])" office:value-type="float" office:value="1" calcext:value-type="float">
            <text:p>1</text:p>
          </table:table-cell>
          <table:table-cell table:formula="of:=RANDBETWEEN([.A459];[.C459])" office:value-type="float" office:value="1" calcext:value-type="float">
            <text:p>1</text:p>
          </table:table-cell>
          <table:table-cell table:formula="of:=[.A459] + ([.B459]-[.A459])^2.5 + ([.C459]-[.A459]-[.B459]) * ([.D459]/[.A459] + 0.002)" office:value-type="float" office:value="390.287599633003" calcext:value-type="float">
            <text:p>390.287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60]; [.B460])" office:value-type="float" office:value="8" calcext:value-type="float">
            <text:p>8</text:p>
          </table:table-cell>
          <table:table-cell table:formula="of:=RANDBETWEEN([.A460];[.C460])" office:value-type="float" office:value="8" calcext:value-type="float">
            <text:p>8</text:p>
          </table:table-cell>
          <table:table-cell table:formula="of:=[.A460] + ([.B460]-[.A460])^2.5 + ([.C460]-[.A460]-[.B460]) * ([.D460]/[.A460] + 0.002)" office:value-type="float" office:value="306.191766016838" calcext:value-type="float">
            <text:p>306.191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61]; [.B461])" office:value-type="float" office:value="15" calcext:value-type="float">
            <text:p>15</text:p>
          </table:table-cell>
          <table:table-cell table:formula="of:=RANDBETWEEN([.A461];[.C461])" office:value-type="float" office:value="10" calcext:value-type="float">
            <text:p>10</text:p>
          </table:table-cell>
          <table:table-cell table:formula="of:=[.A461] + ([.B461]-[.A461])^2.5 + ([.C461]-[.A461]-[.B461]) * ([.D461]/[.A461] + 0.002)" office:value-type="float" office:value="1152.5695258035" calcext:value-type="float">
            <text:p>1152.569525803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62]; [.B462])" office:value-type="float" office:value="10" calcext:value-type="float">
            <text:p>10</text:p>
          </table:table-cell>
          <table:table-cell table:formula="of:=RANDBETWEEN([.A462];[.C462])" office:value-type="float" office:value="8" calcext:value-type="float">
            <text:p>8</text:p>
          </table:table-cell>
          <table:table-cell table:formula="of:=[.A462] + ([.B462]-[.A462])^2.5 + ([.C462]-[.A462]-[.B462]) * ([.D462]/[.A462] + 0.002)" office:value-type="float" office:value="5.64085424949238" calcext:value-type="float">
            <text:p>5.640854249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63]; [.B463])" office:value-type="float" office:value="14" calcext:value-type="float">
            <text:p>14</text:p>
          </table:table-cell>
          <table:table-cell table:formula="of:=RANDBETWEEN([.A463];[.C463])" office:value-type="float" office:value="10" calcext:value-type="float">
            <text:p>10</text:p>
          </table:table-cell>
          <table:table-cell table:formula="of:=[.A463] + ([.B463]-[.A463])^2.5 + ([.C463]-[.A463]-[.B463]) * ([.D463]/[.A463] + 0.002)" office:value-type="float" office:value="126.627814242165" calcext:value-type="float">
            <text:p>126.627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464]; [.B464])" office:value-type="float" office:value="11" calcext:value-type="float">
            <text:p>11</text:p>
          </table:table-cell>
          <table:table-cell table:formula="of:=RANDBETWEEN([.A464];[.C464])" office:value-type="float" office:value="9" calcext:value-type="float">
            <text:p>9</text:p>
          </table:table-cell>
          <table:table-cell table:formula="of:=[.A464] + ([.B464]-[.A464])^2.5 + ([.C464]-[.A464]-[.B464]) * ([.D464]/[.A464] + 0.002)" office:value-type="float" office:value="52.8896994374947" calcext:value-type="float">
            <text:p>52.889699437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65]; [.B465])" office:value-type="float" office:value="7" calcext:value-type="float">
            <text:p>7</text:p>
          </table:table-cell>
          <table:table-cell table:formula="of:=RANDBETWEEN([.A465];[.C465])" office:value-type="float" office:value="3" calcext:value-type="float">
            <text:p>3</text:p>
          </table:table-cell>
          <table:table-cell table:formula="of:=[.A465] + ([.B465]-[.A465])^2.5 + ([.C465]-[.A465]-[.B465]) * ([.D465]/[.A465] + 0.002)" office:value-type="float" office:value="1011.97" calcext:value-type="float">
            <text:p>1011.9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66]; [.B466])" office:value-type="float" office:value="3" calcext:value-type="float">
            <text:p>3</text:p>
          </table:table-cell>
          <table:table-cell table:formula="of:=RANDBETWEEN([.A466];[.C466])" office:value-type="float" office:value="3" calcext:value-type="float">
            <text:p>3</text:p>
          </table:table-cell>
          <table:table-cell table:formula="of:=[.A466] + ([.B466]-[.A466])^2.5 + ([.C466]-[.A466]-[.B466]) * ([.D466]/[.A466] + 0.002)" office:value-type="float" office:value="596.306165553414" calcext:value-type="float">
            <text:p>596.306165553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67]; [.B467])" office:value-type="float" office:value="8" calcext:value-type="float">
            <text:p>8</text:p>
          </table:table-cell>
          <table:table-cell table:formula="of:=RANDBETWEEN([.A467];[.C467])" office:value-type="float" office:value="7" calcext:value-type="float">
            <text:p>7</text:p>
          </table:table-cell>
          <table:table-cell table:formula="of:=[.A467] + ([.B467]-[.A467])^2.5 + ([.C467]-[.A467]-[.B467]) * ([.D467]/[.A467] + 0.002)" office:value-type="float" office:value="172.995335983756" calcext:value-type="float">
            <text:p>172.995335983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68]; [.B468])" office:value-type="float" office:value="6" calcext:value-type="float">
            <text:p>6</text:p>
          </table:table-cell>
          <table:table-cell table:formula="of:=RANDBETWEEN([.A468];[.C468])" office:value-type="float" office:value="5" calcext:value-type="float">
            <text:p>5</text:p>
          </table:table-cell>
          <table:table-cell table:formula="of:=[.A468] + ([.B468]-[.A468])^2.5 + ([.C468]-[.A468]-[.B468]) * ([.D468]/[.A468] + 0.002)" office:value-type="float" office:value="1499.53251861818" calcext:value-type="float">
            <text:p>1499.532518618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69]; [.B469])" office:value-type="float" office:value="10" calcext:value-type="float">
            <text:p>10</text:p>
          </table:table-cell>
          <table:table-cell table:formula="of:=RANDBETWEEN([.A469];[.C469])" office:value-type="float" office:value="8" calcext:value-type="float">
            <text:p>8</text:p>
          </table:table-cell>
          <table:table-cell table:formula="of:=[.A469] + ([.B469]-[.A469])^2.5 + ([.C469]-[.A469]-[.B469]) * ([.D469]/[.A469] + 0.002)" office:value-type="float" office:value="845.065919563336" calcext:value-type="float">
            <text:p>845.0659195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70]; [.B470])" office:value-type="float" office:value="8" calcext:value-type="float">
            <text:p>8</text:p>
          </table:table-cell>
          <table:table-cell table:formula="of:=RANDBETWEEN([.A470];[.C470])" office:value-type="float" office:value="8" calcext:value-type="float">
            <text:p>8</text:p>
          </table:table-cell>
          <table:table-cell table:formula="of:=[.A470] + ([.B470]-[.A470])^2.5 + ([.C470]-[.A470]-[.B470]) * ([.D470]/[.A470] + 0.002)" office:value-type="float" office:value="306.191766016838" calcext:value-type="float">
            <text:p>306.191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471]; [.B471])" office:value-type="float" office:value="15" calcext:value-type="float">
            <text:p>15</text:p>
          </table:table-cell>
          <table:table-cell table:formula="of:=RANDBETWEEN([.A471];[.C471])" office:value-type="float" office:value="10" calcext:value-type="float">
            <text:p>10</text:p>
          </table:table-cell>
          <table:table-cell table:formula="of:=[.A471] + ([.B471]-[.A471])^2.5 + ([.C471]-[.A471]-[.B471]) * ([.D471]/[.A471] + 0.002)" office:value-type="float" office:value="311.197766016838" calcext:value-type="float">
            <text:p>311.197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72]; [.B472])" office:value-type="float" office:value="9" calcext:value-type="float">
            <text:p>9</text:p>
          </table:table-cell>
          <table:table-cell table:formula="of:=RANDBETWEEN([.A472];[.C472])" office:value-type="float" office:value="7" calcext:value-type="float">
            <text:p>7</text:p>
          </table:table-cell>
          <table:table-cell table:formula="of:=[.A472] + ([.B472]-[.A472])^2.5 + ([.C472]-[.A472]-[.B472]) * ([.D472]/[.A472] + 0.002)" office:value-type="float" office:value="305.805766016838" calcext:value-type="float">
            <text:p>305.805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73]; [.B473])" office:value-type="float" office:value="17" calcext:value-type="float">
            <text:p>17</text:p>
          </table:table-cell>
          <table:table-cell table:formula="of:=RANDBETWEEN([.A473];[.C473])" office:value-type="float" office:value="11" calcext:value-type="float">
            <text:p>11</text:p>
          </table:table-cell>
          <table:table-cell table:formula="of:=[.A473] + ([.B473]-[.A473])^2.5 + ([.C473]-[.A473]-[.B473]) * ([.D473]/[.A473] + 0.002)" office:value-type="float" office:value="239.984" calcext:value-type="float">
            <text:p>239.98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474]; [.B474])" office:value-type="float" office:value="11" calcext:value-type="float">
            <text:p>11</text:p>
          </table:table-cell>
          <table:table-cell table:formula="of:=RANDBETWEEN([.A474];[.C474])" office:value-type="float" office:value="3" calcext:value-type="float">
            <text:p>3</text:p>
          </table:table-cell>
          <table:table-cell table:formula="of:=[.A474] + ([.B474]-[.A474])^2.5 + ([.C474]-[.A474]-[.B474]) * ([.D474]/[.A474] + 0.002)" office:value-type="float" office:value="493.320632579837" calcext:value-type="float">
            <text:p>493.32063257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75]; [.B475])" office:value-type="float" office:value="16" calcext:value-type="float">
            <text:p>16</text:p>
          </table:table-cell>
          <table:table-cell table:formula="of:=RANDBETWEEN([.A475];[.C475])" office:value-type="float" office:value="16" calcext:value-type="float">
            <text:p>16</text:p>
          </table:table-cell>
          <table:table-cell table:formula="of:=[.A475] + ([.B475]-[.A475])^2.5 + ([.C475]-[.A475]-[.B475]) * ([.D475]/[.A475] + 0.002)" office:value-type="float" office:value="849.415252896669" calcext:value-type="float">
            <text:p>849.41525289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76]; [.B476])" office:value-type="float" office:value="10" calcext:value-type="float">
            <text:p>10</text:p>
          </table:table-cell>
          <table:table-cell table:formula="of:=RANDBETWEEN([.A476];[.C476])" office:value-type="float" office:value="9" calcext:value-type="float">
            <text:p>9</text:p>
          </table:table-cell>
          <table:table-cell table:formula="of:=[.A476] + ([.B476]-[.A476])^2.5 + ([.C476]-[.A476]-[.B476]) * ([.D476]/[.A476] + 0.002)" office:value-type="float" office:value="234.966" calcext:value-type="float">
            <text:p>234.966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77]; [.B477])" office:value-type="float" office:value="18" calcext:value-type="float">
            <text:p>18</text:p>
          </table:table-cell>
          <table:table-cell table:formula="of:=RANDBETWEEN([.A477];[.C477])" office:value-type="float" office:value="16" calcext:value-type="float">
            <text:p>16</text:p>
          </table:table-cell>
          <table:table-cell table:formula="of:=[.A477] + ([.B477]-[.A477])^2.5 + ([.C477]-[.A477]-[.B477]) * ([.D477]/[.A477] + 0.002)" office:value-type="float" office:value="858.415252896669" calcext:value-type="float">
            <text:p>858.41525289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78]; [.B478])" office:value-type="float" office:value="7" calcext:value-type="float">
            <text:p>7</text:p>
          </table:table-cell>
          <table:table-cell table:formula="of:=RANDBETWEEN([.A478];[.C478])" office:value-type="float" office:value="5" calcext:value-type="float">
            <text:p>5</text:p>
          </table:table-cell>
          <table:table-cell table:formula="of:=[.A478] + ([.B478]-[.A478])^2.5 + ([.C478]-[.A478]-[.B478]) * ([.D478]/[.A478] + 0.002)" office:value-type="float" office:value="464.816632579837" calcext:value-type="float">
            <text:p>464.816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79]; [.B479])" office:value-type="float" office:value="7" calcext:value-type="float">
            <text:p>7</text:p>
          </table:table-cell>
          <table:table-cell table:formula="of:=RANDBETWEEN([.A479];[.C479])" office:value-type="float" office:value="4" calcext:value-type="float">
            <text:p>4</text:p>
          </table:table-cell>
          <table:table-cell table:formula="of:=[.A479] + ([.B479]-[.A479])^2.5 + ([.C479]-[.A479]-[.B479]) * ([.D479]/[.A479] + 0.002)" office:value-type="float" office:value="722.334847807693" calcext:value-type="float">
            <text:p>722.334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480]; [.B480])" office:value-type="float" office:value="11" calcext:value-type="float">
            <text:p>11</text:p>
          </table:table-cell>
          <table:table-cell table:formula="of:=RANDBETWEEN([.A480];[.C480])" office:value-type="float" office:value="7" calcext:value-type="float">
            <text:p>7</text:p>
          </table:table-cell>
          <table:table-cell table:formula="of:=[.A480] + ([.B480]-[.A480])^2.5 + ([.C480]-[.A480]-[.B480]) * ([.D480]/[.A480] + 0.002)" office:value-type="float" office:value="310.201766016838" calcext:value-type="float">
            <text:p>310.201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81]; [.B481])" office:value-type="float" office:value="13" calcext:value-type="float">
            <text:p>13</text:p>
          </table:table-cell>
          <table:table-cell table:formula="of:=RANDBETWEEN([.A481];[.C481])" office:value-type="float" office:value="7" calcext:value-type="float">
            <text:p>7</text:p>
          </table:table-cell>
          <table:table-cell table:formula="of:=[.A481] + ([.B481]-[.A481])^2.5 + ([.C481]-[.A481]-[.B481]) * ([.D481]/[.A481] + 0.002)" office:value-type="float" office:value="855.738586230002" calcext:value-type="float">
            <text:p>855.7385862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82]; [.B482])" office:value-type="float" office:value="11" calcext:value-type="float">
            <text:p>11</text:p>
          </table:table-cell>
          <table:table-cell table:formula="of:=RANDBETWEEN([.A482];[.C482])" office:value-type="float" office:value="4" calcext:value-type="float">
            <text:p>4</text:p>
          </table:table-cell>
          <table:table-cell table:formula="of:=[.A482] + ([.B482]-[.A482])^2.5 + ([.C482]-[.A482]-[.B482]) * ([.D482]/[.A482] + 0.002)" office:value-type="float" office:value="861.067919563335" calcext:value-type="float">
            <text:p>861.067919563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83]; [.B483])" office:value-type="float" office:value="3" calcext:value-type="float">
            <text:p>3</text:p>
          </table:table-cell>
          <table:table-cell table:formula="of:=RANDBETWEEN([.A483];[.C483])" office:value-type="float" office:value="2" calcext:value-type="float">
            <text:p>2</text:p>
          </table:table-cell>
          <table:table-cell table:formula="of:=[.A483] + ([.B483]-[.A483])^2.5 + ([.C483]-[.A483]-[.B483]) * ([.D483]/[.A483] + 0.002)" office:value-type="float" office:value="307.205766016838" calcext:value-type="float">
            <text:p>307.205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484]; [.B484])" office:value-type="float" office:value="11" calcext:value-type="float">
            <text:p>11</text:p>
          </table:table-cell>
          <table:table-cell table:formula="of:=RANDBETWEEN([.A484];[.C484])" office:value-type="float" office:value="8" calcext:value-type="float">
            <text:p>8</text:p>
          </table:table-cell>
          <table:table-cell table:formula="of:=[.A484] + ([.B484]-[.A484])^2.5 + ([.C484]-[.A484]-[.B484]) * ([.D484]/[.A484] + 0.002)" office:value-type="float" office:value="175.009335983756" calcext:value-type="float">
            <text:p>175.009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485]; [.B485])" office:value-type="float" office:value="16" calcext:value-type="float">
            <text:p>16</text:p>
          </table:table-cell>
          <table:table-cell table:formula="of:=RANDBETWEEN([.A485];[.C485])" office:value-type="float" office:value="6" calcext:value-type="float">
            <text:p>6</text:p>
          </table:table-cell>
          <table:table-cell table:formula="of:=[.A485] + ([.B485]-[.A485])^2.5 + ([.C485]-[.A485]-[.B485]) * ([.D485]/[.A485] + 0.002)" office:value-type="float" office:value="606.320165553414" calcext:value-type="float">
            <text:p>606.320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86]; [.B486])" office:value-type="float" office:value="16" calcext:value-type="float">
            <text:p>16</text:p>
          </table:table-cell>
          <table:table-cell table:formula="of:=RANDBETWEEN([.A486];[.C486])" office:value-type="float" office:value="8" calcext:value-type="float">
            <text:p>8</text:p>
          </table:table-cell>
          <table:table-cell table:formula="of:=[.A486] + ([.B486]-[.A486])^2.5 + ([.C486]-[.A486]-[.B486]) * ([.D486]/[.A486] + 0.002)" office:value-type="float" office:value="314.207766016838" calcext:value-type="float">
            <text:p>314.207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87]; [.B487])" office:value-type="float" office:value="9" calcext:value-type="float">
            <text:p>9</text:p>
          </table:table-cell>
          <table:table-cell table:formula="of:=RANDBETWEEN([.A487];[.C487])" office:value-type="float" office:value="7" calcext:value-type="float">
            <text:p>7</text:p>
          </table:table-cell>
          <table:table-cell table:formula="of:=[.A487] + ([.B487]-[.A487])^2.5 + ([.C487]-[.A487]-[.B487]) * ([.D487]/[.A487] + 0.002)" office:value-type="float" office:value="588.984832220081" calcext:value-type="float">
            <text:p>588.984832220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88]; [.B488])" office:value-type="float" office:value="9" calcext:value-type="float">
            <text:p>9</text:p>
          </table:table-cell>
          <table:table-cell table:formula="of:=RANDBETWEEN([.A488];[.C488])" office:value-type="float" office:value="7" calcext:value-type="float">
            <text:p>7</text:p>
          </table:table-cell>
          <table:table-cell table:formula="of:=[.A488] + ([.B488]-[.A488])^2.5 + ([.C488]-[.A488]-[.B488]) * ([.D488]/[.A488] + 0.002)" office:value-type="float" office:value="52.4896994374947" calcext:value-type="float">
            <text:p>52.489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89]; [.B489])" office:value-type="float" office:value="12" calcext:value-type="float">
            <text:p>12</text:p>
          </table:table-cell>
          <table:table-cell table:formula="of:=RANDBETWEEN([.A489];[.C489])" office:value-type="float" office:value="9" calcext:value-type="float">
            <text:p>9</text:p>
          </table:table-cell>
          <table:table-cell table:formula="of:=[.A489] + ([.B489]-[.A489])^2.5 + ([.C489]-[.A489]-[.B489]) * ([.D489]/[.A489] + 0.002)" office:value-type="float" office:value="481.826632579837" calcext:value-type="float">
            <text:p>481.826632579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0]; [.B490])" office:value-type="float" office:value="7" calcext:value-type="float">
            <text:p>7</text:p>
          </table:table-cell>
          <table:table-cell table:formula="of:=RANDBETWEEN([.A490];[.C490])" office:value-type="float" office:value="7" calcext:value-type="float">
            <text:p>7</text:p>
          </table:table-cell>
          <table:table-cell table:formula="of:=[.A490] + ([.B490]-[.A490])^2.5 + ([.C490]-[.A490]-[.B490]) * ([.D490]/[.A490] + 0.002)" office:value-type="float" office:value="49.6856994374947" calcext:value-type="float">
            <text:p>49.685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1]; [.B491])" office:value-type="float" office:value="5" calcext:value-type="float">
            <text:p>5</text:p>
          </table:table-cell>
          <table:table-cell table:formula="of:=RANDBETWEEN([.A491];[.C491])" office:value-type="float" office:value="5" calcext:value-type="float">
            <text:p>5</text:p>
          </table:table-cell>
          <table:table-cell table:formula="of:=[.A491] + ([.B491]-[.A491])^2.5 + ([.C491]-[.A491]-[.B491]) * ([.D491]/[.A491] + 0.002)" office:value-type="float" office:value="80.9136307401944" calcext:value-type="float">
            <text:p>80.91363074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492]; [.B492])" office:value-type="float" office:value="13" calcext:value-type="float">
            <text:p>13</text:p>
          </table:table-cell>
          <table:table-cell table:formula="of:=RANDBETWEEN([.A492];[.C492])" office:value-type="float" office:value="11" calcext:value-type="float">
            <text:p>11</text:p>
          </table:table-cell>
          <table:table-cell table:formula="of:=[.A492] + ([.B492]-[.A492])^2.5 + ([.C492]-[.A492]-[.B492]) * ([.D492]/[.A492] + 0.002)" office:value-type="float" office:value="29.982" calcext:value-type="float">
            <text:p>29.98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493]; [.B493])" office:value-type="float" office:value="5" calcext:value-type="float">
            <text:p>5</text:p>
          </table:table-cell>
          <table:table-cell table:formula="of:=RANDBETWEEN([.A493];[.C493])" office:value-type="float" office:value="5" calcext:value-type="float">
            <text:p>5</text:p>
          </table:table-cell>
          <table:table-cell table:formula="of:=[.A493] + ([.B493]-[.A493])^2.5 + ([.C493]-[.A493]-[.B493]) * ([.D493]/[.A493] + 0.002)" office:value-type="float" office:value="306.197766016838" calcext:value-type="float">
            <text:p>306.197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4]; [.B494])" office:value-type="float" office:value="7" calcext:value-type="float">
            <text:p>7</text:p>
          </table:table-cell>
          <table:table-cell table:formula="of:=RANDBETWEEN([.A494];[.C494])" office:value-type="float" office:value="7" calcext:value-type="float">
            <text:p>7</text:p>
          </table:table-cell>
          <table:table-cell table:formula="of:=[.A494] + ([.B494]-[.A494])^2.5 + ([.C494]-[.A494]-[.B494]) * ([.D494]/[.A494] + 0.002)" office:value-type="float" office:value="27.482" calcext:value-type="float">
            <text:p>27.48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495]; [.B495])" office:value-type="float" office:value="11" calcext:value-type="float">
            <text:p>11</text:p>
          </table:table-cell>
          <table:table-cell table:formula="of:=RANDBETWEEN([.A495];[.C495])" office:value-type="float" office:value="9" calcext:value-type="float">
            <text:p>9</text:p>
          </table:table-cell>
          <table:table-cell table:formula="of:=[.A495] + ([.B495]-[.A495])^2.5 + ([.C495]-[.A495]-[.B495]) * ([.D495]/[.A495] + 0.002)" office:value-type="float" office:value="388.291599633003" calcext:value-type="float">
            <text:p>388.29159963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6]; [.B496])" office:value-type="float" office:value="6" calcext:value-type="float">
            <text:p>6</text:p>
          </table:table-cell>
          <table:table-cell table:formula="of:=RANDBETWEEN([.A496];[.C496])" office:value-type="float" office:value="5" calcext:value-type="float">
            <text:p>5</text:p>
          </table:table-cell>
          <table:table-cell table:formula="of:=[.A496] + ([.B496]-[.A496])^2.5 + ([.C496]-[.A496]-[.B496]) * ([.D496]/[.A496] + 0.002)" office:value-type="float" office:value="82.1656307401944" calcext:value-type="float">
            <text:p>82.16563074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7]; [.B497])" office:value-type="float" office:value="3" calcext:value-type="float">
            <text:p>3</text:p>
          </table:table-cell>
          <table:table-cell table:formula="of:=RANDBETWEEN([.A497];[.C497])" office:value-type="float" office:value="3" calcext:value-type="float">
            <text:p>3</text:p>
          </table:table-cell>
          <table:table-cell table:formula="of:=[.A497] + ([.B497]-[.A497])^2.5 + ([.C497]-[.A497]-[.B497]) * ([.D497]/[.A497] + 0.002)" office:value-type="float" office:value="122.621814242165" calcext:value-type="float">
            <text:p>122.621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498]; [.B498])" office:value-type="float" office:value="17" calcext:value-type="float">
            <text:p>17</text:p>
          </table:table-cell>
          <table:table-cell table:formula="of:=RANDBETWEEN([.A498];[.C498])" office:value-type="float" office:value="7" calcext:value-type="float">
            <text:p>7</text:p>
          </table:table-cell>
          <table:table-cell table:formula="of:=[.A498] + ([.B498]-[.A498])^2.5 + ([.C498]-[.A498]-[.B498]) * ([.D498]/[.A498] + 0.002)" office:value-type="float" office:value="496.64996591317" calcext:value-type="float">
            <text:p>496.649965913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499]; [.B499])" office:value-type="float" office:value="8" calcext:value-type="float">
            <text:p>8</text:p>
          </table:table-cell>
          <table:table-cell table:formula="of:=RANDBETWEEN([.A499];[.C499])" office:value-type="float" office:value="8" calcext:value-type="float">
            <text:p>8</text:p>
          </table:table-cell>
          <table:table-cell table:formula="of:=[.A499] + ([.B499]-[.A499])^2.5 + ([.C499]-[.A499]-[.B499]) * ([.D499]/[.A499] + 0.002)" office:value-type="float" office:value="49.6876994374947" calcext:value-type="float">
            <text:p>49.687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00]; [.B500])" office:value-type="float" office:value="3" calcext:value-type="float">
            <text:p>3</text:p>
          </table:table-cell>
          <table:table-cell table:formula="of:=RANDBETWEEN([.A500];[.C500])" office:value-type="float" office:value="3" calcext:value-type="float">
            <text:p>3</text:p>
          </table:table-cell>
          <table:table-cell table:formula="of:=[.A500] + ([.B500]-[.A500])^2.5 + ([.C500]-[.A500]-[.B500]) * ([.D500]/[.A500] + 0.002)" office:value-type="float" office:value="574.314165553414" calcext:value-type="float">
            <text:p>574.314165553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01]; [.B501])" office:value-type="float" office:value="9" calcext:value-type="float">
            <text:p>9</text:p>
          </table:table-cell>
          <table:table-cell table:formula="of:=RANDBETWEEN([.A501];[.C501])" office:value-type="float" office:value="9" calcext:value-type="float">
            <text:p>9</text:p>
          </table:table-cell>
          <table:table-cell table:formula="of:=[.A501] + ([.B501]-[.A501])^2.5 + ([.C501]-[.A501]-[.B501]) * ([.D501]/[.A501] + 0.002)" office:value-type="float" office:value="12.5644572681199" calcext:value-type="float">
            <text:p>12.564457268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02]; [.B502])" office:value-type="float" office:value="5" calcext:value-type="float">
            <text:p>5</text:p>
          </table:table-cell>
          <table:table-cell table:formula="of:=RANDBETWEEN([.A502];[.C502])" office:value-type="float" office:value="3" calcext:value-type="float">
            <text:p>3</text:p>
          </table:table-cell>
          <table:table-cell table:formula="of:=[.A502] + ([.B502]-[.A502])^2.5 + ([.C502]-[.A502]-[.B502]) * ([.D502]/[.A502] + 0.002)" office:value-type="float" office:value="852.393252896669" calcext:value-type="float">
            <text:p>852.39325289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03]; [.B503])" office:value-type="float" office:value="9" calcext:value-type="float">
            <text:p>9</text:p>
          </table:table-cell>
          <table:table-cell table:formula="of:=RANDBETWEEN([.A503];[.C503])" office:value-type="float" office:value="8" calcext:value-type="float">
            <text:p>8</text:p>
          </table:table-cell>
          <table:table-cell table:formula="of:=[.A503] + ([.B503]-[.A503])^2.5 + ([.C503]-[.A503]-[.B503]) * ([.D503]/[.A503] + 0.002)" office:value-type="float" office:value="173.989335983756" calcext:value-type="float">
            <text:p>173.989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04]; [.B504])" office:value-type="float" office:value="16" calcext:value-type="float">
            <text:p>16</text:p>
          </table:table-cell>
          <table:table-cell table:formula="of:=RANDBETWEEN([.A504];[.C504])" office:value-type="float" office:value="14" calcext:value-type="float">
            <text:p>14</text:p>
          </table:table-cell>
          <table:table-cell table:formula="of:=[.A504] + ([.B504]-[.A504])^2.5 + ([.C504]-[.A504]-[.B504]) * ([.D504]/[.A504] + 0.002)" office:value-type="float" office:value="174.443780428201" calcext:value-type="float">
            <text:p>174.443780428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05]; [.B505])" office:value-type="float" office:value="13" calcext:value-type="float">
            <text:p>13</text:p>
          </table:table-cell>
          <table:table-cell table:formula="of:=RANDBETWEEN([.A505];[.C505])" office:value-type="float" office:value="11" calcext:value-type="float">
            <text:p>11</text:p>
          </table:table-cell>
          <table:table-cell table:formula="of:=[.A505] + ([.B505]-[.A505])^2.5 + ([.C505]-[.A505]-[.B505]) * ([.D505]/[.A505] + 0.002)" office:value-type="float" office:value="486.175632579837" calcext:value-type="float">
            <text:p>486.175632579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06]; [.B506])" office:value-type="float" office:value="7" calcext:value-type="float">
            <text:p>7</text:p>
          </table:table-cell>
          <table:table-cell table:formula="of:=RANDBETWEEN([.A506];[.C506])" office:value-type="float" office:value="3" calcext:value-type="float">
            <text:p>3</text:p>
          </table:table-cell>
          <table:table-cell table:formula="of:=[.A506] + ([.B506]-[.A506])^2.5 + ([.C506]-[.A506]-[.B506]) * ([.D506]/[.A506] + 0.002)" office:value-type="float" office:value="707.346847807693" calcext:value-type="float">
            <text:p>707.346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07]; [.B507])" office:value-type="float" office:value="10" calcext:value-type="float">
            <text:p>10</text:p>
          </table:table-cell>
          <table:table-cell table:formula="of:=RANDBETWEEN([.A507];[.C507])" office:value-type="float" office:value="4" calcext:value-type="float">
            <text:p>4</text:p>
          </table:table-cell>
          <table:table-cell table:formula="of:=[.A507] + ([.B507]-[.A507])^2.5 + ([.C507]-[.A507]-[.B507]) * ([.D507]/[.A507] + 0.002)" office:value-type="float" office:value="239.323333333333" calcext:value-type="float">
            <text:p>239.323333333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08]; [.B508])" office:value-type="float" office:value="7" calcext:value-type="float">
            <text:p>7</text:p>
          </table:table-cell>
          <table:table-cell table:formula="of:=RANDBETWEEN([.A508];[.C508])" office:value-type="float" office:value="6" calcext:value-type="float">
            <text:p>6</text:p>
          </table:table-cell>
          <table:table-cell table:formula="of:=[.A508] + ([.B508]-[.A508])^2.5 + ([.C508]-[.A508]-[.B508]) * ([.D508]/[.A508] + 0.002)" office:value-type="float" office:value="457.816632579837" calcext:value-type="float">
            <text:p>457.816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09]; [.B509])" office:value-type="float" office:value="9" calcext:value-type="float">
            <text:p>9</text:p>
          </table:table-cell>
          <table:table-cell table:formula="of:=RANDBETWEEN([.A509];[.C509])" office:value-type="float" office:value="9" calcext:value-type="float">
            <text:p>9</text:p>
          </table:table-cell>
          <table:table-cell table:formula="of:=[.A509] + ([.B509]-[.A509])^2.5 + ([.C509]-[.A509]-[.B509]) * ([.D509]/[.A509] + 0.002)" office:value-type="float" office:value="233.964" calcext:value-type="float">
            <text:p>233.96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10]; [.B510])" office:value-type="float" office:value="10" calcext:value-type="float">
            <text:p>10</text:p>
          </table:table-cell>
          <table:table-cell table:formula="of:=RANDBETWEEN([.A510];[.C510])" office:value-type="float" office:value="6" calcext:value-type="float">
            <text:p>6</text:p>
          </table:table-cell>
          <table:table-cell table:formula="of:=[.A510] + ([.B510]-[.A510])^2.5 + ([.C510]-[.A510]-[.B510]) * ([.D510]/[.A510] + 0.002)" office:value-type="float" office:value="126.635814242165" calcext:value-type="float">
            <text:p>126.635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11]; [.B511])" office:value-type="float" office:value="11" calcext:value-type="float">
            <text:p>11</text:p>
          </table:table-cell>
          <table:table-cell table:formula="of:=RANDBETWEEN([.A511];[.C511])" office:value-type="float" office:value="3" calcext:value-type="float">
            <text:p>3</text:p>
          </table:table-cell>
          <table:table-cell table:formula="of:=[.A511] + ([.B511]-[.A511])^2.5 + ([.C511]-[.A511]-[.B511]) * ([.D511]/[.A511] + 0.002)" office:value-type="float" office:value="604.322165553414" calcext:value-type="float">
            <text:p>604.322165553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12]; [.B512])" office:value-type="float" office:value="17" calcext:value-type="float">
            <text:p>17</text:p>
          </table:table-cell>
          <table:table-cell table:formula="of:=RANDBETWEEN([.A512];[.C512])" office:value-type="float" office:value="17" calcext:value-type="float">
            <text:p>17</text:p>
          </table:table-cell>
          <table:table-cell table:formula="of:=[.A512] + ([.B512]-[.A512])^2.5 + ([.C512]-[.A512]-[.B512]) * ([.D512]/[.A512] + 0.002)" office:value-type="float" office:value="713.846847807693" calcext:value-type="float">
            <text:p>713.846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13]; [.B513])" office:value-type="float" office:value="15" calcext:value-type="float">
            <text:p>15</text:p>
          </table:table-cell>
          <table:table-cell table:formula="of:=RANDBETWEEN([.A513];[.C513])" office:value-type="float" office:value="11" calcext:value-type="float">
            <text:p>11</text:p>
          </table:table-cell>
          <table:table-cell table:formula="of:=[.A513] + ([.B513]-[.A513])^2.5 + ([.C513]-[.A513]-[.B513]) * ([.D513]/[.A513] + 0.002)" office:value-type="float" office:value="176.626335983756" calcext:value-type="float">
            <text:p>176.626335983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14]; [.B514])" office:value-type="float" office:value="9" calcext:value-type="float">
            <text:p>9</text:p>
          </table:table-cell>
          <table:table-cell table:formula="of:=RANDBETWEEN([.A514];[.C514])" office:value-type="float" office:value="1" calcext:value-type="float">
            <text:p>1</text:p>
          </table:table-cell>
          <table:table-cell table:formula="of:=[.A514] + ([.B514]-[.A514])^2.5 + ([.C514]-[.A514]-[.B514]) * ([.D514]/[.A514] + 0.002)" office:value-type="float" office:value="241.996" calcext:value-type="float">
            <text:p>241.99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15]; [.B515])" office:value-type="float" office:value="5" calcext:value-type="float">
            <text:p>5</text:p>
          </table:table-cell>
          <table:table-cell table:formula="of:=RANDBETWEEN([.A515];[.C515])" office:value-type="float" office:value="3" calcext:value-type="float">
            <text:p>3</text:p>
          </table:table-cell>
          <table:table-cell table:formula="of:=[.A515] + ([.B515]-[.A515])^2.5 + ([.C515]-[.A515]-[.B515]) * ([.D515]/[.A515] + 0.002)" office:value-type="float" office:value="388.291599633003" calcext:value-type="float">
            <text:p>388.29159963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16]; [.B516])" office:value-type="float" office:value="9" calcext:value-type="float">
            <text:p>9</text:p>
          </table:table-cell>
          <table:table-cell table:formula="of:=RANDBETWEEN([.A516];[.C516])" office:value-type="float" office:value="7" calcext:value-type="float">
            <text:p>7</text:p>
          </table:table-cell>
          <table:table-cell table:formula="of:=[.A516] + ([.B516]-[.A516])^2.5 + ([.C516]-[.A516]-[.B516]) * ([.D516]/[.A516] + 0.002)" office:value-type="float" office:value="1298.59358262665" calcext:value-type="float">
            <text:p>1298.59358262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17]; [.B517])" office:value-type="float" office:value="8" calcext:value-type="float">
            <text:p>8</text:p>
          </table:table-cell>
          <table:table-cell table:formula="of:=RANDBETWEEN([.A517];[.C517])" office:value-type="float" office:value="8" calcext:value-type="float">
            <text:p>8</text:p>
          </table:table-cell>
          <table:table-cell table:formula="of:=[.A517] + ([.B517]-[.A517])^2.5 + ([.C517]-[.A517]-[.B517]) * ([.D517]/[.A517] + 0.002)" office:value-type="float" office:value="119.627814242165" calcext:value-type="float">
            <text:p>119.627814242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18]; [.B518])" office:value-type="float" office:value="9" calcext:value-type="float">
            <text:p>9</text:p>
          </table:table-cell>
          <table:table-cell table:formula="of:=RANDBETWEEN([.A518];[.C518])" office:value-type="float" office:value="7" calcext:value-type="float">
            <text:p>7</text:p>
          </table:table-cell>
          <table:table-cell table:formula="of:=[.A518] + ([.B518]-[.A518])^2.5 + ([.C518]-[.A518]-[.B518]) * ([.D518]/[.A518] + 0.002)" office:value-type="float" office:value="29.982" calcext:value-type="float">
            <text:p>29.98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19]; [.B519])" office:value-type="float" office:value="10" calcext:value-type="float">
            <text:p>10</text:p>
          </table:table-cell>
          <table:table-cell table:formula="of:=RANDBETWEEN([.A519];[.C519])" office:value-type="float" office:value="6" calcext:value-type="float">
            <text:p>6</text:p>
          </table:table-cell>
          <table:table-cell table:formula="of:=[.A519] + ([.B519]-[.A519])^2.5 + ([.C519]-[.A519]-[.B519]) * ([.D519]/[.A519] + 0.002)" office:value-type="float" office:value="384.305599633003" calcext:value-type="float">
            <text:p>384.30559963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20]; [.B520])" office:value-type="float" office:value="18" calcext:value-type="float">
            <text:p>18</text:p>
          </table:table-cell>
          <table:table-cell table:formula="of:=RANDBETWEEN([.A520];[.C520])" office:value-type="float" office:value="18" calcext:value-type="float">
            <text:p>18</text:p>
          </table:table-cell>
          <table:table-cell table:formula="of:=[.A520] + ([.B520]-[.A520])^2.5 + ([.C520]-[.A520]-[.B520]) * ([.D520]/[.A520] + 0.002)" office:value-type="float" office:value="852.911252896669" calcext:value-type="float">
            <text:p>852.911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21]; [.B521])" office:value-type="float" office:value="9" calcext:value-type="float">
            <text:p>9</text:p>
          </table:table-cell>
          <table:table-cell table:formula="of:=RANDBETWEEN([.A521];[.C521])" office:value-type="float" office:value="3" calcext:value-type="float">
            <text:p>3</text:p>
          </table:table-cell>
          <table:table-cell table:formula="of:=[.A521] + ([.B521]-[.A521])^2.5 + ([.C521]-[.A521]-[.B521]) * ([.D521]/[.A521] + 0.002)" office:value-type="float" office:value="178.513335983756" calcext:value-type="float">
            <text:p>178.513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22]; [.B522])" office:value-type="float" office:value="13" calcext:value-type="float">
            <text:p>13</text:p>
          </table:table-cell>
          <table:table-cell table:formula="of:=RANDBETWEEN([.A522];[.C522])" office:value-type="float" office:value="10" calcext:value-type="float">
            <text:p>10</text:p>
          </table:table-cell>
          <table:table-cell table:formula="of:=[.A522] + ([.B522]-[.A522])^2.5 + ([.C522]-[.A522]-[.B522]) * ([.D522]/[.A522] + 0.002)" office:value-type="float" office:value="485.15396591317" calcext:value-type="float">
            <text:p>485.153965913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23]; [.B523])" office:value-type="float" office:value="11" calcext:value-type="float">
            <text:p>11</text:p>
          </table:table-cell>
          <table:table-cell table:formula="of:=RANDBETWEEN([.A523];[.C523])" office:value-type="float" office:value="8" calcext:value-type="float">
            <text:p>8</text:p>
          </table:table-cell>
          <table:table-cell table:formula="of:=[.A523] + ([.B523]-[.A523])^2.5 + ([.C523]-[.A523]-[.B523]) * ([.D523]/[.A523] + 0.002)" office:value-type="float" office:value="175.993335983756" calcext:value-type="float">
            <text:p>175.993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24]; [.B524])" office:value-type="float" office:value="2" calcext:value-type="float">
            <text:p>2</text:p>
          </table:table-cell>
          <table:table-cell table:formula="of:=RANDBETWEEN([.A524];[.C524])" office:value-type="float" office:value="2" calcext:value-type="float">
            <text:p>2</text:p>
          </table:table-cell>
          <table:table-cell table:formula="of:=[.A524] + ([.B524]-[.A524])^2.5 + ([.C524]-[.A524]-[.B524]) * ([.D524]/[.A524] + 0.002)" office:value-type="float" office:value="233.978" calcext:value-type="float">
            <text:p>233.97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25]; [.B525])" office:value-type="float" office:value="9" calcext:value-type="float">
            <text:p>9</text:p>
          </table:table-cell>
          <table:table-cell table:formula="of:=RANDBETWEEN([.A525];[.C525])" office:value-type="float" office:value="7" calcext:value-type="float">
            <text:p>7</text:p>
          </table:table-cell>
          <table:table-cell table:formula="of:=[.A525] + ([.B525]-[.A525])^2.5 + ([.C525]-[.A525]-[.B525]) * ([.D525]/[.A525] + 0.002)" office:value-type="float" office:value="173.401335983756" calcext:value-type="float">
            <text:p>173.401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26]; [.B526])" office:value-type="float" office:value="12" calcext:value-type="float">
            <text:p>12</text:p>
          </table:table-cell>
          <table:table-cell table:formula="of:=RANDBETWEEN([.A526];[.C526])" office:value-type="float" office:value="10" calcext:value-type="float">
            <text:p>10</text:p>
          </table:table-cell>
          <table:table-cell table:formula="of:=[.A526] + ([.B526]-[.A526])^2.5 + ([.C526]-[.A526]-[.B526]) * ([.D526]/[.A526] + 0.002)" office:value-type="float" office:value="716.003514474359" calcext:value-type="float">
            <text:p>716.003514474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27]; [.B527])" office:value-type="float" office:value="7" calcext:value-type="float">
            <text:p>7</text:p>
          </table:table-cell>
          <table:table-cell table:formula="of:=RANDBETWEEN([.A527];[.C527])" office:value-type="float" office:value="6" calcext:value-type="float">
            <text:p>6</text:p>
          </table:table-cell>
          <table:table-cell table:formula="of:=[.A527] + ([.B527]-[.A527])^2.5 + ([.C527]-[.A527]-[.B527]) * ([.D527]/[.A527] + 0.002)" office:value-type="float" office:value="710.338847807693" calcext:value-type="float">
            <text:p>710.338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28]; [.B528])" office:value-type="float" office:value="11" calcext:value-type="float">
            <text:p>11</text:p>
          </table:table-cell>
          <table:table-cell table:formula="of:=RANDBETWEEN([.A528];[.C528])" office:value-type="float" office:value="3" calcext:value-type="float">
            <text:p>3</text:p>
          </table:table-cell>
          <table:table-cell table:formula="of:=[.A528] + ([.B528]-[.A528])^2.5 + ([.C528]-[.A528]-[.B528]) * ([.D528]/[.A528] + 0.002)" office:value-type="float" office:value="241.992" calcext:value-type="float">
            <text:p>241.99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29]; [.B529])" office:value-type="float" office:value="6" calcext:value-type="float">
            <text:p>6</text:p>
          </table:table-cell>
          <table:table-cell table:formula="of:=RANDBETWEEN([.A529];[.C529])" office:value-type="float" office:value="5" calcext:value-type="float">
            <text:p>5</text:p>
          </table:table-cell>
          <table:table-cell table:formula="of:=[.A529] + ([.B529]-[.A529])^2.5 + ([.C529]-[.A529]-[.B529]) * ([.D529]/[.A529] + 0.002)" office:value-type="float" office:value="233.228" calcext:value-type="float">
            <text:p>233.22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30]; [.B530])" office:value-type="float" office:value="8" calcext:value-type="float">
            <text:p>8</text:p>
          </table:table-cell>
          <table:table-cell table:formula="of:=RANDBETWEEN([.A530];[.C530])" office:value-type="float" office:value="6" calcext:value-type="float">
            <text:p>6</text:p>
          </table:table-cell>
          <table:table-cell table:formula="of:=[.A530] + ([.B530]-[.A530])^2.5 + ([.C530]-[.A530]-[.B530]) * ([.D530]/[.A530] + 0.002)" office:value-type="float" office:value="598.304165553414" calcext:value-type="float">
            <text:p>598.304165553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31]; [.B531])" office:value-type="float" office:value="10" calcext:value-type="float">
            <text:p>10</text:p>
          </table:table-cell>
          <table:table-cell table:formula="of:=RANDBETWEEN([.A531];[.C531])" office:value-type="float" office:value="10" calcext:value-type="float">
            <text:p>10</text:p>
          </table:table-cell>
          <table:table-cell table:formula="of:=[.A531] + ([.B531]-[.A531])^2.5 + ([.C531]-[.A531]-[.B531]) * ([.D531]/[.A531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32]; [.B532])" office:value-type="float" office:value="5" calcext:value-type="float">
            <text:p>5</text:p>
          </table:table-cell>
          <table:table-cell table:formula="of:=RANDBETWEEN([.A532];[.C532])" office:value-type="float" office:value="3" calcext:value-type="float">
            <text:p>3</text:p>
          </table:table-cell>
          <table:table-cell table:formula="of:=[.A532] + ([.B532]-[.A532])^2.5 + ([.C532]-[.A532]-[.B532]) * ([.D532]/[.A532] + 0.002)" office:value-type="float" office:value="175.001335983756" calcext:value-type="float">
            <text:p>175.001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33]; [.B533])" office:value-type="float" office:value="11" calcext:value-type="float">
            <text:p>11</text:p>
          </table:table-cell>
          <table:table-cell table:formula="of:=RANDBETWEEN([.A533];[.C533])" office:value-type="float" office:value="10" calcext:value-type="float">
            <text:p>10</text:p>
          </table:table-cell>
          <table:table-cell table:formula="of:=[.A533] + ([.B533]-[.A533])^2.5 + ([.C533]-[.A533]-[.B533]) * ([.D533]/[.A533] + 0.002)" office:value-type="float" office:value="590.314165553414" calcext:value-type="float">
            <text:p>590.314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34]; [.B534])" office:value-type="float" office:value="6" calcext:value-type="float">
            <text:p>6</text:p>
          </table:table-cell>
          <table:table-cell table:formula="of:=RANDBETWEEN([.A534];[.C534])" office:value-type="float" office:value="4" calcext:value-type="float">
            <text:p>4</text:p>
          </table:table-cell>
          <table:table-cell table:formula="of:=[.A534] + ([.B534]-[.A534])^2.5 + ([.C534]-[.A534]-[.B534]) * ([.D534]/[.A534] + 0.002)" office:value-type="float" office:value="1005.63466666667" calcext:value-type="float">
            <text:p>1005.63466666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35]; [.B535])" office:value-type="float" office:value="6" calcext:value-type="float">
            <text:p>6</text:p>
          </table:table-cell>
          <table:table-cell table:formula="of:=RANDBETWEEN([.A535];[.C535])" office:value-type="float" office:value="4" calcext:value-type="float">
            <text:p>4</text:p>
          </table:table-cell>
          <table:table-cell table:formula="of:=[.A535] + ([.B535]-[.A535])^2.5 + ([.C535]-[.A535]-[.B535]) * ([.D535]/[.A535] + 0.002)" office:value-type="float" office:value="230.986" calcext:value-type="float">
            <text:p>230.98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36]; [.B536])" office:value-type="float" office:value="7" calcext:value-type="float">
            <text:p>7</text:p>
          </table:table-cell>
          <table:table-cell table:formula="of:=RANDBETWEEN([.A536];[.C536])" office:value-type="float" office:value="5" calcext:value-type="float">
            <text:p>5</text:p>
          </table:table-cell>
          <table:table-cell table:formula="of:=[.A536] + ([.B536]-[.A536])^2.5 + ([.C536]-[.A536]-[.B536]) * ([.D536]/[.A536] + 0.002)" office:value-type="float" office:value="718.584847807693" calcext:value-type="float">
            <text:p>718.584847807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37]; [.B537])" office:value-type="float" office:value="4" calcext:value-type="float">
            <text:p>4</text:p>
          </table:table-cell>
          <table:table-cell table:formula="of:=RANDBETWEEN([.A537];[.C537])" office:value-type="float" office:value="4" calcext:value-type="float">
            <text:p>4</text:p>
          </table:table-cell>
          <table:table-cell table:formula="of:=[.A537] + ([.B537]-[.A537])^2.5 + ([.C537]-[.A537]-[.B537]) * ([.D537]/[.A537] + 0.002)" office:value-type="float" office:value="122.619814242165" calcext:value-type="float">
            <text:p>122.619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38]; [.B538])" office:value-type="float" office:value="12" calcext:value-type="float">
            <text:p>12</text:p>
          </table:table-cell>
          <table:table-cell table:formula="of:=RANDBETWEEN([.A538];[.C538])" office:value-type="float" office:value="7" calcext:value-type="float">
            <text:p>7</text:p>
          </table:table-cell>
          <table:table-cell table:formula="of:=[.A538] + ([.B538]-[.A538])^2.5 + ([.C538]-[.A538]-[.B538]) * ([.D538]/[.A538] + 0.002)" office:value-type="float" office:value="488.814632579837" calcext:value-type="float">
            <text:p>488.81463257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39]; [.B539])" office:value-type="float" office:value="7" calcext:value-type="float">
            <text:p>7</text:p>
          </table:table-cell>
          <table:table-cell table:formula="of:=RANDBETWEEN([.A539];[.C539])" office:value-type="float" office:value="7" calcext:value-type="float">
            <text:p>7</text:p>
          </table:table-cell>
          <table:table-cell table:formula="of:=[.A539] + ([.B539]-[.A539])^2.5 + ([.C539]-[.A539]-[.B539]) * ([.D539]/[.A539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40]; [.B540])" office:value-type="float" office:value="15" calcext:value-type="float">
            <text:p>15</text:p>
          </table:table-cell>
          <table:table-cell table:formula="of:=RANDBETWEEN([.A540];[.C540])" office:value-type="float" office:value="12" calcext:value-type="float">
            <text:p>12</text:p>
          </table:table-cell>
          <table:table-cell table:formula="of:=[.A540] + ([.B540]-[.A540])^2.5 + ([.C540]-[.A540]-[.B540]) * ([.D540]/[.A540] + 0.002)" office:value-type="float" office:value="236.172" calcext:value-type="float">
            <text:p>236.17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41]; [.B541])" office:value-type="float" office:value="15" calcext:value-type="float">
            <text:p>15</text:p>
          </table:table-cell>
          <table:table-cell table:formula="of:=RANDBETWEEN([.A541];[.C541])" office:value-type="float" office:value="12" calcext:value-type="float">
            <text:p>12</text:p>
          </table:table-cell>
          <table:table-cell table:formula="of:=[.A541] + ([.B541]-[.A541])^2.5 + ([.C541]-[.A541]-[.B541]) * ([.D541]/[.A541] + 0.002)" office:value-type="float" office:value="716.350847807693" calcext:value-type="float">
            <text:p>716.350847807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42]; [.B542])" office:value-type="float" office:value="5" calcext:value-type="float">
            <text:p>5</text:p>
          </table:table-cell>
          <table:table-cell table:formula="of:=RANDBETWEEN([.A542];[.C542])" office:value-type="float" office:value="2" calcext:value-type="float">
            <text:p>2</text:p>
          </table:table-cell>
          <table:table-cell table:formula="of:=[.A542] + ([.B542]-[.A542])^2.5 + ([.C542]-[.A542]-[.B542]) * ([.D542]/[.A542] + 0.002)" office:value-type="float" office:value="303.213766016838" calcext:value-type="float">
            <text:p>303.213766016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43]; [.B543])" office:value-type="float" office:value="16" calcext:value-type="float">
            <text:p>16</text:p>
          </table:table-cell>
          <table:table-cell table:formula="of:=RANDBETWEEN([.A543];[.C543])" office:value-type="float" office:value="15" calcext:value-type="float">
            <text:p>15</text:p>
          </table:table-cell>
          <table:table-cell table:formula="of:=[.A543] + ([.B543]-[.A543])^2.5 + ([.C543]-[.A543]-[.B543]) * ([.D543]/[.A543] + 0.002)" office:value-type="float" office:value="484.306632579837" calcext:value-type="float">
            <text:p>484.306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44]; [.B544])" office:value-type="float" office:value="11" calcext:value-type="float">
            <text:p>11</text:p>
          </table:table-cell>
          <table:table-cell table:formula="of:=RANDBETWEEN([.A544];[.C544])" office:value-type="float" office:value="11" calcext:value-type="float">
            <text:p>11</text:p>
          </table:table-cell>
          <table:table-cell table:formula="of:=[.A544] + ([.B544]-[.A544])^2.5 + ([.C544]-[.A544]-[.B544]) * ([.D544]/[.A544] + 0.002)" office:value-type="float" office:value="233.164" calcext:value-type="float">
            <text:p>233.16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45]; [.B545])" office:value-type="float" office:value="10" calcext:value-type="float">
            <text:p>10</text:p>
          </table:table-cell>
          <table:table-cell table:formula="of:=RANDBETWEEN([.A545];[.C545])" office:value-type="float" office:value="10" calcext:value-type="float">
            <text:p>10</text:p>
          </table:table-cell>
          <table:table-cell table:formula="of:=[.A545] + ([.B545]-[.A545])^2.5 + ([.C545]-[.A545]-[.B545]) * ([.D545]/[.A545] + 0.002)" office:value-type="float" office:value="230.644666666667" calcext:value-type="float">
            <text:p>230.64466666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46]; [.B546])" office:value-type="float" office:value="10" calcext:value-type="float">
            <text:p>10</text:p>
          </table:table-cell>
          <table:table-cell table:formula="of:=RANDBETWEEN([.A546];[.C546])" office:value-type="float" office:value="10" calcext:value-type="float">
            <text:p>10</text:p>
          </table:table-cell>
          <table:table-cell table:formula="of:=[.A546] + ([.B546]-[.A546])^2.5 + ([.C546]-[.A546]-[.B546]) * ([.D546]/[.A546] + 0.002)" office:value-type="float" office:value="12.5624572681199" calcext:value-type="float">
            <text:p>12.562457268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47]; [.B547])" office:value-type="float" office:value="10" calcext:value-type="float">
            <text:p>10</text:p>
          </table:table-cell>
          <table:table-cell table:formula="of:=RANDBETWEEN([.A547];[.C547])" office:value-type="float" office:value="9" calcext:value-type="float">
            <text:p>9</text:p>
          </table:table-cell>
          <table:table-cell table:formula="of:=[.A547] + ([.B547]-[.A547])^2.5 + ([.C547]-[.A547]-[.B547]) * ([.D547]/[.A547] + 0.002)" office:value-type="float" office:value="832.903252896669" calcext:value-type="float">
            <text:p>832.90325289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48]; [.B548])" office:value-type="float" office:value="7" calcext:value-type="float">
            <text:p>7</text:p>
          </table:table-cell>
          <table:table-cell table:formula="of:=RANDBETWEEN([.A548];[.C548])" office:value-type="float" office:value="5" calcext:value-type="float">
            <text:p>5</text:p>
          </table:table-cell>
          <table:table-cell table:formula="of:=[.A548] + ([.B548]-[.A548])^2.5 + ([.C548]-[.A548]-[.B548]) * ([.D548]/[.A548] + 0.002)" office:value-type="float" office:value="858.385252896669" calcext:value-type="float">
            <text:p>858.38525289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49]; [.B549])" office:value-type="float" office:value="4" calcext:value-type="float">
            <text:p>4</text:p>
          </table:table-cell>
          <table:table-cell table:formula="of:=RANDBETWEEN([.A549];[.C549])" office:value-type="float" office:value="4" calcext:value-type="float">
            <text:p>4</text:p>
          </table:table-cell>
          <table:table-cell table:formula="of:=[.A549] + ([.B549]-[.A549])^2.5 + ([.C549]-[.A549]-[.B549]) * ([.D549]/[.A549] + 0.002)" office:value-type="float" office:value="1007.96" calcext:value-type="float">
            <text:p>1007.96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50]; [.B550])" office:value-type="float" office:value="16" calcext:value-type="float">
            <text:p>16</text:p>
          </table:table-cell>
          <table:table-cell table:formula="of:=RANDBETWEEN([.A550];[.C550])" office:value-type="float" office:value="13" calcext:value-type="float">
            <text:p>13</text:p>
          </table:table-cell>
          <table:table-cell table:formula="of:=[.A550] + ([.B550]-[.A550])^2.5 + ([.C550]-[.A550]-[.B550]) * ([.D550]/[.A550] + 0.002)" office:value-type="float" office:value="308.354623159695" calcext:value-type="float">
            <text:p>308.354623159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51]; [.B551])" office:value-type="float" office:value="13" calcext:value-type="float">
            <text:p>13</text:p>
          </table:table-cell>
          <table:table-cell table:formula="of:=RANDBETWEEN([.A551];[.C551])" office:value-type="float" office:value="11" calcext:value-type="float">
            <text:p>11</text:p>
          </table:table-cell>
          <table:table-cell table:formula="of:=[.A551] + ([.B551]-[.A551])^2.5 + ([.C551]-[.A551]-[.B551]) * ([.D551]/[.A551] + 0.002)" office:value-type="float" office:value="83.71518629575" calcext:value-type="float">
            <text:p>83.715186295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52]; [.B552])" office:value-type="float" office:value="7" calcext:value-type="float">
            <text:p>7</text:p>
          </table:table-cell>
          <table:table-cell table:formula="of:=RANDBETWEEN([.A552];[.C552])" office:value-type="float" office:value="7" calcext:value-type="float">
            <text:p>7</text:p>
          </table:table-cell>
          <table:table-cell table:formula="of:=[.A552] + ([.B552]-[.A552])^2.5 + ([.C552]-[.A552]-[.B552]) * ([.D552]/[.A552] + 0.002)" office:value-type="float" office:value="303.001766016838" calcext:value-type="float">
            <text:p>303.001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53]; [.B553])" office:value-type="float" office:value="6" calcext:value-type="float">
            <text:p>6</text:p>
          </table:table-cell>
          <table:table-cell table:formula="of:=RANDBETWEEN([.A553];[.C553])" office:value-type="float" office:value="6" calcext:value-type="float">
            <text:p>6</text:p>
          </table:table-cell>
          <table:table-cell table:formula="of:=[.A553] + ([.B553]-[.A553])^2.5 + ([.C553]-[.A553]-[.B553]) * ([.D553]/[.A553] + 0.002)" office:value-type="float" office:value="230.478" calcext:value-type="float">
            <text:p>230.47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54]; [.B554])" office:value-type="float" office:value="4" calcext:value-type="float">
            <text:p>4</text:p>
          </table:table-cell>
          <table:table-cell table:formula="of:=RANDBETWEEN([.A554];[.C554])" office:value-type="float" office:value="4" calcext:value-type="float">
            <text:p>4</text:p>
          </table:table-cell>
          <table:table-cell table:formula="of:=[.A554] + ([.B554]-[.A554])^2.5 + ([.C554]-[.A554]-[.B554]) * ([.D554]/[.A554] + 0.002)" office:value-type="float" office:value="856.383252896669" calcext:value-type="float">
            <text:p>856.38325289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55]; [.B555])" office:value-type="float" office:value="11" calcext:value-type="float">
            <text:p>11</text:p>
          </table:table-cell>
          <table:table-cell table:formula="of:=RANDBETWEEN([.A555];[.C555])" office:value-type="float" office:value="4" calcext:value-type="float">
            <text:p>4</text:p>
          </table:table-cell>
          <table:table-cell table:formula="of:=[.A555] + ([.B555]-[.A555])^2.5 + ([.C555]-[.A555]-[.B555]) * ([.D555]/[.A555] + 0.002)" office:value-type="float" office:value="1160.5615258035" calcext:value-type="float">
            <text:p>1160.561525803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56]; [.B556])" office:value-type="float" office:value="11" calcext:value-type="float">
            <text:p>11</text:p>
          </table:table-cell>
          <table:table-cell table:formula="of:=RANDBETWEEN([.A556];[.C556])" office:value-type="float" office:value="10" calcext:value-type="float">
            <text:p>10</text:p>
          </table:table-cell>
          <table:table-cell table:formula="of:=[.A556] + ([.B556]-[.A556])^2.5 + ([.C556]-[.A556]-[.B556]) * ([.D556]/[.A556] + 0.002)" office:value-type="float" office:value="307.189766016838" calcext:value-type="float">
            <text:p>307.189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57]; [.B557])" office:value-type="float" office:value="7" calcext:value-type="float">
            <text:p>7</text:p>
          </table:table-cell>
          <table:table-cell table:formula="of:=RANDBETWEEN([.A557];[.C557])" office:value-type="float" office:value="7" calcext:value-type="float">
            <text:p>7</text:p>
          </table:table-cell>
          <table:table-cell table:formula="of:=[.A557] + ([.B557]-[.A557])^2.5 + ([.C557]-[.A557]-[.B557]) * ([.D557]/[.A557] + 0.002)" office:value-type="float" office:value="233.968" calcext:value-type="float">
            <text:p>233.96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58]; [.B558])" office:value-type="float" office:value="15" calcext:value-type="float">
            <text:p>15</text:p>
          </table:table-cell>
          <table:table-cell table:formula="of:=RANDBETWEEN([.A558];[.C558])" office:value-type="float" office:value="14" calcext:value-type="float">
            <text:p>14</text:p>
          </table:table-cell>
          <table:table-cell table:formula="of:=[.A558] + ([.B558]-[.A558])^2.5 + ([.C558]-[.A558]-[.B558]) * ([.D558]/[.A558] + 0.002)" office:value-type="float" office:value="1327.60158262665" calcext:value-type="float">
            <text:p>1327.60158262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59]; [.B559])" office:value-type="float" office:value="15" calcext:value-type="float">
            <text:p>15</text:p>
          </table:table-cell>
          <table:table-cell table:formula="of:=RANDBETWEEN([.A559];[.C559])" office:value-type="float" office:value="8" calcext:value-type="float">
            <text:p>8</text:p>
          </table:table-cell>
          <table:table-cell table:formula="of:=[.A559] + ([.B559]-[.A559])^2.5 + ([.C559]-[.A559]-[.B559]) * ([.D559]/[.A559] + 0.002)" office:value-type="float" office:value="723.350847807693" calcext:value-type="float">
            <text:p>723.350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60]; [.B560])" office:value-type="float" office:value="9" calcext:value-type="float">
            <text:p>9</text:p>
          </table:table-cell>
          <table:table-cell table:formula="of:=RANDBETWEEN([.A560];[.C560])" office:value-type="float" office:value="9" calcext:value-type="float">
            <text:p>9</text:p>
          </table:table-cell>
          <table:table-cell table:formula="of:=[.A560] + ([.B560]-[.A560])^2.5 + ([.C560]-[.A560]-[.B560]) * ([.D560]/[.A560] + 0.002)" office:value-type="float" office:value="12.3184572681199" calcext:value-type="float">
            <text:p>12.318457268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61]; [.B561])" office:value-type="float" office:value="14" calcext:value-type="float">
            <text:p>14</text:p>
          </table:table-cell>
          <table:table-cell table:formula="of:=RANDBETWEEN([.A561];[.C561])" office:value-type="float" office:value="13" calcext:value-type="float">
            <text:p>13</text:p>
          </table:table-cell>
          <table:table-cell table:formula="of:=[.A561] + ([.B561]-[.A561])^2.5 + ([.C561]-[.A561]-[.B561]) * ([.D561]/[.A561] + 0.002)" office:value-type="float" office:value="51.8836994374947" calcext:value-type="float">
            <text:p>51.883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62]; [.B562])" office:value-type="float" office:value="6" calcext:value-type="float">
            <text:p>6</text:p>
          </table:table-cell>
          <table:table-cell table:formula="of:=RANDBETWEEN([.A562];[.C562])" office:value-type="float" office:value="6" calcext:value-type="float">
            <text:p>6</text:p>
          </table:table-cell>
          <table:table-cell table:formula="of:=[.A562] + ([.B562]-[.A562])^2.5 + ([.C562]-[.A562]-[.B562]) * ([.D562]/[.A562] + 0.002)" office:value-type="float" office:value="223.986" calcext:value-type="float">
            <text:p>223.986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63]; [.B563])" office:value-type="float" office:value="9" calcext:value-type="float">
            <text:p>9</text:p>
          </table:table-cell>
          <table:table-cell table:formula="of:=RANDBETWEEN([.A563];[.C563])" office:value-type="float" office:value="9" calcext:value-type="float">
            <text:p>9</text:p>
          </table:table-cell>
          <table:table-cell table:formula="of:=[.A563] + ([.B563]-[.A563])^2.5 + ([.C563]-[.A563]-[.B563]) * ([.D563]/[.A563] + 0.002)" office:value-type="float" office:value="3.51385424949238" calcext:value-type="float">
            <text:p>3.513854249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64]; [.B564])" office:value-type="float" office:value="10" calcext:value-type="float">
            <text:p>10</text:p>
          </table:table-cell>
          <table:table-cell table:formula="of:=RANDBETWEEN([.A564];[.C564])" office:value-type="float" office:value="10" calcext:value-type="float">
            <text:p>10</text:p>
          </table:table-cell>
          <table:table-cell table:formula="of:=[.A564] + ([.B564]-[.A564])^2.5 + ([.C564]-[.A564]-[.B564]) * ([.D564]/[.A564] + 0.002)" office:value-type="float" office:value="27.6426666666667" calcext:value-type="float">
            <text:p>27.64266666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65]; [.B565])" office:value-type="float" office:value="13" calcext:value-type="float">
            <text:p>13</text:p>
          </table:table-cell>
          <table:table-cell table:formula="of:=RANDBETWEEN([.A565];[.C565])" office:value-type="float" office:value="7" calcext:value-type="float">
            <text:p>7</text:p>
          </table:table-cell>
          <table:table-cell table:formula="of:=[.A565] + ([.B565]-[.A565])^2.5 + ([.C565]-[.A565]-[.B565]) * ([.D565]/[.A565] + 0.002)" office:value-type="float" office:value="311.709766016838" calcext:value-type="float">
            <text:p>311.709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66]; [.B566])" office:value-type="float" office:value="9" calcext:value-type="float">
            <text:p>9</text:p>
          </table:table-cell>
          <table:table-cell table:formula="of:=RANDBETWEEN([.A566];[.C566])" office:value-type="float" office:value="9" calcext:value-type="float">
            <text:p>9</text:p>
          </table:table-cell>
          <table:table-cell table:formula="of:=[.A566] + ([.B566]-[.A566])^2.5 + ([.C566]-[.A566]-[.B566]) * ([.D566]/[.A566] + 0.002)" office:value-type="float" office:value="3.63485424949238" calcext:value-type="float">
            <text:p>3.634854249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67]; [.B567])" office:value-type="float" office:value="9" calcext:value-type="float">
            <text:p>9</text:p>
          </table:table-cell>
          <table:table-cell table:formula="of:=RANDBETWEEN([.A567];[.C567])" office:value-type="float" office:value="8" calcext:value-type="float">
            <text:p>8</text:p>
          </table:table-cell>
          <table:table-cell table:formula="of:=[.A567] + ([.B567]-[.A567])^2.5 + ([.C567]-[.A567]-[.B567]) * ([.D567]/[.A567] + 0.002)" office:value-type="float" office:value="28.6526666666667" calcext:value-type="float">
            <text:p>28.65266666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68]; [.B568])" office:value-type="float" office:value="5" calcext:value-type="float">
            <text:p>5</text:p>
          </table:table-cell>
          <table:table-cell table:formula="of:=RANDBETWEEN([.A568];[.C568])" office:value-type="float" office:value="3" calcext:value-type="float">
            <text:p>3</text:p>
          </table:table-cell>
          <table:table-cell table:formula="of:=[.A568] + ([.B568]-[.A568])^2.5 + ([.C568]-[.A568]-[.B568]) * ([.D568]/[.A568] + 0.002)" office:value-type="float" office:value="715.838847807693" calcext:value-type="float">
            <text:p>715.838847807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69]; [.B569])" office:value-type="float" office:value="4" calcext:value-type="float">
            <text:p>4</text:p>
          </table:table-cell>
          <table:table-cell table:formula="of:=RANDBETWEEN([.A569];[.C569])" office:value-type="float" office:value="3" calcext:value-type="float">
            <text:p>3</text:p>
          </table:table-cell>
          <table:table-cell table:formula="of:=[.A569] + ([.B569]-[.A569])^2.5 + ([.C569]-[.A569]-[.B569]) * ([.D569]/[.A569] + 0.002)" office:value-type="float" office:value="850.891252896669" calcext:value-type="float">
            <text:p>850.89125289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70]; [.B570])" office:value-type="float" office:value="11" calcext:value-type="float">
            <text:p>11</text:p>
          </table:table-cell>
          <table:table-cell table:formula="of:=RANDBETWEEN([.A570];[.C570])" office:value-type="float" office:value="1" calcext:value-type="float">
            <text:p>1</text:p>
          </table:table-cell>
          <table:table-cell table:formula="of:=[.A570] + ([.B570]-[.A570])^2.5 + ([.C570]-[.A570]-[.B570]) * ([.D570]/[.A570] + 0.002)" office:value-type="float" office:value="1184.5615258035" calcext:value-type="float">
            <text:p>1184.561525803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71]; [.B571])" office:value-type="float" office:value="11" calcext:value-type="float">
            <text:p>11</text:p>
          </table:table-cell>
          <table:table-cell table:formula="of:=RANDBETWEEN([.A571];[.C571])" office:value-type="float" office:value="11" calcext:value-type="float">
            <text:p>11</text:p>
          </table:table-cell>
          <table:table-cell table:formula="of:=[.A571] + ([.B571]-[.A571])^2.5 + ([.C571]-[.A571]-[.B571]) * ([.D571]/[.A571] + 0.002)" office:value-type="float" office:value="170.501335983756" calcext:value-type="float">
            <text:p>170.501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72]; [.B572])" office:value-type="float" office:value="4" calcext:value-type="float">
            <text:p>4</text:p>
          </table:table-cell>
          <table:table-cell table:formula="of:=RANDBETWEEN([.A572];[.C572])" office:value-type="float" office:value="4" calcext:value-type="float">
            <text:p>4</text:p>
          </table:table-cell>
          <table:table-cell table:formula="of:=[.A572] + ([.B572]-[.A572])^2.5 + ([.C572]-[.A572]-[.B572]) * ([.D572]/[.A572] + 0.002)" office:value-type="float" office:value="82.1616307401944" calcext:value-type="float">
            <text:p>82.16163074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73]; [.B573])" office:value-type="float" office:value="11" calcext:value-type="float">
            <text:p>11</text:p>
          </table:table-cell>
          <table:table-cell table:formula="of:=RANDBETWEEN([.A573];[.C573])" office:value-type="float" office:value="11" calcext:value-type="float">
            <text:p>11</text:p>
          </table:table-cell>
          <table:table-cell table:formula="of:=[.A573] + ([.B573]-[.A573])^2.5 + ([.C573]-[.A573]-[.B573]) * ([.D573]/[.A573] + 0.002)" office:value-type="float" office:value="300.884432683505" calcext:value-type="float">
            <text:p>300.884432683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74]; [.B574])" office:value-type="float" office:value="7" calcext:value-type="float">
            <text:p>7</text:p>
          </table:table-cell>
          <table:table-cell table:formula="of:=RANDBETWEEN([.A574];[.C574])" office:value-type="float" office:value="7" calcext:value-type="float">
            <text:p>7</text:p>
          </table:table-cell>
          <table:table-cell table:formula="of:=[.A574] + ([.B574]-[.A574])^2.5 + ([.C574]-[.A574]-[.B574]) * ([.D574]/[.A574] + 0.002)" office:value-type="float" office:value="122.613814242165" calcext:value-type="float">
            <text:p>122.613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575]; [.B575])" office:value-type="float" office:value="9" calcext:value-type="float">
            <text:p>9</text:p>
          </table:table-cell>
          <table:table-cell table:formula="of:=RANDBETWEEN([.A575];[.C575])" office:value-type="float" office:value="9" calcext:value-type="float">
            <text:p>9</text:p>
          </table:table-cell>
          <table:table-cell table:formula="of:=[.A575] + ([.B575]-[.A575])^2.5 + ([.C575]-[.A575]-[.B575]) * ([.D575]/[.A575] + 0.002)" office:value-type="float" office:value="27.974" calcext:value-type="float">
            <text:p>27.97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76]; [.B576])" office:value-type="float" office:value="16" calcext:value-type="float">
            <text:p>16</text:p>
          </table:table-cell>
          <table:table-cell table:formula="of:=RANDBETWEEN([.A576];[.C576])" office:value-type="float" office:value="3" calcext:value-type="float">
            <text:p>3</text:p>
          </table:table-cell>
          <table:table-cell table:formula="of:=[.A576] + ([.B576]-[.A576])^2.5 + ([.C576]-[.A576]-[.B576]) * ([.D576]/[.A576] + 0.002)" office:value-type="float" office:value="1183.5715258035" calcext:value-type="float">
            <text:p>1183.571525803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77]; [.B577])" office:value-type="float" office:value="12" calcext:value-type="float">
            <text:p>12</text:p>
          </table:table-cell>
          <table:table-cell table:formula="of:=RANDBETWEEN([.A577];[.C577])" office:value-type="float" office:value="11" calcext:value-type="float">
            <text:p>11</text:p>
          </table:table-cell>
          <table:table-cell table:formula="of:=[.A577] + ([.B577]-[.A577])^2.5 + ([.C577]-[.A577]-[.B577]) * ([.D577]/[.A577] + 0.002)" office:value-type="float" office:value="233.636666666667" calcext:value-type="float">
            <text:p>233.63666666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578]; [.B578])" office:value-type="float" office:value="20" calcext:value-type="float">
            <text:p>20</text:p>
          </table:table-cell>
          <table:table-cell table:formula="of:=RANDBETWEEN([.A578];[.C578])" office:value-type="float" office:value="11" calcext:value-type="float">
            <text:p>11</text:p>
          </table:table-cell>
          <table:table-cell table:formula="of:=[.A578] + ([.B578]-[.A578])^2.5 + ([.C578]-[.A578]-[.B578]) * ([.D578]/[.A578] + 0.002)" office:value-type="float" office:value="399.293599633003" calcext:value-type="float">
            <text:p>399.293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79]; [.B579])" office:value-type="float" office:value="11" calcext:value-type="float">
            <text:p>11</text:p>
          </table:table-cell>
          <table:table-cell table:formula="of:=RANDBETWEEN([.A579];[.C579])" office:value-type="float" office:value="9" calcext:value-type="float">
            <text:p>9</text:p>
          </table:table-cell>
          <table:table-cell table:formula="of:=[.A579] + ([.B579]-[.A579])^2.5 + ([.C579]-[.A579]-[.B579]) * ([.D579]/[.A579] + 0.002)" office:value-type="float" office:value="235.968" calcext:value-type="float">
            <text:p>235.9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80]; [.B580])" office:value-type="float" office:value="10" calcext:value-type="float">
            <text:p>10</text:p>
          </table:table-cell>
          <table:table-cell table:formula="of:=RANDBETWEEN([.A580];[.C580])" office:value-type="float" office:value="5" calcext:value-type="float">
            <text:p>5</text:p>
          </table:table-cell>
          <table:table-cell table:formula="of:=[.A580] + ([.B580]-[.A580])^2.5 + ([.C580]-[.A580]-[.B580]) * ([.D580]/[.A580] + 0.002)" office:value-type="float" office:value="704.352847807693" calcext:value-type="float">
            <text:p>704.352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81]; [.B581])" office:value-type="float" office:value="8" calcext:value-type="float">
            <text:p>8</text:p>
          </table:table-cell>
          <table:table-cell table:formula="of:=RANDBETWEEN([.A581];[.C581])" office:value-type="float" office:value="7" calcext:value-type="float">
            <text:p>7</text:p>
          </table:table-cell>
          <table:table-cell table:formula="of:=[.A581] + ([.B581]-[.A581])^2.5 + ([.C581]-[.A581]-[.B581]) * ([.D581]/[.A581] + 0.002)" office:value-type="float" office:value="122.023814242165" calcext:value-type="float">
            <text:p>122.023814242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82]; [.B582])" office:value-type="float" office:value="10" calcext:value-type="float">
            <text:p>10</text:p>
          </table:table-cell>
          <table:table-cell table:formula="of:=RANDBETWEEN([.A582];[.C582])" office:value-type="float" office:value="10" calcext:value-type="float">
            <text:p>10</text:p>
          </table:table-cell>
          <table:table-cell table:formula="of:=[.A582] + ([.B582]-[.A582])^2.5 + ([.C582]-[.A582]-[.B582]) * ([.D582]/[.A582] + 0.002)" office:value-type="float" office:value="81.1576307401944" calcext:value-type="float">
            <text:p>81.157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83]; [.B583])" office:value-type="float" office:value="7" calcext:value-type="float">
            <text:p>7</text:p>
          </table:table-cell>
          <table:table-cell table:formula="of:=RANDBETWEEN([.A583];[.C583])" office:value-type="float" office:value="5" calcext:value-type="float">
            <text:p>5</text:p>
          </table:table-cell>
          <table:table-cell table:formula="of:=[.A583] + ([.B583]-[.A583])^2.5 + ([.C583]-[.A583]-[.B583]) * ([.D583]/[.A583] + 0.002)" office:value-type="float" office:value="52.8856994374947" calcext:value-type="float">
            <text:p>52.885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84]; [.B584])" office:value-type="float" office:value="7" calcext:value-type="float">
            <text:p>7</text:p>
          </table:table-cell>
          <table:table-cell table:formula="of:=RANDBETWEEN([.A584];[.C584])" office:value-type="float" office:value="5" calcext:value-type="float">
            <text:p>5</text:p>
          </table:table-cell>
          <table:table-cell table:formula="of:=[.A584] + ([.B584]-[.A584])^2.5 + ([.C584]-[.A584]-[.B584]) * ([.D584]/[.A584] + 0.002)" office:value-type="float" office:value="993.474" calcext:value-type="float">
            <text:p>993.47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85]; [.B585])" office:value-type="float" office:value="3" calcext:value-type="float">
            <text:p>3</text:p>
          </table:table-cell>
          <table:table-cell table:formula="of:=RANDBETWEEN([.A585];[.C585])" office:value-type="float" office:value="3" calcext:value-type="float">
            <text:p>3</text:p>
          </table:table-cell>
          <table:table-cell table:formula="of:=[.A585] + ([.B585]-[.A585])^2.5 + ([.C585]-[.A585]-[.B585]) * ([.D585]/[.A585] + 0.002)" office:value-type="float" office:value="172.997335983756" calcext:value-type="float">
            <text:p>172.997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86]; [.B586])" office:value-type="float" office:value="11" calcext:value-type="float">
            <text:p>11</text:p>
          </table:table-cell>
          <table:table-cell table:formula="of:=RANDBETWEEN([.A586];[.C586])" office:value-type="float" office:value="8" calcext:value-type="float">
            <text:p>8</text:p>
          </table:table-cell>
          <table:table-cell table:formula="of:=[.A586] + ([.B586]-[.A586])^2.5 + ([.C586]-[.A586]-[.B586]) * ([.D586]/[.A586] + 0.002)" office:value-type="float" office:value="235.184" calcext:value-type="float">
            <text:p>235.18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87]; [.B587])" office:value-type="float" office:value="9" calcext:value-type="float">
            <text:p>9</text:p>
          </table:table-cell>
          <table:table-cell table:formula="of:=RANDBETWEEN([.A587];[.C587])" office:value-type="float" office:value="9" calcext:value-type="float">
            <text:p>9</text:p>
          </table:table-cell>
          <table:table-cell table:formula="of:=[.A587] + ([.B587]-[.A587])^2.5 + ([.C587]-[.A587]-[.B587]) * ([.D587]/[.A587] + 0.002)" office:value-type="float" office:value="27.603" calcext:value-type="float">
            <text:p>27.60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88]; [.B588])" office:value-type="float" office:value="14" calcext:value-type="float">
            <text:p>14</text:p>
          </table:table-cell>
          <table:table-cell table:formula="of:=RANDBETWEEN([.A588];[.C588])" office:value-type="float" office:value="2" calcext:value-type="float">
            <text:p>2</text:p>
          </table:table-cell>
          <table:table-cell table:formula="of:=[.A588] + ([.B588]-[.A588])^2.5 + ([.C588]-[.A588]-[.B588]) * ([.D588]/[.A588] + 0.002)" office:value-type="float" office:value="866.415252896669" calcext:value-type="float">
            <text:p>866.41525289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589]; [.B589])" office:value-type="float" office:value="16" calcext:value-type="float">
            <text:p>16</text:p>
          </table:table-cell>
          <table:table-cell table:formula="of:=RANDBETWEEN([.A589];[.C589])" office:value-type="float" office:value="13" calcext:value-type="float">
            <text:p>13</text:p>
          </table:table-cell>
          <table:table-cell table:formula="of:=[.A589] + ([.B589]-[.A589])^2.5 + ([.C589]-[.A589]-[.B589]) * ([.D589]/[.A589] + 0.002)" office:value-type="float" office:value="175.554891539312" calcext:value-type="float">
            <text:p>175.554891539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590]; [.B590])" office:value-type="float" office:value="13" calcext:value-type="float">
            <text:p>13</text:p>
          </table:table-cell>
          <table:table-cell table:formula="of:=RANDBETWEEN([.A590];[.C590])" office:value-type="float" office:value="10" calcext:value-type="float">
            <text:p>10</text:p>
          </table:table-cell>
          <table:table-cell table:formula="of:=[.A590] + ([.B590]-[.A590])^2.5 + ([.C590]-[.A590]-[.B590]) * ([.D590]/[.A590] + 0.002)" office:value-type="float" office:value="390.299599633003" calcext:value-type="float">
            <text:p>390.299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91]; [.B591])" office:value-type="float" office:value="11" calcext:value-type="float">
            <text:p>11</text:p>
          </table:table-cell>
          <table:table-cell table:formula="of:=RANDBETWEEN([.A591];[.C591])" office:value-type="float" office:value="9" calcext:value-type="float">
            <text:p>9</text:p>
          </table:table-cell>
          <table:table-cell table:formula="of:=[.A591] + ([.B591]-[.A591])^2.5 + ([.C591]-[.A591]-[.B591]) * ([.D591]/[.A591] + 0.002)" office:value-type="float" office:value="305.705766016838" calcext:value-type="float">
            <text:p>305.705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592]; [.B592])" office:value-type="float" office:value="9" calcext:value-type="float">
            <text:p>9</text:p>
          </table:table-cell>
          <table:table-cell table:formula="of:=RANDBETWEEN([.A592];[.C592])" office:value-type="float" office:value="9" calcext:value-type="float">
            <text:p>9</text:p>
          </table:table-cell>
          <table:table-cell table:formula="of:=[.A592] + ([.B592]-[.A592])^2.5 + ([.C592]-[.A592]-[.B592]) * ([.D592]/[.A592] + 0.002)" office:value-type="float" office:value="306.189766016838" calcext:value-type="float">
            <text:p>306.189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93]; [.B593])" office:value-type="float" office:value="3" calcext:value-type="float">
            <text:p>3</text:p>
          </table:table-cell>
          <table:table-cell table:formula="of:=RANDBETWEEN([.A593];[.C593])" office:value-type="float" office:value="1" calcext:value-type="float">
            <text:p>1</text:p>
          </table:table-cell>
          <table:table-cell table:formula="of:=[.A593] + ([.B593]-[.A593])^2.5 + ([.C593]-[.A593]-[.B593]) * ([.D593]/[.A593] + 0.002)" office:value-type="float" office:value="598.314165553414" calcext:value-type="float">
            <text:p>598.314165553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594]; [.B594])" office:value-type="float" office:value="12" calcext:value-type="float">
            <text:p>12</text:p>
          </table:table-cell>
          <table:table-cell table:formula="of:=RANDBETWEEN([.A594];[.C594])" office:value-type="float" office:value="3" calcext:value-type="float">
            <text:p>3</text:p>
          </table:table-cell>
          <table:table-cell table:formula="of:=[.A594] + ([.B594]-[.A594])^2.5 + ([.C594]-[.A594]-[.B594]) * ([.D594]/[.A594] + 0.002)" office:value-type="float" office:value="399.301599633003" calcext:value-type="float">
            <text:p>399.30159963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595]; [.B595])" office:value-type="float" office:value="8" calcext:value-type="float">
            <text:p>8</text:p>
          </table:table-cell>
          <table:table-cell table:formula="of:=RANDBETWEEN([.A595];[.C595])" office:value-type="float" office:value="2" calcext:value-type="float">
            <text:p>2</text:p>
          </table:table-cell>
          <table:table-cell table:formula="of:=[.A595] + ([.B595]-[.A595])^2.5 + ([.C595]-[.A595]-[.B595]) * ([.D595]/[.A595] + 0.002)" office:value-type="float" office:value="309.219766016838" calcext:value-type="float">
            <text:p>309.219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596]; [.B596])" office:value-type="float" office:value="7" calcext:value-type="float">
            <text:p>7</text:p>
          </table:table-cell>
          <table:table-cell table:formula="of:=RANDBETWEEN([.A596];[.C596])" office:value-type="float" office:value="7" calcext:value-type="float">
            <text:p>7</text:p>
          </table:table-cell>
          <table:table-cell table:formula="of:=[.A596] + ([.B596]-[.A596])^2.5 + ([.C596]-[.A596]-[.B596]) * ([.D596]/[.A596] + 0.002)" office:value-type="float" office:value="49.6856994374947" calcext:value-type="float">
            <text:p>49.685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597]; [.B597])" office:value-type="float" office:value="13" calcext:value-type="float">
            <text:p>13</text:p>
          </table:table-cell>
          <table:table-cell table:formula="of:=RANDBETWEEN([.A597];[.C597])" office:value-type="float" office:value="2" calcext:value-type="float">
            <text:p>2</text:p>
          </table:table-cell>
          <table:table-cell table:formula="of:=[.A597] + ([.B597]-[.A597])^2.5 + ([.C597]-[.A597]-[.B597]) * ([.D597]/[.A597] + 0.002)" office:value-type="float" office:value="1018.986" calcext:value-type="float">
            <text:p>1018.986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598]; [.B598])" office:value-type="float" office:value="4" calcext:value-type="float">
            <text:p>4</text:p>
          </table:table-cell>
          <table:table-cell table:formula="of:=RANDBETWEEN([.A598];[.C598])" office:value-type="float" office:value="3" calcext:value-type="float">
            <text:p>3</text:p>
          </table:table-cell>
          <table:table-cell table:formula="of:=[.A598] + ([.B598]-[.A598])^2.5 + ([.C598]-[.A598]-[.B598]) * ([.D598]/[.A598] + 0.002)" office:value-type="float" office:value="597.308165553414" calcext:value-type="float">
            <text:p>597.308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599]; [.B599])" office:value-type="float" office:value="6" calcext:value-type="float">
            <text:p>6</text:p>
          </table:table-cell>
          <table:table-cell table:formula="of:=RANDBETWEEN([.A599];[.C599])" office:value-type="float" office:value="6" calcext:value-type="float">
            <text:p>6</text:p>
          </table:table-cell>
          <table:table-cell table:formula="of:=[.A599] + ([.B599]-[.A599])^2.5 + ([.C599]-[.A599]-[.B599]) * ([.D599]/[.A599] + 0.002)" office:value-type="float" office:value="121.419814242165" calcext:value-type="float">
            <text:p>121.419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00]; [.B600])" office:value-type="float" office:value="12" calcext:value-type="float">
            <text:p>12</text:p>
          </table:table-cell>
          <table:table-cell table:formula="of:=RANDBETWEEN([.A600];[.C600])" office:value-type="float" office:value="10" calcext:value-type="float">
            <text:p>10</text:p>
          </table:table-cell>
          <table:table-cell table:formula="of:=[.A600] + ([.B600]-[.A600])^2.5 + ([.C600]-[.A600]-[.B600]) * ([.D600]/[.A600] + 0.002)" office:value-type="float" office:value="14.5704572681199" calcext:value-type="float">
            <text:p>14.570457268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01]; [.B601])" office:value-type="float" office:value="3" calcext:value-type="float">
            <text:p>3</text:p>
          </table:table-cell>
          <table:table-cell table:formula="of:=RANDBETWEEN([.A601];[.C601])" office:value-type="float" office:value="3" calcext:value-type="float">
            <text:p>3</text:p>
          </table:table-cell>
          <table:table-cell table:formula="of:=[.A601] + ([.B601]-[.A601])^2.5 + ([.C601]-[.A601]-[.B601]) * ([.D601]/[.A601] + 0.002)" office:value-type="float" office:value="229.98" calcext:value-type="float">
            <text:p>229.9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02]; [.B602])" office:value-type="float" office:value="18" calcext:value-type="float">
            <text:p>18</text:p>
          </table:table-cell>
          <table:table-cell table:formula="of:=RANDBETWEEN([.A602];[.C602])" office:value-type="float" office:value="15" calcext:value-type="float">
            <text:p>15</text:p>
          </table:table-cell>
          <table:table-cell table:formula="of:=[.A602] + ([.B602]-[.A602])^2.5 + ([.C602]-[.A602]-[.B602]) * ([.D602]/[.A602] + 0.002)" office:value-type="float" office:value="719.348847807693" calcext:value-type="float">
            <text:p>719.34884780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03]; [.B603])" office:value-type="float" office:value="12" calcext:value-type="float">
            <text:p>12</text:p>
          </table:table-cell>
          <table:table-cell table:formula="of:=RANDBETWEEN([.A603];[.C603])" office:value-type="float" office:value="9" calcext:value-type="float">
            <text:p>9</text:p>
          </table:table-cell>
          <table:table-cell table:formula="of:=[.A603] + ([.B603]-[.A603])^2.5 + ([.C603]-[.A603]-[.B603]) * ([.D603]/[.A603] + 0.002)" office:value-type="float" office:value="594.516165553414" calcext:value-type="float">
            <text:p>594.516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04]; [.B604])" office:value-type="float" office:value="12" calcext:value-type="float">
            <text:p>12</text:p>
          </table:table-cell>
          <table:table-cell table:formula="of:=RANDBETWEEN([.A604];[.C604])" office:value-type="float" office:value="7" calcext:value-type="float">
            <text:p>7</text:p>
          </table:table-cell>
          <table:table-cell table:formula="of:=[.A604] + ([.B604]-[.A604])^2.5 + ([.C604]-[.A604]-[.B604]) * ([.D604]/[.A604] + 0.002)" office:value-type="float" office:value="598.916165553414" calcext:value-type="float">
            <text:p>598.916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05]; [.B605])" office:value-type="float" office:value="20" calcext:value-type="float">
            <text:p>20</text:p>
          </table:table-cell>
          <table:table-cell table:formula="of:=RANDBETWEEN([.A605];[.C605])" office:value-type="float" office:value="20" calcext:value-type="float">
            <text:p>20</text:p>
          </table:table-cell>
          <table:table-cell table:formula="of:=[.A605] + ([.B605]-[.A605])^2.5 + ([.C605]-[.A605]-[.B605]) * ([.D605]/[.A605] + 0.002)" office:value-type="float" office:value="856.411252896669" calcext:value-type="float">
            <text:p>856.41125289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06]; [.B606])" office:value-type="float" office:value="10" calcext:value-type="float">
            <text:p>10</text:p>
          </table:table-cell>
          <table:table-cell table:formula="of:=RANDBETWEEN([.A606];[.C606])" office:value-type="float" office:value="10" calcext:value-type="float">
            <text:p>10</text:p>
          </table:table-cell>
          <table:table-cell table:formula="of:=[.A606] + ([.B606]-[.A606])^2.5 + ([.C606]-[.A606]-[.B606]) * ([.D606]/[.A606] + 0.002)" office:value-type="float" office:value="710.336847807693" calcext:value-type="float">
            <text:p>710.336847807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07]; [.B607])" office:value-type="float" office:value="13" calcext:value-type="float">
            <text:p>13</text:p>
          </table:table-cell>
          <table:table-cell table:formula="of:=RANDBETWEEN([.A607];[.C607])" office:value-type="float" office:value="6" calcext:value-type="float">
            <text:p>6</text:p>
          </table:table-cell>
          <table:table-cell table:formula="of:=[.A607] + ([.B607]-[.A607])^2.5 + ([.C607]-[.A607]-[.B607]) * ([.D607]/[.A607] + 0.002)" office:value-type="float" office:value="491.824632579837" calcext:value-type="float">
            <text:p>491.824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08]; [.B608])" office:value-type="float" office:value="9" calcext:value-type="float">
            <text:p>9</text:p>
          </table:table-cell>
          <table:table-cell table:formula="of:=RANDBETWEEN([.A608];[.C608])" office:value-type="float" office:value="9" calcext:value-type="float">
            <text:p>9</text:p>
          </table:table-cell>
          <table:table-cell table:formula="of:=[.A608] + ([.B608]-[.A608])^2.5 + ([.C608]-[.A608]-[.B608]) * ([.D608]/[.A608] + 0.002)" office:value-type="float" office:value="50.3776994374947" calcext:value-type="float">
            <text:p>50.377699437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09]; [.B609])" office:value-type="float" office:value="12" calcext:value-type="float">
            <text:p>12</text:p>
          </table:table-cell>
          <table:table-cell table:formula="of:=RANDBETWEEN([.A609];[.C609])" office:value-type="float" office:value="4" calcext:value-type="float">
            <text:p>4</text:p>
          </table:table-cell>
          <table:table-cell table:formula="of:=[.A609] + ([.B609]-[.A609])^2.5 + ([.C609]-[.A609]-[.B609]) * ([.D609]/[.A609] + 0.002)" office:value-type="float" office:value="598.332165553414" calcext:value-type="float">
            <text:p>598.332165553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10]; [.B610])" office:value-type="float" office:value="7" calcext:value-type="float">
            <text:p>7</text:p>
          </table:table-cell>
          <table:table-cell table:formula="of:=RANDBETWEEN([.A610];[.C610])" office:value-type="float" office:value="7" calcext:value-type="float">
            <text:p>7</text:p>
          </table:table-cell>
          <table:table-cell table:formula="of:=[.A610] + ([.B610]-[.A610])^2.5 + ([.C610]-[.A610]-[.B610]) * ([.D610]/[.A610] + 0.002)" office:value-type="float" office:value="82.1556307401944" calcext:value-type="float">
            <text:p>82.155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11]; [.B611])" office:value-type="float" office:value="7" calcext:value-type="float">
            <text:p>7</text:p>
          </table:table-cell>
          <table:table-cell table:formula="of:=RANDBETWEEN([.A611];[.C611])" office:value-type="float" office:value="2" calcext:value-type="float">
            <text:p>2</text:p>
          </table:table-cell>
          <table:table-cell table:formula="of:=[.A611] + ([.B611]-[.A611])^2.5 + ([.C611]-[.A611]-[.B611]) * ([.D611]/[.A611] + 0.002)" office:value-type="float" office:value="238.988" calcext:value-type="float">
            <text:p>238.98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12]; [.B612])" office:value-type="float" office:value="7" calcext:value-type="float">
            <text:p>7</text:p>
          </table:table-cell>
          <table:table-cell table:formula="of:=RANDBETWEEN([.A612];[.C612])" office:value-type="float" office:value="7" calcext:value-type="float">
            <text:p>7</text:p>
          </table:table-cell>
          <table:table-cell table:formula="of:=[.A612] + ([.B612]-[.A612])^2.5 + ([.C612]-[.A612]-[.B612]) * ([.D612]/[.A612] + 0.002)" office:value-type="float" office:value="998.216" calcext:value-type="float">
            <text:p>998.21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13]; [.B613])" office:value-type="float" office:value="7" calcext:value-type="float">
            <text:p>7</text:p>
          </table:table-cell>
          <table:table-cell table:formula="of:=RANDBETWEEN([.A613];[.C613])" office:value-type="float" office:value="7" calcext:value-type="float">
            <text:p>7</text:p>
          </table:table-cell>
          <table:table-cell table:formula="of:=[.A613] + ([.B613]-[.A613])^2.5 + ([.C613]-[.A613]-[.B613]) * ([.D613]/[.A613] + 0.002)" office:value-type="float" office:value="1324.08558262665" calcext:value-type="float">
            <text:p>1324.08558262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14]; [.B614])" office:value-type="float" office:value="9" calcext:value-type="float">
            <text:p>9</text:p>
          </table:table-cell>
          <table:table-cell table:formula="of:=RANDBETWEEN([.A614];[.C614])" office:value-type="float" office:value="9" calcext:value-type="float">
            <text:p>9</text:p>
          </table:table-cell>
          <table:table-cell table:formula="of:=[.A614] + ([.B614]-[.A614])^2.5 + ([.C614]-[.A614]-[.B614]) * ([.D614]/[.A614] + 0.002)" office:value-type="float" office:value="305.068766016838" calcext:value-type="float">
            <text:p>305.068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15]; [.B615])" office:value-type="float" office:value="10" calcext:value-type="float">
            <text:p>10</text:p>
          </table:table-cell>
          <table:table-cell table:formula="of:=RANDBETWEEN([.A615];[.C615])" office:value-type="float" office:value="10" calcext:value-type="float">
            <text:p>10</text:p>
          </table:table-cell>
          <table:table-cell table:formula="of:=[.A615] + ([.B615]-[.A615])^2.5 + ([.C615]-[.A615]-[.B615]) * ([.D615]/[.A615] + 0.002)" office:value-type="float" office:value="3.52574313838127" calcext:value-type="float">
            <text:p>3.525743138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16]; [.B616])" office:value-type="float" office:value="5" calcext:value-type="float">
            <text:p>5</text:p>
          </table:table-cell>
          <table:table-cell table:formula="of:=RANDBETWEEN([.A616];[.C616])" office:value-type="float" office:value="5" calcext:value-type="float">
            <text:p>5</text:p>
          </table:table-cell>
          <table:table-cell table:formula="of:=[.A616] + ([.B616]-[.A616])^2.5 + ([.C616]-[.A616]-[.B616]) * ([.D616]/[.A616] + 0.002)" office:value-type="float" office:value="282.213766016838" calcext:value-type="float">
            <text:p>282.213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17]; [.B617])" office:value-type="float" office:value="7" calcext:value-type="float">
            <text:p>7</text:p>
          </table:table-cell>
          <table:table-cell table:formula="of:=RANDBETWEEN([.A617];[.C617])" office:value-type="float" office:value="7" calcext:value-type="float">
            <text:p>7</text:p>
          </table:table-cell>
          <table:table-cell table:formula="of:=[.A617] + ([.B617]-[.A617])^2.5 + ([.C617]-[.A617]-[.B617]) * ([.D617]/[.A617] + 0.002)" office:value-type="float" office:value="50.8776994374947" calcext:value-type="float">
            <text:p>50.877699437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18]; [.B618])" office:value-type="float" office:value="17" calcext:value-type="float">
            <text:p>17</text:p>
          </table:table-cell>
          <table:table-cell table:formula="of:=RANDBETWEEN([.A618];[.C618])" office:value-type="float" office:value="8" calcext:value-type="float">
            <text:p>8</text:p>
          </table:table-cell>
          <table:table-cell table:formula="of:=[.A618] + ([.B618]-[.A618])^2.5 + ([.C618]-[.A618]-[.B618]) * ([.D618]/[.A618] + 0.002)" office:value-type="float" office:value="604.726165553414" calcext:value-type="float">
            <text:p>604.726165553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19]; [.B619])" office:value-type="float" office:value="13" calcext:value-type="float">
            <text:p>13</text:p>
          </table:table-cell>
          <table:table-cell table:formula="of:=RANDBETWEEN([.A619];[.C619])" office:value-type="float" office:value="6" calcext:value-type="float">
            <text:p>6</text:p>
          </table:table-cell>
          <table:table-cell table:formula="of:=[.A619] + ([.B619]-[.A619])^2.5 + ([.C619]-[.A619]-[.B619]) * ([.D619]/[.A619] + 0.002)" office:value-type="float" office:value="397.291599633003" calcext:value-type="float">
            <text:p>397.291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20]; [.B620])" office:value-type="float" office:value="7" calcext:value-type="float">
            <text:p>7</text:p>
          </table:table-cell>
          <table:table-cell table:formula="of:=RANDBETWEEN([.A620];[.C620])" office:value-type="float" office:value="7" calcext:value-type="float">
            <text:p>7</text:p>
          </table:table-cell>
          <table:table-cell table:formula="of:=[.A620] + ([.B620]-[.A620])^2.5 + ([.C620]-[.A620]-[.B620]) * ([.D620]/[.A620] + 0.002)" office:value-type="float" office:value="50.8776994374947" calcext:value-type="float">
            <text:p>50.877699437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21]; [.B621])" office:value-type="float" office:value="6" calcext:value-type="float">
            <text:p>6</text:p>
          </table:table-cell>
          <table:table-cell table:formula="of:=RANDBETWEEN([.A621];[.C621])" office:value-type="float" office:value="5" calcext:value-type="float">
            <text:p>5</text:p>
          </table:table-cell>
          <table:table-cell table:formula="of:=[.A621] + ([.B621]-[.A621])^2.5 + ([.C621]-[.A621]-[.B621]) * ([.D621]/[.A621] + 0.002)" office:value-type="float" office:value="51.8836994374947" calcext:value-type="float">
            <text:p>51.883699437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22]; [.B622])" office:value-type="float" office:value="10" calcext:value-type="float">
            <text:p>10</text:p>
          </table:table-cell>
          <table:table-cell table:formula="of:=RANDBETWEEN([.A622];[.C622])" office:value-type="float" office:value="10" calcext:value-type="float">
            <text:p>10</text:p>
          </table:table-cell>
          <table:table-cell table:formula="of:=[.A622] + ([.B622]-[.A622])^2.5 + ([.C622]-[.A622]-[.B622]) * ([.D622]/[.A622] + 0.002)" office:value-type="float" office:value="12.3442350458977" calcext:value-type="float">
            <text:p>12.3442350459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23]; [.B623])" office:value-type="float" office:value="10" calcext:value-type="float">
            <text:p>10</text:p>
          </table:table-cell>
          <table:table-cell table:formula="of:=RANDBETWEEN([.A623];[.C623])" office:value-type="float" office:value="8" calcext:value-type="float">
            <text:p>8</text:p>
          </table:table-cell>
          <table:table-cell table:formula="of:=[.A623] + ([.B623]-[.A623])^2.5 + ([.C623]-[.A623]-[.B623]) * ([.D623]/[.A623] + 0.002)" office:value-type="float" office:value="233.582" calcext:value-type="float">
            <text:p>233.58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24]; [.B624])" office:value-type="float" office:value="11" calcext:value-type="float">
            <text:p>11</text:p>
          </table:table-cell>
          <table:table-cell table:formula="of:=RANDBETWEEN([.A624];[.C624])" office:value-type="float" office:value="11" calcext:value-type="float">
            <text:p>11</text:p>
          </table:table-cell>
          <table:table-cell table:formula="of:=[.A624] + ([.B624]-[.A624])^2.5 + ([.C624]-[.A624]-[.B624]) * ([.D624]/[.A624] + 0.002)" office:value-type="float" office:value="829.405252896669" calcext:value-type="float">
            <text:p>829.405252896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25]; [.B625])" office:value-type="float" office:value="5" calcext:value-type="float">
            <text:p>5</text:p>
          </table:table-cell>
          <table:table-cell table:formula="of:=RANDBETWEEN([.A625];[.C625])" office:value-type="float" office:value="2" calcext:value-type="float">
            <text:p>2</text:p>
          </table:table-cell>
          <table:table-cell table:formula="of:=[.A625] + ([.B625]-[.A625])^2.5 + ([.C625]-[.A625]-[.B625]) * ([.D625]/[.A625] + 0.002)" office:value-type="float" office:value="303.213766016838" calcext:value-type="float">
            <text:p>303.213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26]; [.B626])" office:value-type="float" office:value="5" calcext:value-type="float">
            <text:p>5</text:p>
          </table:table-cell>
          <table:table-cell table:formula="of:=RANDBETWEEN([.A626];[.C626])" office:value-type="float" office:value="4" calcext:value-type="float">
            <text:p>4</text:p>
          </table:table-cell>
          <table:table-cell table:formula="of:=[.A626] + ([.B626]-[.A626])^2.5 + ([.C626]-[.A626]-[.B626]) * ([.D626]/[.A626] + 0.002)" office:value-type="float" office:value="857.385252896669" calcext:value-type="float">
            <text:p>857.385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27]; [.B627])" office:value-type="float" office:value="11" calcext:value-type="float">
            <text:p>11</text:p>
          </table:table-cell>
          <table:table-cell table:formula="of:=RANDBETWEEN([.A627];[.C627])" office:value-type="float" office:value="9" calcext:value-type="float">
            <text:p>9</text:p>
          </table:table-cell>
          <table:table-cell table:formula="of:=[.A627] + ([.B627]-[.A627])^2.5 + ([.C627]-[.A627]-[.B627]) * ([.D627]/[.A627] + 0.002)" office:value-type="float" office:value="304.721766016838" calcext:value-type="float">
            <text:p>304.721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28]; [.B628])" office:value-type="float" office:value="17" calcext:value-type="float">
            <text:p>17</text:p>
          </table:table-cell>
          <table:table-cell table:formula="of:=RANDBETWEEN([.A628];[.C628])" office:value-type="float" office:value="14" calcext:value-type="float">
            <text:p>14</text:p>
          </table:table-cell>
          <table:table-cell table:formula="of:=[.A628] + ([.B628]-[.A628])^2.5 + ([.C628]-[.A628]-[.B628]) * ([.D628]/[.A628] + 0.002)" office:value-type="float" office:value="236.176" calcext:value-type="float">
            <text:p>236.17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29]; [.B629])" office:value-type="float" office:value="3" calcext:value-type="float">
            <text:p>3</text:p>
          </table:table-cell>
          <table:table-cell table:formula="of:=RANDBETWEEN([.A629];[.C629])" office:value-type="float" office:value="3" calcext:value-type="float">
            <text:p>3</text:p>
          </table:table-cell>
          <table:table-cell table:formula="of:=[.A629] + ([.B629]-[.A629])^2.5 + ([.C629]-[.A629]-[.B629]) * ([.D629]/[.A629] + 0.002)" office:value-type="float" office:value="1000.466" calcext:value-type="float">
            <text:p>1000.466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30]; [.B630])" office:value-type="float" office:value="11" calcext:value-type="float">
            <text:p>11</text:p>
          </table:table-cell>
          <table:table-cell table:formula="of:=RANDBETWEEN([.A630];[.C630])" office:value-type="float" office:value="5" calcext:value-type="float">
            <text:p>5</text:p>
          </table:table-cell>
          <table:table-cell table:formula="of:=[.A630] + ([.B630]-[.A630])^2.5 + ([.C630]-[.A630]-[.B630]) * ([.D630]/[.A630] + 0.002)" office:value-type="float" office:value="1330.59758262665" calcext:value-type="float">
            <text:p>1330.59758262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31]; [.B631])" office:value-type="float" office:value="12" calcext:value-type="float">
            <text:p>12</text:p>
          </table:table-cell>
          <table:table-cell table:formula="of:=RANDBETWEEN([.A631];[.C631])" office:value-type="float" office:value="12" calcext:value-type="float">
            <text:p>12</text:p>
          </table:table-cell>
          <table:table-cell table:formula="of:=[.A631] + ([.B631]-[.A631])^2.5 + ([.C631]-[.A631]-[.B631]) * ([.D631]/[.A631] + 0.002)" office:value-type="float" office:value="231.474" calcext:value-type="float">
            <text:p>231.47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32]; [.B632])" office:value-type="float" office:value="12" calcext:value-type="float">
            <text:p>12</text:p>
          </table:table-cell>
          <table:table-cell table:formula="of:=RANDBETWEEN([.A632];[.C632])" office:value-type="float" office:value="9" calcext:value-type="float">
            <text:p>9</text:p>
          </table:table-cell>
          <table:table-cell table:formula="of:=[.A632] + ([.B632]-[.A632])^2.5 + ([.C632]-[.A632]-[.B632]) * ([.D632]/[.A632] + 0.002)" office:value-type="float" office:value="175.495335983756" calcext:value-type="float">
            <text:p>175.495335983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33]; [.B633])" office:value-type="float" office:value="1" calcext:value-type="float">
            <text:p>1</text:p>
          </table:table-cell>
          <table:table-cell table:formula="of:=RANDBETWEEN([.A633];[.C633])" office:value-type="float" office:value="1" calcext:value-type="float">
            <text:p>1</text:p>
          </table:table-cell>
          <table:table-cell table:formula="of:=[.A633] + ([.B633]-[.A633])^2.5 + ([.C633]-[.A633]-[.B633]) * ([.D633]/[.A633] + 0.002)" office:value-type="float" office:value="1554.52251861818" calcext:value-type="float">
            <text:p>1554.522518618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34]; [.B634])" office:value-type="float" office:value="16" calcext:value-type="float">
            <text:p>16</text:p>
          </table:table-cell>
          <table:table-cell table:formula="of:=RANDBETWEEN([.A634];[.C634])" office:value-type="float" office:value="10" calcext:value-type="float">
            <text:p>10</text:p>
          </table:table-cell>
          <table:table-cell table:formula="of:=[.A634] + ([.B634]-[.A634])^2.5 + ([.C634]-[.A634]-[.B634]) * ([.D634]/[.A634] + 0.002)" office:value-type="float" office:value="395.841155188559" calcext:value-type="float">
            <text:p>395.8411551886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35]; [.B635])" office:value-type="float" office:value="13" calcext:value-type="float">
            <text:p>13</text:p>
          </table:table-cell>
          <table:table-cell table:formula="of:=RANDBETWEEN([.A635];[.C635])" office:value-type="float" office:value="11" calcext:value-type="float">
            <text:p>11</text:p>
          </table:table-cell>
          <table:table-cell table:formula="of:=[.A635] + ([.B635]-[.A635])^2.5 + ([.C635]-[.A635]-[.B635]) * ([.D635]/[.A635] + 0.002)" office:value-type="float" office:value="123.951147575498" calcext:value-type="float">
            <text:p>123.951147575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36]; [.B636])" office:value-type="float" office:value="12" calcext:value-type="float">
            <text:p>12</text:p>
          </table:table-cell>
          <table:table-cell table:formula="of:=RANDBETWEEN([.A636];[.C636])" office:value-type="float" office:value="8" calcext:value-type="float">
            <text:p>8</text:p>
          </table:table-cell>
          <table:table-cell table:formula="of:=[.A636] + ([.B636]-[.A636])^2.5 + ([.C636]-[.A636]-[.B636]) * ([.D636]/[.A636] + 0.002)" office:value-type="float" office:value="391.893599633003" calcext:value-type="float">
            <text:p>391.893599633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37]; [.B637])" office:value-type="float" office:value="9" calcext:value-type="float">
            <text:p>9</text:p>
          </table:table-cell>
          <table:table-cell table:formula="of:=RANDBETWEEN([.A637];[.C637])" office:value-type="float" office:value="8" calcext:value-type="float">
            <text:p>8</text:p>
          </table:table-cell>
          <table:table-cell table:formula="of:=[.A637] + ([.B637]-[.A637])^2.5 + ([.C637]-[.A637]-[.B637]) * ([.D637]/[.A637] + 0.002)" office:value-type="float" office:value="28.978" calcext:value-type="float">
            <text:p>28.97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38]; [.B638])" office:value-type="float" office:value="14" calcext:value-type="float">
            <text:p>14</text:p>
          </table:table-cell>
          <table:table-cell table:formula="of:=RANDBETWEEN([.A638];[.C638])" office:value-type="float" office:value="10" calcext:value-type="float">
            <text:p>10</text:p>
          </table:table-cell>
          <table:table-cell table:formula="of:=[.A638] + ([.B638]-[.A638])^2.5 + ([.C638]-[.A638]-[.B638]) * ([.D638]/[.A638] + 0.002)" office:value-type="float" office:value="31.98" calcext:value-type="float">
            <text:p>31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39]; [.B639])" office:value-type="float" office:value="11" calcext:value-type="float">
            <text:p>11</text:p>
          </table:table-cell>
          <table:table-cell table:formula="of:=RANDBETWEEN([.A639];[.C639])" office:value-type="float" office:value="11" calcext:value-type="float">
            <text:p>11</text:p>
          </table:table-cell>
          <table:table-cell table:formula="of:=[.A639] + ([.B639]-[.A639])^2.5 + ([.C639]-[.A639]-[.B639]) * ([.D639]/[.A639] + 0.002)" office:value-type="float" office:value="122.009814242165" calcext:value-type="float">
            <text:p>122.009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40]; [.B640])" office:value-type="float" office:value="9" calcext:value-type="float">
            <text:p>9</text:p>
          </table:table-cell>
          <table:table-cell table:formula="of:=RANDBETWEEN([.A640];[.C640])" office:value-type="float" office:value="9" calcext:value-type="float">
            <text:p>9</text:p>
          </table:table-cell>
          <table:table-cell table:formula="of:=[.A640] + ([.B640]-[.A640])^2.5 + ([.C640]-[.A640]-[.B640]) * ([.D640]/[.A640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41]; [.B641])" office:value-type="float" office:value="5" calcext:value-type="float">
            <text:p>5</text:p>
          </table:table-cell>
          <table:table-cell table:formula="of:=RANDBETWEEN([.A641];[.C641])" office:value-type="float" office:value="5" calcext:value-type="float">
            <text:p>5</text:p>
          </table:table-cell>
          <table:table-cell table:formula="of:=[.A641] + ([.B641]-[.A641])^2.5 + ([.C641]-[.A641]-[.B641]) * ([.D641]/[.A641] + 0.002)" office:value-type="float" office:value="171.247335983756" calcext:value-type="float">
            <text:p>171.247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42]; [.B642])" office:value-type="float" office:value="6" calcext:value-type="float">
            <text:p>6</text:p>
          </table:table-cell>
          <table:table-cell table:formula="of:=RANDBETWEEN([.A642];[.C642])" office:value-type="float" office:value="6" calcext:value-type="float">
            <text:p>6</text:p>
          </table:table-cell>
          <table:table-cell table:formula="of:=[.A642] + ([.B642]-[.A642])^2.5 + ([.C642]-[.A642]-[.B642]) * ([.D642]/[.A642] + 0.002)" office:value-type="float" office:value="27.98" calcext:value-type="float">
            <text:p>27.9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43]; [.B643])" office:value-type="float" office:value="4" calcext:value-type="float">
            <text:p>4</text:p>
          </table:table-cell>
          <table:table-cell table:formula="of:=RANDBETWEEN([.A643];[.C643])" office:value-type="float" office:value="4" calcext:value-type="float">
            <text:p>4</text:p>
          </table:table-cell>
          <table:table-cell table:formula="of:=[.A643] + ([.B643]-[.A643])^2.5 + ([.C643]-[.A643]-[.B643]) * ([.D643]/[.A643] + 0.002)" office:value-type="float" office:value="843.391252896669" calcext:value-type="float">
            <text:p>843.39125289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44]; [.B644])" office:value-type="float" office:value="11" calcext:value-type="float">
            <text:p>11</text:p>
          </table:table-cell>
          <table:table-cell table:formula="of:=RANDBETWEEN([.A644];[.C644])" office:value-type="float" office:value="11" calcext:value-type="float">
            <text:p>11</text:p>
          </table:table-cell>
          <table:table-cell table:formula="of:=[.A644] + ([.B644]-[.A644])^2.5 + ([.C644]-[.A644]-[.B644]) * ([.D644]/[.A644] + 0.002)" office:value-type="float" office:value="230.488" calcext:value-type="float">
            <text:p>230.48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45]; [.B645])" office:value-type="float" office:value="12" calcext:value-type="float">
            <text:p>12</text:p>
          </table:table-cell>
          <table:table-cell table:formula="of:=RANDBETWEEN([.A645];[.C645])" office:value-type="float" office:value="12" calcext:value-type="float">
            <text:p>12</text:p>
          </table:table-cell>
          <table:table-cell table:formula="of:=[.A645] + ([.B645]-[.A645])^2.5 + ([.C645]-[.A645]-[.B645]) * ([.D645]/[.A645] + 0.002)" office:value-type="float" office:value="81.1576307401944" calcext:value-type="float">
            <text:p>81.157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46]; [.B646])" office:value-type="float" office:value="9" calcext:value-type="float">
            <text:p>9</text:p>
          </table:table-cell>
          <table:table-cell table:formula="of:=RANDBETWEEN([.A646];[.C646])" office:value-type="float" office:value="8" calcext:value-type="float">
            <text:p>8</text:p>
          </table:table-cell>
          <table:table-cell table:formula="of:=[.A646] + ([.B646]-[.A646])^2.5 + ([.C646]-[.A646]-[.B646]) * ([.D646]/[.A646] + 0.002)" office:value-type="float" office:value="379.299599633003" calcext:value-type="float">
            <text:p>379.299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47]; [.B647])" office:value-type="float" office:value="9" calcext:value-type="float">
            <text:p>9</text:p>
          </table:table-cell>
          <table:table-cell table:formula="of:=RANDBETWEEN([.A647];[.C647])" office:value-type="float" office:value="5" calcext:value-type="float">
            <text:p>5</text:p>
          </table:table-cell>
          <table:table-cell table:formula="of:=[.A647] + ([.B647]-[.A647])^2.5 + ([.C647]-[.A647]-[.B647]) * ([.D647]/[.A647] + 0.002)" office:value-type="float" office:value="125.967147575498" calcext:value-type="float">
            <text:p>125.967147575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48]; [.B648])" office:value-type="float" office:value="10" calcext:value-type="float">
            <text:p>10</text:p>
          </table:table-cell>
          <table:table-cell table:formula="of:=RANDBETWEEN([.A648];[.C648])" office:value-type="float" office:value="2" calcext:value-type="float">
            <text:p>2</text:p>
          </table:table-cell>
          <table:table-cell table:formula="of:=[.A648] + ([.B648]-[.A648])^2.5 + ([.C648]-[.A648]-[.B648]) * ([.D648]/[.A648] + 0.002)" office:value-type="float" office:value="491.822632579837" calcext:value-type="float">
            <text:p>491.822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49]; [.B649])" office:value-type="float" office:value="12" calcext:value-type="float">
            <text:p>12</text:p>
          </table:table-cell>
          <table:table-cell table:formula="of:=RANDBETWEEN([.A649];[.C649])" office:value-type="float" office:value="10" calcext:value-type="float">
            <text:p>10</text:p>
          </table:table-cell>
          <table:table-cell table:formula="of:=[.A649] + ([.B649]-[.A649])^2.5 + ([.C649]-[.A649]-[.B649]) * ([.D649]/[.A649] + 0.002)" office:value-type="float" office:value="124.171369797721" calcext:value-type="float">
            <text:p>124.17136979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50]; [.B650])" office:value-type="float" office:value="18" calcext:value-type="float">
            <text:p>18</text:p>
          </table:table-cell>
          <table:table-cell table:formula="of:=RANDBETWEEN([.A650];[.C650])" office:value-type="float" office:value="11" calcext:value-type="float">
            <text:p>11</text:p>
          </table:table-cell>
          <table:table-cell table:formula="of:=[.A650] + ([.B650]-[.A650])^2.5 + ([.C650]-[.A650]-[.B650]) * ([.D650]/[.A650] + 0.002)" office:value-type="float" office:value="179.999335983756" calcext:value-type="float">
            <text:p>179.999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51]; [.B651])" office:value-type="float" office:value="6" calcext:value-type="float">
            <text:p>6</text:p>
          </table:table-cell>
          <table:table-cell table:formula="of:=RANDBETWEEN([.A651];[.C651])" office:value-type="float" office:value="6" calcext:value-type="float">
            <text:p>6</text:p>
          </table:table-cell>
          <table:table-cell table:formula="of:=[.A651] + ([.B651]-[.A651])^2.5 + ([.C651]-[.A651]-[.B651]) * ([.D651]/[.A651] + 0.002)" office:value-type="float" office:value="232.374" calcext:value-type="float">
            <text:p>232.37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52]; [.B652])" office:value-type="float" office:value="15" calcext:value-type="float">
            <text:p>15</text:p>
          </table:table-cell>
          <table:table-cell table:formula="of:=RANDBETWEEN([.A652];[.C652])" office:value-type="float" office:value="8" calcext:value-type="float">
            <text:p>8</text:p>
          </table:table-cell>
          <table:table-cell table:formula="of:=[.A652] + ([.B652]-[.A652])^2.5 + ([.C652]-[.A652]-[.B652]) * ([.D652]/[.A652] + 0.002)" office:value-type="float" office:value="493.237204008408" calcext:value-type="float">
            <text:p>493.2372040084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53]; [.B653])" office:value-type="float" office:value="5" calcext:value-type="float">
            <text:p>5</text:p>
          </table:table-cell>
          <table:table-cell table:formula="of:=RANDBETWEEN([.A653];[.C653])" office:value-type="float" office:value="3" calcext:value-type="float">
            <text:p>3</text:p>
          </table:table-cell>
          <table:table-cell table:formula="of:=[.A653] + ([.B653]-[.A653])^2.5 + ([.C653]-[.A653]-[.B653]) * ([.D653]/[.A653] + 0.002)" office:value-type="float" office:value="392.287599633003" calcext:value-type="float">
            <text:p>392.28759963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54]; [.B654])" office:value-type="float" office:value="15" calcext:value-type="float">
            <text:p>15</text:p>
          </table:table-cell>
          <table:table-cell table:formula="of:=RANDBETWEEN([.A654];[.C654])" office:value-type="float" office:value="14" calcext:value-type="float">
            <text:p>14</text:p>
          </table:table-cell>
          <table:table-cell table:formula="of:=[.A654] + ([.B654]-[.A654])^2.5 + ([.C654]-[.A654]-[.B654]) * ([.D654]/[.A654] + 0.002)" office:value-type="float" office:value="592.326165553414" calcext:value-type="float">
            <text:p>592.326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55]; [.B655])" office:value-type="float" office:value="10" calcext:value-type="float">
            <text:p>10</text:p>
          </table:table-cell>
          <table:table-cell table:formula="of:=RANDBETWEEN([.A655];[.C655])" office:value-type="float" office:value="3" calcext:value-type="float">
            <text:p>3</text:p>
          </table:table-cell>
          <table:table-cell table:formula="of:=[.A655] + ([.B655]-[.A655])^2.5 + ([.C655]-[.A655]-[.B655]) * ([.D655]/[.A655] + 0.002)" office:value-type="float" office:value="600.824165553414" calcext:value-type="float">
            <text:p>600.824165553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56]; [.B656])" office:value-type="float" office:value="12" calcext:value-type="float">
            <text:p>12</text:p>
          </table:table-cell>
          <table:table-cell table:formula="of:=RANDBETWEEN([.A656];[.C656])" office:value-type="float" office:value="9" calcext:value-type="float">
            <text:p>9</text:p>
          </table:table-cell>
          <table:table-cell table:formula="of:=[.A656] + ([.B656]-[.A656])^2.5 + ([.C656]-[.A656]-[.B656]) * ([.D656]/[.A656] + 0.002)" office:value-type="float" office:value="30.98" calcext:value-type="float">
            <text:p>30.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57]; [.B657])" office:value-type="float" office:value="8" calcext:value-type="float">
            <text:p>8</text:p>
          </table:table-cell>
          <table:table-cell table:formula="of:=RANDBETWEEN([.A657];[.C657])" office:value-type="float" office:value="8" calcext:value-type="float">
            <text:p>8</text:p>
          </table:table-cell>
          <table:table-cell table:formula="of:=[.A657] + ([.B657]-[.A657])^2.5 + ([.C657]-[.A657]-[.B657]) * ([.D657]/[.A657] + 0.002)" office:value-type="float" office:value="12.5664572681199" calcext:value-type="float">
            <text:p>12.566457268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58]; [.B658])" office:value-type="float" office:value="11" calcext:value-type="float">
            <text:p>11</text:p>
          </table:table-cell>
          <table:table-cell table:formula="of:=RANDBETWEEN([.A658];[.C658])" office:value-type="float" office:value="10" calcext:value-type="float">
            <text:p>10</text:p>
          </table:table-cell>
          <table:table-cell table:formula="of:=[.A658] + ([.B658]-[.A658])^2.5 + ([.C658]-[.A658]-[.B658]) * ([.D658]/[.A658] + 0.002)" office:value-type="float" office:value="28.7557777777778" calcext:value-type="float">
            <text:p>28.755777777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59]; [.B659])" office:value-type="float" office:value="16" calcext:value-type="float">
            <text:p>16</text:p>
          </table:table-cell>
          <table:table-cell table:formula="of:=RANDBETWEEN([.A659];[.C659])" office:value-type="float" office:value="14" calcext:value-type="float">
            <text:p>14</text:p>
          </table:table-cell>
          <table:table-cell table:formula="of:=[.A659] + ([.B659]-[.A659])^2.5 + ([.C659]-[.A659]-[.B659]) * ([.D659]/[.A659] + 0.002)" office:value-type="float" office:value="998.988" calcext:value-type="float">
            <text:p>998.98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60]; [.B660])" office:value-type="float" office:value="16" calcext:value-type="float">
            <text:p>16</text:p>
          </table:table-cell>
          <table:table-cell table:formula="of:=RANDBETWEEN([.A660];[.C660])" office:value-type="float" office:value="11" calcext:value-type="float">
            <text:p>11</text:p>
          </table:table-cell>
          <table:table-cell table:formula="of:=[.A660] + ([.B660]-[.A660])^2.5 + ([.C660]-[.A660]-[.B660]) * ([.D660]/[.A660] + 0.002)" office:value-type="float" office:value="490.306632579837" calcext:value-type="float">
            <text:p>490.306632579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61]; [.B661])" office:value-type="float" office:value="10" calcext:value-type="float">
            <text:p>10</text:p>
          </table:table-cell>
          <table:table-cell table:formula="of:=RANDBETWEEN([.A661];[.C661])" office:value-type="float" office:value="8" calcext:value-type="float">
            <text:p>8</text:p>
          </table:table-cell>
          <table:table-cell table:formula="of:=[.A661] + ([.B661]-[.A661])^2.5 + ([.C661]-[.A661]-[.B661]) * ([.D661]/[.A661] + 0.002)" office:value-type="float" office:value="593.512165553414" calcext:value-type="float">
            <text:p>593.512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62]; [.B662])" office:value-type="float" office:value="14" calcext:value-type="float">
            <text:p>14</text:p>
          </table:table-cell>
          <table:table-cell table:formula="of:=RANDBETWEEN([.A662];[.C662])" office:value-type="float" office:value="12" calcext:value-type="float">
            <text:p>12</text:p>
          </table:table-cell>
          <table:table-cell table:formula="of:=[.A662] + ([.B662]-[.A662])^2.5 + ([.C662]-[.A662]-[.B662]) * ([.D662]/[.A662] + 0.002)" office:value-type="float" office:value="234.478" calcext:value-type="float">
            <text:p>234.47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63]; [.B663])" office:value-type="float" office:value="4" calcext:value-type="float">
            <text:p>4</text:p>
          </table:table-cell>
          <table:table-cell table:formula="of:=RANDBETWEEN([.A663];[.C663])" office:value-type="float" office:value="4" calcext:value-type="float">
            <text:p>4</text:p>
          </table:table-cell>
          <table:table-cell table:formula="of:=[.A663] + ([.B663]-[.A663])^2.5 + ([.C663]-[.A663]-[.B663]) * ([.D663]/[.A663] + 0.002)" office:value-type="float" office:value="233.974" calcext:value-type="float">
            <text:p>233.97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64]; [.B664])" office:value-type="float" office:value="12" calcext:value-type="float">
            <text:p>12</text:p>
          </table:table-cell>
          <table:table-cell table:formula="of:=RANDBETWEEN([.A664];[.C664])" office:value-type="float" office:value="11" calcext:value-type="float">
            <text:p>11</text:p>
          </table:table-cell>
          <table:table-cell table:formula="of:=[.A664] + ([.B664]-[.A664])^2.5 + ([.C664]-[.A664]-[.B664]) * ([.D664]/[.A664] + 0.002)" office:value-type="float" office:value="590.116165553414" calcext:value-type="float">
            <text:p>590.116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65]; [.B665])" office:value-type="float" office:value="1" calcext:value-type="float">
            <text:p>1</text:p>
          </table:table-cell>
          <table:table-cell table:formula="of:=RANDBETWEEN([.A665];[.C665])" office:value-type="float" office:value="1" calcext:value-type="float">
            <text:p>1</text:p>
          </table:table-cell>
          <table:table-cell table:formula="of:=[.A665] + ([.B665]-[.A665])^2.5 + ([.C665]-[.A665]-[.B665]) * ([.D665]/[.A665] + 0.002)" office:value-type="float" office:value="390.287599633003" calcext:value-type="float">
            <text:p>390.287599633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666]; [.B666])" office:value-type="float" office:value="1" calcext:value-type="float">
            <text:p>1</text:p>
          </table:table-cell>
          <table:table-cell table:formula="of:=RANDBETWEEN([.A666];[.C666])" office:value-type="float" office:value="1" calcext:value-type="float">
            <text:p>1</text:p>
          </table:table-cell>
          <table:table-cell table:formula="of:=[.A666] + ([.B666]-[.A666])^2.5 + ([.C666]-[.A666]-[.B666]) * ([.D666]/[.A666] + 0.002)" office:value-type="float" office:value="1174.5415258035" calcext:value-type="float">
            <text:p>1174.541525803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67]; [.B667])" office:value-type="float" office:value="11" calcext:value-type="float">
            <text:p>11</text:p>
          </table:table-cell>
          <table:table-cell table:formula="of:=RANDBETWEEN([.A667];[.C667])" office:value-type="float" office:value="11" calcext:value-type="float">
            <text:p>11</text:p>
          </table:table-cell>
          <table:table-cell table:formula="of:=[.A667] + ([.B667]-[.A667])^2.5 + ([.C667]-[.A667]-[.B667]) * ([.D667]/[.A667] + 0.002)" office:value-type="float" office:value="81.6516307401944" calcext:value-type="float">
            <text:p>81.65163074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668]; [.B668])" office:value-type="float" office:value="17" calcext:value-type="float">
            <text:p>17</text:p>
          </table:table-cell>
          <table:table-cell table:formula="of:=RANDBETWEEN([.A668];[.C668])" office:value-type="float" office:value="14" calcext:value-type="float">
            <text:p>14</text:p>
          </table:table-cell>
          <table:table-cell table:formula="of:=[.A668] + ([.B668]-[.A668])^2.5 + ([.C668]-[.A668]-[.B668]) * ([.D668]/[.A668] + 0.002)" office:value-type="float" office:value="1333.60958262665" calcext:value-type="float">
            <text:p>1333.60958262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69]; [.B669])" office:value-type="float" office:value="10" calcext:value-type="float">
            <text:p>10</text:p>
          </table:table-cell>
          <table:table-cell table:formula="of:=RANDBETWEEN([.A669];[.C669])" office:value-type="float" office:value="10" calcext:value-type="float">
            <text:p>10</text:p>
          </table:table-cell>
          <table:table-cell table:formula="of:=[.A669] + ([.B669]-[.A669])^2.5 + ([.C669]-[.A669]-[.B669]) * ([.D669]/[.A669] + 0.002)" office:value-type="float" office:value="-0.0180000000000007" calcext:value-type="float">
            <text:p>-0.01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70]; [.B670])" office:value-type="float" office:value="8" calcext:value-type="float">
            <text:p>8</text:p>
          </table:table-cell>
          <table:table-cell table:formula="of:=RANDBETWEEN([.A670];[.C670])" office:value-type="float" office:value="6" calcext:value-type="float">
            <text:p>6</text:p>
          </table:table-cell>
          <table:table-cell table:formula="of:=[.A670] + ([.B670]-[.A670])^2.5 + ([.C670]-[.A670]-[.B670]) * ([.D670]/[.A670] + 0.002)" office:value-type="float" office:value="590.316165553414" calcext:value-type="float">
            <text:p>590.316165553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71]; [.B671])" office:value-type="float" office:value="1" calcext:value-type="float">
            <text:p>1</text:p>
          </table:table-cell>
          <table:table-cell table:formula="of:=RANDBETWEEN([.A671];[.C671])" office:value-type="float" office:value="1" calcext:value-type="float">
            <text:p>1</text:p>
          </table:table-cell>
          <table:table-cell table:formula="of:=[.A671] + ([.B671]-[.A671])^2.5 + ([.C671]-[.A671]-[.B671]) * ([.D671]/[.A671] + 0.002)" office:value-type="float" office:value="306.205766016838" calcext:value-type="float">
            <text:p>306.20576601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72]; [.B672])" office:value-type="float" office:value="10" calcext:value-type="float">
            <text:p>10</text:p>
          </table:table-cell>
          <table:table-cell table:formula="of:=RANDBETWEEN([.A672];[.C672])" office:value-type="float" office:value="10" calcext:value-type="float">
            <text:p>10</text:p>
          </table:table-cell>
          <table:table-cell table:formula="of:=[.A672] + ([.B672]-[.A672])^2.5 + ([.C672]-[.A672]-[.B672]) * ([.D672]/[.A672] + 0.002)" office:value-type="float" office:value="-0.0180000000000007" calcext:value-type="float">
            <text:p>-0.01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673]; [.B673])" office:value-type="float" office:value="6" calcext:value-type="float">
            <text:p>6</text:p>
          </table:table-cell>
          <table:table-cell table:formula="of:=RANDBETWEEN([.A673];[.C673])" office:value-type="float" office:value="3" calcext:value-type="float">
            <text:p>3</text:p>
          </table:table-cell>
          <table:table-cell table:formula="of:=[.A673] + ([.B673]-[.A673])^2.5 + ([.C673]-[.A673]-[.B673]) * ([.D673]/[.A673] + 0.002)" office:value-type="float" office:value="176.003335983756" calcext:value-type="float">
            <text:p>176.003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674]; [.B674])" office:value-type="float" office:value="8" calcext:value-type="float">
            <text:p>8</text:p>
          </table:table-cell>
          <table:table-cell table:formula="of:=RANDBETWEEN([.A674];[.C674])" office:value-type="float" office:value="4" calcext:value-type="float">
            <text:p>4</text:p>
          </table:table-cell>
          <table:table-cell table:formula="of:=[.A674] + ([.B674]-[.A674])^2.5 + ([.C674]-[.A674]-[.B674]) * ([.D674]/[.A674] + 0.002)" office:value-type="float" office:value="600.312165553414" calcext:value-type="float">
            <text:p>600.312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75]; [.B675])" office:value-type="float" office:value="14" calcext:value-type="float">
            <text:p>14</text:p>
          </table:table-cell>
          <table:table-cell table:formula="of:=RANDBETWEEN([.A675];[.C675])" office:value-type="float" office:value="13" calcext:value-type="float">
            <text:p>13</text:p>
          </table:table-cell>
          <table:table-cell table:formula="of:=[.A675] + ([.B675]-[.A675])^2.5 + ([.C675]-[.A675]-[.B675]) * ([.D675]/[.A675] + 0.002)" office:value-type="float" office:value="388.097599633003" calcext:value-type="float">
            <text:p>388.097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76]; [.B676])" office:value-type="float" office:value="17" calcext:value-type="float">
            <text:p>17</text:p>
          </table:table-cell>
          <table:table-cell table:formula="of:=RANDBETWEEN([.A676];[.C676])" office:value-type="float" office:value="13" calcext:value-type="float">
            <text:p>13</text:p>
          </table:table-cell>
          <table:table-cell table:formula="of:=[.A676] + ([.B676]-[.A676])^2.5 + ([.C676]-[.A676]-[.B676]) * ([.D676]/[.A676] + 0.002)" office:value-type="float" office:value="855.605252896669" calcext:value-type="float">
            <text:p>855.60525289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77]; [.B677])" office:value-type="float" office:value="6" calcext:value-type="float">
            <text:p>6</text:p>
          </table:table-cell>
          <table:table-cell table:formula="of:=RANDBETWEEN([.A677];[.C677])" office:value-type="float" office:value="4" calcext:value-type="float">
            <text:p>4</text:p>
          </table:table-cell>
          <table:table-cell table:formula="of:=[.A677] + ([.B677]-[.A677])^2.5 + ([.C677]-[.A677]-[.B677]) * ([.D677]/[.A677] + 0.002)" office:value-type="float" office:value="392.285599633003" calcext:value-type="float">
            <text:p>392.285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78]; [.B678])" office:value-type="float" office:value="9" calcext:value-type="float">
            <text:p>9</text:p>
          </table:table-cell>
          <table:table-cell table:formula="of:=RANDBETWEEN([.A678];[.C678])" office:value-type="float" office:value="8" calcext:value-type="float">
            <text:p>8</text:p>
          </table:table-cell>
          <table:table-cell table:formula="of:=[.A678] + ([.B678]-[.A678])^2.5 + ([.C678]-[.A678]-[.B678]) * ([.D678]/[.A678] + 0.002)" office:value-type="float" office:value="231.98" calcext:value-type="float">
            <text:p>231.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79]; [.B679])" office:value-type="float" office:value="10" calcext:value-type="float">
            <text:p>10</text:p>
          </table:table-cell>
          <table:table-cell table:formula="of:=RANDBETWEEN([.A679];[.C679])" office:value-type="float" office:value="9" calcext:value-type="float">
            <text:p>9</text:p>
          </table:table-cell>
          <table:table-cell table:formula="of:=[.A679] + ([.B679]-[.A679])^2.5 + ([.C679]-[.A679]-[.B679]) * ([.D679]/[.A679] + 0.002)" office:value-type="float" office:value="82.6576307401944" calcext:value-type="float">
            <text:p>82.657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80]; [.B680])" office:value-type="float" office:value="7" calcext:value-type="float">
            <text:p>7</text:p>
          </table:table-cell>
          <table:table-cell table:formula="of:=RANDBETWEEN([.A680];[.C680])" office:value-type="float" office:value="7" calcext:value-type="float">
            <text:p>7</text:p>
          </table:table-cell>
          <table:table-cell table:formula="of:=[.A680] + ([.B680]-[.A680])^2.5 + ([.C680]-[.A680]-[.B680]) * ([.D680]/[.A680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81]; [.B681])" office:value-type="float" office:value="9" calcext:value-type="float">
            <text:p>9</text:p>
          </table:table-cell>
          <table:table-cell table:formula="of:=RANDBETWEEN([.A681];[.C681])" office:value-type="float" office:value="7" calcext:value-type="float">
            <text:p>7</text:p>
          </table:table-cell>
          <table:table-cell table:formula="of:=[.A681] + ([.B681]-[.A681])^2.5 + ([.C681]-[.A681]-[.B681]) * ([.D681]/[.A681] + 0.002)" office:value-type="float" office:value="229.996" calcext:value-type="float">
            <text:p>229.99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82]; [.B682])" office:value-type="float" office:value="12" calcext:value-type="float">
            <text:p>12</text:p>
          </table:table-cell>
          <table:table-cell table:formula="of:=RANDBETWEEN([.A682];[.C682])" office:value-type="float" office:value="8" calcext:value-type="float">
            <text:p>8</text:p>
          </table:table-cell>
          <table:table-cell table:formula="of:=[.A682] + ([.B682]-[.A682])^2.5 + ([.C682]-[.A682]-[.B682]) * ([.D682]/[.A682] + 0.002)" office:value-type="float" office:value="591.328165553414" calcext:value-type="float">
            <text:p>591.328165553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83]; [.B683])" office:value-type="float" office:value="14" calcext:value-type="float">
            <text:p>14</text:p>
          </table:table-cell>
          <table:table-cell table:formula="of:=RANDBETWEEN([.A683];[.C683])" office:value-type="float" office:value="11" calcext:value-type="float">
            <text:p>11</text:p>
          </table:table-cell>
          <table:table-cell table:formula="of:=[.A683] + ([.B683]-[.A683])^2.5 + ([.C683]-[.A683]-[.B683]) * ([.D683]/[.A683] + 0.002)" office:value-type="float" office:value="175.249335983756" calcext:value-type="float">
            <text:p>175.249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84]; [.B684])" office:value-type="float" office:value="14" calcext:value-type="float">
            <text:p>14</text:p>
          </table:table-cell>
          <table:table-cell table:formula="of:=RANDBETWEEN([.A684];[.C684])" office:value-type="float" office:value="8" calcext:value-type="float">
            <text:p>8</text:p>
          </table:table-cell>
          <table:table-cell table:formula="of:=[.A684] + ([.B684]-[.A684])^2.5 + ([.C684]-[.A684]-[.B684]) * ([.D684]/[.A684] + 0.002)" office:value-type="float" office:value="395.097599633003" calcext:value-type="float">
            <text:p>395.09759963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85]; [.B685])" office:value-type="float" office:value="8" calcext:value-type="float">
            <text:p>8</text:p>
          </table:table-cell>
          <table:table-cell table:formula="of:=RANDBETWEEN([.A685];[.C685])" office:value-type="float" office:value="7" calcext:value-type="float">
            <text:p>7</text:p>
          </table:table-cell>
          <table:table-cell table:formula="of:=[.A685] + ([.B685]-[.A685])^2.5 + ([.C685]-[.A685]-[.B685]) * ([.D685]/[.A685] + 0.002)" office:value-type="float" office:value="231.232" calcext:value-type="float">
            <text:p>231.23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686]; [.B686])" office:value-type="float" office:value="13" calcext:value-type="float">
            <text:p>13</text:p>
          </table:table-cell>
          <table:table-cell table:formula="of:=RANDBETWEEN([.A686];[.C686])" office:value-type="float" office:value="11" calcext:value-type="float">
            <text:p>11</text:p>
          </table:table-cell>
          <table:table-cell table:formula="of:=[.A686] + ([.B686]-[.A686])^2.5 + ([.C686]-[.A686]-[.B686]) * ([.D686]/[.A686] + 0.002)" office:value-type="float" office:value="29.982" calcext:value-type="float">
            <text:p>29.98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87]; [.B687])" office:value-type="float" office:value="6" calcext:value-type="float">
            <text:p>6</text:p>
          </table:table-cell>
          <table:table-cell table:formula="of:=RANDBETWEEN([.A687];[.C687])" office:value-type="float" office:value="5" calcext:value-type="float">
            <text:p>5</text:p>
          </table:table-cell>
          <table:table-cell table:formula="of:=[.A687] + ([.B687]-[.A687])^2.5 + ([.C687]-[.A687]-[.B687]) * ([.D687]/[.A687] + 0.002)" office:value-type="float" office:value="481.806632579837" calcext:value-type="float">
            <text:p>481.806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88]; [.B688])" office:value-type="float" office:value="11" calcext:value-type="float">
            <text:p>11</text:p>
          </table:table-cell>
          <table:table-cell table:formula="of:=RANDBETWEEN([.A688];[.C688])" office:value-type="float" office:value="9" calcext:value-type="float">
            <text:p>9</text:p>
          </table:table-cell>
          <table:table-cell table:formula="of:=[.A688] + ([.B688]-[.A688])^2.5 + ([.C688]-[.A688]-[.B688]) * ([.D688]/[.A688] + 0.002)" office:value-type="float" office:value="124.613814242165" calcext:value-type="float">
            <text:p>124.613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89]; [.B689])" office:value-type="float" office:value="5" calcext:value-type="float">
            <text:p>5</text:p>
          </table:table-cell>
          <table:table-cell table:formula="of:=RANDBETWEEN([.A689];[.C689])" office:value-type="float" office:value="3" calcext:value-type="float">
            <text:p>3</text:p>
          </table:table-cell>
          <table:table-cell table:formula="of:=[.A689] + ([.B689]-[.A689])^2.5 + ([.C689]-[.A689]-[.B689]) * ([.D689]/[.A689] + 0.002)" office:value-type="float" office:value="715.838847807693" calcext:value-type="float">
            <text:p>715.838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90]; [.B690])" office:value-type="float" office:value="5" calcext:value-type="float">
            <text:p>5</text:p>
          </table:table-cell>
          <table:table-cell table:formula="of:=RANDBETWEEN([.A690];[.C690])" office:value-type="float" office:value="5" calcext:value-type="float">
            <text:p>5</text:p>
          </table:table-cell>
          <table:table-cell table:formula="of:=[.A690] + ([.B690]-[.A690])^2.5 + ([.C690]-[.A690]-[.B690]) * ([.D690]/[.A690] + 0.002)" office:value-type="float" office:value="119.292480908832" calcext:value-type="float">
            <text:p>119.292480908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91]; [.B691])" office:value-type="float" office:value="6" calcext:value-type="float">
            <text:p>6</text:p>
          </table:table-cell>
          <table:table-cell table:formula="of:=RANDBETWEEN([.A691];[.C691])" office:value-type="float" office:value="6" calcext:value-type="float">
            <text:p>6</text:p>
          </table:table-cell>
          <table:table-cell table:formula="of:=[.A691] + ([.B691]-[.A691])^2.5 + ([.C691]-[.A691]-[.B691]) * ([.D691]/[.A691] + 0.002)" office:value-type="float" office:value="27.98" calcext:value-type="float">
            <text:p>27.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692]; [.B692])" office:value-type="float" office:value="16" calcext:value-type="float">
            <text:p>16</text:p>
          </table:table-cell>
          <table:table-cell table:formula="of:=RANDBETWEEN([.A692];[.C692])" office:value-type="float" office:value="9" calcext:value-type="float">
            <text:p>9</text:p>
          </table:table-cell>
          <table:table-cell table:formula="of:=[.A692] + ([.B692]-[.A692])^2.5 + ([.C692]-[.A692]-[.B692]) * ([.D692]/[.A692] + 0.002)" office:value-type="float" office:value="129.623814242165" calcext:value-type="float">
            <text:p>129.623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693]; [.B693])" office:value-type="float" office:value="7" calcext:value-type="float">
            <text:p>7</text:p>
          </table:table-cell>
          <table:table-cell table:formula="of:=RANDBETWEEN([.A693];[.C693])" office:value-type="float" office:value="5" calcext:value-type="float">
            <text:p>5</text:p>
          </table:table-cell>
          <table:table-cell table:formula="of:=[.A693] + ([.B693]-[.A693])^2.5 + ([.C693]-[.A693]-[.B693]) * ([.D693]/[.A693] + 0.002)" office:value-type="float" office:value="235.976" calcext:value-type="float">
            <text:p>235.97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94]; [.B694])" office:value-type="float" office:value="19" calcext:value-type="float">
            <text:p>19</text:p>
          </table:table-cell>
          <table:table-cell table:formula="of:=RANDBETWEEN([.A694];[.C694])" office:value-type="float" office:value="11" calcext:value-type="float">
            <text:p>11</text:p>
          </table:table-cell>
          <table:table-cell table:formula="of:=[.A694] + ([.B694]-[.A694])^2.5 + ([.C694]-[.A694]-[.B694]) * ([.D694]/[.A694] + 0.002)" office:value-type="float" office:value="314.105766016838" calcext:value-type="float">
            <text:p>314.10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695]; [.B695])" office:value-type="float" office:value="5" calcext:value-type="float">
            <text:p>5</text:p>
          </table:table-cell>
          <table:table-cell table:formula="of:=RANDBETWEEN([.A695];[.C695])" office:value-type="float" office:value="4" calcext:value-type="float">
            <text:p>4</text:p>
          </table:table-cell>
          <table:table-cell table:formula="of:=[.A695] + ([.B695]-[.A695])^2.5 + ([.C695]-[.A695]-[.B695]) * ([.D695]/[.A695] + 0.002)" office:value-type="float" office:value="1170.5415258035" calcext:value-type="float">
            <text:p>1170.541525803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696]; [.B696])" office:value-type="float" office:value="9" calcext:value-type="float">
            <text:p>9</text:p>
          </table:table-cell>
          <table:table-cell table:formula="of:=RANDBETWEEN([.A696];[.C696])" office:value-type="float" office:value="4" calcext:value-type="float">
            <text:p>4</text:p>
          </table:table-cell>
          <table:table-cell table:formula="of:=[.A696] + ([.B696]-[.A696])^2.5 + ([.C696]-[.A696]-[.B696]) * ([.D696]/[.A696] + 0.002)" office:value-type="float" office:value="595.322165553414" calcext:value-type="float">
            <text:p>595.322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697]; [.B697])" office:value-type="float" office:value="4" calcext:value-type="float">
            <text:p>4</text:p>
          </table:table-cell>
          <table:table-cell table:formula="of:=RANDBETWEEN([.A697];[.C697])" office:value-type="float" office:value="3" calcext:value-type="float">
            <text:p>3</text:p>
          </table:table-cell>
          <table:table-cell table:formula="of:=[.A697] + ([.B697]-[.A697])^2.5 + ([.C697]-[.A697]-[.B697]) * ([.D697]/[.A697] + 0.002)" office:value-type="float" office:value="171.003335983756" calcext:value-type="float">
            <text:p>171.003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98]; [.B698])" office:value-type="float" office:value="11" calcext:value-type="float">
            <text:p>11</text:p>
          </table:table-cell>
          <table:table-cell table:formula="of:=RANDBETWEEN([.A698];[.C698])" office:value-type="float" office:value="7" calcext:value-type="float">
            <text:p>7</text:p>
          </table:table-cell>
          <table:table-cell table:formula="of:=[.A698] + ([.B698]-[.A698])^2.5 + ([.C698]-[.A698]-[.B698]) * ([.D698]/[.A698] + 0.002)" office:value-type="float" office:value="176.259335983756" calcext:value-type="float">
            <text:p>176.259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699]; [.B699])" office:value-type="float" office:value="9" calcext:value-type="float">
            <text:p>9</text:p>
          </table:table-cell>
          <table:table-cell table:formula="of:=RANDBETWEEN([.A699];[.C699])" office:value-type="float" office:value="8" calcext:value-type="float">
            <text:p>8</text:p>
          </table:table-cell>
          <table:table-cell table:formula="of:=[.A699] + ([.B699]-[.A699])^2.5 + ([.C699]-[.A699]-[.B699]) * ([.D699]/[.A699] + 0.002)" office:value-type="float" office:value="229.988" calcext:value-type="float">
            <text:p>229.98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00]; [.B700])" office:value-type="float" office:value="13" calcext:value-type="float">
            <text:p>13</text:p>
          </table:table-cell>
          <table:table-cell table:formula="of:=RANDBETWEEN([.A700];[.C700])" office:value-type="float" office:value="6" calcext:value-type="float">
            <text:p>6</text:p>
          </table:table-cell>
          <table:table-cell table:formula="of:=[.A700] + ([.B700]-[.A700])^2.5 + ([.C700]-[.A700]-[.B700]) * ([.D700]/[.A700] + 0.002)" office:value-type="float" office:value="240.788" calcext:value-type="float">
            <text:p>240.78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01]; [.B701])" office:value-type="float" office:value="14" calcext:value-type="float">
            <text:p>14</text:p>
          </table:table-cell>
          <table:table-cell table:formula="of:=RANDBETWEEN([.A701];[.C701])" office:value-type="float" office:value="3" calcext:value-type="float">
            <text:p>3</text:p>
          </table:table-cell>
          <table:table-cell table:formula="of:=[.A701] + ([.B701]-[.A701])^2.5 + ([.C701]-[.A701]-[.B701]) * ([.D701]/[.A701] + 0.002)" office:value-type="float" office:value="863.415252896669" calcext:value-type="float">
            <text:p>863.41525289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02]; [.B702])" office:value-type="float" office:value="9" calcext:value-type="float">
            <text:p>9</text:p>
          </table:table-cell>
          <table:table-cell table:formula="of:=RANDBETWEEN([.A702];[.C702])" office:value-type="float" office:value="9" calcext:value-type="float">
            <text:p>9</text:p>
          </table:table-cell>
          <table:table-cell table:formula="of:=[.A702] + ([.B702]-[.A702])^2.5 + ([.C702]-[.A702]-[.B702]) * ([.D702]/[.A702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03]; [.B703])" office:value-type="float" office:value="9" calcext:value-type="float">
            <text:p>9</text:p>
          </table:table-cell>
          <table:table-cell table:formula="of:=RANDBETWEEN([.A703];[.C703])" office:value-type="float" office:value="9" calcext:value-type="float">
            <text:p>9</text:p>
          </table:table-cell>
          <table:table-cell table:formula="of:=[.A703] + ([.B703]-[.A703])^2.5 + ([.C703]-[.A703]-[.B703]) * ([.D703]/[.A703] + 0.002)" office:value-type="float" office:value="483.939489722694" calcext:value-type="float">
            <text:p>483.939489722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04]; [.B704])" office:value-type="float" office:value="9" calcext:value-type="float">
            <text:p>9</text:p>
          </table:table-cell>
          <table:table-cell table:formula="of:=RANDBETWEEN([.A704];[.C704])" office:value-type="float" office:value="9" calcext:value-type="float">
            <text:p>9</text:p>
          </table:table-cell>
          <table:table-cell table:formula="of:=[.A704] + ([.B704]-[.A704])^2.5 + ([.C704]-[.A704]-[.B704]) * ([.D704]/[.A704] + 0.002)" office:value-type="float" office:value="121.863814242165" calcext:value-type="float">
            <text:p>121.863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05]; [.B705])" office:value-type="float" office:value="12" calcext:value-type="float">
            <text:p>12</text:p>
          </table:table-cell>
          <table:table-cell table:formula="of:=RANDBETWEEN([.A705];[.C705])" office:value-type="float" office:value="11" calcext:value-type="float">
            <text:p>11</text:p>
          </table:table-cell>
          <table:table-cell table:formula="of:=[.A705] + ([.B705]-[.A705])^2.5 + ([.C705]-[.A705]-[.B705]) * ([.D705]/[.A705] + 0.002)" office:value-type="float" office:value="232.586" calcext:value-type="float">
            <text:p>232.58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06]; [.B706])" office:value-type="float" office:value="5" calcext:value-type="float">
            <text:p>5</text:p>
          </table:table-cell>
          <table:table-cell table:formula="of:=RANDBETWEEN([.A706];[.C706])" office:value-type="float" office:value="4" calcext:value-type="float">
            <text:p>4</text:p>
          </table:table-cell>
          <table:table-cell table:formula="of:=[.A706] + ([.B706]-[.A706])^2.5 + ([.C706]-[.A706]-[.B706]) * ([.D706]/[.A706] + 0.002)" office:value-type="float" office:value="1008.962" calcext:value-type="float">
            <text:p>1008.96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07]; [.B707])" office:value-type="float" office:value="7" calcext:value-type="float">
            <text:p>7</text:p>
          </table:table-cell>
          <table:table-cell table:formula="of:=RANDBETWEEN([.A707];[.C707])" office:value-type="float" office:value="5" calcext:value-type="float">
            <text:p>5</text:p>
          </table:table-cell>
          <table:table-cell table:formula="of:=[.A707] + ([.B707]-[.A707])^2.5 + ([.C707]-[.A707]-[.B707]) * ([.D707]/[.A707] + 0.002)" office:value-type="float" office:value="84.1636307401944" calcext:value-type="float">
            <text:p>84.16363074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08]; [.B708])" office:value-type="float" office:value="10" calcext:value-type="float">
            <text:p>10</text:p>
          </table:table-cell>
          <table:table-cell table:formula="of:=RANDBETWEEN([.A708];[.C708])" office:value-type="float" office:value="9" calcext:value-type="float">
            <text:p>9</text:p>
          </table:table-cell>
          <table:table-cell table:formula="of:=[.A708] + ([.B708]-[.A708])^2.5 + ([.C708]-[.A708]-[.B708]) * ([.D708]/[.A708] + 0.002)" office:value-type="float" office:value="4.63685424949238" calcext:value-type="float">
            <text:p>4.636854249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09]; [.B709])" office:value-type="float" office:value="7" calcext:value-type="float">
            <text:p>7</text:p>
          </table:table-cell>
          <table:table-cell table:formula="of:=RANDBETWEEN([.A709];[.C709])" office:value-type="float" office:value="7" calcext:value-type="float">
            <text:p>7</text:p>
          </table:table-cell>
          <table:table-cell table:formula="of:=[.A709] + ([.B709]-[.A709])^2.5 + ([.C709]-[.A709]-[.B709]) * ([.D709]/[.A709] + 0.002)" office:value-type="float" office:value="50.8776994374947" calcext:value-type="float">
            <text:p>50.877699437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10]; [.B710])" office:value-type="float" office:value="10" calcext:value-type="float">
            <text:p>10</text:p>
          </table:table-cell>
          <table:table-cell table:formula="of:=RANDBETWEEN([.A710];[.C710])" office:value-type="float" office:value="8" calcext:value-type="float">
            <text:p>8</text:p>
          </table:table-cell>
          <table:table-cell table:formula="of:=[.A710] + ([.B710]-[.A710])^2.5 + ([.C710]-[.A710]-[.B710]) * ([.D710]/[.A710] + 0.002)" office:value-type="float" office:value="5.64085424949238" calcext:value-type="float">
            <text:p>5.640854249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11]; [.B711])" office:value-type="float" office:value="8" calcext:value-type="float">
            <text:p>8</text:p>
          </table:table-cell>
          <table:table-cell table:formula="of:=RANDBETWEEN([.A711];[.C711])" office:value-type="float" office:value="6" calcext:value-type="float">
            <text:p>6</text:p>
          </table:table-cell>
          <table:table-cell table:formula="of:=[.A711] + ([.B711]-[.A711])^2.5 + ([.C711]-[.A711]-[.B711]) * ([.D711]/[.A711] + 0.002)" office:value-type="float" office:value="231.986" calcext:value-type="float">
            <text:p>231.986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12]; [.B712])" office:value-type="float" office:value="2" calcext:value-type="float">
            <text:p>2</text:p>
          </table:table-cell>
          <table:table-cell table:formula="of:=RANDBETWEEN([.A712];[.C712])" office:value-type="float" office:value="1" calcext:value-type="float">
            <text:p>1</text:p>
          </table:table-cell>
          <table:table-cell table:formula="of:=[.A712] + ([.B712]-[.A712])^2.5 + ([.C712]-[.A712]-[.B712]) * ([.D712]/[.A712] + 0.002)" office:value-type="float" office:value="234.982" calcext:value-type="float">
            <text:p>234.98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13]; [.B713])" office:value-type="float" office:value="10" calcext:value-type="float">
            <text:p>10</text:p>
          </table:table-cell>
          <table:table-cell table:formula="of:=RANDBETWEEN([.A713];[.C713])" office:value-type="float" office:value="6" calcext:value-type="float">
            <text:p>6</text:p>
          </table:table-cell>
          <table:table-cell table:formula="of:=[.A713] + ([.B713]-[.A713])^2.5 + ([.C713]-[.A713]-[.B713]) * ([.D713]/[.A713] + 0.002)" office:value-type="float" office:value="126.131814242165" calcext:value-type="float">
            <text:p>126.131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14]; [.B714])" office:value-type="float" office:value="10" calcext:value-type="float">
            <text:p>10</text:p>
          </table:table-cell>
          <table:table-cell table:formula="of:=RANDBETWEEN([.A714];[.C714])" office:value-type="float" office:value="6" calcext:value-type="float">
            <text:p>6</text:p>
          </table:table-cell>
          <table:table-cell table:formula="of:=[.A714] + ([.B714]-[.A714])^2.5 + ([.C714]-[.A714]-[.B714]) * ([.D714]/[.A714] + 0.002)" office:value-type="float" office:value="309.207766016838" calcext:value-type="float">
            <text:p>309.207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15]; [.B715])" office:value-type="float" office:value="6" calcext:value-type="float">
            <text:p>6</text:p>
          </table:table-cell>
          <table:table-cell table:formula="of:=RANDBETWEEN([.A715];[.C715])" office:value-type="float" office:value="5" calcext:value-type="float">
            <text:p>5</text:p>
          </table:table-cell>
          <table:table-cell table:formula="of:=[.A715] + ([.B715]-[.A715])^2.5 + ([.C715]-[.A715]-[.B715]) * ([.D715]/[.A715] + 0.002)" office:value-type="float" office:value="590.645498886748" calcext:value-type="float">
            <text:p>590.64549888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16]; [.B716])" office:value-type="float" office:value="8" calcext:value-type="float">
            <text:p>8</text:p>
          </table:table-cell>
          <table:table-cell table:formula="of:=RANDBETWEEN([.A716];[.C716])" office:value-type="float" office:value="7" calcext:value-type="float">
            <text:p>7</text:p>
          </table:table-cell>
          <table:table-cell table:formula="of:=[.A716] + ([.B716]-[.A716])^2.5 + ([.C716]-[.A716]-[.B716]) * ([.D716]/[.A716] + 0.002)" office:value-type="float" office:value="233.807333333333" calcext:value-type="float">
            <text:p>233.80733333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17]; [.B717])" office:value-type="float" office:value="10" calcext:value-type="float">
            <text:p>10</text:p>
          </table:table-cell>
          <table:table-cell table:formula="of:=RANDBETWEEN([.A717];[.C717])" office:value-type="float" office:value="10" calcext:value-type="float">
            <text:p>10</text:p>
          </table:table-cell>
          <table:table-cell table:formula="of:=[.A717] + ([.B717]-[.A717])^2.5 + ([.C717]-[.A717]-[.B717]) * ([.D717]/[.A717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18]; [.B718])" office:value-type="float" office:value="7" calcext:value-type="float">
            <text:p>7</text:p>
          </table:table-cell>
          <table:table-cell table:formula="of:=RANDBETWEEN([.A718];[.C718])" office:value-type="float" office:value="7" calcext:value-type="float">
            <text:p>7</text:p>
          </table:table-cell>
          <table:table-cell table:formula="of:=[.A718] + ([.B718]-[.A718])^2.5 + ([.C718]-[.A718]-[.B718]) * ([.D718]/[.A718] + 0.002)" office:value-type="float" office:value="223.988" calcext:value-type="float">
            <text:p>223.98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19]; [.B719])" office:value-type="float" office:value="7" calcext:value-type="float">
            <text:p>7</text:p>
          </table:table-cell>
          <table:table-cell table:formula="of:=RANDBETWEEN([.A719];[.C719])" office:value-type="float" office:value="7" calcext:value-type="float">
            <text:p>7</text:p>
          </table:table-cell>
          <table:table-cell table:formula="of:=[.A719] + ([.B719]-[.A719])^2.5 + ([.C719]-[.A719]-[.B719]) * ([.D719]/[.A719] + 0.002)" office:value-type="float" office:value="486.792632579837" calcext:value-type="float">
            <text:p>486.792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20]; [.B720])" office:value-type="float" office:value="6" calcext:value-type="float">
            <text:p>6</text:p>
          </table:table-cell>
          <table:table-cell table:formula="of:=RANDBETWEEN([.A720];[.C720])" office:value-type="float" office:value="6" calcext:value-type="float">
            <text:p>6</text:p>
          </table:table-cell>
          <table:table-cell table:formula="of:=[.A720] + ([.B720]-[.A720])^2.5 + ([.C720]-[.A720]-[.B720]) * ([.D720]/[.A720] + 0.002)" office:value-type="float" office:value="385.785599633003" calcext:value-type="float">
            <text:p>385.7855996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21]; [.B721])" office:value-type="float" office:value="15" calcext:value-type="float">
            <text:p>15</text:p>
          </table:table-cell>
          <table:table-cell table:formula="of:=RANDBETWEEN([.A721];[.C721])" office:value-type="float" office:value="13" calcext:value-type="float">
            <text:p>13</text:p>
          </table:table-cell>
          <table:table-cell table:formula="of:=[.A721] + ([.B721]-[.A721])^2.5 + ([.C721]-[.A721]-[.B721]) * ([.D721]/[.A721] + 0.002)" office:value-type="float" office:value="234.772" calcext:value-type="float">
            <text:p>234.77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22]; [.B722])" office:value-type="float" office:value="12" calcext:value-type="float">
            <text:p>12</text:p>
          </table:table-cell>
          <table:table-cell table:formula="of:=RANDBETWEEN([.A722];[.C722])" office:value-type="float" office:value="9" calcext:value-type="float">
            <text:p>9</text:p>
          </table:table-cell>
          <table:table-cell table:formula="of:=[.A722] + ([.B722]-[.A722])^2.5 + ([.C722]-[.A722]-[.B722]) * ([.D722]/[.A722] + 0.002)" office:value-type="float" office:value="85.1576307401944" calcext:value-type="float">
            <text:p>85.157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23]; [.B723])" office:value-type="float" office:value="18" calcext:value-type="float">
            <text:p>18</text:p>
          </table:table-cell>
          <table:table-cell table:formula="of:=RANDBETWEEN([.A723];[.C723])" office:value-type="float" office:value="16" calcext:value-type="float">
            <text:p>16</text:p>
          </table:table-cell>
          <table:table-cell table:formula="of:=[.A723] + ([.B723]-[.A723])^2.5 + ([.C723]-[.A723]-[.B723]) * ([.D723]/[.A723] + 0.002)" office:value-type="float" office:value="595.748736981986" calcext:value-type="float">
            <text:p>595.74873698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24]; [.B724])" office:value-type="float" office:value="13" calcext:value-type="float">
            <text:p>13</text:p>
          </table:table-cell>
          <table:table-cell table:formula="of:=RANDBETWEEN([.A724];[.C724])" office:value-type="float" office:value="6" calcext:value-type="float">
            <text:p>6</text:p>
          </table:table-cell>
          <table:table-cell table:formula="of:=[.A724] + ([.B724]-[.A724])^2.5 + ([.C724]-[.A724]-[.B724]) * ([.D724]/[.A724] + 0.002)" office:value-type="float" office:value="397.307599633003" calcext:value-type="float">
            <text:p>397.307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25]; [.B725])" office:value-type="float" office:value="12" calcext:value-type="float">
            <text:p>12</text:p>
          </table:table-cell>
          <table:table-cell table:formula="of:=RANDBETWEEN([.A725];[.C725])" office:value-type="float" office:value="11" calcext:value-type="float">
            <text:p>11</text:p>
          </table:table-cell>
          <table:table-cell table:formula="of:=[.A725] + ([.B725]-[.A725])^2.5 + ([.C725]-[.A725]-[.B725]) * ([.D725]/[.A725] + 0.002)" office:value-type="float" office:value="304.346623159695" calcext:value-type="float">
            <text:p>304.346623159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26]; [.B726])" office:value-type="float" office:value="10" calcext:value-type="float">
            <text:p>10</text:p>
          </table:table-cell>
          <table:table-cell table:formula="of:=RANDBETWEEN([.A726];[.C726])" office:value-type="float" office:value="9" calcext:value-type="float">
            <text:p>9</text:p>
          </table:table-cell>
          <table:table-cell table:formula="of:=[.A726] + ([.B726]-[.A726])^2.5 + ([.C726]-[.A726]-[.B726]) * ([.D726]/[.A726] + 0.002)" office:value-type="float" office:value="28.976" calcext:value-type="float">
            <text:p>28.976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27]; [.B727])" office:value-type="float" office:value="9" calcext:value-type="float">
            <text:p>9</text:p>
          </table:table-cell>
          <table:table-cell table:formula="of:=RANDBETWEEN([.A727];[.C727])" office:value-type="float" office:value="6" calcext:value-type="float">
            <text:p>6</text:p>
          </table:table-cell>
          <table:table-cell table:formula="of:=[.A727] + ([.B727]-[.A727])^2.5 + ([.C727]-[.A727]-[.B727]) * ([.D727]/[.A727] + 0.002)" office:value-type="float" office:value="30.986" calcext:value-type="float">
            <text:p>30.98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28]; [.B728])" office:value-type="float" office:value="2" calcext:value-type="float">
            <text:p>2</text:p>
          </table:table-cell>
          <table:table-cell table:formula="of:=RANDBETWEEN([.A728];[.C728])" office:value-type="float" office:value="2" calcext:value-type="float">
            <text:p>2</text:p>
          </table:table-cell>
          <table:table-cell table:formula="of:=[.A728] + ([.B728]-[.A728])^2.5 + ([.C728]-[.A728]-[.B728]) * ([.D728]/[.A728] + 0.002)" office:value-type="float" office:value="719.332847807693" calcext:value-type="float">
            <text:p>719.332847807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29]; [.B729])" office:value-type="float" office:value="10" calcext:value-type="float">
            <text:p>10</text:p>
          </table:table-cell>
          <table:table-cell table:formula="of:=RANDBETWEEN([.A729];[.C729])" office:value-type="float" office:value="6" calcext:value-type="float">
            <text:p>6</text:p>
          </table:table-cell>
          <table:table-cell table:formula="of:=[.A729] + ([.B729]-[.A729])^2.5 + ([.C729]-[.A729]-[.B729]) * ([.D729]/[.A729] + 0.002)" office:value-type="float" office:value="235.99" calcext:value-type="float">
            <text:p>235.99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30]; [.B730])" office:value-type="float" office:value="12" calcext:value-type="float">
            <text:p>12</text:p>
          </table:table-cell>
          <table:table-cell table:formula="of:=RANDBETWEEN([.A730];[.C730])" office:value-type="float" office:value="8" calcext:value-type="float">
            <text:p>8</text:p>
          </table:table-cell>
          <table:table-cell table:formula="of:=[.A730] + ([.B730]-[.A730])^2.5 + ([.C730]-[.A730]-[.B730]) * ([.D730]/[.A730] + 0.002)" office:value-type="float" office:value="845.407252896669" calcext:value-type="float">
            <text:p>845.407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31]; [.B731])" office:value-type="float" office:value="20" calcext:value-type="float">
            <text:p>20</text:p>
          </table:table-cell>
          <table:table-cell table:formula="of:=RANDBETWEEN([.A731];[.C731])" office:value-type="float" office:value="19" calcext:value-type="float">
            <text:p>19</text:p>
          </table:table-cell>
          <table:table-cell table:formula="of:=[.A731] + ([.B731]-[.A731])^2.5 + ([.C731]-[.A731]-[.B731]) * ([.D731]/[.A731] + 0.002)" office:value-type="float" office:value="307.207766016838" calcext:value-type="float">
            <text:p>307.207766016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32]; [.B732])" office:value-type="float" office:value="11" calcext:value-type="float">
            <text:p>11</text:p>
          </table:table-cell>
          <table:table-cell table:formula="of:=RANDBETWEEN([.A732];[.C732])" office:value-type="float" office:value="10" calcext:value-type="float">
            <text:p>10</text:p>
          </table:table-cell>
          <table:table-cell table:formula="of:=[.A732] + ([.B732]-[.A732])^2.5 + ([.C732]-[.A732]-[.B732]) * ([.D732]/[.A732] + 0.002)" office:value-type="float" office:value="4.63485424949238" calcext:value-type="float">
            <text:p>4.634854249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33]; [.B733])" office:value-type="float" office:value="13" calcext:value-type="float">
            <text:p>13</text:p>
          </table:table-cell>
          <table:table-cell table:formula="of:=RANDBETWEEN([.A733];[.C733])" office:value-type="float" office:value="5" calcext:value-type="float">
            <text:p>5</text:p>
          </table:table-cell>
          <table:table-cell table:formula="of:=[.A733] + ([.B733]-[.A733])^2.5 + ([.C733]-[.A733]-[.B733]) * ([.D733]/[.A733] + 0.002)" office:value-type="float" office:value="313.967766016838" calcext:value-type="float">
            <text:p>313.967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34]; [.B734])" office:value-type="float" office:value="7" calcext:value-type="float">
            <text:p>7</text:p>
          </table:table-cell>
          <table:table-cell table:formula="of:=RANDBETWEEN([.A734];[.C734])" office:value-type="float" office:value="6" calcext:value-type="float">
            <text:p>6</text:p>
          </table:table-cell>
          <table:table-cell table:formula="of:=[.A734] + ([.B734]-[.A734])^2.5 + ([.C734]-[.A734]-[.B734]) * ([.D734]/[.A734] + 0.002)" office:value-type="float" office:value="597.302165553414" calcext:value-type="float">
            <text:p>597.302165553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35]; [.B735])" office:value-type="float" office:value="4" calcext:value-type="float">
            <text:p>4</text:p>
          </table:table-cell>
          <table:table-cell table:formula="of:=RANDBETWEEN([.A735];[.C735])" office:value-type="float" office:value="4" calcext:value-type="float">
            <text:p>4</text:p>
          </table:table-cell>
          <table:table-cell table:formula="of:=[.A735] + ([.B735]-[.A735])^2.5 + ([.C735]-[.A735]-[.B735]) * ([.D735]/[.A735] + 0.002)" office:value-type="float" office:value="306.199766016838" calcext:value-type="float">
            <text:p>306.199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36]; [.B736])" office:value-type="float" office:value="10" calcext:value-type="float">
            <text:p>10</text:p>
          </table:table-cell>
          <table:table-cell table:formula="of:=RANDBETWEEN([.A736];[.C736])" office:value-type="float" office:value="8" calcext:value-type="float">
            <text:p>8</text:p>
          </table:table-cell>
          <table:table-cell table:formula="of:=[.A736] + ([.B736]-[.A736])^2.5 + ([.C736]-[.A736]-[.B736]) * ([.D736]/[.A736] + 0.002)" office:value-type="float" office:value="124.048385670736" calcext:value-type="float">
            <text:p>124.048385670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37]; [.B737])" office:value-type="float" office:value="8" calcext:value-type="float">
            <text:p>8</text:p>
          </table:table-cell>
          <table:table-cell table:formula="of:=RANDBETWEEN([.A737];[.C737])" office:value-type="float" office:value="8" calcext:value-type="float">
            <text:p>8</text:p>
          </table:table-cell>
          <table:table-cell table:formula="of:=[.A737] + ([.B737]-[.A737])^2.5 + ([.C737]-[.A737]-[.B737]) * ([.D737]/[.A737] + 0.002)" office:value-type="float" office:value="375.297599633003" calcext:value-type="float">
            <text:p>375.297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38]; [.B738])" office:value-type="float" office:value="11" calcext:value-type="float">
            <text:p>11</text:p>
          </table:table-cell>
          <table:table-cell table:formula="of:=RANDBETWEEN([.A738];[.C738])" office:value-type="float" office:value="10" calcext:value-type="float">
            <text:p>10</text:p>
          </table:table-cell>
          <table:table-cell table:formula="of:=[.A738] + ([.B738]-[.A738])^2.5 + ([.C738]-[.A738]-[.B738]) * ([.D738]/[.A738] + 0.002)" office:value-type="float" office:value="82.71118629575" calcext:value-type="float">
            <text:p>82.711186295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39]; [.B739])" office:value-type="float" office:value="9" calcext:value-type="float">
            <text:p>9</text:p>
          </table:table-cell>
          <table:table-cell table:formula="of:=RANDBETWEEN([.A739];[.C739])" office:value-type="float" office:value="7" calcext:value-type="float">
            <text:p>7</text:p>
          </table:table-cell>
          <table:table-cell table:formula="of:=[.A739] + ([.B739]-[.A739])^2.5 + ([.C739]-[.A739]-[.B739]) * ([.D739]/[.A739] + 0.002)" office:value-type="float" office:value="123.300480908832" calcext:value-type="float">
            <text:p>123.300480908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40]; [.B740])" office:value-type="float" office:value="13" calcext:value-type="float">
            <text:p>13</text:p>
          </table:table-cell>
          <table:table-cell table:formula="of:=RANDBETWEEN([.A740];[.C740])" office:value-type="float" office:value="10" calcext:value-type="float">
            <text:p>10</text:p>
          </table:table-cell>
          <table:table-cell table:formula="of:=[.A740] + ([.B740]-[.A740])^2.5 + ([.C740]-[.A740]-[.B740]) * ([.D740]/[.A740] + 0.002)" office:value-type="float" office:value="236.968" calcext:value-type="float">
            <text:p>236.96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741]; [.B741])" office:value-type="float" office:value="18" calcext:value-type="float">
            <text:p>18</text:p>
          </table:table-cell>
          <table:table-cell table:formula="of:=RANDBETWEEN([.A741];[.C741])" office:value-type="float" office:value="10" calcext:value-type="float">
            <text:p>10</text:p>
          </table:table-cell>
          <table:table-cell table:formula="of:=[.A741] + ([.B741]-[.A741])^2.5 + ([.C741]-[.A741]-[.B741]) * ([.D741]/[.A741] + 0.002)" office:value-type="float" office:value="241.982" calcext:value-type="float">
            <text:p>241.98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42]; [.B742])" office:value-type="float" office:value="7" calcext:value-type="float">
            <text:p>7</text:p>
          </table:table-cell>
          <table:table-cell table:formula="of:=RANDBETWEEN([.A742];[.C742])" office:value-type="float" office:value="7" calcext:value-type="float">
            <text:p>7</text:p>
          </table:table-cell>
          <table:table-cell table:formula="of:=[.A742] + ([.B742]-[.A742])^2.5 + ([.C742]-[.A742]-[.B742]) * ([.D742]/[.A742] + 0.002)" office:value-type="float" office:value="231.176" calcext:value-type="float">
            <text:p>231.176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43]; [.B743])" office:value-type="float" office:value="12" calcext:value-type="float">
            <text:p>12</text:p>
          </table:table-cell>
          <table:table-cell table:formula="of:=RANDBETWEEN([.A743];[.C743])" office:value-type="float" office:value="9" calcext:value-type="float">
            <text:p>9</text:p>
          </table:table-cell>
          <table:table-cell table:formula="of:=[.A743] + ([.B743]-[.A743])^2.5 + ([.C743]-[.A743]-[.B743]) * ([.D743]/[.A743] + 0.002)" office:value-type="float" office:value="53.7586994374947" calcext:value-type="float">
            <text:p>53.758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44]; [.B744])" office:value-type="float" office:value="12" calcext:value-type="float">
            <text:p>12</text:p>
          </table:table-cell>
          <table:table-cell table:formula="of:=RANDBETWEEN([.A744];[.C744])" office:value-type="float" office:value="8" calcext:value-type="float">
            <text:p>8</text:p>
          </table:table-cell>
          <table:table-cell table:formula="of:=[.A744] + ([.B744]-[.A744])^2.5 + ([.C744]-[.A744]-[.B744]) * ([.D744]/[.A744] + 0.002)" office:value-type="float" office:value="86.0227735973373" calcext:value-type="float">
            <text:p>86.022773597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45]; [.B745])" office:value-type="float" office:value="10" calcext:value-type="float">
            <text:p>10</text:p>
          </table:table-cell>
          <table:table-cell table:formula="of:=RANDBETWEEN([.A745];[.C745])" office:value-type="float" office:value="9" calcext:value-type="float">
            <text:p>9</text:p>
          </table:table-cell>
          <table:table-cell table:formula="of:=[.A745] + ([.B745]-[.A745])^2.5 + ([.C745]-[.A745]-[.B745]) * ([.D745]/[.A745] + 0.002)" office:value-type="float" office:value="123.611814242165" calcext:value-type="float">
            <text:p>123.611814242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746]; [.B746])" office:value-type="float" office:value="13" calcext:value-type="float">
            <text:p>13</text:p>
          </table:table-cell>
          <table:table-cell table:formula="of:=RANDBETWEEN([.A746];[.C746])" office:value-type="float" office:value="13" calcext:value-type="float">
            <text:p>13</text:p>
          </table:table-cell>
          <table:table-cell table:formula="of:=[.A746] + ([.B746]-[.A746])^2.5 + ([.C746]-[.A746]-[.B746]) * ([.D746]/[.A746] + 0.002)" office:value-type="float" office:value="386.001885347289" calcext:value-type="float">
            <text:p>386.001885347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47]; [.B747])" office:value-type="float" office:value="8" calcext:value-type="float">
            <text:p>8</text:p>
          </table:table-cell>
          <table:table-cell table:formula="of:=RANDBETWEEN([.A747];[.C747])" office:value-type="float" office:value="8" calcext:value-type="float">
            <text:p>8</text:p>
          </table:table-cell>
          <table:table-cell table:formula="of:=[.A747] + ([.B747]-[.A747])^2.5 + ([.C747]-[.A747]-[.B747]) * ([.D747]/[.A747] + 0.002)" office:value-type="float" office:value="375.297599633003" calcext:value-type="float">
            <text:p>375.297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48]; [.B748])" office:value-type="float" office:value="5" calcext:value-type="float">
            <text:p>5</text:p>
          </table:table-cell>
          <table:table-cell table:formula="of:=RANDBETWEEN([.A748];[.C748])" office:value-type="float" office:value="5" calcext:value-type="float">
            <text:p>5</text:p>
          </table:table-cell>
          <table:table-cell table:formula="of:=[.A748] + ([.B748]-[.A748])^2.5 + ([.C748]-[.A748]-[.B748]) * ([.D748]/[.A748] + 0.002)" office:value-type="float" office:value="172.993335983756" calcext:value-type="float">
            <text:p>172.993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49]; [.B749])" office:value-type="float" office:value="6" calcext:value-type="float">
            <text:p>6</text:p>
          </table:table-cell>
          <table:table-cell table:formula="of:=RANDBETWEEN([.A749];[.C749])" office:value-type="float" office:value="3" calcext:value-type="float">
            <text:p>3</text:p>
          </table:table-cell>
          <table:table-cell table:formula="of:=[.A749] + ([.B749]-[.A749])^2.5 + ([.C749]-[.A749]-[.B749]) * ([.D749]/[.A749] + 0.002)" office:value-type="float" office:value="389.793599633003" calcext:value-type="float">
            <text:p>389.793599633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50]; [.B750])" office:value-type="float" office:value="12" calcext:value-type="float">
            <text:p>12</text:p>
          </table:table-cell>
          <table:table-cell table:formula="of:=RANDBETWEEN([.A750];[.C750])" office:value-type="float" office:value="9" calcext:value-type="float">
            <text:p>9</text:p>
          </table:table-cell>
          <table:table-cell table:formula="of:=[.A750] + ([.B750]-[.A750])^2.5 + ([.C750]-[.A750]-[.B750]) * ([.D750]/[.A750] + 0.002)" office:value-type="float" office:value="389.301599633003" calcext:value-type="float">
            <text:p>389.301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51]; [.B751])" office:value-type="float" office:value="13" calcext:value-type="float">
            <text:p>13</text:p>
          </table:table-cell>
          <table:table-cell table:formula="of:=RANDBETWEEN([.A751];[.C751])" office:value-type="float" office:value="7" calcext:value-type="float">
            <text:p>7</text:p>
          </table:table-cell>
          <table:table-cell table:formula="of:=[.A751] + ([.B751]-[.A751])^2.5 + ([.C751]-[.A751]-[.B751]) * ([.D751]/[.A751] + 0.002)" office:value-type="float" office:value="179.009335983756" calcext:value-type="float">
            <text:p>179.009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52]; [.B752])" office:value-type="float" office:value="15" calcext:value-type="float">
            <text:p>15</text:p>
          </table:table-cell>
          <table:table-cell table:formula="of:=RANDBETWEEN([.A752];[.C752])" office:value-type="float" office:value="15" calcext:value-type="float">
            <text:p>15</text:p>
          </table:table-cell>
          <table:table-cell table:formula="of:=[.A752] + ([.B752]-[.A752])^2.5 + ([.C752]-[.A752]-[.B752]) * ([.D752]/[.A752] + 0.002)" office:value-type="float" office:value="173.005335983756" calcext:value-type="float">
            <text:p>173.005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53]; [.B753])" office:value-type="float" office:value="12" calcext:value-type="float">
            <text:p>12</text:p>
          </table:table-cell>
          <table:table-cell table:formula="of:=RANDBETWEEN([.A753];[.C753])" office:value-type="float" office:value="6" calcext:value-type="float">
            <text:p>6</text:p>
          </table:table-cell>
          <table:table-cell table:formula="of:=[.A753] + ([.B753]-[.A753])^2.5 + ([.C753]-[.A753]-[.B753]) * ([.D753]/[.A753] + 0.002)" office:value-type="float" office:value="128.627814242165" calcext:value-type="float">
            <text:p>128.627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54]; [.B754])" office:value-type="float" office:value="9" calcext:value-type="float">
            <text:p>9</text:p>
          </table:table-cell>
          <table:table-cell table:formula="of:=RANDBETWEEN([.A754];[.C754])" office:value-type="float" office:value="9" calcext:value-type="float">
            <text:p>9</text:p>
          </table:table-cell>
          <table:table-cell table:formula="of:=[.A754] + ([.B754]-[.A754])^2.5 + ([.C754]-[.A754]-[.B754]) * ([.D754]/[.A754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55]; [.B755])" office:value-type="float" office:value="9" calcext:value-type="float">
            <text:p>9</text:p>
          </table:table-cell>
          <table:table-cell table:formula="of:=RANDBETWEEN([.A755];[.C755])" office:value-type="float" office:value="9" calcext:value-type="float">
            <text:p>9</text:p>
          </table:table-cell>
          <table:table-cell table:formula="of:=[.A755] + ([.B755]-[.A755])^2.5 + ([.C755]-[.A755]-[.B755]) * ([.D755]/[.A755] + 0.002)" office:value-type="float" office:value="27.974" calcext:value-type="float">
            <text:p>27.97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56]; [.B756])" office:value-type="float" office:value="15" calcext:value-type="float">
            <text:p>15</text:p>
          </table:table-cell>
          <table:table-cell table:formula="of:=RANDBETWEEN([.A756];[.C756])" office:value-type="float" office:value="11" calcext:value-type="float">
            <text:p>11</text:p>
          </table:table-cell>
          <table:table-cell table:formula="of:=[.A756] + ([.B756]-[.A756])^2.5 + ([.C756]-[.A756]-[.B756]) * ([.D756]/[.A756] + 0.002)" office:value-type="float" office:value="176.626335983756" calcext:value-type="float">
            <text:p>176.626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57]; [.B757])" office:value-type="float" office:value="8" calcext:value-type="float">
            <text:p>8</text:p>
          </table:table-cell>
          <table:table-cell table:formula="of:=RANDBETWEEN([.A757];[.C757])" office:value-type="float" office:value="7" calcext:value-type="float">
            <text:p>7</text:p>
          </table:table-cell>
          <table:table-cell table:formula="of:=[.A757] + ([.B757]-[.A757])^2.5 + ([.C757]-[.A757]-[.B757]) * ([.D757]/[.A757] + 0.002)" office:value-type="float" office:value="51.8796994374947" calcext:value-type="float">
            <text:p>51.879699437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58]; [.B758])" office:value-type="float" office:value="11" calcext:value-type="float">
            <text:p>11</text:p>
          </table:table-cell>
          <table:table-cell table:formula="of:=RANDBETWEEN([.A758];[.C758])" office:value-type="float" office:value="10" calcext:value-type="float">
            <text:p>10</text:p>
          </table:table-cell>
          <table:table-cell table:formula="of:=[.A758] + ([.B758]-[.A758])^2.5 + ([.C758]-[.A758]-[.B758]) * ([.D758]/[.A758] + 0.002)" office:value-type="float" office:value="714.334847807693" calcext:value-type="float">
            <text:p>714.334847807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59]; [.B759])" office:value-type="float" office:value="11" calcext:value-type="float">
            <text:p>11</text:p>
          </table:table-cell>
          <table:table-cell table:formula="of:=RANDBETWEEN([.A759];[.C759])" office:value-type="float" office:value="9" calcext:value-type="float">
            <text:p>9</text:p>
          </table:table-cell>
          <table:table-cell table:formula="of:=[.A759] + ([.B759]-[.A759])^2.5 + ([.C759]-[.A759]-[.B759]) * ([.D759]/[.A759] + 0.002)" office:value-type="float" office:value="174.989335983756" calcext:value-type="float">
            <text:p>174.989335983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60]; [.B760])" office:value-type="float" office:value="10" calcext:value-type="float">
            <text:p>10</text:p>
          </table:table-cell>
          <table:table-cell table:formula="of:=RANDBETWEEN([.A760];[.C760])" office:value-type="float" office:value="10" calcext:value-type="float">
            <text:p>10</text:p>
          </table:table-cell>
          <table:table-cell table:formula="of:=[.A760] + ([.B760]-[.A760])^2.5 + ([.C760]-[.A760]-[.B760]) * ([.D760]/[.A760] + 0.002)" office:value-type="float" office:value="-0.0220000000000002" calcext:value-type="float">
            <text:p>-0.0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61]; [.B761])" office:value-type="float" office:value="2" calcext:value-type="float">
            <text:p>2</text:p>
          </table:table-cell>
          <table:table-cell table:formula="of:=RANDBETWEEN([.A761];[.C761])" office:value-type="float" office:value="2" calcext:value-type="float">
            <text:p>2</text:p>
          </table:table-cell>
          <table:table-cell table:formula="of:=[.A761] + ([.B761]-[.A761])^2.5 + ([.C761]-[.A761]-[.B761]) * ([.D761]/[.A761] + 0.002)" office:value-type="float" office:value="390.285599633003" calcext:value-type="float">
            <text:p>390.285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62]; [.B762])" office:value-type="float" office:value="9" calcext:value-type="float">
            <text:p>9</text:p>
          </table:table-cell>
          <table:table-cell table:formula="of:=RANDBETWEEN([.A762];[.C762])" office:value-type="float" office:value="6" calcext:value-type="float">
            <text:p>6</text:p>
          </table:table-cell>
          <table:table-cell table:formula="of:=[.A762] + ([.B762]-[.A762])^2.5 + ([.C762]-[.A762]-[.B762]) * ([.D762]/[.A762] + 0.002)" office:value-type="float" office:value="53.8856994374947" calcext:value-type="float">
            <text:p>53.885699437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63]; [.B763])" office:value-type="float" office:value="5" calcext:value-type="float">
            <text:p>5</text:p>
          </table:table-cell>
          <table:table-cell table:formula="of:=RANDBETWEEN([.A763];[.C763])" office:value-type="float" office:value="5" calcext:value-type="float">
            <text:p>5</text:p>
          </table:table-cell>
          <table:table-cell table:formula="of:=[.A763] + ([.B763]-[.A763])^2.5 + ([.C763]-[.A763]-[.B763]) * ([.D763]/[.A763] + 0.002)" office:value-type="float" office:value="711.334847807693" calcext:value-type="float">
            <text:p>711.334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64]; [.B764])" office:value-type="float" office:value="14" calcext:value-type="float">
            <text:p>14</text:p>
          </table:table-cell>
          <table:table-cell table:formula="of:=RANDBETWEEN([.A764];[.C764])" office:value-type="float" office:value="12" calcext:value-type="float">
            <text:p>12</text:p>
          </table:table-cell>
          <table:table-cell table:formula="of:=[.A764] + ([.B764]-[.A764])^2.5 + ([.C764]-[.A764]-[.B764]) * ([.D764]/[.A764] + 0.002)" office:value-type="float" office:value="124.015814242165" calcext:value-type="float">
            <text:p>124.015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65]; [.B765])" office:value-type="float" office:value="8" calcext:value-type="float">
            <text:p>8</text:p>
          </table:table-cell>
          <table:table-cell table:formula="of:=RANDBETWEEN([.A765];[.C765])" office:value-type="float" office:value="6" calcext:value-type="float">
            <text:p>6</text:p>
          </table:table-cell>
          <table:table-cell table:formula="of:=[.A765] + ([.B765]-[.A765])^2.5 + ([.C765]-[.A765]-[.B765]) * ([.D765]/[.A765] + 0.002)" office:value-type="float" office:value="52.8836994374947" calcext:value-type="float">
            <text:p>52.883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66]; [.B766])" office:value-type="float" office:value="12" calcext:value-type="float">
            <text:p>12</text:p>
          </table:table-cell>
          <table:table-cell table:formula="of:=RANDBETWEEN([.A766];[.C766])" office:value-type="float" office:value="9" calcext:value-type="float">
            <text:p>9</text:p>
          </table:table-cell>
          <table:table-cell table:formula="of:=[.A766] + ([.B766]-[.A766])^2.5 + ([.C766]-[.A766]-[.B766]) * ([.D766]/[.A766] + 0.002)" office:value-type="float" office:value="597.0224512677" calcext:value-type="float">
            <text:p>597.022451267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67]; [.B767])" office:value-type="float" office:value="10" calcext:value-type="float">
            <text:p>10</text:p>
          </table:table-cell>
          <table:table-cell table:formula="of:=RANDBETWEEN([.A767];[.C767])" office:value-type="float" office:value="7" calcext:value-type="float">
            <text:p>7</text:p>
          </table:table-cell>
          <table:table-cell table:formula="of:=[.A767] + ([.B767]-[.A767])^2.5 + ([.C767]-[.A767]-[.B767]) * ([.D767]/[.A767] + 0.002)" office:value-type="float" office:value="718.736847807693" calcext:value-type="float">
            <text:p>718.736847807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68]; [.B768])" office:value-type="float" office:value="8" calcext:value-type="float">
            <text:p>8</text:p>
          </table:table-cell>
          <table:table-cell table:formula="of:=RANDBETWEEN([.A768];[.C768])" office:value-type="float" office:value="5" calcext:value-type="float">
            <text:p>5</text:p>
          </table:table-cell>
          <table:table-cell table:formula="of:=[.A768] + ([.B768]-[.A768])^2.5 + ([.C768]-[.A768]-[.B768]) * ([.D768]/[.A768] + 0.002)" office:value-type="float" office:value="307.707766016838" calcext:value-type="float">
            <text:p>307.707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69]; [.B769])" office:value-type="float" office:value="10" calcext:value-type="float">
            <text:p>10</text:p>
          </table:table-cell>
          <table:table-cell table:formula="of:=RANDBETWEEN([.A769];[.C769])" office:value-type="float" office:value="7" calcext:value-type="float">
            <text:p>7</text:p>
          </table:table-cell>
          <table:table-cell table:formula="of:=[.A769] + ([.B769]-[.A769])^2.5 + ([.C769]-[.A769]-[.B769]) * ([.D769]/[.A769] + 0.002)" office:value-type="float" office:value="306.211766016838" calcext:value-type="float">
            <text:p>306.211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70]; [.B770])" office:value-type="float" office:value="12" calcext:value-type="float">
            <text:p>12</text:p>
          </table:table-cell>
          <table:table-cell table:formula="of:=RANDBETWEEN([.A770];[.C770])" office:value-type="float" office:value="8" calcext:value-type="float">
            <text:p>8</text:p>
          </table:table-cell>
          <table:table-cell table:formula="of:=[.A770] + ([.B770]-[.A770])^2.5 + ([.C770]-[.A770]-[.B770]) * ([.D770]/[.A770] + 0.002)" office:value-type="float" office:value="720.670181141026" calcext:value-type="float">
            <text:p>720.67018114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71]; [.B771])" office:value-type="float" office:value="16" calcext:value-type="float">
            <text:p>16</text:p>
          </table:table-cell>
          <table:table-cell table:formula="of:=RANDBETWEEN([.A771];[.C771])" office:value-type="float" office:value="15" calcext:value-type="float">
            <text:p>15</text:p>
          </table:table-cell>
          <table:table-cell table:formula="of:=[.A771] + ([.B771]-[.A771])^2.5 + ([.C771]-[.A771]-[.B771]) * ([.D771]/[.A771] + 0.002)" office:value-type="float" office:value="306.068908873981" calcext:value-type="float">
            <text:p>306.06890887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72]; [.B772])" office:value-type="float" office:value="8" calcext:value-type="float">
            <text:p>8</text:p>
          </table:table-cell>
          <table:table-cell table:formula="of:=RANDBETWEEN([.A772];[.C772])" office:value-type="float" office:value="8" calcext:value-type="float">
            <text:p>8</text:p>
          </table:table-cell>
          <table:table-cell table:formula="of:=[.A772] + ([.B772]-[.A772])^2.5 + ([.C772]-[.A772]-[.B772]) * ([.D772]/[.A772] + 0.002)" office:value-type="float" office:value="3.63685424949238" calcext:value-type="float">
            <text:p>3.636854249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73]; [.B773])" office:value-type="float" office:value="11" calcext:value-type="float">
            <text:p>11</text:p>
          </table:table-cell>
          <table:table-cell table:formula="of:=RANDBETWEEN([.A773];[.C773])" office:value-type="float" office:value="11" calcext:value-type="float">
            <text:p>11</text:p>
          </table:table-cell>
          <table:table-cell table:formula="of:=[.A773] + ([.B773]-[.A773])^2.5 + ([.C773]-[.A773]-[.B773]) * ([.D773]/[.A773] + 0.002)" office:value-type="float" office:value="120.959147575498" calcext:value-type="float">
            <text:p>120.959147575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74]; [.B774])" office:value-type="float" office:value="7" calcext:value-type="float">
            <text:p>7</text:p>
          </table:table-cell>
          <table:table-cell table:formula="of:=RANDBETWEEN([.A774];[.C774])" office:value-type="float" office:value="7" calcext:value-type="float">
            <text:p>7</text:p>
          </table:table-cell>
          <table:table-cell table:formula="of:=[.A774] + ([.B774]-[.A774])^2.5 + ([.C774]-[.A774]-[.B774]) * ([.D774]/[.A774] + 0.002)" office:value-type="float" office:value="81.3262974068611" calcext:value-type="float">
            <text:p>81.3262974069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75]; [.B775])" office:value-type="float" office:value="9" calcext:value-type="float">
            <text:p>9</text:p>
          </table:table-cell>
          <table:table-cell table:formula="of:=RANDBETWEEN([.A775];[.C775])" office:value-type="float" office:value="7" calcext:value-type="float">
            <text:p>7</text:p>
          </table:table-cell>
          <table:table-cell table:formula="of:=[.A775] + ([.B775]-[.A775])^2.5 + ([.C775]-[.A775]-[.B775]) * ([.D775]/[.A775] + 0.002)" office:value-type="float" office:value="304.459766016838" calcext:value-type="float">
            <text:p>304.459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776]; [.B776])" office:value-type="float" office:value="18" calcext:value-type="float">
            <text:p>18</text:p>
          </table:table-cell>
          <table:table-cell table:formula="of:=RANDBETWEEN([.A776];[.C776])" office:value-type="float" office:value="13" calcext:value-type="float">
            <text:p>13</text:p>
          </table:table-cell>
          <table:table-cell table:formula="of:=[.A776] + ([.B776]-[.A776])^2.5 + ([.C776]-[.A776]-[.B776]) * ([.D776]/[.A776] + 0.002)" office:value-type="float" office:value="1008.488" calcext:value-type="float">
            <text:p>1008.48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77]; [.B777])" office:value-type="float" office:value="13" calcext:value-type="float">
            <text:p>13</text:p>
          </table:table-cell>
          <table:table-cell table:formula="of:=RANDBETWEEN([.A777];[.C777])" office:value-type="float" office:value="11" calcext:value-type="float">
            <text:p>11</text:p>
          </table:table-cell>
          <table:table-cell table:formula="of:=[.A777] + ([.B777]-[.A777])^2.5 + ([.C777]-[.A777]-[.B777]) * ([.D777]/[.A777] + 0.002)" office:value-type="float" office:value="124.054385670736" calcext:value-type="float">
            <text:p>124.054385670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78]; [.B778])" office:value-type="float" office:value="14" calcext:value-type="float">
            <text:p>14</text:p>
          </table:table-cell>
          <table:table-cell table:formula="of:=RANDBETWEEN([.A778];[.C778])" office:value-type="float" office:value="14" calcext:value-type="float">
            <text:p>14</text:p>
          </table:table-cell>
          <table:table-cell table:formula="of:=[.A778] + ([.B778]-[.A778])^2.5 + ([.C778]-[.A778]-[.B778]) * ([.D778]/[.A778] + 0.002)" office:value-type="float" office:value="589.649498886748" calcext:value-type="float">
            <text:p>589.64949888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79]; [.B779])" office:value-type="float" office:value="7" calcext:value-type="float">
            <text:p>7</text:p>
          </table:table-cell>
          <table:table-cell table:formula="of:=RANDBETWEEN([.A779];[.C779])" office:value-type="float" office:value="7" calcext:value-type="float">
            <text:p>7</text:p>
          </table:table-cell>
          <table:table-cell table:formula="of:=[.A779] + ([.B779]-[.A779])^2.5 + ([.C779]-[.A779]-[.B779]) * ([.D779]/[.A779] + 0.002)" office:value-type="float" office:value="304.697766016838" calcext:value-type="float">
            <text:p>304.697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780]; [.B780])" office:value-type="float" office:value="8" calcext:value-type="float">
            <text:p>8</text:p>
          </table:table-cell>
          <table:table-cell table:formula="of:=RANDBETWEEN([.A780];[.C780])" office:value-type="float" office:value="3" calcext:value-type="float">
            <text:p>3</text:p>
          </table:table-cell>
          <table:table-cell table:formula="of:=[.A780] + ([.B780]-[.A780])^2.5 + ([.C780]-[.A780]-[.B780]) * ([.D780]/[.A780] + 0.002)" office:value-type="float" office:value="845.403252896669" calcext:value-type="float">
            <text:p>845.40325289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81]; [.B781])" office:value-type="float" office:value="13" calcext:value-type="float">
            <text:p>13</text:p>
          </table:table-cell>
          <table:table-cell table:formula="of:=RANDBETWEEN([.A781];[.C781])" office:value-type="float" office:value="10" calcext:value-type="float">
            <text:p>10</text:p>
          </table:table-cell>
          <table:table-cell table:formula="of:=[.A781] + ([.B781]-[.A781])^2.5 + ([.C781]-[.A781]-[.B781]) * ([.D781]/[.A781] + 0.002)" office:value-type="float" office:value="391.783599633003" calcext:value-type="float">
            <text:p>391.7835996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82]; [.B782])" office:value-type="float" office:value="10" calcext:value-type="float">
            <text:p>10</text:p>
          </table:table-cell>
          <table:table-cell table:formula="of:=RANDBETWEEN([.A782];[.C782])" office:value-type="float" office:value="9" calcext:value-type="float">
            <text:p>9</text:p>
          </table:table-cell>
          <table:table-cell table:formula="of:=[.A782] + ([.B782]-[.A782])^2.5 + ([.C782]-[.A782]-[.B782]) * ([.D782]/[.A782] + 0.002)" office:value-type="float" office:value="4.63685424949238" calcext:value-type="float">
            <text:p>4.636854249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83]; [.B783])" office:value-type="float" office:value="8" calcext:value-type="float">
            <text:p>8</text:p>
          </table:table-cell>
          <table:table-cell table:formula="of:=RANDBETWEEN([.A783];[.C783])" office:value-type="float" office:value="6" calcext:value-type="float">
            <text:p>6</text:p>
          </table:table-cell>
          <table:table-cell table:formula="of:=[.A783] + ([.B783]-[.A783])^2.5 + ([.C783]-[.A783]-[.B783]) * ([.D783]/[.A783] + 0.002)" office:value-type="float" office:value="233.482" calcext:value-type="float">
            <text:p>233.48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84]; [.B784])" office:value-type="float" office:value="7" calcext:value-type="float">
            <text:p>7</text:p>
          </table:table-cell>
          <table:table-cell table:formula="of:=RANDBETWEEN([.A784];[.C784])" office:value-type="float" office:value="6" calcext:value-type="float">
            <text:p>6</text:p>
          </table:table-cell>
          <table:table-cell table:formula="of:=[.A784] + ([.B784]-[.A784])^2.5 + ([.C784]-[.A784]-[.B784]) * ([.D784]/[.A784] + 0.002)" office:value-type="float" office:value="83.1596307401944" calcext:value-type="float">
            <text:p>83.159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85]; [.B785])" office:value-type="float" office:value="8" calcext:value-type="float">
            <text:p>8</text:p>
          </table:table-cell>
          <table:table-cell table:formula="of:=RANDBETWEEN([.A785];[.C785])" office:value-type="float" office:value="8" calcext:value-type="float">
            <text:p>8</text:p>
          </table:table-cell>
          <table:table-cell table:formula="of:=[.A785] + ([.B785]-[.A785])^2.5 + ([.C785]-[.A785]-[.B785]) * ([.D785]/[.A785] + 0.002)" office:value-type="float" office:value="81.4433450259087" calcext:value-type="float">
            <text:p>81.4433450259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786]; [.B786])" office:value-type="float" office:value="15" calcext:value-type="float">
            <text:p>15</text:p>
          </table:table-cell>
          <table:table-cell table:formula="of:=RANDBETWEEN([.A786];[.C786])" office:value-type="float" office:value="15" calcext:value-type="float">
            <text:p>15</text:p>
          </table:table-cell>
          <table:table-cell table:formula="of:=[.A786] + ([.B786]-[.A786])^2.5 + ([.C786]-[.A786]-[.B786]) * ([.D786]/[.A786] + 0.002)" office:value-type="float" office:value="82.1636307401944" calcext:value-type="float">
            <text:p>82.163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787]; [.B787])" office:value-type="float" office:value="16" calcext:value-type="float">
            <text:p>16</text:p>
          </table:table-cell>
          <table:table-cell table:formula="of:=RANDBETWEEN([.A787];[.C787])" office:value-type="float" office:value="10" calcext:value-type="float">
            <text:p>10</text:p>
          </table:table-cell>
          <table:table-cell table:formula="of:=[.A787] + ([.B787]-[.A787])^2.5 + ([.C787]-[.A787]-[.B787]) * ([.D787]/[.A787] + 0.002)" office:value-type="float" office:value="1168.5675258035" calcext:value-type="float">
            <text:p>1168.567525803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88]; [.B788])" office:value-type="float" office:value="7" calcext:value-type="float">
            <text:p>7</text:p>
          </table:table-cell>
          <table:table-cell table:formula="of:=RANDBETWEEN([.A788];[.C788])" office:value-type="float" office:value="7" calcext:value-type="float">
            <text:p>7</text:p>
          </table:table-cell>
          <table:table-cell table:formula="of:=[.A788] + ([.B788]-[.A788])^2.5 + ([.C788]-[.A788]-[.B788]) * ([.D788]/[.A788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89]; [.B789])" office:value-type="float" office:value="6" calcext:value-type="float">
            <text:p>6</text:p>
          </table:table-cell>
          <table:table-cell table:formula="of:=RANDBETWEEN([.A789];[.C789])" office:value-type="float" office:value="4" calcext:value-type="float">
            <text:p>4</text:p>
          </table:table-cell>
          <table:table-cell table:formula="of:=[.A789] + ([.B789]-[.A789])^2.5 + ([.C789]-[.A789]-[.B789]) * ([.D789]/[.A789] + 0.002)" office:value-type="float" office:value="308.203766016838" calcext:value-type="float">
            <text:p>308.203766016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790]; [.B790])" office:value-type="float" office:value="10" calcext:value-type="float">
            <text:p>10</text:p>
          </table:table-cell>
          <table:table-cell table:formula="of:=RANDBETWEEN([.A790];[.C790])" office:value-type="float" office:value="9" calcext:value-type="float">
            <text:p>9</text:p>
          </table:table-cell>
          <table:table-cell table:formula="of:=[.A790] + ([.B790]-[.A790])^2.5 + ([.C790]-[.A790]-[.B790]) * ([.D790]/[.A790] + 0.002)" office:value-type="float" office:value="82.3696307401944" calcext:value-type="float">
            <text:p>82.369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91]; [.B791])" office:value-type="float" office:value="5" calcext:value-type="float">
            <text:p>5</text:p>
          </table:table-cell>
          <table:table-cell table:formula="of:=RANDBETWEEN([.A791];[.C791])" office:value-type="float" office:value="5" calcext:value-type="float">
            <text:p>5</text:p>
          </table:table-cell>
          <table:table-cell table:formula="of:=[.A791] + ([.B791]-[.A791])^2.5 + ([.C791]-[.A791]-[.B791]) * ([.D791]/[.A791] + 0.002)" office:value-type="float" office:value="122.617814242165" calcext:value-type="float">
            <text:p>122.617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792]; [.B792])" office:value-type="float" office:value="13" calcext:value-type="float">
            <text:p>13</text:p>
          </table:table-cell>
          <table:table-cell table:formula="of:=RANDBETWEEN([.A792];[.C792])" office:value-type="float" office:value="6" calcext:value-type="float">
            <text:p>6</text:p>
          </table:table-cell>
          <table:table-cell table:formula="of:=[.A792] + ([.B792]-[.A792])^2.5 + ([.C792]-[.A792]-[.B792]) * ([.D792]/[.A792] + 0.002)" office:value-type="float" office:value="129.629814242165" calcext:value-type="float">
            <text:p>129.629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93]; [.B793])" office:value-type="float" office:value="10" calcext:value-type="float">
            <text:p>10</text:p>
          </table:table-cell>
          <table:table-cell table:formula="of:=RANDBETWEEN([.A793];[.C793])" office:value-type="float" office:value="10" calcext:value-type="float">
            <text:p>10</text:p>
          </table:table-cell>
          <table:table-cell table:formula="of:=[.A793] + ([.B793]-[.A793])^2.5 + ([.C793]-[.A793]-[.B793]) * ([.D793]/[.A793] + 0.002)" office:value-type="float" office:value="-0.0180000000000007" calcext:value-type="float">
            <text:p>-0.01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794]; [.B794])" office:value-type="float" office:value="6" calcext:value-type="float">
            <text:p>6</text:p>
          </table:table-cell>
          <table:table-cell table:formula="of:=RANDBETWEEN([.A794];[.C794])" office:value-type="float" office:value="5" calcext:value-type="float">
            <text:p>5</text:p>
          </table:table-cell>
          <table:table-cell table:formula="of:=[.A794] + ([.B794]-[.A794])^2.5 + ([.C794]-[.A794]-[.B794]) * ([.D794]/[.A794] + 0.002)" office:value-type="float" office:value="168.007335983756" calcext:value-type="float">
            <text:p>168.007335983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795]; [.B795])" office:value-type="float" office:value="7" calcext:value-type="float">
            <text:p>7</text:p>
          </table:table-cell>
          <table:table-cell table:formula="of:=RANDBETWEEN([.A795];[.C795])" office:value-type="float" office:value="7" calcext:value-type="float">
            <text:p>7</text:p>
          </table:table-cell>
          <table:table-cell table:formula="of:=[.A795] + ([.B795]-[.A795])^2.5 + ([.C795]-[.A795]-[.B795]) * ([.D795]/[.A795] + 0.002)" office:value-type="float" office:value="360.299599633003" calcext:value-type="float">
            <text:p>360.29959963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796]; [.B796])" office:value-type="float" office:value="4" calcext:value-type="float">
            <text:p>4</text:p>
          </table:table-cell>
          <table:table-cell table:formula="of:=RANDBETWEEN([.A796];[.C796])" office:value-type="float" office:value="4" calcext:value-type="float">
            <text:p>4</text:p>
          </table:table-cell>
          <table:table-cell table:formula="of:=[.A796] + ([.B796]-[.A796])^2.5 + ([.C796]-[.A796]-[.B796]) * ([.D796]/[.A796] + 0.002)" office:value-type="float" office:value="476.806632579837" calcext:value-type="float">
            <text:p>476.806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797]; [.B797])" office:value-type="float" office:value="12" calcext:value-type="float">
            <text:p>12</text:p>
          </table:table-cell>
          <table:table-cell table:formula="of:=RANDBETWEEN([.A797];[.C797])" office:value-type="float" office:value="9" calcext:value-type="float">
            <text:p>9</text:p>
          </table:table-cell>
          <table:table-cell table:formula="of:=[.A797] + ([.B797]-[.A797])^2.5 + ([.C797]-[.A797]-[.B797]) * ([.D797]/[.A797] + 0.002)" office:value-type="float" office:value="236.97" calcext:value-type="float">
            <text:p>236.9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798]; [.B798])" office:value-type="float" office:value="4" calcext:value-type="float">
            <text:p>4</text:p>
          </table:table-cell>
          <table:table-cell table:formula="of:=RANDBETWEEN([.A798];[.C798])" office:value-type="float" office:value="3" calcext:value-type="float">
            <text:p>3</text:p>
          </table:table-cell>
          <table:table-cell table:formula="of:=[.A798] + ([.B798]-[.A798])^2.5 + ([.C798]-[.A798]-[.B798]) * ([.D798]/[.A798] + 0.002)" office:value-type="float" office:value="857.387252896669" calcext:value-type="float">
            <text:p>857.38725289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799]; [.B799])" office:value-type="float" office:value="13" calcext:value-type="float">
            <text:p>13</text:p>
          </table:table-cell>
          <table:table-cell table:formula="of:=RANDBETWEEN([.A799];[.C799])" office:value-type="float" office:value="11" calcext:value-type="float">
            <text:p>11</text:p>
          </table:table-cell>
          <table:table-cell table:formula="of:=[.A799] + ([.B799]-[.A799])^2.5 + ([.C799]-[.A799]-[.B799]) * ([.D799]/[.A799] + 0.002)" office:value-type="float" office:value="591.322165553414" calcext:value-type="float">
            <text:p>591.322165553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00]; [.B800])" office:value-type="float" office:value="12" calcext:value-type="float">
            <text:p>12</text:p>
          </table:table-cell>
          <table:table-cell table:formula="of:=RANDBETWEEN([.A800];[.C800])" office:value-type="float" office:value="6" calcext:value-type="float">
            <text:p>6</text:p>
          </table:table-cell>
          <table:table-cell table:formula="of:=[.A800] + ([.B800]-[.A800])^2.5 + ([.C800]-[.A800]-[.B800]) * ([.D800]/[.A800] + 0.002)" office:value-type="float" office:value="858.899252896669" calcext:value-type="float">
            <text:p>858.899252896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01]; [.B801])" office:value-type="float" office:value="18" calcext:value-type="float">
            <text:p>18</text:p>
          </table:table-cell>
          <table:table-cell table:formula="of:=RANDBETWEEN([.A801];[.C801])" office:value-type="float" office:value="18" calcext:value-type="float">
            <text:p>18</text:p>
          </table:table-cell>
          <table:table-cell table:formula="of:=[.A801] + ([.B801]-[.A801])^2.5 + ([.C801]-[.A801]-[.B801]) * ([.D801]/[.A801] + 0.002)" office:value-type="float" office:value="856.415252896669" calcext:value-type="float">
            <text:p>856.41525289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02]; [.B802])" office:value-type="float" office:value="5" calcext:value-type="float">
            <text:p>5</text:p>
          </table:table-cell>
          <table:table-cell table:formula="of:=RANDBETWEEN([.A802];[.C802])" office:value-type="float" office:value="4" calcext:value-type="float">
            <text:p>4</text:p>
          </table:table-cell>
          <table:table-cell table:formula="of:=[.A802] + ([.B802]-[.A802])^2.5 + ([.C802]-[.A802]-[.B802]) * ([.D802]/[.A802] + 0.002)" office:value-type="float" office:value="173.997335983756" calcext:value-type="float">
            <text:p>173.997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03]; [.B803])" office:value-type="float" office:value="11" calcext:value-type="float">
            <text:p>11</text:p>
          </table:table-cell>
          <table:table-cell table:formula="of:=RANDBETWEEN([.A803];[.C803])" office:value-type="float" office:value="9" calcext:value-type="float">
            <text:p>9</text:p>
          </table:table-cell>
          <table:table-cell table:formula="of:=[.A803] + ([.B803]-[.A803])^2.5 + ([.C803]-[.A803]-[.B803]) * ([.D803]/[.A803] + 0.002)" office:value-type="float" office:value="174.989335983756" calcext:value-type="float">
            <text:p>174.989335983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04]; [.B804])" office:value-type="float" office:value="11" calcext:value-type="float">
            <text:p>11</text:p>
          </table:table-cell>
          <table:table-cell table:formula="of:=RANDBETWEEN([.A804];[.C804])" office:value-type="float" office:value="8" calcext:value-type="float">
            <text:p>8</text:p>
          </table:table-cell>
          <table:table-cell table:formula="of:=[.A804] + ([.B804]-[.A804])^2.5 + ([.C804]-[.A804]-[.B804]) * ([.D804]/[.A804] + 0.002)" office:value-type="float" office:value="84.8779164544801" calcext:value-type="float">
            <text:p>84.877916454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05]; [.B805])" office:value-type="float" office:value="19" calcext:value-type="float">
            <text:p>19</text:p>
          </table:table-cell>
          <table:table-cell table:formula="of:=RANDBETWEEN([.A805];[.C805])" office:value-type="float" office:value="12" calcext:value-type="float">
            <text:p>12</text:p>
          </table:table-cell>
          <table:table-cell table:formula="of:=[.A805] + ([.B805]-[.A805])^2.5 + ([.C805]-[.A805]-[.B805]) * ([.D805]/[.A805] + 0.002)" office:value-type="float" office:value="396.95826629967" calcext:value-type="float">
            <text:p>396.9582662997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06]; [.B806])" office:value-type="float" office:value="1" calcext:value-type="float">
            <text:p>1</text:p>
          </table:table-cell>
          <table:table-cell table:formula="of:=RANDBETWEEN([.A806];[.C806])" office:value-type="float" office:value="1" calcext:value-type="float">
            <text:p>1</text:p>
          </table:table-cell>
          <table:table-cell table:formula="of:=[.A806] + ([.B806]-[.A806])^2.5 + ([.C806]-[.A806]-[.B806]) * ([.D806]/[.A806] + 0.002)" office:value-type="float" office:value="1356.57758262665" calcext:value-type="float">
            <text:p>1356.57758262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07]; [.B807])" office:value-type="float" office:value="10" calcext:value-type="float">
            <text:p>10</text:p>
          </table:table-cell>
          <table:table-cell table:formula="of:=RANDBETWEEN([.A807];[.C807])" office:value-type="float" office:value="9" calcext:value-type="float">
            <text:p>9</text:p>
          </table:table-cell>
          <table:table-cell table:formula="of:=[.A807] + ([.B807]-[.A807])^2.5 + ([.C807]-[.A807]-[.B807]) * ([.D807]/[.A807] + 0.002)" office:value-type="float" office:value="4.63685424949238" calcext:value-type="float">
            <text:p>4.636854249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08]; [.B808])" office:value-type="float" office:value="9" calcext:value-type="float">
            <text:p>9</text:p>
          </table:table-cell>
          <table:table-cell table:formula="of:=RANDBETWEEN([.A808];[.C808])" office:value-type="float" office:value="9" calcext:value-type="float">
            <text:p>9</text:p>
          </table:table-cell>
          <table:table-cell table:formula="of:=[.A808] + ([.B808]-[.A808])^2.5 + ([.C808]-[.A808]-[.B808]) * ([.D808]/[.A808] + 0.002)" office:value-type="float" office:value="485.417632579837" calcext:value-type="float">
            <text:p>485.417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09]; [.B809])" office:value-type="float" office:value="17" calcext:value-type="float">
            <text:p>17</text:p>
          </table:table-cell>
          <table:table-cell table:formula="of:=RANDBETWEEN([.A809];[.C809])" office:value-type="float" office:value="14" calcext:value-type="float">
            <text:p>14</text:p>
          </table:table-cell>
          <table:table-cell table:formula="of:=[.A809] + ([.B809]-[.A809])^2.5 + ([.C809]-[.A809]-[.B809]) * ([.D809]/[.A809] + 0.002)" office:value-type="float" office:value="599.330165553414" calcext:value-type="float">
            <text:p>599.330165553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10]; [.B810])" office:value-type="float" office:value="10" calcext:value-type="float">
            <text:p>10</text:p>
          </table:table-cell>
          <table:table-cell table:formula="of:=RANDBETWEEN([.A810];[.C810])" office:value-type="float" office:value="8" calcext:value-type="float">
            <text:p>8</text:p>
          </table:table-cell>
          <table:table-cell table:formula="of:=[.A810] + ([.B810]-[.A810])^2.5 + ([.C810]-[.A810]-[.B810]) * ([.D810]/[.A810] + 0.002)" office:value-type="float" office:value="173.007335983756" calcext:value-type="float">
            <text:p>173.007335983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11]; [.B811])" office:value-type="float" office:value="8" calcext:value-type="float">
            <text:p>8</text:p>
          </table:table-cell>
          <table:table-cell table:formula="of:=RANDBETWEEN([.A811];[.C811])" office:value-type="float" office:value="7" calcext:value-type="float">
            <text:p>7</text:p>
          </table:table-cell>
          <table:table-cell table:formula="of:=[.A811] + ([.B811]-[.A811])^2.5 + ([.C811]-[.A811]-[.B811]) * ([.D811]/[.A811] + 0.002)" office:value-type="float" office:value="297.215766016838" calcext:value-type="float">
            <text:p>297.21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12]; [.B812])" office:value-type="float" office:value="9" calcext:value-type="float">
            <text:p>9</text:p>
          </table:table-cell>
          <table:table-cell table:formula="of:=RANDBETWEEN([.A812];[.C812])" office:value-type="float" office:value="9" calcext:value-type="float">
            <text:p>9</text:p>
          </table:table-cell>
          <table:table-cell table:formula="of:=[.A812] + ([.B812]-[.A812])^2.5 + ([.C812]-[.A812]-[.B812]) * ([.D812]/[.A812] + 0.002)" office:value-type="float" office:value="120.633814242165" calcext:value-type="float">
            <text:p>120.633814242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13]; [.B813])" office:value-type="float" office:value="5" calcext:value-type="float">
            <text:p>5</text:p>
          </table:table-cell>
          <table:table-cell table:formula="of:=RANDBETWEEN([.A813];[.C813])" office:value-type="float" office:value="5" calcext:value-type="float">
            <text:p>5</text:p>
          </table:table-cell>
          <table:table-cell table:formula="of:=[.A813] + ([.B813]-[.A813])^2.5 + ([.C813]-[.A813]-[.B813]) * ([.D813]/[.A813] + 0.002)" office:value-type="float" office:value="560.318165553414" calcext:value-type="float">
            <text:p>560.318165553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14]; [.B814])" office:value-type="float" office:value="14" calcext:value-type="float">
            <text:p>14</text:p>
          </table:table-cell>
          <table:table-cell table:formula="of:=RANDBETWEEN([.A814];[.C814])" office:value-type="float" office:value="10" calcext:value-type="float">
            <text:p>10</text:p>
          </table:table-cell>
          <table:table-cell table:formula="of:=[.A814] + ([.B814]-[.A814])^2.5 + ([.C814]-[.A814]-[.B814]) * ([.D814]/[.A814] + 0.002)" office:value-type="float" office:value="126.615814242165" calcext:value-type="float">
            <text:p>126.615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15]; [.B815])" office:value-type="float" office:value="9" calcext:value-type="float">
            <text:p>9</text:p>
          </table:table-cell>
          <table:table-cell table:formula="of:=RANDBETWEEN([.A815];[.C815])" office:value-type="float" office:value="6" calcext:value-type="float">
            <text:p>6</text:p>
          </table:table-cell>
          <table:table-cell table:formula="of:=[.A815] + ([.B815]-[.A815])^2.5 + ([.C815]-[.A815]-[.B815]) * ([.D815]/[.A815] + 0.002)" office:value-type="float" office:value="125.621814242165" calcext:value-type="float">
            <text:p>125.621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16]; [.B816])" office:value-type="float" office:value="9" calcext:value-type="float">
            <text:p>9</text:p>
          </table:table-cell>
          <table:table-cell table:formula="of:=RANDBETWEEN([.A816];[.C816])" office:value-type="float" office:value="9" calcext:value-type="float">
            <text:p>9</text:p>
          </table:table-cell>
          <table:table-cell table:formula="of:=[.A816] + ([.B816]-[.A816])^2.5 + ([.C816]-[.A816]-[.B816]) * ([.D816]/[.A816] + 0.002)" office:value-type="float" office:value="994.22" calcext:value-type="float">
            <text:p>994.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17]; [.B817])" office:value-type="float" office:value="7" calcext:value-type="float">
            <text:p>7</text:p>
          </table:table-cell>
          <table:table-cell table:formula="of:=RANDBETWEEN([.A817];[.C817])" office:value-type="float" office:value="6" calcext:value-type="float">
            <text:p>6</text:p>
          </table:table-cell>
          <table:table-cell table:formula="of:=[.A817] + ([.B817]-[.A817])^2.5 + ([.C817]-[.A817]-[.B817]) * ([.D817]/[.A817] + 0.002)" office:value-type="float" office:value="487.796632579837" calcext:value-type="float">
            <text:p>487.796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18]; [.B818])" office:value-type="float" office:value="9" calcext:value-type="float">
            <text:p>9</text:p>
          </table:table-cell>
          <table:table-cell table:formula="of:=RANDBETWEEN([.A818];[.C818])" office:value-type="float" office:value="9" calcext:value-type="float">
            <text:p>9</text:p>
          </table:table-cell>
          <table:table-cell table:formula="of:=[.A818] + ([.B818]-[.A818])^2.5 + ([.C818]-[.A818]-[.B818]) * ([.D818]/[.A818] + 0.002)" office:value-type="float" office:value="298.213766016838" calcext:value-type="float">
            <text:p>298.213766016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19]; [.B819])" office:value-type="float" office:value="9" calcext:value-type="float">
            <text:p>9</text:p>
          </table:table-cell>
          <table:table-cell table:formula="of:=RANDBETWEEN([.A819];[.C819])" office:value-type="float" office:value="8" calcext:value-type="float">
            <text:p>8</text:p>
          </table:table-cell>
          <table:table-cell table:formula="of:=[.A819] + ([.B819]-[.A819])^2.5 + ([.C819]-[.A819]-[.B819]) * ([.D819]/[.A819] + 0.002)" office:value-type="float" office:value="51.2190327708281" calcext:value-type="float">
            <text:p>51.219032770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20]; [.B820])" office:value-type="float" office:value="6" calcext:value-type="float">
            <text:p>6</text:p>
          </table:table-cell>
          <table:table-cell table:formula="of:=RANDBETWEEN([.A820];[.C820])" office:value-type="float" office:value="5" calcext:value-type="float">
            <text:p>5</text:p>
          </table:table-cell>
          <table:table-cell table:formula="of:=[.A820] + ([.B820]-[.A820])^2.5 + ([.C820]-[.A820]-[.B820]) * ([.D820]/[.A820] + 0.002)" office:value-type="float" office:value="849.391252896669" calcext:value-type="float">
            <text:p>849.391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821]; [.B821])" office:value-type="float" office:value="12" calcext:value-type="float">
            <text:p>12</text:p>
          </table:table-cell>
          <table:table-cell table:formula="of:=RANDBETWEEN([.A821];[.C821])" office:value-type="float" office:value="11" calcext:value-type="float">
            <text:p>11</text:p>
          </table:table-cell>
          <table:table-cell table:formula="of:=[.A821] + ([.B821]-[.A821])^2.5 + ([.C821]-[.A821]-[.B821]) * ([.D821]/[.A821] + 0.002)" office:value-type="float" office:value="82.7536307401944" calcext:value-type="float">
            <text:p>82.753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22]; [.B822])" office:value-type="float" office:value="12" calcext:value-type="float">
            <text:p>12</text:p>
          </table:table-cell>
          <table:table-cell table:formula="of:=RANDBETWEEN([.A822];[.C822])" office:value-type="float" office:value="8" calcext:value-type="float">
            <text:p>8</text:p>
          </table:table-cell>
          <table:table-cell table:formula="of:=[.A822] + ([.B822]-[.A822])^2.5 + ([.C822]-[.A822]-[.B822]) * ([.D822]/[.A822] + 0.002)" office:value-type="float" office:value="308.215766016838" calcext:value-type="float">
            <text:p>308.21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23]; [.B823])" office:value-type="float" office:value="15" calcext:value-type="float">
            <text:p>15</text:p>
          </table:table-cell>
          <table:table-cell table:formula="of:=RANDBETWEEN([.A823];[.C823])" office:value-type="float" office:value="3" calcext:value-type="float">
            <text:p>3</text:p>
          </table:table-cell>
          <table:table-cell table:formula="of:=[.A823] + ([.B823]-[.A823])^2.5 + ([.C823]-[.A823]-[.B823]) * ([.D823]/[.A823] + 0.002)" office:value-type="float" office:value="1186.5615258035" calcext:value-type="float">
            <text:p>1186.561525803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24]; [.B824])" office:value-type="float" office:value="12" calcext:value-type="float">
            <text:p>12</text:p>
          </table:table-cell>
          <table:table-cell table:formula="of:=RANDBETWEEN([.A824];[.C824])" office:value-type="float" office:value="10" calcext:value-type="float">
            <text:p>10</text:p>
          </table:table-cell>
          <table:table-cell table:formula="of:=[.A824] + ([.B824]-[.A824])^2.5 + ([.C824]-[.A824]-[.B824]) * ([.D824]/[.A824] + 0.002)" office:value-type="float" office:value="592.316165553414" calcext:value-type="float">
            <text:p>592.3161655534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25]; [.B825])" office:value-type="float" office:value="11" calcext:value-type="float">
            <text:p>11</text:p>
          </table:table-cell>
          <table:table-cell table:formula="of:=RANDBETWEEN([.A825];[.C825])" office:value-type="float" office:value="11" calcext:value-type="float">
            <text:p>11</text:p>
          </table:table-cell>
          <table:table-cell table:formula="of:=[.A825] + ([.B825]-[.A825])^2.5 + ([.C825]-[.A825]-[.B825]) * ([.D825]/[.A825] + 0.002)" office:value-type="float" office:value="27.5335555555556" calcext:value-type="float">
            <text:p>27.533555555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26]; [.B826])" office:value-type="float" office:value="4" calcext:value-type="float">
            <text:p>4</text:p>
          </table:table-cell>
          <table:table-cell table:formula="of:=RANDBETWEEN([.A826];[.C826])" office:value-type="float" office:value="4" calcext:value-type="float">
            <text:p>4</text:p>
          </table:table-cell>
          <table:table-cell table:formula="of:=[.A826] + ([.B826]-[.A826])^2.5 + ([.C826]-[.A826]-[.B826]) * ([.D826]/[.A826] + 0.002)" office:value-type="float" office:value="1007.96" calcext:value-type="float">
            <text:p>1007.96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27]; [.B827])" office:value-type="float" office:value="10" calcext:value-type="float">
            <text:p>10</text:p>
          </table:table-cell>
          <table:table-cell table:formula="of:=RANDBETWEEN([.A827];[.C827])" office:value-type="float" office:value="9" calcext:value-type="float">
            <text:p>9</text:p>
          </table:table-cell>
          <table:table-cell table:formula="of:=[.A827] + ([.B827]-[.A827])^2.5 + ([.C827]-[.A827]-[.B827]) * ([.D827]/[.A827] + 0.002)" office:value-type="float" office:value="0.981999999999999" calcext:value-type="float">
            <text:p>0.98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28]; [.B828])" office:value-type="float" office:value="3" calcext:value-type="float">
            <text:p>3</text:p>
          </table:table-cell>
          <table:table-cell table:formula="of:=RANDBETWEEN([.A828];[.C828])" office:value-type="float" office:value="3" calcext:value-type="float">
            <text:p>3</text:p>
          </table:table-cell>
          <table:table-cell table:formula="of:=[.A828] + ([.B828]-[.A828])^2.5 + ([.C828]-[.A828]-[.B828]) * ([.D828]/[.A828] + 0.002)" office:value-type="float" office:value="979.97" calcext:value-type="float">
            <text:p>979.9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29]; [.B829])" office:value-type="float" office:value="11" calcext:value-type="float">
            <text:p>11</text:p>
          </table:table-cell>
          <table:table-cell table:formula="of:=RANDBETWEEN([.A829];[.C829])" office:value-type="float" office:value="7" calcext:value-type="float">
            <text:p>7</text:p>
          </table:table-cell>
          <table:table-cell table:formula="of:=[.A829] + ([.B829]-[.A829])^2.5 + ([.C829]-[.A829]-[.B829]) * ([.D829]/[.A829] + 0.002)" office:value-type="float" office:value="176.997335983756" calcext:value-type="float">
            <text:p>176.997335983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30]; [.B830])" office:value-type="float" office:value="16" calcext:value-type="float">
            <text:p>16</text:p>
          </table:table-cell>
          <table:table-cell table:formula="of:=RANDBETWEEN([.A830];[.C830])" office:value-type="float" office:value="10" calcext:value-type="float">
            <text:p>10</text:p>
          </table:table-cell>
          <table:table-cell table:formula="of:=[.A830] + ([.B830]-[.A830])^2.5 + ([.C830]-[.A830]-[.B830]) * ([.D830]/[.A830] + 0.002)" office:value-type="float" office:value="239.732" calcext:value-type="float">
            <text:p>239.73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31]; [.B831])" office:value-type="float" office:value="12" calcext:value-type="float">
            <text:p>12</text:p>
          </table:table-cell>
          <table:table-cell table:formula="of:=RANDBETWEEN([.A831];[.C831])" office:value-type="float" office:value="5" calcext:value-type="float">
            <text:p>5</text:p>
          </table:table-cell>
          <table:table-cell table:formula="of:=[.A831] + ([.B831]-[.A831])^2.5 + ([.C831]-[.A831]-[.B831]) * ([.D831]/[.A831] + 0.002)" office:value-type="float" office:value="1351.59558262665" calcext:value-type="float">
            <text:p>1351.595582626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32]; [.B832])" office:value-type="float" office:value="10" calcext:value-type="float">
            <text:p>10</text:p>
          </table:table-cell>
          <table:table-cell table:formula="of:=RANDBETWEEN([.A832];[.C832])" office:value-type="float" office:value="4" calcext:value-type="float">
            <text:p>4</text:p>
          </table:table-cell>
          <table:table-cell table:formula="of:=[.A832] + ([.B832]-[.A832])^2.5 + ([.C832]-[.A832]-[.B832]) * ([.D832]/[.A832] + 0.002)" office:value-type="float" office:value="128.635814242165" calcext:value-type="float">
            <text:p>128.635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33]; [.B833])" office:value-type="float" office:value="6" calcext:value-type="float">
            <text:p>6</text:p>
          </table:table-cell>
          <table:table-cell table:formula="of:=RANDBETWEEN([.A833];[.C833])" office:value-type="float" office:value="4" calcext:value-type="float">
            <text:p>4</text:p>
          </table:table-cell>
          <table:table-cell table:formula="of:=[.A833] + ([.B833]-[.A833])^2.5 + ([.C833]-[.A833]-[.B833]) * ([.D833]/[.A833] + 0.002)" office:value-type="float" office:value="174.999335983756" calcext:value-type="float">
            <text:p>174.999335983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34]; [.B834])" office:value-type="float" office:value="11" calcext:value-type="float">
            <text:p>11</text:p>
          </table:table-cell>
          <table:table-cell table:formula="of:=RANDBETWEEN([.A834];[.C834])" office:value-type="float" office:value="10" calcext:value-type="float">
            <text:p>10</text:p>
          </table:table-cell>
          <table:table-cell table:formula="of:=[.A834] + ([.B834]-[.A834])^2.5 + ([.C834]-[.A834]-[.B834]) * ([.D834]/[.A834] + 0.002)" office:value-type="float" office:value="13.5724572681199" calcext:value-type="float">
            <text:p>13.5724572681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35]; [.B835])" office:value-type="float" office:value="12" calcext:value-type="float">
            <text:p>12</text:p>
          </table:table-cell>
          <table:table-cell table:formula="of:=RANDBETWEEN([.A835];[.C835])" office:value-type="float" office:value="9" calcext:value-type="float">
            <text:p>9</text:p>
          </table:table-cell>
          <table:table-cell table:formula="of:=[.A835] + ([.B835]-[.A835])^2.5 + ([.C835]-[.A835]-[.B835]) * ([.D835]/[.A835] + 0.002)" office:value-type="float" office:value="483.818632579837" calcext:value-type="float">
            <text:p>483.818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36]; [.B836])" office:value-type="float" office:value="4" calcext:value-type="float">
            <text:p>4</text:p>
          </table:table-cell>
          <table:table-cell table:formula="of:=RANDBETWEEN([.A836];[.C836])" office:value-type="float" office:value="4" calcext:value-type="float">
            <text:p>4</text:p>
          </table:table-cell>
          <table:table-cell table:formula="of:=[.A836] + ([.B836]-[.A836])^2.5 + ([.C836]-[.A836]-[.B836]) * ([.D836]/[.A836] + 0.002)" office:value-type="float" office:value="306.199766016838" calcext:value-type="float">
            <text:p>306.199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37]; [.B837])" office:value-type="float" office:value="9" calcext:value-type="float">
            <text:p>9</text:p>
          </table:table-cell>
          <table:table-cell table:formula="of:=RANDBETWEEN([.A837];[.C837])" office:value-type="float" office:value="8" calcext:value-type="float">
            <text:p>8</text:p>
          </table:table-cell>
          <table:table-cell table:formula="of:=[.A837] + ([.B837]-[.A837])^2.5 + ([.C837]-[.A837]-[.B837]) * ([.D837]/[.A837] + 0.002)" office:value-type="float" office:value="170.676002650423" calcext:value-type="float">
            <text:p>170.676002650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38]; [.B838])" office:value-type="float" office:value="12" calcext:value-type="float">
            <text:p>12</text:p>
          </table:table-cell>
          <table:table-cell table:formula="of:=RANDBETWEEN([.A838];[.C838])" office:value-type="float" office:value="9" calcext:value-type="float">
            <text:p>9</text:p>
          </table:table-cell>
          <table:table-cell table:formula="of:=[.A838] + ([.B838]-[.A838])^2.5 + ([.C838]-[.A838]-[.B838]) * ([.D838]/[.A838] + 0.002)" office:value-type="float" office:value="391.571313918718" calcext:value-type="float">
            <text:p>391.571313918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39]; [.B839])" office:value-type="float" office:value="12" calcext:value-type="float">
            <text:p>12</text:p>
          </table:table-cell>
          <table:table-cell table:formula="of:=RANDBETWEEN([.A839];[.C839])" office:value-type="float" office:value="9" calcext:value-type="float">
            <text:p>9</text:p>
          </table:table-cell>
          <table:table-cell table:formula="of:=[.A839] + ([.B839]-[.A839])^2.5 + ([.C839]-[.A839]-[.B839]) * ([.D839]/[.A839] + 0.002)" office:value-type="float" office:value="309.195766016838" calcext:value-type="float">
            <text:p>309.195766016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40]; [.B840])" office:value-type="float" office:value="14" calcext:value-type="float">
            <text:p>14</text:p>
          </table:table-cell>
          <table:table-cell table:formula="of:=RANDBETWEEN([.A840];[.C840])" office:value-type="float" office:value="3" calcext:value-type="float">
            <text:p>3</text:p>
          </table:table-cell>
          <table:table-cell table:formula="of:=[.A840] + ([.B840]-[.A840])^2.5 + ([.C840]-[.A840]-[.B840]) * ([.D840]/[.A840] + 0.002)" office:value-type="float" office:value="1553.54851861818" calcext:value-type="float">
            <text:p>1553.548518618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41]; [.B841])" office:value-type="float" office:value="15" calcext:value-type="float">
            <text:p>15</text:p>
          </table:table-cell>
          <table:table-cell table:formula="of:=RANDBETWEEN([.A841];[.C841])" office:value-type="float" office:value="15" calcext:value-type="float">
            <text:p>15</text:p>
          </table:table-cell>
          <table:table-cell table:formula="of:=[.A841] + ([.B841]-[.A841])^2.5 + ([.C841]-[.A841]-[.B841]) * ([.D841]/[.A841] + 0.002)" office:value-type="float" office:value="232.23" calcext:value-type="float">
            <text:p>232.2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42]; [.B842])" office:value-type="float" office:value="17" calcext:value-type="float">
            <text:p>17</text:p>
          </table:table-cell>
          <table:table-cell table:formula="of:=RANDBETWEEN([.A842];[.C842])" office:value-type="float" office:value="16" calcext:value-type="float">
            <text:p>16</text:p>
          </table:table-cell>
          <table:table-cell table:formula="of:=[.A842] + ([.B842]-[.A842])^2.5 + ([.C842]-[.A842]-[.B842]) * ([.D842]/[.A842] + 0.002)" office:value-type="float" office:value="174.001335983756" calcext:value-type="float">
            <text:p>174.001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43]; [.B843])" office:value-type="float" office:value="15" calcext:value-type="float">
            <text:p>15</text:p>
          </table:table-cell>
          <table:table-cell table:formula="of:=RANDBETWEEN([.A843];[.C843])" office:value-type="float" office:value="15" calcext:value-type="float">
            <text:p>15</text:p>
          </table:table-cell>
          <table:table-cell table:formula="of:=[.A843] + ([.B843]-[.A843])^2.5 + ([.C843]-[.A843]-[.B843]) * ([.D843]/[.A843] + 0.002)" office:value-type="float" office:value="387.295599633003" calcext:value-type="float">
            <text:p>387.2955996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44]; [.B844])" office:value-type="float" office:value="7" calcext:value-type="float">
            <text:p>7</text:p>
          </table:table-cell>
          <table:table-cell table:formula="of:=RANDBETWEEN([.A844];[.C844])" office:value-type="float" office:value="7" calcext:value-type="float">
            <text:p>7</text:p>
          </table:table-cell>
          <table:table-cell table:formula="of:=[.A844] + ([.B844]-[.A844])^2.5 + ([.C844]-[.A844]-[.B844]) * ([.D844]/[.A844] + 0.002)" office:value-type="float" office:value="171.82666931709" calcext:value-type="float">
            <text:p>171.826669317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45]; [.B845])" office:value-type="float" office:value="17" calcext:value-type="float">
            <text:p>17</text:p>
          </table:table-cell>
          <table:table-cell table:formula="of:=RANDBETWEEN([.A845];[.C845])" office:value-type="float" office:value="15" calcext:value-type="float">
            <text:p>15</text:p>
          </table:table-cell>
          <table:table-cell table:formula="of:=[.A845] + ([.B845]-[.A845])^2.5 + ([.C845]-[.A845]-[.B845]) * ([.D845]/[.A845] + 0.002)" office:value-type="float" office:value="594.889594124843" calcext:value-type="float">
            <text:p>594.889594124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46]; [.B846])" office:value-type="float" office:value="6" calcext:value-type="float">
            <text:p>6</text:p>
          </table:table-cell>
          <table:table-cell table:formula="of:=RANDBETWEEN([.A846];[.C846])" office:value-type="float" office:value="5" calcext:value-type="float">
            <text:p>5</text:p>
          </table:table-cell>
          <table:table-cell table:formula="of:=[.A846] + ([.B846]-[.A846])^2.5 + ([.C846]-[.A846]-[.B846]) * ([.D846]/[.A846] + 0.002)" office:value-type="float" office:value="857.383252896669" calcext:value-type="float">
            <text:p>857.383252896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47]; [.B847])" office:value-type="float" office:value="19" calcext:value-type="float">
            <text:p>19</text:p>
          </table:table-cell>
          <table:table-cell table:formula="of:=RANDBETWEEN([.A847];[.C847])" office:value-type="float" office:value="3" calcext:value-type="float">
            <text:p>3</text:p>
          </table:table-cell>
          <table:table-cell table:formula="of:=[.A847] + ([.B847]-[.A847])^2.5 + ([.C847]-[.A847]-[.B847]) * ([.D847]/[.A847] + 0.002)" office:value-type="float" office:value="1372.10958262665" calcext:value-type="float">
            <text:p>1372.1095826267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48]; [.B848])" office:value-type="float" office:value="12" calcext:value-type="float">
            <text:p>12</text:p>
          </table:table-cell>
          <table:table-cell table:formula="of:=RANDBETWEEN([.A848];[.C848])" office:value-type="float" office:value="7" calcext:value-type="float">
            <text:p>7</text:p>
          </table:table-cell>
          <table:table-cell table:formula="of:=[.A848] + ([.B848]-[.A848])^2.5 + ([.C848]-[.A848]-[.B848]) * ([.D848]/[.A848] + 0.002)" office:value-type="float" office:value="178.011335983756" calcext:value-type="float">
            <text:p>178.011335983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49]; [.B849])" office:value-type="float" office:value="9" calcext:value-type="float">
            <text:p>9</text:p>
          </table:table-cell>
          <table:table-cell table:formula="of:=RANDBETWEEN([.A849];[.C849])" office:value-type="float" office:value="6" calcext:value-type="float">
            <text:p>6</text:p>
          </table:table-cell>
          <table:table-cell table:formula="of:=[.A849] + ([.B849]-[.A849])^2.5 + ([.C849]-[.A849]-[.B849]) * ([.D849]/[.A849] + 0.002)" office:value-type="float" office:value="489.800632579837" calcext:value-type="float">
            <text:p>489.800632579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50]; [.B850])" office:value-type="float" office:value="15" calcext:value-type="float">
            <text:p>15</text:p>
          </table:table-cell>
          <table:table-cell table:formula="of:=RANDBETWEEN([.A850];[.C850])" office:value-type="float" office:value="2" calcext:value-type="float">
            <text:p>2</text:p>
          </table:table-cell>
          <table:table-cell table:formula="of:=[.A850] + ([.B850]-[.A850])^2.5 + ([.C850]-[.A850]-[.B850]) * ([.D850]/[.A850] + 0.002)" office:value-type="float" office:value="732.362847807693" calcext:value-type="float">
            <text:p>732.362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51]; [.B851])" office:value-type="float" office:value="10" calcext:value-type="float">
            <text:p>10</text:p>
          </table:table-cell>
          <table:table-cell table:formula="of:=RANDBETWEEN([.A851];[.C851])" office:value-type="float" office:value="9" calcext:value-type="float">
            <text:p>9</text:p>
          </table:table-cell>
          <table:table-cell table:formula="of:=[.A851] + ([.B851]-[.A851])^2.5 + ([.C851]-[.A851]-[.B851]) * ([.D851]/[.A851] + 0.002)" office:value-type="float" office:value="51.5046994374947" calcext:value-type="float">
            <text:p>51.504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52]; [.B852])" office:value-type="float" office:value="12" calcext:value-type="float">
            <text:p>12</text:p>
          </table:table-cell>
          <table:table-cell table:formula="of:=RANDBETWEEN([.A852];[.C852])" office:value-type="float" office:value="7" calcext:value-type="float">
            <text:p>7</text:p>
          </table:table-cell>
          <table:table-cell table:formula="of:=[.A852] + ([.B852]-[.A852])^2.5 + ([.C852]-[.A852]-[.B852]) * ([.D852]/[.A852] + 0.002)" office:value-type="float" office:value="177.999335983756" calcext:value-type="float">
            <text:p>177.999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53]; [.B853])" office:value-type="float" office:value="7" calcext:value-type="float">
            <text:p>7</text:p>
          </table:table-cell>
          <table:table-cell table:formula="of:=RANDBETWEEN([.A853];[.C853])" office:value-type="float" office:value="7" calcext:value-type="float">
            <text:p>7</text:p>
          </table:table-cell>
          <table:table-cell table:formula="of:=[.A853] + ([.B853]-[.A853])^2.5 + ([.C853]-[.A853]-[.B853]) * ([.D853]/[.A853] + 0.002)" office:value-type="float" office:value="79.9176307401944" calcext:value-type="float">
            <text:p>79.917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54]; [.B854])" office:value-type="float" office:value="8" calcext:value-type="float">
            <text:p>8</text:p>
          </table:table-cell>
          <table:table-cell table:formula="of:=RANDBETWEEN([.A854];[.C854])" office:value-type="float" office:value="7" calcext:value-type="float">
            <text:p>7</text:p>
          </table:table-cell>
          <table:table-cell table:formula="of:=[.A854] + ([.B854]-[.A854])^2.5 + ([.C854]-[.A854]-[.B854]) * ([.D854]/[.A854] + 0.002)" office:value-type="float" office:value="173.991335983756" calcext:value-type="float">
            <text:p>173.991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55]; [.B855])" office:value-type="float" office:value="6" calcext:value-type="float">
            <text:p>6</text:p>
          </table:table-cell>
          <table:table-cell table:formula="of:=RANDBETWEEN([.A855];[.C855])" office:value-type="float" office:value="4" calcext:value-type="float">
            <text:p>4</text:p>
          </table:table-cell>
          <table:table-cell table:formula="of:=[.A855] + ([.B855]-[.A855])^2.5 + ([.C855]-[.A855]-[.B855]) * ([.D855]/[.A855] + 0.002)" office:value-type="float" office:value="173.33666931709" calcext:value-type="float">
            <text:p>173.336669317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56]; [.B856])" office:value-type="float" office:value="6" calcext:value-type="float">
            <text:p>6</text:p>
          </table:table-cell>
          <table:table-cell table:formula="of:=RANDBETWEEN([.A856];[.C856])" office:value-type="float" office:value="5" calcext:value-type="float">
            <text:p>5</text:p>
          </table:table-cell>
          <table:table-cell table:formula="of:=[.A856] + ([.B856]-[.A856])^2.5 + ([.C856]-[.A856]-[.B856]) * ([.D856]/[.A856] + 0.002)" office:value-type="float" office:value="597.304165553414" calcext:value-type="float">
            <text:p>597.304165553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57]; [.B857])" office:value-type="float" office:value="12" calcext:value-type="float">
            <text:p>12</text:p>
          </table:table-cell>
          <table:table-cell table:formula="of:=RANDBETWEEN([.A857];[.C857])" office:value-type="float" office:value="10" calcext:value-type="float">
            <text:p>10</text:p>
          </table:table-cell>
          <table:table-cell table:formula="of:=[.A857] + ([.B857]-[.A857])^2.5 + ([.C857]-[.A857]-[.B857]) * ([.D857]/[.A857] + 0.002)" office:value-type="float" office:value="485.802632579837" calcext:value-type="float">
            <text:p>485.802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58]; [.B858])" office:value-type="float" office:value="17" calcext:value-type="float">
            <text:p>17</text:p>
          </table:table-cell>
          <table:table-cell table:formula="of:=RANDBETWEEN([.A858];[.C858])" office:value-type="float" office:value="14" calcext:value-type="float">
            <text:p>14</text:p>
          </table:table-cell>
          <table:table-cell table:formula="of:=[.A858] + ([.B858]-[.A858])^2.5 + ([.C858]-[.A858]-[.B858]) * ([.D858]/[.A858] + 0.002)" office:value-type="float" office:value="125.621814242165" calcext:value-type="float">
            <text:p>125.621814242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59]; [.B859])" office:value-type="float" office:value="6" calcext:value-type="float">
            <text:p>6</text:p>
          </table:table-cell>
          <table:table-cell table:formula="of:=RANDBETWEEN([.A859];[.C859])" office:value-type="float" office:value="4" calcext:value-type="float">
            <text:p>4</text:p>
          </table:table-cell>
          <table:table-cell table:formula="of:=[.A859] + ([.B859]-[.A859])^2.5 + ([.C859]-[.A859]-[.B859]) * ([.D859]/[.A859] + 0.002)" office:value-type="float" office:value="385.293599633003" calcext:value-type="float">
            <text:p>385.2935996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60]; [.B860])" office:value-type="float" office:value="12" calcext:value-type="float">
            <text:p>12</text:p>
          </table:table-cell>
          <table:table-cell table:formula="of:=RANDBETWEEN([.A860];[.C860])" office:value-type="float" office:value="11" calcext:value-type="float">
            <text:p>11</text:p>
          </table:table-cell>
          <table:table-cell table:formula="of:=[.A860] + ([.B860]-[.A860])^2.5 + ([.C860]-[.A860]-[.B860]) * ([.D860]/[.A860] + 0.002)" office:value-type="float" office:value="234.266" calcext:value-type="float">
            <text:p>234.266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61]; [.B861])" office:value-type="float" office:value="13" calcext:value-type="float">
            <text:p>13</text:p>
          </table:table-cell>
          <table:table-cell table:formula="of:=RANDBETWEEN([.A861];[.C861])" office:value-type="float" office:value="11" calcext:value-type="float">
            <text:p>11</text:p>
          </table:table-cell>
          <table:table-cell table:formula="of:=[.A861] + ([.B861]-[.A861])^2.5 + ([.C861]-[.A861]-[.B861]) * ([.D861]/[.A861] + 0.002)" office:value-type="float" office:value="14.5684572681199" calcext:value-type="float">
            <text:p>14.568457268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62]; [.B862])" office:value-type="float" office:value="6" calcext:value-type="float">
            <text:p>6</text:p>
          </table:table-cell>
          <table:table-cell table:formula="of:=RANDBETWEEN([.A862];[.C862])" office:value-type="float" office:value="4" calcext:value-type="float">
            <text:p>4</text:p>
          </table:table-cell>
          <table:table-cell table:formula="of:=[.A862] + ([.B862]-[.A862])^2.5 + ([.C862]-[.A862]-[.B862]) * ([.D862]/[.A862] + 0.002)" office:value-type="float" office:value="235.978" calcext:value-type="float">
            <text:p>235.97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63]; [.B863])" office:value-type="float" office:value="4" calcext:value-type="float">
            <text:p>4</text:p>
          </table:table-cell>
          <table:table-cell table:formula="of:=RANDBETWEEN([.A863];[.C863])" office:value-type="float" office:value="4" calcext:value-type="float">
            <text:p>4</text:p>
          </table:table-cell>
          <table:table-cell table:formula="of:=[.A863] + ([.B863]-[.A863])^2.5 + ([.C863]-[.A863]-[.B863]) * ([.D863]/[.A863] + 0.002)" office:value-type="float" office:value="167.003335983756" calcext:value-type="float">
            <text:p>167.003335983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64]; [.B864])" office:value-type="float" office:value="16" calcext:value-type="float">
            <text:p>16</text:p>
          </table:table-cell>
          <table:table-cell table:formula="of:=RANDBETWEEN([.A864];[.C864])" office:value-type="float" office:value="13" calcext:value-type="float">
            <text:p>13</text:p>
          </table:table-cell>
          <table:table-cell table:formula="of:=[.A864] + ([.B864]-[.A864])^2.5 + ([.C864]-[.A864]-[.B864]) * ([.D864]/[.A864] + 0.002)" office:value-type="float" office:value="391.507821855226" calcext:value-type="float">
            <text:p>391.507821855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65]; [.B865])" office:value-type="float" office:value="11" calcext:value-type="float">
            <text:p>11</text:p>
          </table:table-cell>
          <table:table-cell table:formula="of:=RANDBETWEEN([.A865];[.C865])" office:value-type="float" office:value="9" calcext:value-type="float">
            <text:p>9</text:p>
          </table:table-cell>
          <table:table-cell table:formula="of:=[.A865] + ([.B865]-[.A865])^2.5 + ([.C865]-[.A865]-[.B865]) * ([.D865]/[.A865] + 0.002)" office:value-type="float" office:value="14.5684572681199" calcext:value-type="float">
            <text:p>14.5684572681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66]; [.B866])" office:value-type="float" office:value="10" calcext:value-type="float">
            <text:p>10</text:p>
          </table:table-cell>
          <table:table-cell table:formula="of:=RANDBETWEEN([.A866];[.C866])" office:value-type="float" office:value="10" calcext:value-type="float">
            <text:p>10</text:p>
          </table:table-cell>
          <table:table-cell table:formula="of:=[.A866] + ([.B866]-[.A866])^2.5 + ([.C866]-[.A866]-[.B866]) * ([.D866]/[.A866] + 0.002)" office:value-type="float" office:value="3.63285424949238" calcext:value-type="float">
            <text:p>3.632854249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67]; [.B867])" office:value-type="float" office:value="1" calcext:value-type="float">
            <text:p>1</text:p>
          </table:table-cell>
          <table:table-cell table:formula="of:=RANDBETWEEN([.A867];[.C867])" office:value-type="float" office:value="1" calcext:value-type="float">
            <text:p>1</text:p>
          </table:table-cell>
          <table:table-cell table:formula="of:=[.A867] + ([.B867]-[.A867])^2.5 + ([.C867]-[.A867]-[.B867]) * ([.D867]/[.A867] + 0.002)" office:value-type="float" office:value="1007.966" calcext:value-type="float">
            <text:p>1007.96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68]; [.B868])" office:value-type="float" office:value="11" calcext:value-type="float">
            <text:p>11</text:p>
          </table:table-cell>
          <table:table-cell table:formula="of:=RANDBETWEEN([.A868];[.C868])" office:value-type="float" office:value="5" calcext:value-type="float">
            <text:p>5</text:p>
          </table:table-cell>
          <table:table-cell table:formula="of:=[.A868] + ([.B868]-[.A868])^2.5 + ([.C868]-[.A868]-[.B868]) * ([.D868]/[.A868] + 0.002)" office:value-type="float" office:value="128.633814242165" calcext:value-type="float">
            <text:p>128.633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69]; [.B869])" office:value-type="float" office:value="5" calcext:value-type="float">
            <text:p>5</text:p>
          </table:table-cell>
          <table:table-cell table:formula="of:=RANDBETWEEN([.A869];[.C869])" office:value-type="float" office:value="5" calcext:value-type="float">
            <text:p>5</text:p>
          </table:table-cell>
          <table:table-cell table:formula="of:=[.A869] + ([.B869]-[.A869])^2.5 + ([.C869]-[.A869]-[.B869]) * ([.D869]/[.A869] + 0.002)" office:value-type="float" office:value="80.9136307401944" calcext:value-type="float">
            <text:p>80.913630740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70]; [.B870])" office:value-type="float" office:value="11" calcext:value-type="float">
            <text:p>11</text:p>
          </table:table-cell>
          <table:table-cell table:formula="of:=RANDBETWEEN([.A870];[.C870])" office:value-type="float" office:value="10" calcext:value-type="float">
            <text:p>10</text:p>
          </table:table-cell>
          <table:table-cell table:formula="of:=[.A870] + ([.B870]-[.A870])^2.5 + ([.C870]-[.A870]-[.B870]) * ([.D870]/[.A870] + 0.002)" office:value-type="float" office:value="0.98" calcext:value-type="float">
            <text:p>0.9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71]; [.B871])" office:value-type="float" office:value="7" calcext:value-type="float">
            <text:p>7</text:p>
          </table:table-cell>
          <table:table-cell table:formula="of:=RANDBETWEEN([.A871];[.C871])" office:value-type="float" office:value="7" calcext:value-type="float">
            <text:p>7</text:p>
          </table:table-cell>
          <table:table-cell table:formula="of:=[.A871] + ([.B871]-[.A871])^2.5 + ([.C871]-[.A871]-[.B871]) * ([.D871]/[.A871] + 0.002)" office:value-type="float" office:value="12.5684572681199" calcext:value-type="float">
            <text:p>12.5684572681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72]; [.B872])" office:value-type="float" office:value="14" calcext:value-type="float">
            <text:p>14</text:p>
          </table:table-cell>
          <table:table-cell table:formula="of:=RANDBETWEEN([.A872];[.C872])" office:value-type="float" office:value="13" calcext:value-type="float">
            <text:p>13</text:p>
          </table:table-cell>
          <table:table-cell table:formula="of:=[.A872] + ([.B872]-[.A872])^2.5 + ([.C872]-[.A872]-[.B872]) * ([.D872]/[.A872] + 0.002)" office:value-type="float" office:value="305.615766016838" calcext:value-type="float">
            <text:p>305.615766016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873]; [.B873])" office:value-type="float" office:value="16" calcext:value-type="float">
            <text:p>16</text:p>
          </table:table-cell>
          <table:table-cell table:formula="of:=RANDBETWEEN([.A873];[.C873])" office:value-type="float" office:value="13" calcext:value-type="float">
            <text:p>13</text:p>
          </table:table-cell>
          <table:table-cell table:formula="of:=[.A873] + ([.B873]-[.A873])^2.5 + ([.C873]-[.A873]-[.B873]) * ([.D873]/[.A873] + 0.002)" office:value-type="float" office:value="722.360847807693" calcext:value-type="float">
            <text:p>722.360847807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874]; [.B874])" office:value-type="float" office:value="14" calcext:value-type="float">
            <text:p>14</text:p>
          </table:table-cell>
          <table:table-cell table:formula="of:=RANDBETWEEN([.A874];[.C874])" office:value-type="float" office:value="8" calcext:value-type="float">
            <text:p>8</text:p>
          </table:table-cell>
          <table:table-cell table:formula="of:=[.A874] + ([.B874]-[.A874])^2.5 + ([.C874]-[.A874]-[.B874]) * ([.D874]/[.A874] + 0.002)" office:value-type="float" office:value="178.860478840899" calcext:value-type="float">
            <text:p>178.8604788409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75]; [.B875])" office:value-type="float" office:value="13" calcext:value-type="float">
            <text:p>13</text:p>
          </table:table-cell>
          <table:table-cell table:formula="of:=RANDBETWEEN([.A875];[.C875])" office:value-type="float" office:value="10" calcext:value-type="float">
            <text:p>10</text:p>
          </table:table-cell>
          <table:table-cell table:formula="of:=[.A875] + ([.B875]-[.A875])^2.5 + ([.C875]-[.A875]-[.B875]) * ([.D875]/[.A875] + 0.002)" office:value-type="float" office:value="53.8856994374947" calcext:value-type="float">
            <text:p>53.885699437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76]; [.B876])" office:value-type="float" office:value="10" calcext:value-type="float">
            <text:p>10</text:p>
          </table:table-cell>
          <table:table-cell table:formula="of:=RANDBETWEEN([.A876];[.C876])" office:value-type="float" office:value="10" calcext:value-type="float">
            <text:p>10</text:p>
          </table:table-cell>
          <table:table-cell table:formula="of:=[.A876] + ([.B876]-[.A876])^2.5 + ([.C876]-[.A876]-[.B876]) * ([.D876]/[.A876] + 0.002)" office:value-type="float" office:value="81.1576307401944" calcext:value-type="float">
            <text:p>81.15763074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77]; [.B877])" office:value-type="float" office:value="11" calcext:value-type="float">
            <text:p>11</text:p>
          </table:table-cell>
          <table:table-cell table:formula="of:=RANDBETWEEN([.A877];[.C877])" office:value-type="float" office:value="10" calcext:value-type="float">
            <text:p>10</text:p>
          </table:table-cell>
          <table:table-cell table:formula="of:=[.A877] + ([.B877]-[.A877])^2.5 + ([.C877]-[.A877]-[.B877]) * ([.D877]/[.A877] + 0.002)" office:value-type="float" office:value="1143.5575258035" calcext:value-type="float">
            <text:p>1143.5575258035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78]; [.B878])" office:value-type="float" office:value="19" calcext:value-type="float">
            <text:p>19</text:p>
          </table:table-cell>
          <table:table-cell table:formula="of:=RANDBETWEEN([.A878];[.C878])" office:value-type="float" office:value="17" calcext:value-type="float">
            <text:p>17</text:p>
          </table:table-cell>
          <table:table-cell table:formula="of:=[.A878] + ([.B878]-[.A878])^2.5 + ([.C878]-[.A878]-[.B878]) * ([.D878]/[.A878] + 0.002)" office:value-type="float" office:value="392.295599633003" calcext:value-type="float">
            <text:p>392.295599633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79]; [.B879])" office:value-type="float" office:value="7" calcext:value-type="float">
            <text:p>7</text:p>
          </table:table-cell>
          <table:table-cell table:formula="of:=RANDBETWEEN([.A879];[.C879])" office:value-type="float" office:value="7" calcext:value-type="float">
            <text:p>7</text:p>
          </table:table-cell>
          <table:table-cell table:formula="of:=[.A879] + ([.B879]-[.A879])^2.5 + ([.C879]-[.A879]-[.B879]) * ([.D879]/[.A879] + 0.002)" office:value-type="float" office:value="122.613814242165" calcext:value-type="float">
            <text:p>122.613814242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80]; [.B880])" office:value-type="float" office:value="7" calcext:value-type="float">
            <text:p>7</text:p>
          </table:table-cell>
          <table:table-cell table:formula="of:=RANDBETWEEN([.A880];[.C880])" office:value-type="float" office:value="7" calcext:value-type="float">
            <text:p>7</text:p>
          </table:table-cell>
          <table:table-cell table:formula="of:=[.A880] + ([.B880]-[.A880])^2.5 + ([.C880]-[.A880]-[.B880]) * ([.D880]/[.A880] + 0.002)" office:value-type="float" office:value="122.613814242165" calcext:value-type="float">
            <text:p>122.613814242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81]; [.B881])" office:value-type="float" office:value="10" calcext:value-type="float">
            <text:p>10</text:p>
          </table:table-cell>
          <table:table-cell table:formula="of:=RANDBETWEEN([.A881];[.C881])" office:value-type="float" office:value="8" calcext:value-type="float">
            <text:p>8</text:p>
          </table:table-cell>
          <table:table-cell table:formula="of:=[.A881] + ([.B881]-[.A881])^2.5 + ([.C881]-[.A881]-[.B881]) * ([.D881]/[.A881] + 0.002)" office:value-type="float" office:value="83.5696307401944" calcext:value-type="float">
            <text:p>83.569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82]; [.B882])" office:value-type="float" office:value="8" calcext:value-type="float">
            <text:p>8</text:p>
          </table:table-cell>
          <table:table-cell table:formula="of:=RANDBETWEEN([.A882];[.C882])" office:value-type="float" office:value="8" calcext:value-type="float">
            <text:p>8</text:p>
          </table:table-cell>
          <table:table-cell table:formula="of:=[.A882] + ([.B882]-[.A882])^2.5 + ([.C882]-[.A882]-[.B882]) * ([.D882]/[.A882] + 0.002)" office:value-type="float" office:value="304.910051731124" calcext:value-type="float">
            <text:p>304.910051731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83]; [.B883])" office:value-type="float" office:value="7" calcext:value-type="float">
            <text:p>7</text:p>
          </table:table-cell>
          <table:table-cell table:formula="of:=RANDBETWEEN([.A883];[.C883])" office:value-type="float" office:value="7" calcext:value-type="float">
            <text:p>7</text:p>
          </table:table-cell>
          <table:table-cell table:formula="of:=[.A883] + ([.B883]-[.A883])^2.5 + ([.C883]-[.A883]-[.B883]) * ([.D883]/[.A883] + 0.002)" office:value-type="float" office:value="998.216" calcext:value-type="float">
            <text:p>998.216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84]; [.B884])" office:value-type="float" office:value="8" calcext:value-type="float">
            <text:p>8</text:p>
          </table:table-cell>
          <table:table-cell table:formula="of:=RANDBETWEEN([.A884];[.C884])" office:value-type="float" office:value="7" calcext:value-type="float">
            <text:p>7</text:p>
          </table:table-cell>
          <table:table-cell table:formula="of:=[.A884] + ([.B884]-[.A884])^2.5 + ([.C884]-[.A884]-[.B884]) * ([.D884]/[.A884] + 0.002)" office:value-type="float" office:value="307.195766016838" calcext:value-type="float">
            <text:p>307.195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85]; [.B885])" office:value-type="float" office:value="8" calcext:value-type="float">
            <text:p>8</text:p>
          </table:table-cell>
          <table:table-cell table:formula="of:=RANDBETWEEN([.A885];[.C885])" office:value-type="float" office:value="7" calcext:value-type="float">
            <text:p>7</text:p>
          </table:table-cell>
          <table:table-cell table:formula="of:=[.A885] + ([.B885]-[.A885])^2.5 + ([.C885]-[.A885]-[.B885]) * ([.D885]/[.A885] + 0.002)" office:value-type="float" office:value="28.98" calcext:value-type="float">
            <text:p>28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886]; [.B886])" office:value-type="float" office:value="13" calcext:value-type="float">
            <text:p>13</text:p>
          </table:table-cell>
          <table:table-cell table:formula="of:=RANDBETWEEN([.A886];[.C886])" office:value-type="float" office:value="13" calcext:value-type="float">
            <text:p>13</text:p>
          </table:table-cell>
          <table:table-cell table:formula="of:=[.A886] + ([.B886]-[.A886])^2.5 + ([.C886]-[.A886]-[.B886]) * ([.D886]/[.A886] + 0.002)" office:value-type="float" office:value="27.678" calcext:value-type="float">
            <text:p>27.67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887]; [.B887])" office:value-type="float" office:value="5" calcext:value-type="float">
            <text:p>5</text:p>
          </table:table-cell>
          <table:table-cell table:formula="of:=RANDBETWEEN([.A887];[.C887])" office:value-type="float" office:value="4" calcext:value-type="float">
            <text:p>4</text:p>
          </table:table-cell>
          <table:table-cell table:formula="of:=[.A887] + ([.B887]-[.A887])^2.5 + ([.C887]-[.A887]-[.B887]) * ([.D887]/[.A887] + 0.002)" office:value-type="float" office:value="593.643498886748" calcext:value-type="float">
            <text:p>593.64349888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888]; [.B888])" office:value-type="float" office:value="15" calcext:value-type="float">
            <text:p>15</text:p>
          </table:table-cell>
          <table:table-cell table:formula="of:=RANDBETWEEN([.A888];[.C888])" office:value-type="float" office:value="13" calcext:value-type="float">
            <text:p>13</text:p>
          </table:table-cell>
          <table:table-cell table:formula="of:=[.A888] + ([.B888]-[.A888])^2.5 + ([.C888]-[.A888]-[.B888]) * ([.D888]/[.A888] + 0.002)" office:value-type="float" office:value="306.330766016838" calcext:value-type="float">
            <text:p>306.330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89]; [.B889])" office:value-type="float" office:value="11" calcext:value-type="float">
            <text:p>11</text:p>
          </table:table-cell>
          <table:table-cell table:formula="of:=RANDBETWEEN([.A889];[.C889])" office:value-type="float" office:value="11" calcext:value-type="float">
            <text:p>11</text:p>
          </table:table-cell>
          <table:table-cell table:formula="of:=[.A889] + ([.B889]-[.A889])^2.5 + ([.C889]-[.A889]-[.B889]) * ([.D889]/[.A889] + 0.002)" office:value-type="float" office:value="231.325333333333" calcext:value-type="float">
            <text:p>231.3253333333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90]; [.B890])" office:value-type="float" office:value="13" calcext:value-type="float">
            <text:p>13</text:p>
          </table:table-cell>
          <table:table-cell table:formula="of:=RANDBETWEEN([.A890];[.C890])" office:value-type="float" office:value="12" calcext:value-type="float">
            <text:p>12</text:p>
          </table:table-cell>
          <table:table-cell table:formula="of:=[.A890] + ([.B890]-[.A890])^2.5 + ([.C890]-[.A890]-[.B890]) * ([.D890]/[.A890] + 0.002)" office:value-type="float" office:value="305.197766016838" calcext:value-type="float">
            <text:p>305.197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891]; [.B891])" office:value-type="float" office:value="13" calcext:value-type="float">
            <text:p>13</text:p>
          </table:table-cell>
          <table:table-cell table:formula="of:=RANDBETWEEN([.A891];[.C891])" office:value-type="float" office:value="10" calcext:value-type="float">
            <text:p>10</text:p>
          </table:table-cell>
          <table:table-cell table:formula="of:=[.A891] + ([.B891]-[.A891])^2.5 + ([.C891]-[.A891]-[.B891]) * ([.D891]/[.A891] + 0.002)" office:value-type="float" office:value="596.310165553414" calcext:value-type="float">
            <text:p>596.310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892]; [.B892])" office:value-type="float" office:value="9" calcext:value-type="float">
            <text:p>9</text:p>
          </table:table-cell>
          <table:table-cell table:formula="of:=RANDBETWEEN([.A892];[.C892])" office:value-type="float" office:value="9" calcext:value-type="float">
            <text:p>9</text:p>
          </table:table-cell>
          <table:table-cell table:formula="of:=[.A892] + ([.B892]-[.A892])^2.5 + ([.C892]-[.A892]-[.B892]) * ([.D892]/[.A892] + 0.002)" office:value-type="float" office:value="295.717766016838" calcext:value-type="float">
            <text:p>295.717766016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93]; [.B893])" office:value-type="float" office:value="8" calcext:value-type="float">
            <text:p>8</text:p>
          </table:table-cell>
          <table:table-cell table:formula="of:=RANDBETWEEN([.A893];[.C893])" office:value-type="float" office:value="8" calcext:value-type="float">
            <text:p>8</text:p>
          </table:table-cell>
          <table:table-cell table:formula="of:=[.A893] + ([.B893]-[.A893])^2.5 + ([.C893]-[.A893]-[.B893]) * ([.D893]/[.A893] + 0.002)" office:value-type="float" office:value="27.5514285714286" calcext:value-type="float">
            <text:p>27.5514285714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94]; [.B894])" office:value-type="float" office:value="8" calcext:value-type="float">
            <text:p>8</text:p>
          </table:table-cell>
          <table:table-cell table:formula="of:=RANDBETWEEN([.A894];[.C894])" office:value-type="float" office:value="1" calcext:value-type="float">
            <text:p>1</text:p>
          </table:table-cell>
          <table:table-cell table:formula="of:=[.A894] + ([.B894]-[.A894])^2.5 + ([.C894]-[.A894]-[.B894]) * ([.D894]/[.A894] + 0.002)" office:value-type="float" office:value="1014.98" calcext:value-type="float">
            <text:p>1014.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895]; [.B895])" office:value-type="float" office:value="12" calcext:value-type="float">
            <text:p>12</text:p>
          </table:table-cell>
          <table:table-cell table:formula="of:=RANDBETWEEN([.A895];[.C895])" office:value-type="float" office:value="11" calcext:value-type="float">
            <text:p>11</text:p>
          </table:table-cell>
          <table:table-cell table:formula="of:=[.A895] + ([.B895]-[.A895])^2.5 + ([.C895]-[.A895]-[.B895]) * ([.D895]/[.A895] + 0.002)" office:value-type="float" office:value="51.5086994374947" calcext:value-type="float">
            <text:p>51.508699437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896]; [.B896])" office:value-type="float" office:value="7" calcext:value-type="float">
            <text:p>7</text:p>
          </table:table-cell>
          <table:table-cell table:formula="of:=RANDBETWEEN([.A896];[.C896])" office:value-type="float" office:value="5" calcext:value-type="float">
            <text:p>5</text:p>
          </table:table-cell>
          <table:table-cell table:formula="of:=[.A896] + ([.B896]-[.A896])^2.5 + ([.C896]-[.A896]-[.B896]) * ([.D896]/[.A896] + 0.002)" office:value-type="float" office:value="1001.97" calcext:value-type="float">
            <text:p>1001.97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897]; [.B897])" office:value-type="float" office:value="9" calcext:value-type="float">
            <text:p>9</text:p>
          </table:table-cell>
          <table:table-cell table:formula="of:=RANDBETWEEN([.A897];[.C897])" office:value-type="float" office:value="9" calcext:value-type="float">
            <text:p>9</text:p>
          </table:table-cell>
          <table:table-cell table:formula="of:=[.A897] + ([.B897]-[.A897])^2.5 + ([.C897]-[.A897]-[.B897]) * ([.D897]/[.A897] + 0.002)" office:value-type="float" office:value="169.513335983756" calcext:value-type="float">
            <text:p>169.513335983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898]; [.B898])" office:value-type="float" office:value="8" calcext:value-type="float">
            <text:p>8</text:p>
          </table:table-cell>
          <table:table-cell table:formula="of:=RANDBETWEEN([.A898];[.C898])" office:value-type="float" office:value="8" calcext:value-type="float">
            <text:p>8</text:p>
          </table:table-cell>
          <table:table-cell table:formula="of:=[.A898] + ([.B898]-[.A898])^2.5 + ([.C898]-[.A898]-[.B898]) * ([.D898]/[.A898] + 0.002)" office:value-type="float" office:value="12.5664572681199" calcext:value-type="float">
            <text:p>12.566457268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899]; [.B899])" office:value-type="float" office:value="5" calcext:value-type="float">
            <text:p>5</text:p>
          </table:table-cell>
          <table:table-cell table:formula="of:=RANDBETWEEN([.A899];[.C899])" office:value-type="float" office:value="4" calcext:value-type="float">
            <text:p>4</text:p>
          </table:table-cell>
          <table:table-cell table:formula="of:=[.A899] + ([.B899]-[.A899])^2.5 + ([.C899]-[.A899]-[.B899]) * ([.D899]/[.A899] + 0.002)" office:value-type="float" office:value="597.306165553414" calcext:value-type="float">
            <text:p>597.306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00]; [.B900])" office:value-type="float" office:value="9" calcext:value-type="float">
            <text:p>9</text:p>
          </table:table-cell>
          <table:table-cell table:formula="of:=RANDBETWEEN([.A900];[.C900])" office:value-type="float" office:value="5" calcext:value-type="float">
            <text:p>5</text:p>
          </table:table-cell>
          <table:table-cell table:formula="of:=[.A900] + ([.B900]-[.A900])^2.5 + ([.C900]-[.A900]-[.B900]) * ([.D900]/[.A900] + 0.002)" office:value-type="float" office:value="54.8896994374947" calcext:value-type="float">
            <text:p>54.889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01]; [.B901])" office:value-type="float" office:value="7" calcext:value-type="float">
            <text:p>7</text:p>
          </table:table-cell>
          <table:table-cell table:formula="of:=RANDBETWEEN([.A901];[.C901])" office:value-type="float" office:value="4" calcext:value-type="float">
            <text:p>4</text:p>
          </table:table-cell>
          <table:table-cell table:formula="of:=[.A901] + ([.B901]-[.A901])^2.5 + ([.C901]-[.A901]-[.B901]) * ([.D901]/[.A901] + 0.002)" office:value-type="float" office:value="125.625814242165" calcext:value-type="float">
            <text:p>125.625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02]; [.B902])" office:value-type="float" office:value="10" calcext:value-type="float">
            <text:p>10</text:p>
          </table:table-cell>
          <table:table-cell table:formula="of:=RANDBETWEEN([.A902];[.C902])" office:value-type="float" office:value="9" calcext:value-type="float">
            <text:p>9</text:p>
          </table:table-cell>
          <table:table-cell table:formula="of:=[.A902] + ([.B902]-[.A902])^2.5 + ([.C902]-[.A902]-[.B902]) * ([.D902]/[.A902] + 0.002)" office:value-type="float" office:value="0.981999999999999" calcext:value-type="float">
            <text:p>0.98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03]; [.B903])" office:value-type="float" office:value="9" calcext:value-type="float">
            <text:p>9</text:p>
          </table:table-cell>
          <table:table-cell table:formula="of:=RANDBETWEEN([.A903];[.C903])" office:value-type="float" office:value="9" calcext:value-type="float">
            <text:p>9</text:p>
          </table:table-cell>
          <table:table-cell table:formula="of:=[.A903] + ([.B903]-[.A903])^2.5 + ([.C903]-[.A903]-[.B903]) * ([.D903]/[.A903] + 0.002)" office:value-type="float" office:value="80.5676307401944" calcext:value-type="float">
            <text:p>80.567630740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04]; [.B904])" office:value-type="float" office:value="6" calcext:value-type="float">
            <text:p>6</text:p>
          </table:table-cell>
          <table:table-cell table:formula="of:=RANDBETWEEN([.A904];[.C904])" office:value-type="float" office:value="6" calcext:value-type="float">
            <text:p>6</text:p>
          </table:table-cell>
          <table:table-cell table:formula="of:=[.A904] + ([.B904]-[.A904])^2.5 + ([.C904]-[.A904]-[.B904]) * ([.D904]/[.A904] + 0.002)" office:value-type="float" office:value="281.215766016838" calcext:value-type="float">
            <text:p>281.215766016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05]; [.B905])" office:value-type="float" office:value="15" calcext:value-type="float">
            <text:p>15</text:p>
          </table:table-cell>
          <table:table-cell table:formula="of:=RANDBETWEEN([.A905];[.C905])" office:value-type="float" office:value="8" calcext:value-type="float">
            <text:p>8</text:p>
          </table:table-cell>
          <table:table-cell table:formula="of:=[.A905] + ([.B905]-[.A905])^2.5 + ([.C905]-[.A905]-[.B905]) * ([.D905]/[.A905] + 0.002)" office:value-type="float" office:value="397.303599633003" calcext:value-type="float">
            <text:p>397.3035996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06]; [.B906])" office:value-type="float" office:value="14" calcext:value-type="float">
            <text:p>14</text:p>
          </table:table-cell>
          <table:table-cell table:formula="of:=RANDBETWEEN([.A906];[.C906])" office:value-type="float" office:value="6" calcext:value-type="float">
            <text:p>6</text:p>
          </table:table-cell>
          <table:table-cell table:formula="of:=[.A906] + ([.B906]-[.A906])^2.5 + ([.C906]-[.A906]-[.B906]) * ([.D906]/[.A906] + 0.002)" office:value-type="float" office:value="494.214632579837" calcext:value-type="float">
            <text:p>494.21463257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07]; [.B907])" office:value-type="float" office:value="16" calcext:value-type="float">
            <text:p>16</text:p>
          </table:table-cell>
          <table:table-cell table:formula="of:=RANDBETWEEN([.A907];[.C907])" office:value-type="float" office:value="11" calcext:value-type="float">
            <text:p>11</text:p>
          </table:table-cell>
          <table:table-cell table:formula="of:=[.A907] + ([.B907]-[.A907])^2.5 + ([.C907]-[.A907]-[.B907]) * ([.D907]/[.A907] + 0.002)" office:value-type="float" office:value="177.795335983756" calcext:value-type="float">
            <text:p>177.795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08]; [.B908])" office:value-type="float" office:value="11" calcext:value-type="float">
            <text:p>11</text:p>
          </table:table-cell>
          <table:table-cell table:formula="of:=RANDBETWEEN([.A908];[.C908])" office:value-type="float" office:value="5" calcext:value-type="float">
            <text:p>5</text:p>
          </table:table-cell>
          <table:table-cell table:formula="of:=[.A908] + ([.B908]-[.A908])^2.5 + ([.C908]-[.A908]-[.B908]) * ([.D908]/[.A908] + 0.002)" office:value-type="float" office:value="490.14996591317" calcext:value-type="float">
            <text:p>490.149965913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09]; [.B909])" office:value-type="float" office:value="17" calcext:value-type="float">
            <text:p>17</text:p>
          </table:table-cell>
          <table:table-cell table:formula="of:=RANDBETWEEN([.A909];[.C909])" office:value-type="float" office:value="11" calcext:value-type="float">
            <text:p>11</text:p>
          </table:table-cell>
          <table:table-cell table:formula="of:=[.A909] + ([.B909]-[.A909])^2.5 + ([.C909]-[.A909]-[.B909]) * ([.D909]/[.A909] + 0.002)" office:value-type="float" office:value="178.897335983756" calcext:value-type="float">
            <text:p>178.897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10]; [.B910])" office:value-type="float" office:value="5" calcext:value-type="float">
            <text:p>5</text:p>
          </table:table-cell>
          <table:table-cell table:formula="of:=RANDBETWEEN([.A910];[.C910])" office:value-type="float" office:value="4" calcext:value-type="float">
            <text:p>4</text:p>
          </table:table-cell>
          <table:table-cell table:formula="of:=[.A910] + ([.B910]-[.A910])^2.5 + ([.C910]-[.A910]-[.B910]) * ([.D910]/[.A910] + 0.002)" office:value-type="float" office:value="172.001335983756" calcext:value-type="float">
            <text:p>172.0013359838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11]; [.B911])" office:value-type="float" office:value="9" calcext:value-type="float">
            <text:p>9</text:p>
          </table:table-cell>
          <table:table-cell table:formula="of:=RANDBETWEEN([.A911];[.C911])" office:value-type="float" office:value="7" calcext:value-type="float">
            <text:p>7</text:p>
          </table:table-cell>
          <table:table-cell table:formula="of:=[.A911] + ([.B911]-[.A911])^2.5 + ([.C911]-[.A911]-[.B911]) * ([.D911]/[.A911] + 0.002)" office:value-type="float" office:value="233.98" calcext:value-type="float">
            <text:p>233.98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12]; [.B912])" office:value-type="float" office:value="12" calcext:value-type="float">
            <text:p>12</text:p>
          </table:table-cell>
          <table:table-cell table:formula="of:=RANDBETWEEN([.A912];[.C912])" office:value-type="float" office:value="12" calcext:value-type="float">
            <text:p>12</text:p>
          </table:table-cell>
          <table:table-cell table:formula="of:=[.A912] + ([.B912]-[.A912])^2.5 + ([.C912]-[.A912]-[.B912]) * ([.D912]/[.A912] + 0.002)" office:value-type="float" office:value="81.3536307401944" calcext:value-type="float">
            <text:p>81.353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13]; [.B913])" office:value-type="float" office:value="4" calcext:value-type="float">
            <text:p>4</text:p>
          </table:table-cell>
          <table:table-cell table:formula="of:=RANDBETWEEN([.A913];[.C913])" office:value-type="float" office:value="4" calcext:value-type="float">
            <text:p>4</text:p>
          </table:table-cell>
          <table:table-cell table:formula="of:=[.A913] + ([.B913]-[.A913])^2.5 + ([.C913]-[.A913]-[.B913]) * ([.D913]/[.A913] + 0.002)" office:value-type="float" office:value="856.383252896669" calcext:value-type="float">
            <text:p>856.38325289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14]; [.B914])" office:value-type="float" office:value="16" calcext:value-type="float">
            <text:p>16</text:p>
          </table:table-cell>
          <table:table-cell table:formula="of:=RANDBETWEEN([.A914];[.C914])" office:value-type="float" office:value="8" calcext:value-type="float">
            <text:p>8</text:p>
          </table:table-cell>
          <table:table-cell table:formula="of:=[.A914] + ([.B914]-[.A914])^2.5 + ([.C914]-[.A914]-[.B914]) * ([.D914]/[.A914] + 0.002)" office:value-type="float" office:value="314.215766016838" calcext:value-type="float">
            <text:p>314.215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15]; [.B915])" office:value-type="float" office:value="10" calcext:value-type="float">
            <text:p>10</text:p>
          </table:table-cell>
          <table:table-cell table:formula="of:=RANDBETWEEN([.A915];[.C915])" office:value-type="float" office:value="7" calcext:value-type="float">
            <text:p>7</text:p>
          </table:table-cell>
          <table:table-cell table:formula="of:=[.A915] + ([.B915]-[.A915])^2.5 + ([.C915]-[.A915]-[.B915]) * ([.D915]/[.A915] + 0.002)" office:value-type="float" office:value="174.678002650423" calcext:value-type="float">
            <text:p>174.6780026504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16]; [.B916])" office:value-type="float" office:value="10" calcext:value-type="float">
            <text:p>10</text:p>
          </table:table-cell>
          <table:table-cell table:formula="of:=RANDBETWEEN([.A916];[.C916])" office:value-type="float" office:value="10" calcext:value-type="float">
            <text:p>10</text:p>
          </table:table-cell>
          <table:table-cell table:formula="of:=[.A916] + ([.B916]-[.A916])^2.5 + ([.C916]-[.A916]-[.B916]) * ([.D916]/[.A916] + 0.002)" office:value-type="float" office:value="27.988" calcext:value-type="float">
            <text:p>27.988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17]; [.B917])" office:value-type="float" office:value="8" calcext:value-type="float">
            <text:p>8</text:p>
          </table:table-cell>
          <table:table-cell table:formula="of:=RANDBETWEEN([.A917];[.C917])" office:value-type="float" office:value="3" calcext:value-type="float">
            <text:p>3</text:p>
          </table:table-cell>
          <table:table-cell table:formula="of:=[.A917] + ([.B917]-[.A917])^2.5 + ([.C917]-[.A917]-[.B917]) * ([.D917]/[.A917] + 0.002)" office:value-type="float" office:value="589.324165553414" calcext:value-type="float">
            <text:p>589.3241655534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18]; [.B918])" office:value-type="float" office:value="13" calcext:value-type="float">
            <text:p>13</text:p>
          </table:table-cell>
          <table:table-cell table:formula="of:=RANDBETWEEN([.A918];[.C918])" office:value-type="float" office:value="10" calcext:value-type="float">
            <text:p>10</text:p>
          </table:table-cell>
          <table:table-cell table:formula="of:=[.A918] + ([.B918]-[.A918])^2.5 + ([.C918]-[.A918]-[.B918]) * ([.D918]/[.A918] + 0.002)" office:value-type="float" office:value="85.1676307401944" calcext:value-type="float">
            <text:p>85.1676307402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19]; [.B919])" office:value-type="float" office:value="16" calcext:value-type="float">
            <text:p>16</text:p>
          </table:table-cell>
          <table:table-cell table:formula="of:=RANDBETWEEN([.A919];[.C919])" office:value-type="float" office:value="16" calcext:value-type="float">
            <text:p>16</text:p>
          </table:table-cell>
          <table:table-cell table:formula="of:=[.A919] + ([.B919]-[.A919])^2.5 + ([.C919]-[.A919]-[.B919]) * ([.D919]/[.A919] + 0.002)" office:value-type="float" office:value="304.926051731124" calcext:value-type="float">
            <text:p>304.926051731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20]; [.B920])" office:value-type="float" office:value="10" calcext:value-type="float">
            <text:p>10</text:p>
          </table:table-cell>
          <table:table-cell table:formula="of:=RANDBETWEEN([.A920];[.C920])" office:value-type="float" office:value="4" calcext:value-type="float">
            <text:p>4</text:p>
          </table:table-cell>
          <table:table-cell table:formula="of:=[.A920] + ([.B920]-[.A920])^2.5 + ([.C920]-[.A920]-[.B920]) * ([.D920]/[.A920] + 0.002)" office:value-type="float" office:value="597.324165553414" calcext:value-type="float">
            <text:p>597.324165553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21]; [.B921])" office:value-type="float" office:value="10" calcext:value-type="float">
            <text:p>10</text:p>
          </table:table-cell>
          <table:table-cell table:formula="of:=RANDBETWEEN([.A921];[.C921])" office:value-type="float" office:value="10" calcext:value-type="float">
            <text:p>10</text:p>
          </table:table-cell>
          <table:table-cell table:formula="of:=[.A921] + ([.B921]-[.A921])^2.5 + ([.C921]-[.A921]-[.B921]) * ([.D921]/[.A921] + 0.002)" office:value-type="float" office:value="27.972" calcext:value-type="float">
            <text:p>27.97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22]; [.B922])" office:value-type="float" office:value="11" calcext:value-type="float">
            <text:p>11</text:p>
          </table:table-cell>
          <table:table-cell table:formula="of:=RANDBETWEEN([.A922];[.C922])" office:value-type="float" office:value="9" calcext:value-type="float">
            <text:p>9</text:p>
          </table:table-cell>
          <table:table-cell table:formula="of:=[.A922] + ([.B922]-[.A922])^2.5 + ([.C922]-[.A922]-[.B922]) * ([.D922]/[.A922] + 0.002)" office:value-type="float" office:value="29.857" calcext:value-type="float">
            <text:p>29.857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23]; [.B923])" office:value-type="float" office:value="7" calcext:value-type="float">
            <text:p>7</text:p>
          </table:table-cell>
          <table:table-cell table:formula="of:=RANDBETWEEN([.A923];[.C923])" office:value-type="float" office:value="7" calcext:value-type="float">
            <text:p>7</text:p>
          </table:table-cell>
          <table:table-cell table:formula="of:=[.A923] + ([.B923]-[.A923])^2.5 + ([.C923]-[.A923]-[.B923]) * ([.D923]/[.A923] + 0.002)" office:value-type="float" office:value="82.1556307401944" calcext:value-type="float">
            <text:p>82.155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24]; [.B924])" office:value-type="float" office:value="14" calcext:value-type="float">
            <text:p>14</text:p>
          </table:table-cell>
          <table:table-cell table:formula="of:=RANDBETWEEN([.A924];[.C924])" office:value-type="float" office:value="12" calcext:value-type="float">
            <text:p>12</text:p>
          </table:table-cell>
          <table:table-cell table:formula="of:=[.A924] + ([.B924]-[.A924])^2.5 + ([.C924]-[.A924]-[.B924]) * ([.D924]/[.A924] + 0.002)" office:value-type="float" office:value="235.99" calcext:value-type="float">
            <text:p>235.99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25]; [.B925])" office:value-type="float" office:value="5" calcext:value-type="float">
            <text:p>5</text:p>
          </table:table-cell>
          <table:table-cell table:formula="of:=RANDBETWEEN([.A925];[.C925])" office:value-type="float" office:value="3" calcext:value-type="float">
            <text:p>3</text:p>
          </table:table-cell>
          <table:table-cell table:formula="of:=[.A925] + ([.B925]-[.A925])^2.5 + ([.C925]-[.A925]-[.B925]) * ([.D925]/[.A925] + 0.002)" office:value-type="float" office:value="1150.5495258035" calcext:value-type="float">
            <text:p>1150.549525803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26]; [.B926])" office:value-type="float" office:value="5" calcext:value-type="float">
            <text:p>5</text:p>
          </table:table-cell>
          <table:table-cell table:formula="of:=RANDBETWEEN([.A926];[.C926])" office:value-type="float" office:value="5" calcext:value-type="float">
            <text:p>5</text:p>
          </table:table-cell>
          <table:table-cell table:formula="of:=[.A926] + ([.B926]-[.A926])^2.5 + ([.C926]-[.A926]-[.B926]) * ([.D926]/[.A926] + 0.002)" office:value-type="float" office:value="121.121814242165" calcext:value-type="float">
            <text:p>121.121814242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27]; [.B927])" office:value-type="float" office:value="6" calcext:value-type="float">
            <text:p>6</text:p>
          </table:table-cell>
          <table:table-cell table:formula="of:=RANDBETWEEN([.A927];[.C927])" office:value-type="float" office:value="4" calcext:value-type="float">
            <text:p>4</text:p>
          </table:table-cell>
          <table:table-cell table:formula="of:=[.A927] + ([.B927]-[.A927])^2.5 + ([.C927]-[.A927]-[.B927]) * ([.D927]/[.A927] + 0.002)" office:value-type="float" office:value="488.802632579837" calcext:value-type="float">
            <text:p>488.802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28]; [.B928])" office:value-type="float" office:value="15" calcext:value-type="float">
            <text:p>15</text:p>
          </table:table-cell>
          <table:table-cell table:formula="of:=RANDBETWEEN([.A928];[.C928])" office:value-type="float" office:value="10" calcext:value-type="float">
            <text:p>10</text:p>
          </table:table-cell>
          <table:table-cell table:formula="of:=[.A928] + ([.B928]-[.A928])^2.5 + ([.C928]-[.A928]-[.B928]) * ([.D928]/[.A928] + 0.002)" office:value-type="float" office:value="177.751335983756" calcext:value-type="float">
            <text:p>177.751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29]; [.B929])" office:value-type="float" office:value="18" calcext:value-type="float">
            <text:p>18</text:p>
          </table:table-cell>
          <table:table-cell table:formula="of:=RANDBETWEEN([.A929];[.C929])" office:value-type="float" office:value="10" calcext:value-type="float">
            <text:p>10</text:p>
          </table:table-cell>
          <table:table-cell table:formula="of:=[.A929] + ([.B929]-[.A929])^2.5 + ([.C929]-[.A929]-[.B929]) * ([.D929]/[.A929] + 0.002)" office:value-type="float" office:value="864.415252896669" calcext:value-type="float">
            <text:p>864.415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30]; [.B930])" office:value-type="float" office:value="13" calcext:value-type="float">
            <text:p>13</text:p>
          </table:table-cell>
          <table:table-cell table:formula="of:=RANDBETWEEN([.A930];[.C930])" office:value-type="float" office:value="13" calcext:value-type="float">
            <text:p>13</text:p>
          </table:table-cell>
          <table:table-cell table:formula="of:=[.A930] + ([.B930]-[.A930])^2.5 + ([.C930]-[.A930]-[.B930]) * ([.D930]/[.A930] + 0.002)" office:value-type="float" office:value="121.413814242165" calcext:value-type="float">
            <text:p>121.413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31]; [.B931])" office:value-type="float" office:value="13" calcext:value-type="float">
            <text:p>13</text:p>
          </table:table-cell>
          <table:table-cell table:formula="of:=RANDBETWEEN([.A931];[.C931])" office:value-type="float" office:value="13" calcext:value-type="float">
            <text:p>13</text:p>
          </table:table-cell>
          <table:table-cell table:formula="of:=[.A931] + ([.B931]-[.A931])^2.5 + ([.C931]-[.A931]-[.B931]) * ([.D931]/[.A931] + 0.002)" office:value-type="float" office:value="27.982" calcext:value-type="float">
            <text:p>27.98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32]; [.B932])" office:value-type="float" office:value="12" calcext:value-type="float">
            <text:p>12</text:p>
          </table:table-cell>
          <table:table-cell table:formula="of:=RANDBETWEEN([.A932];[.C932])" office:value-type="float" office:value="11" calcext:value-type="float">
            <text:p>11</text:p>
          </table:table-cell>
          <table:table-cell table:formula="of:=[.A932] + ([.B932]-[.A932])^2.5 + ([.C932]-[.A932]-[.B932]) * ([.D932]/[.A932] + 0.002)" office:value-type="float" office:value="477.826632579837" calcext:value-type="float">
            <text:p>477.826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33]; [.B933])" office:value-type="float" office:value="5" calcext:value-type="float">
            <text:p>5</text:p>
          </table:table-cell>
          <table:table-cell table:formula="of:=RANDBETWEEN([.A933];[.C933])" office:value-type="float" office:value="5" calcext:value-type="float">
            <text:p>5</text:p>
          </table:table-cell>
          <table:table-cell table:formula="of:=[.A933] + ([.B933]-[.A933])^2.5 + ([.C933]-[.A933]-[.B933]) * ([.D933]/[.A933] + 0.002)" office:value-type="float" office:value="229.313333333333" calcext:value-type="float">
            <text:p>229.3133333333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34]; [.B934])" office:value-type="float" office:value="10" calcext:value-type="float">
            <text:p>10</text:p>
          </table:table-cell>
          <table:table-cell table:formula="of:=RANDBETWEEN([.A934];[.C934])" office:value-type="float" office:value="5" calcext:value-type="float">
            <text:p>5</text:p>
          </table:table-cell>
          <table:table-cell table:formula="of:=[.A934] + ([.B934]-[.A934])^2.5 + ([.C934]-[.A934]-[.B934]) * ([.D934]/[.A934] + 0.002)" office:value-type="float" office:value="395.289599633003" calcext:value-type="float">
            <text:p>395.289599633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35]; [.B935])" office:value-type="float" office:value="5" calcext:value-type="float">
            <text:p>5</text:p>
          </table:table-cell>
          <table:table-cell table:formula="of:=RANDBETWEEN([.A935];[.C935])" office:value-type="float" office:value="4" calcext:value-type="float">
            <text:p>4</text:p>
          </table:table-cell>
          <table:table-cell table:formula="of:=[.A935] + ([.B935]-[.A935])^2.5 + ([.C935]-[.A935]-[.B935]) * ([.D935]/[.A935] + 0.002)" office:value-type="float" office:value="83.1636307401944" calcext:value-type="float">
            <text:p>83.163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36]; [.B936])" office:value-type="float" office:value="6" calcext:value-type="float">
            <text:p>6</text:p>
          </table:table-cell>
          <table:table-cell table:formula="of:=RANDBETWEEN([.A936];[.C936])" office:value-type="float" office:value="5" calcext:value-type="float">
            <text:p>5</text:p>
          </table:table-cell>
          <table:table-cell table:formula="of:=[.A936] + ([.B936]-[.A936])^2.5 + ([.C936]-[.A936]-[.B936]) * ([.D936]/[.A936] + 0.002)" office:value-type="float" office:value="122.373814242165" calcext:value-type="float">
            <text:p>122.373814242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37]; [.B937])" office:value-type="float" office:value="7" calcext:value-type="float">
            <text:p>7</text:p>
          </table:table-cell>
          <table:table-cell table:formula="of:=RANDBETWEEN([.A937];[.C937])" office:value-type="float" office:value="6" calcext:value-type="float">
            <text:p>6</text:p>
          </table:table-cell>
          <table:table-cell table:formula="of:=[.A937] + ([.B937]-[.A937])^2.5 + ([.C937]-[.A937]-[.B937]) * ([.D937]/[.A937] + 0.002)" office:value-type="float" office:value="28.982" calcext:value-type="float">
            <text:p>28.982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38]; [.B938])" office:value-type="float" office:value="6" calcext:value-type="float">
            <text:p>6</text:p>
          </table:table-cell>
          <table:table-cell table:formula="of:=RANDBETWEEN([.A938];[.C938])" office:value-type="float" office:value="6" calcext:value-type="float">
            <text:p>6</text:p>
          </table:table-cell>
          <table:table-cell table:formula="of:=[.A938] + ([.B938]-[.A938])^2.5 + ([.C938]-[.A938]-[.B938]) * ([.D938]/[.A938] + 0.002)" office:value-type="float" office:value="82.1576307401944" calcext:value-type="float">
            <text:p>82.157630740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39]; [.B939])" office:value-type="float" office:value="5" calcext:value-type="float">
            <text:p>5</text:p>
          </table:table-cell>
          <table:table-cell table:formula="of:=RANDBETWEEN([.A939];[.C939])" office:value-type="float" office:value="4" calcext:value-type="float">
            <text:p>4</text:p>
          </table:table-cell>
          <table:table-cell table:formula="of:=[.A939] + ([.B939]-[.A939])^2.5 + ([.C939]-[.A939]-[.B939]) * ([.D939]/[.A939] + 0.002)" office:value-type="float" office:value="173.997335983756" calcext:value-type="float">
            <text:p>173.997335983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40]; [.B940])" office:value-type="float" office:value="10" calcext:value-type="float">
            <text:p>10</text:p>
          </table:table-cell>
          <table:table-cell table:formula="of:=RANDBETWEEN([.A940];[.C940])" office:value-type="float" office:value="7" calcext:value-type="float">
            <text:p>7</text:p>
          </table:table-cell>
          <table:table-cell table:formula="of:=[.A940] + ([.B940]-[.A940])^2.5 + ([.C940]-[.A940]-[.B940]) * ([.D940]/[.A940] + 0.002)" office:value-type="float" office:value="485.310632579837" calcext:value-type="float">
            <text:p>485.3106325798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41]; [.B941])" office:value-type="float" office:value="8" calcext:value-type="float">
            <text:p>8</text:p>
          </table:table-cell>
          <table:table-cell table:formula="of:=RANDBETWEEN([.A941];[.C941])" office:value-type="float" office:value="6" calcext:value-type="float">
            <text:p>6</text:p>
          </table:table-cell>
          <table:table-cell table:formula="of:=[.A941] + ([.B941]-[.A941])^2.5 + ([.C941]-[.A941]-[.B941]) * ([.D941]/[.A941] + 0.002)" office:value-type="float" office:value="716.336847807693" calcext:value-type="float">
            <text:p>716.336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42]; [.B942])" office:value-type="float" office:value="11" calcext:value-type="float">
            <text:p>11</text:p>
          </table:table-cell>
          <table:table-cell table:formula="of:=RANDBETWEEN([.A942];[.C942])" office:value-type="float" office:value="11" calcext:value-type="float">
            <text:p>11</text:p>
          </table:table-cell>
          <table:table-cell table:formula="of:=[.A942] + ([.B942]-[.A942])^2.5 + ([.C942]-[.A942]-[.B942]) * ([.D942]/[.A942] + 0.002)" office:value-type="float" office:value="-0.0200000000000013" calcext:value-type="float">
            <text:p>-0.0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43]; [.B943])" office:value-type="float" office:value="10" calcext:value-type="float">
            <text:p>10</text:p>
          </table:table-cell>
          <table:table-cell table:formula="of:=RANDBETWEEN([.A943];[.C943])" office:value-type="float" office:value="10" calcext:value-type="float">
            <text:p>10</text:p>
          </table:table-cell>
          <table:table-cell table:formula="of:=[.A943] + ([.B943]-[.A943])^2.5 + ([.C943]-[.A943]-[.B943]) * ([.D943]/[.A943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44]; [.B944])" office:value-type="float" office:value="16" calcext:value-type="float">
            <text:p>16</text:p>
          </table:table-cell>
          <table:table-cell table:formula="of:=RANDBETWEEN([.A944];[.C944])" office:value-type="float" office:value="7" calcext:value-type="float">
            <text:p>7</text:p>
          </table:table-cell>
          <table:table-cell table:formula="of:=[.A944] + ([.B944]-[.A944])^2.5 + ([.C944]-[.A944]-[.B944]) * ([.D944]/[.A944] + 0.002)" office:value-type="float" office:value="1178.23019247017" calcext:value-type="float">
            <text:p>1178.2301924702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45]; [.B945])" office:value-type="float" office:value="5" calcext:value-type="float">
            <text:p>5</text:p>
          </table:table-cell>
          <table:table-cell table:formula="of:=RANDBETWEEN([.A945];[.C945])" office:value-type="float" office:value="2" calcext:value-type="float">
            <text:p>2</text:p>
          </table:table-cell>
          <table:table-cell table:formula="of:=[.A945] + ([.B945]-[.A945])^2.5 + ([.C945]-[.A945]-[.B945]) * ([.D945]/[.A945] + 0.002)" office:value-type="float" office:value="722.338847807693" calcext:value-type="float">
            <text:p>722.338847807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46]; [.B946])" office:value-type="float" office:value="6" calcext:value-type="float">
            <text:p>6</text:p>
          </table:table-cell>
          <table:table-cell table:formula="of:=RANDBETWEEN([.A946];[.C946])" office:value-type="float" office:value="6" calcext:value-type="float">
            <text:p>6</text:p>
          </table:table-cell>
          <table:table-cell table:formula="of:=[.A946] + ([.B946]-[.A946])^2.5 + ([.C946]-[.A946]-[.B946]) * ([.D946]/[.A946] + 0.002)" office:value-type="float" office:value="50.8796994374947" calcext:value-type="float">
            <text:p>50.879699437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47]; [.B947])" office:value-type="float" office:value="10" calcext:value-type="float">
            <text:p>10</text:p>
          </table:table-cell>
          <table:table-cell table:formula="of:=RANDBETWEEN([.A947];[.C947])" office:value-type="float" office:value="10" calcext:value-type="float">
            <text:p>10</text:p>
          </table:table-cell>
          <table:table-cell table:formula="of:=[.A947] + ([.B947]-[.A947])^2.5 + ([.C947]-[.A947]-[.B947]) * ([.D947]/[.A947] + 0.002)" office:value-type="float" office:value="12.5624572681199" calcext:value-type="float">
            <text:p>12.562457268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48]; [.B948])" office:value-type="float" office:value="8" calcext:value-type="float">
            <text:p>8</text:p>
          </table:table-cell>
          <table:table-cell table:formula="of:=RANDBETWEEN([.A948];[.C948])" office:value-type="float" office:value="8" calcext:value-type="float">
            <text:p>8</text:p>
          </table:table-cell>
          <table:table-cell table:formula="of:=[.A948] + ([.B948]-[.A948])^2.5 + ([.C948]-[.A948]-[.B948]) * ([.D948]/[.A948] + 0.002)" office:value-type="float" office:value="121.758671385022" calcext:value-type="float">
            <text:p>121.75867138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49]; [.B949])" office:value-type="float" office:value="7" calcext:value-type="float">
            <text:p>7</text:p>
          </table:table-cell>
          <table:table-cell table:formula="of:=RANDBETWEEN([.A949];[.C949])" office:value-type="float" office:value="7" calcext:value-type="float">
            <text:p>7</text:p>
          </table:table-cell>
          <table:table-cell table:formula="of:=[.A949] + ([.B949]-[.A949])^2.5 + ([.C949]-[.A949]-[.B949]) * ([.D949]/[.A949] + 0.002)" office:value-type="float" office:value="594.302165553414" calcext:value-type="float">
            <text:p>594.302165553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50]; [.B950])" office:value-type="float" office:value="6" calcext:value-type="float">
            <text:p>6</text:p>
          </table:table-cell>
          <table:table-cell table:formula="of:=RANDBETWEEN([.A950];[.C950])" office:value-type="float" office:value="5" calcext:value-type="float">
            <text:p>5</text:p>
          </table:table-cell>
          <table:table-cell table:formula="of:=[.A950] + ([.B950]-[.A950])^2.5 + ([.C950]-[.A950]-[.B950]) * ([.D950]/[.A950] + 0.002)" office:value-type="float" office:value="83.1616307401944" calcext:value-type="float">
            <text:p>83.161630740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51]; [.B951])" office:value-type="float" office:value="9" calcext:value-type="float">
            <text:p>9</text:p>
          </table:table-cell>
          <table:table-cell table:formula="of:=RANDBETWEEN([.A951];[.C951])" office:value-type="float" office:value="9" calcext:value-type="float">
            <text:p>9</text:p>
          </table:table-cell>
          <table:table-cell table:formula="of:=[.A951] + ([.B951]-[.A951])^2.5 + ([.C951]-[.A951]-[.B951]) * ([.D951]/[.A951] + 0.002)" office:value-type="float" office:value="3.63485424949238" calcext:value-type="float">
            <text:p>3.634854249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52]; [.B952])" office:value-type="float" office:value="8" calcext:value-type="float">
            <text:p>8</text:p>
          </table:table-cell>
          <table:table-cell table:formula="of:=RANDBETWEEN([.A952];[.C952])" office:value-type="float" office:value="7" calcext:value-type="float">
            <text:p>7</text:p>
          </table:table-cell>
          <table:table-cell table:formula="of:=[.A952] + ([.B952]-[.A952])^2.5 + ([.C952]-[.A952]-[.B952]) * ([.D952]/[.A952] + 0.002)" office:value-type="float" office:value="83.1576307401944" calcext:value-type="float">
            <text:p>83.157630740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53]; [.B953])" office:value-type="float" office:value="13" calcext:value-type="float">
            <text:p>13</text:p>
          </table:table-cell>
          <table:table-cell table:formula="of:=RANDBETWEEN([.A953];[.C953])" office:value-type="float" office:value="13" calcext:value-type="float">
            <text:p>13</text:p>
          </table:table-cell>
          <table:table-cell table:formula="of:=[.A953] + ([.B953]-[.A953])^2.5 + ([.C953]-[.A953]-[.B953]) * ([.D953]/[.A953] + 0.002)" office:value-type="float" office:value="480.412632579837" calcext:value-type="float">
            <text:p>480.412632579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54]; [.B954])" office:value-type="float" office:value="8" calcext:value-type="float">
            <text:p>8</text:p>
          </table:table-cell>
          <table:table-cell table:formula="of:=RANDBETWEEN([.A954];[.C954])" office:value-type="float" office:value="4" calcext:value-type="float">
            <text:p>4</text:p>
          </table:table-cell>
          <table:table-cell table:formula="of:=[.A954] + ([.B954]-[.A954])^2.5 + ([.C954]-[.A954]-[.B954]) * ([.D954]/[.A954] + 0.002)" office:value-type="float" office:value="488.477299246503" calcext:value-type="float">
            <text:p>488.4772992465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55]; [.B955])" office:value-type="float" office:value="16" calcext:value-type="float">
            <text:p>16</text:p>
          </table:table-cell>
          <table:table-cell table:formula="of:=RANDBETWEEN([.A955];[.C955])" office:value-type="float" office:value="14" calcext:value-type="float">
            <text:p>14</text:p>
          </table:table-cell>
          <table:table-cell table:formula="of:=[.A955] + ([.B955]-[.A955])^2.5 + ([.C955]-[.A955]-[.B955]) * ([.D955]/[.A955] + 0.002)" office:value-type="float" office:value="594.724165553414" calcext:value-type="float">
            <text:p>594.724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56]; [.B956])" office:value-type="float" office:value="15" calcext:value-type="float">
            <text:p>15</text:p>
          </table:table-cell>
          <table:table-cell table:formula="of:=RANDBETWEEN([.A956];[.C956])" office:value-type="float" office:value="9" calcext:value-type="float">
            <text:p>9</text:p>
          </table:table-cell>
          <table:table-cell table:formula="of:=[.A956] + ([.B956]-[.A956])^2.5 + ([.C956]-[.A956]-[.B956]) * ([.D956]/[.A956] + 0.002)" office:value-type="float" office:value="721.858847807693" calcext:value-type="float">
            <text:p>721.858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57]; [.B957])" office:value-type="float" office:value="15" calcext:value-type="float">
            <text:p>15</text:p>
          </table:table-cell>
          <table:table-cell table:formula="of:=RANDBETWEEN([.A957];[.C957])" office:value-type="float" office:value="8" calcext:value-type="float">
            <text:p>8</text:p>
          </table:table-cell>
          <table:table-cell table:formula="of:=[.A957] + ([.B957]-[.A957])^2.5 + ([.C957]-[.A957]-[.B957]) * ([.D957]/[.A957] + 0.002)" office:value-type="float" office:value="129.625814242165" calcext:value-type="float">
            <text:p>129.625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58]; [.B958])" office:value-type="float" office:value="3" calcext:value-type="float">
            <text:p>3</text:p>
          </table:table-cell>
          <table:table-cell table:formula="of:=RANDBETWEEN([.A958];[.C958])" office:value-type="float" office:value="3" calcext:value-type="float">
            <text:p>3</text:p>
          </table:table-cell>
          <table:table-cell table:formula="of:=[.A958] + ([.B958]-[.A958])^2.5 + ([.C958]-[.A958]-[.B958]) * ([.D958]/[.A958] + 0.002)" office:value-type="float" office:value="122.621814242165" calcext:value-type="float">
            <text:p>122.621814242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4" calcext:value-type="float">
            <text:p>14</text:p>
          </table:table-cell>
          <table:table-cell table:formula="of:=RANDBETWEEN([.A959]; [.B959])" office:value-type="float" office:value="4" calcext:value-type="float">
            <text:p>4</text:p>
          </table:table-cell>
          <table:table-cell table:formula="of:=RANDBETWEEN([.A959];[.C959])" office:value-type="float" office:value="4" calcext:value-type="float">
            <text:p>4</text:p>
          </table:table-cell>
          <table:table-cell table:formula="of:=[.A959] + ([.B959]-[.A959])^2.5 + ([.C959]-[.A959]-[.B959]) * ([.D959]/[.A959] + 0.002)" office:value-type="float" office:value="386.95226629967" calcext:value-type="float">
            <text:p>386.952266299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60]; [.B960])" office:value-type="float" office:value="11" calcext:value-type="float">
            <text:p>11</text:p>
          </table:table-cell>
          <table:table-cell table:formula="of:=RANDBETWEEN([.A960];[.C960])" office:value-type="float" office:value="11" calcext:value-type="float">
            <text:p>11</text:p>
          </table:table-cell>
          <table:table-cell table:formula="of:=[.A960] + ([.B960]-[.A960])^2.5 + ([.C960]-[.A960]-[.B960]) * ([.D960]/[.A960] + 0.002)" office:value-type="float" office:value="50.1316994374947" calcext:value-type="float">
            <text:p>50.1316994375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61]; [.B961])" office:value-type="float" office:value="4" calcext:value-type="float">
            <text:p>4</text:p>
          </table:table-cell>
          <table:table-cell table:formula="of:=RANDBETWEEN([.A961];[.C961])" office:value-type="float" office:value="4" calcext:value-type="float">
            <text:p>4</text:p>
          </table:table-cell>
          <table:table-cell table:formula="of:=[.A961] + ([.B961]-[.A961])^2.5 + ([.C961]-[.A961]-[.B961]) * ([.D961]/[.A961] + 0.002)" office:value-type="float" office:value="719.328847807692" calcext:value-type="float">
            <text:p>719.328847807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62]; [.B962])" office:value-type="float" office:value="8" calcext:value-type="float">
            <text:p>8</text:p>
          </table:table-cell>
          <table:table-cell table:formula="of:=RANDBETWEEN([.A962];[.C962])" office:value-type="float" office:value="8" calcext:value-type="float">
            <text:p>8</text:p>
          </table:table-cell>
          <table:table-cell table:formula="of:=[.A962] + ([.B962]-[.A962])^2.5 + ([.C962]-[.A962]-[.B962]) * ([.D962]/[.A962] + 0.002)" office:value-type="float" office:value="306.191766016838" calcext:value-type="float">
            <text:p>306.191766016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63]; [.B963])" office:value-type="float" office:value="16" calcext:value-type="float">
            <text:p>16</text:p>
          </table:table-cell>
          <table:table-cell table:formula="of:=RANDBETWEEN([.A963];[.C963])" office:value-type="float" office:value="3" calcext:value-type="float">
            <text:p>3</text:p>
          </table:table-cell>
          <table:table-cell table:formula="of:=[.A963] + ([.B963]-[.A963])^2.5 + ([.C963]-[.A963]-[.B963]) * ([.D963]/[.A963] + 0.002)" office:value-type="float" office:value="1187.5635258035" calcext:value-type="float">
            <text:p>1187.563525803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64]; [.B964])" office:value-type="float" office:value="14" calcext:value-type="float">
            <text:p>14</text:p>
          </table:table-cell>
          <table:table-cell table:formula="of:=RANDBETWEEN([.A964];[.C964])" office:value-type="float" office:value="3" calcext:value-type="float">
            <text:p>3</text:p>
          </table:table-cell>
          <table:table-cell table:formula="of:=[.A964] + ([.B964]-[.A964])^2.5 + ([.C964]-[.A964]-[.B964]) * ([.D964]/[.A964] + 0.002)" office:value-type="float" office:value="1553.54851861818" calcext:value-type="float">
            <text:p>1553.548518618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65]; [.B965])" office:value-type="float" office:value="15" calcext:value-type="float">
            <text:p>15</text:p>
          </table:table-cell>
          <table:table-cell table:formula="of:=RANDBETWEEN([.A965];[.C965])" office:value-type="float" office:value="5" calcext:value-type="float">
            <text:p>5</text:p>
          </table:table-cell>
          <table:table-cell table:formula="of:=[.A965] + ([.B965]-[.A965])^2.5 + ([.C965]-[.A965]-[.B965]) * ([.D965]/[.A965] + 0.002)" office:value-type="float" office:value="1015.31933333333" calcext:value-type="float">
            <text:p>1015.3193333333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66]; [.B966])" office:value-type="float" office:value="13" calcext:value-type="float">
            <text:p>13</text:p>
          </table:table-cell>
          <table:table-cell table:formula="of:=RANDBETWEEN([.A966];[.C966])" office:value-type="float" office:value="12" calcext:value-type="float">
            <text:p>12</text:p>
          </table:table-cell>
          <table:table-cell table:formula="of:=[.A966] + ([.B966]-[.A966])^2.5 + ([.C966]-[.A966]-[.B966]) * ([.D966]/[.A966] + 0.002)" office:value-type="float" office:value="51.4776994374947" calcext:value-type="float">
            <text:p>51.4776994375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67]; [.B967])" office:value-type="float" office:value="18" calcext:value-type="float">
            <text:p>18</text:p>
          </table:table-cell>
          <table:table-cell table:formula="of:=RANDBETWEEN([.A967];[.C967])" office:value-type="float" office:value="11" calcext:value-type="float">
            <text:p>11</text:p>
          </table:table-cell>
          <table:table-cell table:formula="of:=[.A967] + ([.B967]-[.A967])^2.5 + ([.C967]-[.A967]-[.B967]) * ([.D967]/[.A967] + 0.002)" office:value-type="float" office:value="1177.0715258035" calcext:value-type="float">
            <text:p>1177.071525803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68]; [.B968])" office:value-type="float" office:value="12" calcext:value-type="float">
            <text:p>12</text:p>
          </table:table-cell>
          <table:table-cell table:formula="of:=RANDBETWEEN([.A968];[.C968])" office:value-type="float" office:value="12" calcext:value-type="float">
            <text:p>12</text:p>
          </table:table-cell>
          <table:table-cell table:formula="of:=[.A968] + ([.B968]-[.A968])^2.5 + ([.C968]-[.A968]-[.B968]) * ([.D968]/[.A968] + 0.002)" office:value-type="float" office:value="12.3664572681199" calcext:value-type="float">
            <text:p>12.3664572681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69]; [.B969])" office:value-type="float" office:value="13" calcext:value-type="float">
            <text:p>13</text:p>
          </table:table-cell>
          <table:table-cell table:formula="of:=RANDBETWEEN([.A969];[.C969])" office:value-type="float" office:value="8" calcext:value-type="float">
            <text:p>8</text:p>
          </table:table-cell>
          <table:table-cell table:formula="of:=[.A969] + ([.B969]-[.A969])^2.5 + ([.C969]-[.A969]-[.B969]) * ([.D969]/[.A969] + 0.002)" office:value-type="float" office:value="127.621814242165" calcext:value-type="float">
            <text:p>127.6218142422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3" calcext:value-type="float">
            <text:p>13</text:p>
          </table:table-cell>
          <table:table-cell table:formula="of:=RANDBETWEEN([.A970]; [.B970])" office:value-type="float" office:value="11" calcext:value-type="float">
            <text:p>11</text:p>
          </table:table-cell>
          <table:table-cell table:formula="of:=RANDBETWEEN([.A970];[.C970])" office:value-type="float" office:value="11" calcext:value-type="float">
            <text:p>11</text:p>
          </table:table-cell>
          <table:table-cell table:formula="of:=[.A970] + ([.B970]-[.A970])^2.5 + ([.C970]-[.A970]-[.B970]) * ([.D970]/[.A970] + 0.002)" office:value-type="float" office:value="27.5335555555556" calcext:value-type="float">
            <text:p>27.5335555556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71]; [.B971])" office:value-type="float" office:value="9" calcext:value-type="float">
            <text:p>9</text:p>
          </table:table-cell>
          <table:table-cell table:formula="of:=RANDBETWEEN([.A971];[.C971])" office:value-type="float" office:value="4" calcext:value-type="float">
            <text:p>4</text:p>
          </table:table-cell>
          <table:table-cell table:formula="of:=[.A971] + ([.B971]-[.A971])^2.5 + ([.C971]-[.A971]-[.B971]) * ([.D971]/[.A971] + 0.002)" office:value-type="float" office:value="706.350847807693" calcext:value-type="float">
            <text:p>706.350847807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72]; [.B972])" office:value-type="float" office:value="11" calcext:value-type="float">
            <text:p>11</text:p>
          </table:table-cell>
          <table:table-cell table:formula="of:=RANDBETWEEN([.A972];[.C972])" office:value-type="float" office:value="10" calcext:value-type="float">
            <text:p>10</text:p>
          </table:table-cell>
          <table:table-cell table:formula="of:=[.A972] + ([.B972]-[.A972])^2.5 + ([.C972]-[.A972]-[.B972]) * ([.D972]/[.A972] + 0.002)" office:value-type="float" office:value="51.8736994374947" calcext:value-type="float">
            <text:p>51.873699437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73]; [.B973])" office:value-type="float" office:value="9" calcext:value-type="float">
            <text:p>9</text:p>
          </table:table-cell>
          <table:table-cell table:formula="of:=RANDBETWEEN([.A973];[.C973])" office:value-type="float" office:value="9" calcext:value-type="float">
            <text:p>9</text:p>
          </table:table-cell>
          <table:table-cell table:formula="of:=[.A973] + ([.B973]-[.A973])^2.5 + ([.C973]-[.A973]-[.B973]) * ([.D973]/[.A973] + 0.002)" office:value-type="float" office:value="50.0245565803519" calcext:value-type="float">
            <text:p>50.024556580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74]; [.B974])" office:value-type="float" office:value="16" calcext:value-type="float">
            <text:p>16</text:p>
          </table:table-cell>
          <table:table-cell table:formula="of:=RANDBETWEEN([.A974];[.C974])" office:value-type="float" office:value="6" calcext:value-type="float">
            <text:p>6</text:p>
          </table:table-cell>
          <table:table-cell table:formula="of:=[.A974] + ([.B974]-[.A974])^2.5 + ([.C974]-[.A974]-[.B974]) * ([.D974]/[.A974] + 0.002)" office:value-type="float" office:value="1178.5675258035" calcext:value-type="float">
            <text:p>1178.5675258035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75]; [.B975])" office:value-type="float" office:value="11" calcext:value-type="float">
            <text:p>11</text:p>
          </table:table-cell>
          <table:table-cell table:formula="of:=RANDBETWEEN([.A975];[.C975])" office:value-type="float" office:value="9" calcext:value-type="float">
            <text:p>9</text:p>
          </table:table-cell>
          <table:table-cell table:formula="of:=[.A975] + ([.B975]-[.A975])^2.5 + ([.C975]-[.A975]-[.B975]) * ([.D975]/[.A975] + 0.002)" office:value-type="float" office:value="308.225766016838" calcext:value-type="float">
            <text:p>308.2257660168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76]; [.B976])" office:value-type="float" office:value="3" calcext:value-type="float">
            <text:p>3</text:p>
          </table:table-cell>
          <table:table-cell table:formula="of:=RANDBETWEEN([.A976];[.C976])" office:value-type="float" office:value="3" calcext:value-type="float">
            <text:p>3</text:p>
          </table:table-cell>
          <table:table-cell table:formula="of:=[.A976] + ([.B976]-[.A976])^2.5 + ([.C976]-[.A976]-[.B976]) * ([.D976]/[.A976] + 0.002)" office:value-type="float" office:value="849.389252896669" calcext:value-type="float">
            <text:p>849.3892528967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8" calcext:value-type="float">
            <text:p>18</text:p>
          </table:table-cell>
          <table:table-cell table:formula="of:=RANDBETWEEN([.A977]; [.B977])" office:value-type="float" office:value="16" calcext:value-type="float">
            <text:p>16</text:p>
          </table:table-cell>
          <table:table-cell table:formula="of:=RANDBETWEEN([.A977];[.C977])" office:value-type="float" office:value="14" calcext:value-type="float">
            <text:p>14</text:p>
          </table:table-cell>
          <table:table-cell table:formula="of:=[.A977] + ([.B977]-[.A977])^2.5 + ([.C977]-[.A977]-[.B977]) * ([.D977]/[.A977] + 0.002)" office:value-type="float" office:value="486.14796591317" calcext:value-type="float">
            <text:p>486.1479659132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78]; [.B978])" office:value-type="float" office:value="12" calcext:value-type="float">
            <text:p>12</text:p>
          </table:table-cell>
          <table:table-cell table:formula="of:=RANDBETWEEN([.A978];[.C978])" office:value-type="float" office:value="12" calcext:value-type="float">
            <text:p>12</text:p>
          </table:table-cell>
          <table:table-cell table:formula="of:=[.A978] + ([.B978]-[.A978])^2.5 + ([.C978]-[.A978]-[.B978]) * ([.D978]/[.A978] + 0.002)" office:value-type="float" office:value="479.810632579837" calcext:value-type="float">
            <text:p>479.810632579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79]; [.B979])" office:value-type="float" office:value="16" calcext:value-type="float">
            <text:p>16</text:p>
          </table:table-cell>
          <table:table-cell table:formula="of:=RANDBETWEEN([.A979];[.C979])" office:value-type="float" office:value="9" calcext:value-type="float">
            <text:p>9</text:p>
          </table:table-cell>
          <table:table-cell table:formula="of:=[.A979] + ([.B979]-[.A979])^2.5 + ([.C979]-[.A979]-[.B979]) * ([.D979]/[.A979] + 0.002)" office:value-type="float" office:value="397.285599633003" calcext:value-type="float">
            <text:p>397.285599633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80]; [.B980])" office:value-type="float" office:value="13" calcext:value-type="float">
            <text:p>13</text:p>
          </table:table-cell>
          <table:table-cell table:formula="of:=RANDBETWEEN([.A980];[.C980])" office:value-type="float" office:value="10" calcext:value-type="float">
            <text:p>10</text:p>
          </table:table-cell>
          <table:table-cell table:formula="of:=[.A980] + ([.B980]-[.A980])^2.5 + ([.C980]-[.A980]-[.B980]) * ([.D980]/[.A980] + 0.002)" office:value-type="float" office:value="843.409252896669" calcext:value-type="float">
            <text:p>843.4092528967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81]; [.B981])" office:value-type="float" office:value="10" calcext:value-type="float">
            <text:p>10</text:p>
          </table:table-cell>
          <table:table-cell table:formula="of:=RANDBETWEEN([.A981];[.C981])" office:value-type="float" office:value="10" calcext:value-type="float">
            <text:p>10</text:p>
          </table:table-cell>
          <table:table-cell table:formula="of:=[.A981] + ([.B981]-[.A981])^2.5 + ([.C981]-[.A981]-[.B981]) * ([.D981]/[.A981] + 0.002)" office:value-type="float" office:value="3.63285424949238" calcext:value-type="float">
            <text:p>3.6328542495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82]; [.B982])" office:value-type="float" office:value="5" calcext:value-type="float">
            <text:p>5</text:p>
          </table:table-cell>
          <table:table-cell table:formula="of:=RANDBETWEEN([.A982];[.C982])" office:value-type="float" office:value="5" calcext:value-type="float">
            <text:p>5</text:p>
          </table:table-cell>
          <table:table-cell table:formula="of:=[.A982] + ([.B982]-[.A982])^2.5 + ([.C982]-[.A982]-[.B982]) * ([.D982]/[.A982] + 0.002)" office:value-type="float" office:value="229.313333333333" calcext:value-type="float">
            <text:p>229.3133333333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83]; [.B983])" office:value-type="float" office:value="7" calcext:value-type="float">
            <text:p>7</text:p>
          </table:table-cell>
          <table:table-cell table:formula="of:=RANDBETWEEN([.A983];[.C983])" office:value-type="float" office:value="6" calcext:value-type="float">
            <text:p>6</text:p>
          </table:table-cell>
          <table:table-cell table:formula="of:=[.A983] + ([.B983]-[.A983])^2.5 + ([.C983]-[.A983]-[.B983]) * ([.D983]/[.A983] + 0.002)" office:value-type="float" office:value="28.982" calcext:value-type="float">
            <text:p>28.982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5" calcext:value-type="float">
            <text:p>15</text:p>
          </table:table-cell>
          <table:table-cell table:formula="of:=RANDBETWEEN([.A984]; [.B984])" office:value-type="float" office:value="13" calcext:value-type="float">
            <text:p>13</text:p>
          </table:table-cell>
          <table:table-cell table:formula="of:=RANDBETWEEN([.A984];[.C984])" office:value-type="float" office:value="11" calcext:value-type="float">
            <text:p>11</text:p>
          </table:table-cell>
          <table:table-cell table:formula="of:=[.A984] + ([.B984]-[.A984])^2.5 + ([.C984]-[.A984]-[.B984]) * ([.D984]/[.A984] + 0.002)" office:value-type="float" office:value="123.871814242165" calcext:value-type="float">
            <text:p>123.871814242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85]; [.B985])" office:value-type="float" office:value="4" calcext:value-type="float">
            <text:p>4</text:p>
          </table:table-cell>
          <table:table-cell table:formula="of:=RANDBETWEEN([.A985];[.C985])" office:value-type="float" office:value="3" calcext:value-type="float">
            <text:p>3</text:p>
          </table:table-cell>
          <table:table-cell table:formula="of:=[.A985] + ([.B985]-[.A985])^2.5 + ([.C985]-[.A985]-[.B985]) * ([.D985]/[.A985] + 0.002)" office:value-type="float" office:value="1523.52851861818" calcext:value-type="float">
            <text:p>1523.5285186182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86]; [.B986])" office:value-type="float" office:value="16" calcext:value-type="float">
            <text:p>16</text:p>
          </table:table-cell>
          <table:table-cell table:formula="of:=RANDBETWEEN([.A986];[.C986])" office:value-type="float" office:value="8" calcext:value-type="float">
            <text:p>8</text:p>
          </table:table-cell>
          <table:table-cell table:formula="of:=[.A986] + ([.B986]-[.A986])^2.5 + ([.C986]-[.A986]-[.B986]) * ([.D986]/[.A986] + 0.002)" office:value-type="float" office:value="494.822632579837" calcext:value-type="float">
            <text:p>494.8226325798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7" calcext:value-type="float">
            <text:p>17</text:p>
          </table:table-cell>
          <table:table-cell table:formula="of:=RANDBETWEEN([.A987]; [.B987])" office:value-type="float" office:value="11" calcext:value-type="float">
            <text:p>11</text:p>
          </table:table-cell>
          <table:table-cell table:formula="of:=RANDBETWEEN([.A987];[.C987])" office:value-type="float" office:value="9" calcext:value-type="float">
            <text:p>9</text:p>
          </table:table-cell>
          <table:table-cell table:formula="of:=[.A987] + ([.B987]-[.A987])^2.5 + ([.C987]-[.A987]-[.B987]) * ([.D987]/[.A987] + 0.002)" office:value-type="float" office:value="235.222" calcext:value-type="float">
            <text:p>235.22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88]; [.B988])" office:value-type="float" office:value="15" calcext:value-type="float">
            <text:p>15</text:p>
          </table:table-cell>
          <table:table-cell table:formula="of:=RANDBETWEEN([.A988];[.C988])" office:value-type="float" office:value="15" calcext:value-type="float">
            <text:p>15</text:p>
          </table:table-cell>
          <table:table-cell table:formula="of:=[.A988] + ([.B988]-[.A988])^2.5 + ([.C988]-[.A988]-[.B988]) * ([.D988]/[.A988] + 0.002)" office:value-type="float" office:value="842.417252896669" calcext:value-type="float">
            <text:p>842.4172528967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89]; [.B989])" office:value-type="float" office:value="9" calcext:value-type="float">
            <text:p>9</text:p>
          </table:table-cell>
          <table:table-cell table:formula="of:=RANDBETWEEN([.A989];[.C989])" office:value-type="float" office:value="9" calcext:value-type="float">
            <text:p>9</text:p>
          </table:table-cell>
          <table:table-cell table:formula="of:=[.A989] + ([.B989]-[.A989])^2.5 + ([.C989]-[.A989]-[.B989]) * ([.D989]/[.A989] + 0.002)" office:value-type="float" office:value="172.114335983756" calcext:value-type="float">
            <text:p>172.114335983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90]; [.B990])" office:value-type="float" office:value="9" calcext:value-type="float">
            <text:p>9</text:p>
          </table:table-cell>
          <table:table-cell table:formula="of:=RANDBETWEEN([.A990];[.C990])" office:value-type="float" office:value="4" calcext:value-type="float">
            <text:p>4</text:p>
          </table:table-cell>
          <table:table-cell table:formula="of:=[.A990] + ([.B990]-[.A990])^2.5 + ([.C990]-[.A990]-[.B990]) * ([.D990]/[.A990] + 0.002)" office:value-type="float" office:value="127.300480908832" calcext:value-type="float">
            <text:p>127.300480908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91]; [.B991])" office:value-type="float" office:value="14" calcext:value-type="float">
            <text:p>14</text:p>
          </table:table-cell>
          <table:table-cell table:formula="of:=RANDBETWEEN([.A991];[.C991])" office:value-type="float" office:value="8" calcext:value-type="float">
            <text:p>8</text:p>
          </table:table-cell>
          <table:table-cell table:formula="of:=[.A991] + ([.B991]-[.A991])^2.5 + ([.C991]-[.A991]-[.B991]) * ([.D991]/[.A991] + 0.002)" office:value-type="float" office:value="600.649498886748" calcext:value-type="float">
            <text:p>600.6494988867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992]; [.B992])" office:value-type="float" office:value="9" calcext:value-type="float">
            <text:p>9</text:p>
          </table:table-cell>
          <table:table-cell table:formula="of:=RANDBETWEEN([.A992];[.C992])" office:value-type="float" office:value="9" calcext:value-type="float">
            <text:p>9</text:p>
          </table:table-cell>
          <table:table-cell table:formula="of:=[.A992] + ([.B992]-[.A992])^2.5 + ([.C992]-[.A992]-[.B992]) * ([.D992]/[.A992] + 0.002)" office:value-type="float" office:value="3.63485424949238" calcext:value-type="float">
            <text:p>3.6348542495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93]; [.B993])" office:value-type="float" office:value="10" calcext:value-type="float">
            <text:p>10</text:p>
          </table:table-cell>
          <table:table-cell table:formula="of:=RANDBETWEEN([.A993];[.C993])" office:value-type="float" office:value="10" calcext:value-type="float">
            <text:p>10</text:p>
          </table:table-cell>
          <table:table-cell table:formula="of:=[.A993] + ([.B993]-[.A993])^2.5 + ([.C993]-[.A993]-[.B993]) * ([.D993]/[.A993] + 0.002)" office:value-type="float" office:value="-0.0199999999999996" calcext:value-type="float">
            <text:p>-0.02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994]; [.B994])" office:value-type="float" office:value="9" calcext:value-type="float">
            <text:p>9</text:p>
          </table:table-cell>
          <table:table-cell table:formula="of:=RANDBETWEEN([.A994];[.C994])" office:value-type="float" office:value="4" calcext:value-type="float">
            <text:p>4</text:p>
          </table:table-cell>
          <table:table-cell table:formula="of:=[.A994] + ([.B994]-[.A994])^2.5 + ([.C994]-[.A994]-[.B994]) * ([.D994]/[.A994] + 0.002)" office:value-type="float" office:value="237.988" calcext:value-type="float">
            <text:p>237.988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6" calcext:value-type="float">
            <text:p>16</text:p>
          </table:table-cell>
          <table:table-cell table:formula="of:=RANDBETWEEN([.A995]; [.B995])" office:value-type="float" office:value="7" calcext:value-type="float">
            <text:p>7</text:p>
          </table:table-cell>
          <table:table-cell table:formula="of:=RANDBETWEEN([.A995];[.C995])" office:value-type="float" office:value="7" calcext:value-type="float">
            <text:p>7</text:p>
          </table:table-cell>
          <table:table-cell table:formula="of:=[.A995] + ([.B995]-[.A995])^2.5 + ([.C995]-[.A995]-[.B995]) * ([.D995]/[.A995] + 0.002)" office:value-type="float" office:value="584.314165553414" calcext:value-type="float">
            <text:p>584.314165553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96]; [.B996])" office:value-type="float" office:value="2" calcext:value-type="float">
            <text:p>2</text:p>
          </table:table-cell>
          <table:table-cell table:formula="of:=RANDBETWEEN([.A996];[.C996])" office:value-type="float" office:value="2" calcext:value-type="float">
            <text:p>2</text:p>
          </table:table-cell>
          <table:table-cell table:formula="of:=[.A996] + ([.B996]-[.A996])^2.5 + ([.C996]-[.A996]-[.B996]) * ([.D996]/[.A996] + 0.002)" office:value-type="float" office:value="1356.57558262665" calcext:value-type="float">
            <text:p>1356.5755826267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table:formula="of:=RANDBETWEEN(10;20)" office:value-type="float" office:value="20" calcext:value-type="float">
            <text:p>20</text:p>
          </table:table-cell>
          <table:table-cell table:formula="of:=RANDBETWEEN([.A997]; [.B997])" office:value-type="float" office:value="18" calcext:value-type="float">
            <text:p>18</text:p>
          </table:table-cell>
          <table:table-cell table:formula="of:=RANDBETWEEN([.A997];[.C997])" office:value-type="float" office:value="15" calcext:value-type="float">
            <text:p>15</text:p>
          </table:table-cell>
          <table:table-cell table:formula="of:=[.A997] + ([.B997]-[.A997])^2.5 + ([.C997]-[.A997]-[.B997]) * ([.D997]/[.A997] + 0.002)" office:value-type="float" office:value="855.407252896669" calcext:value-type="float">
            <text:p>855.4072528967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0" calcext:value-type="float">
            <text:p>10</text:p>
          </table:table-cell>
          <table:table-cell table:formula="of:=RANDBETWEEN([.A998]; [.B998])" office:value-type="float" office:value="9" calcext:value-type="float">
            <text:p>9</text:p>
          </table:table-cell>
          <table:table-cell table:formula="of:=RANDBETWEEN([.A998];[.C998])" office:value-type="float" office:value="9" calcext:value-type="float">
            <text:p>9</text:p>
          </table:table-cell>
          <table:table-cell table:formula="of:=[.A998] + ([.B998]-[.A998])^2.5 + ([.C998]-[.A998]-[.B998]) * ([.D998]/[.A998] + 0.002)" office:value-type="float" office:value="120.633814242165" calcext:value-type="float">
            <text:p>120.633814242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RANDBETWEEN(10;20)" office:value-type="float" office:value="19" calcext:value-type="float">
            <text:p>19</text:p>
          </table:table-cell>
          <table:table-cell table:formula="of:=RANDBETWEEN([.A999]; [.B999])" office:value-type="float" office:value="12" calcext:value-type="float">
            <text:p>12</text:p>
          </table:table-cell>
          <table:table-cell table:formula="of:=RANDBETWEEN([.A999];[.C999])" office:value-type="float" office:value="10" calcext:value-type="float">
            <text:p>10</text:p>
          </table:table-cell>
          <table:table-cell table:formula="of:=[.A999] + ([.B999]-[.A999])^2.5 + ([.C999]-[.A999]-[.B999]) * ([.D999]/[.A999] + 0.002)" office:value-type="float" office:value="235.966" calcext:value-type="float">
            <text:p>235.966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RANDBETWEEN(10;20)" office:value-type="float" office:value="11" calcext:value-type="float">
            <text:p>11</text:p>
          </table:table-cell>
          <table:table-cell table:formula="of:=RANDBETWEEN([.A1000]; [.B1000])" office:value-type="float" office:value="7" calcext:value-type="float">
            <text:p>7</text:p>
          </table:table-cell>
          <table:table-cell table:formula="of:=RANDBETWEEN([.A1000];[.C1000])" office:value-type="float" office:value="7" calcext:value-type="float">
            <text:p>7</text:p>
          </table:table-cell>
          <table:table-cell table:formula="of:=[.A1000] + ([.B1000]-[.A1000])^2.5 + ([.C1000]-[.A1000]-[.B1000]) * ([.D1000]/[.A1000] + 0.002)" office:value-type="float" office:value="167.672002650423" calcext:value-type="float">
            <text:p>167.6720026504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RANDBETWEEN(10;20)" office:value-type="float" office:value="12" calcext:value-type="float">
            <text:p>12</text:p>
          </table:table-cell>
          <table:table-cell table:formula="of:=RANDBETWEEN([.A1001]; [.B1001])" office:value-type="float" office:value="9" calcext:value-type="float">
            <text:p>9</text:p>
          </table:table-cell>
          <table:table-cell table:formula="of:=RANDBETWEEN([.A1001];[.C1001])" office:value-type="float" office:value="6" calcext:value-type="float">
            <text:p>6</text:p>
          </table:table-cell>
          <table:table-cell table:formula="of:=[.A1001] + ([.B1001]-[.A1001])^2.5 + ([.C1001]-[.A1001]-[.B1001]) * ([.D1001]/[.A1001] + 0.002)" office:value-type="float" office:value="174.505335983756" calcext:value-type="float">
            <text:p>174.5053359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1:04:31.021420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05:27.489262876</meta:creation-date>
    <dc:date>2016-10-21T11:07:18.908290198</dc:date>
    <meta:editing-duration>PT18M39S</meta:editing-duration>
    <meta:editing-cycles>5</meta:editing-cycles>
    <meta:generator>LibreOffice/5.1.4.2$Linux_X86_64 LibreOffice_project/10m0$Build-2</meta:generator>
    <meta:document-statistic meta:table-count="1" meta:cell-count="5005" meta:object-count="0"/>
  </office:meta>
</office:document-meta>
</file>